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7e2b" officeooo:paragraph-rsid="02217e2b"/>
    </style:style>
    <style:style style:name="P218" style:family="paragraph" style:parent-style-name="Standard">
      <style:text-properties officeooo:rsid="0221a1fc" officeooo:paragraph-rsid="0221a1fc"/>
    </style:style>
    <style:style style:name="P219" style:family="paragraph" style:parent-style-name="Standard">
      <style:text-properties officeooo:rsid="0222148c" officeooo:paragraph-rsid="0222148c"/>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e4214" officeooo:paragraph-rsid="022e4214"/>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32ec8" officeooo:paragraph-rsid="02332ec8"/>
    </style:style>
    <style:style style:name="P234" style:family="paragraph" style:parent-style-name="Standard">
      <style:text-properties officeooo:paragraph-rsid="0238f6c9"/>
    </style:style>
    <style:style style:name="P235" style:family="paragraph" style:parent-style-name="Standard">
      <style:text-properties officeooo:rsid="02421ba4" officeooo:paragraph-rsid="02421ba4"/>
    </style:style>
    <style:style style:name="P236" style:family="paragraph" style:parent-style-name="Standard">
      <style:text-properties officeooo:paragraph-rsid="006eadf1"/>
    </style:style>
    <style:style style:name="P237" style:family="paragraph" style:parent-style-name="Standard">
      <style:text-properties officeooo:rsid="016b38ee" officeooo:paragraph-rsid="016b38ee"/>
    </style:style>
    <style:style style:name="P238" style:family="paragraph" style:parent-style-name="Footnote">
      <style:text-properties officeooo:paragraph-rsid="00cdb2f8"/>
    </style:style>
    <style:style style:name="P239" style:family="paragraph" style:parent-style-name="Footnote">
      <style:text-properties officeooo:rsid="00df7860" officeooo:paragraph-rsid="00df7860"/>
    </style:style>
    <style:style style:name="P240" style:family="paragraph" style:parent-style-name="Footnote">
      <style:text-properties officeooo:rsid="011934c7" officeooo:paragraph-rsid="011934c7"/>
    </style:style>
    <style:style style:name="P241" style:family="paragraph" style:parent-style-name="Footnote">
      <style:text-properties officeooo:paragraph-rsid="01a86e15"/>
    </style:style>
    <style:style style:name="P242" style:family="paragraph" style:parent-style-name="Footnote">
      <style:text-properties officeooo:rsid="02302720" officeooo:paragraph-rsid="02302720"/>
    </style:style>
    <style:style style:name="P243" style:family="paragraph" style:parent-style-name="Heading_20_2">
      <style:text-properties officeooo:paragraph-rsid="00149b25"/>
    </style:style>
    <style:style style:name="P244" style:family="paragraph" style:parent-style-name="Heading_20_2">
      <style:text-properties officeooo:paragraph-rsid="0050f31d"/>
    </style:style>
    <style:style style:name="P245" style:family="paragraph" style:parent-style-name="Heading_20_2">
      <style:text-properties officeooo:rsid="00a4fb64" officeooo:paragraph-rsid="00a4fb64"/>
    </style:style>
    <style:style style:name="P24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4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48" style:family="paragraph" style:parent-style-name="Heading_20_2">
      <style:text-properties officeooo:rsid="00faaa7d" officeooo:paragraph-rsid="00faaa7d"/>
    </style:style>
    <style:style style:name="P249" style:family="paragraph" style:parent-style-name="Heading_20_2">
      <style:text-properties officeooo:rsid="011833ac" officeooo:paragraph-rsid="011833ac"/>
    </style:style>
    <style:style style:name="P250" style:family="paragraph" style:parent-style-name="Heading_20_2">
      <style:text-properties officeooo:rsid="01289755" officeooo:paragraph-rsid="01289755"/>
    </style:style>
    <style:style style:name="P251" style:family="paragraph" style:parent-style-name="Heading_20_2">
      <style:text-properties officeooo:rsid="0136e567" officeooo:paragraph-rsid="0136e567"/>
    </style:style>
    <style:style style:name="P252" style:family="paragraph" style:parent-style-name="Heading_20_2">
      <style:text-properties officeooo:rsid="014ac493" officeooo:paragraph-rsid="014e99d6"/>
    </style:style>
    <style:style style:name="P253" style:family="paragraph" style:parent-style-name="Heading_20_2">
      <style:text-properties officeooo:rsid="014e99d6" officeooo:paragraph-rsid="014e99d6"/>
    </style:style>
    <style:style style:name="P254" style:family="paragraph" style:parent-style-name="Heading_20_2">
      <style:text-properties officeooo:rsid="018c0937" officeooo:paragraph-rsid="018c0937"/>
    </style:style>
    <style:style style:name="P255" style:family="paragraph" style:parent-style-name="Heading_20_2">
      <style:text-properties officeooo:paragraph-rsid="01bbfa02"/>
    </style:style>
    <style:style style:name="P256" style:family="paragraph" style:parent-style-name="Heading_20_2">
      <style:text-properties officeooo:paragraph-rsid="0090ab91"/>
    </style:style>
    <style:style style:name="P257" style:family="paragraph" style:parent-style-name="Heading_20_2">
      <style:text-properties officeooo:paragraph-rsid="01a55894"/>
    </style:style>
    <style:style style:name="P258" style:family="paragraph" style:parent-style-name="Heading_20_2">
      <style:text-properties officeooo:rsid="01f704e6" officeooo:paragraph-rsid="01f704e6"/>
    </style:style>
    <style:style style:name="P259" style:family="paragraph" style:parent-style-name="Heading_20_2">
      <style:text-properties fo:font-style="normal" officeooo:rsid="01fc1be5" officeooo:paragraph-rsid="01fc1be5" style:font-style-asian="normal" style:font-style-complex="normal"/>
    </style:style>
    <style:style style:name="P260" style:family="paragraph" style:parent-style-name="Heading_20_2">
      <style:text-properties officeooo:rsid="0210482e" officeooo:paragraph-rsid="0210482e"/>
    </style:style>
    <style:style style:name="P261" style:family="paragraph" style:parent-style-name="Heading_20_2">
      <style:text-properties officeooo:rsid="0217cf70" officeooo:paragraph-rsid="0217cf70"/>
    </style:style>
    <style:style style:name="P262" style:family="paragraph" style:parent-style-name="Title">
      <style:paragraph-properties fo:text-align="center" style:justify-single-word="false" fo:break-before="page"/>
    </style:style>
    <style:style style:name="P263" style:family="paragraph" style:parent-style-name="Heading_20_2">
      <style:paragraph-properties fo:break-before="page"/>
      <style:text-properties officeooo:paragraph-rsid="00224935"/>
    </style:style>
    <style:style style:name="P264" style:family="paragraph" style:parent-style-name="Contents_20_Heading">
      <style:paragraph-properties fo:break-before="page"/>
    </style:style>
    <style:style style:name="P265" style:family="paragraph" style:parent-style-name="Heading_20_3">
      <style:text-properties officeooo:paragraph-rsid="002a8be0"/>
    </style:style>
    <style:style style:name="P266" style:family="paragraph" style:parent-style-name="Heading_20_3">
      <style:text-properties officeooo:rsid="009f25e7" officeooo:paragraph-rsid="009f25e7"/>
    </style:style>
    <style:style style:name="P267" style:family="paragraph" style:parent-style-name="Heading_20_3">
      <style:text-properties officeooo:paragraph-rsid="00b16c60"/>
    </style:style>
    <style:style style:name="P268" style:family="paragraph" style:parent-style-name="Heading_20_3">
      <style:text-properties officeooo:rsid="00b40d6d" officeooo:paragraph-rsid="00b40d6d"/>
    </style:style>
    <style:style style:name="P269" style:family="paragraph" style:parent-style-name="Heading_20_3">
      <style:text-properties officeooo:paragraph-rsid="013a9f2d"/>
    </style:style>
    <style:style style:name="P270" style:family="paragraph" style:parent-style-name="Heading_20_3">
      <style:text-properties officeooo:rsid="0199b30c"/>
    </style:style>
    <style:style style:name="P271" style:family="paragraph" style:parent-style-name="Heading_20_3">
      <style:text-properties officeooo:rsid="01b5611f" officeooo:paragraph-rsid="01b5611f"/>
    </style:style>
    <style:style style:name="P272" style:family="paragraph" style:parent-style-name="Heading_20_3">
      <style:text-properties officeooo:paragraph-rsid="00faaa7d"/>
    </style:style>
    <style:style style:name="P273" style:family="paragraph" style:parent-style-name="Heading_20_3">
      <style:text-properties officeooo:paragraph-rsid="01d9a4fc"/>
    </style:style>
    <style:style style:name="P274" style:family="paragraph" style:parent-style-name="Heading_20_3">
      <style:text-properties officeooo:rsid="0070c9ac" officeooo:paragraph-rsid="0070c9ac" fo:background-color="transparent"/>
    </style:style>
    <style:style style:name="P275" style:family="paragraph" style:parent-style-name="Heading_20_3">
      <style:text-properties officeooo:paragraph-rsid="0225d5ad"/>
    </style:style>
    <style:style style:name="P276" style:family="paragraph" style:parent-style-name="Heading_20_3">
      <style:text-properties officeooo:paragraph-rsid="0234a40d"/>
    </style:style>
    <style:style style:name="P277" style:family="paragraph" style:parent-style-name="Heading_20_3">
      <style:text-properties officeooo:paragraph-rsid="02312df3"/>
    </style:style>
    <style:style style:name="P278" style:family="paragraph" style:parent-style-name="Subtitle">
      <style:paragraph-properties fo:text-align="end" style:justify-single-word="false"/>
    </style:style>
    <style:style style:name="P279" style:family="paragraph" style:parent-style-name="Title">
      <style:paragraph-properties fo:text-align="center" style:justify-single-word="false"/>
    </style:style>
    <style:style style:name="P280" style:family="paragraph" style:parent-style-name="Summary-heading">
      <style:text-properties officeooo:rsid="0079f978"/>
    </style:style>
    <style:style style:name="P281" style:family="paragraph" style:parent-style-name="Illustration">
      <style:text-properties officeooo:paragraph-rsid="00b69c86"/>
    </style:style>
    <style:style style:name="P282" style:family="paragraph" style:parent-style-name="Illustration">
      <style:paragraph-properties fo:text-align="center" style:justify-single-word="false"/>
    </style:style>
    <style:style style:name="P283" style:family="paragraph" style:parent-style-name="Illustration">
      <style:paragraph-properties fo:text-align="end" style:justify-single-word="false"/>
    </style:style>
    <style:style style:name="P284" style:family="paragraph" style:parent-style-name="Illustration">
      <style:text-properties officeooo:paragraph-rsid="0234a40d"/>
    </style:style>
    <style:style style:name="P285" style:family="paragraph" style:parent-style-name="Text_20_body">
      <style:paragraph-properties fo:margin-top="0in" fo:margin-bottom="0.1102in" loext:contextual-spacing="false" fo:line-height="108%"/>
    </style:style>
    <style:style style:name="P286" style:family="paragraph" style:parent-style-name="Text_20_body">
      <style:paragraph-properties fo:margin-top="0in" fo:margin-bottom="0.1102in" loext:contextual-spacing="false" fo:line-height="108%"/>
      <style:text-properties officeooo:paragraph-rsid="00d0a413"/>
    </style:style>
    <style:style style:name="P287" style:family="paragraph" style:parent-style-name="Text_20_body">
      <style:paragraph-properties fo:margin-top="0in" fo:margin-bottom="0.1102in" loext:contextual-spacing="false" fo:line-height="108%"/>
      <style:text-properties officeooo:paragraph-rsid="0158bae7"/>
    </style:style>
    <style:style style:name="P288" style:family="paragraph" style:parent-style-name="Text_20_body">
      <style:paragraph-properties fo:margin-top="0in" fo:margin-bottom="0.1102in" loext:contextual-spacing="false" fo:line-height="108%"/>
      <style:text-properties officeooo:paragraph-rsid="0202beee"/>
    </style:style>
    <style:style style:name="P289" style:family="paragraph" style:parent-style-name="Text_20_body">
      <style:paragraph-properties fo:margin-top="0in" fo:margin-bottom="0.1102in" loext:contextual-spacing="false" fo:line-height="108%"/>
      <style:text-properties officeooo:rsid="0158bae7" officeooo:paragraph-rsid="0158bae7"/>
    </style:style>
    <style:style style:name="P290" style:family="paragraph" style:parent-style-name="Table_20_Contents">
      <style:text-properties fo:font-weight="bold" officeooo:rsid="00d9c6f0" officeooo:paragraph-rsid="00d9c6f0" style:font-weight-asian="bold" style:font-weight-complex="bold"/>
    </style:style>
    <style:style style:name="P291" style:family="paragraph" style:parent-style-name="Table_20_Contents">
      <style:text-properties fo:font-weight="bold" officeooo:rsid="01e03c35" officeooo:paragraph-rsid="01e03c35" style:font-weight-asian="bold" style:font-weight-complex="bold"/>
    </style:style>
    <style:style style:name="P292" style:family="paragraph" style:parent-style-name="Table_20_Contents">
      <style:text-properties fo:font-style="italic" officeooo:rsid="00db6ca3" officeooo:paragraph-rsid="00db6ca3" style:font-style-asian="italic" style:font-style-complex="italic"/>
    </style:style>
    <style:style style:name="P293" style:family="paragraph" style:parent-style-name="Table_20_Contents">
      <style:text-properties style:font-name="Courier 10 Pitch"/>
    </style:style>
    <style:style style:name="P294"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5"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96"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97" style:family="paragraph" style:parent-style-name="Table_20_Contents">
      <style:text-properties style:font-name="Courier 10 Pitch" officeooo:rsid="0163cfd3" officeooo:paragraph-rsid="0163cfd3"/>
    </style:style>
    <style:style style:name="P298" style:family="paragraph" style:parent-style-name="Table_20_Contents">
      <style:text-properties style:font-name="Courier 10 Pitch" officeooo:rsid="016b38ee" officeooo:paragraph-rsid="016b38ee"/>
    </style:style>
    <style:style style:name="P299" style:family="paragraph" style:parent-style-name="Table_20_Contents">
      <style:text-properties style:font-name="Courier 10 Pitch" officeooo:rsid="017586fe" officeooo:paragraph-rsid="017586fe"/>
    </style:style>
    <style:style style:name="P300" style:family="paragraph" style:parent-style-name="Table_20_Contents">
      <style:text-properties style:font-name="Courier 10 Pitch" fo:font-size="9pt" style:font-size-asian="9pt" style:font-size-complex="9pt"/>
    </style:style>
    <style:style style:name="P301" style:family="paragraph" style:parent-style-name="Table_20_Contents">
      <style:text-properties style:font-name="Courier 10 Pitch" fo:font-size="9pt" officeooo:rsid="0163cfd3" officeooo:paragraph-rsid="0163cfd3" style:font-size-asian="9pt" style:font-size-complex="9pt"/>
    </style:style>
    <style:style style:name="P302" style:family="paragraph" style:parent-style-name="Table_20_Contents">
      <style:text-properties style:font-name="Courier 10 Pitch" fo:font-size="9pt" officeooo:rsid="01625e96" officeooo:paragraph-rsid="016419ec" style:font-size-asian="9pt" style:font-size-complex="9pt"/>
    </style:style>
    <style:style style:name="P303" style:family="paragraph" style:parent-style-name="Table_20_Contents">
      <style:text-properties style:font-name="Courier 10 Pitch" officeooo:rsid="01836f75" officeooo:paragraph-rsid="01836f75"/>
    </style:style>
    <style:style style:name="P304" style:family="paragraph" style:parent-style-name="Table_20_Contents">
      <style:paragraph-properties fo:text-align="center" style:justify-single-word="false"/>
      <style:text-properties style:font-name="Courier 10 Pitch" fo:font-size="14pt" style:font-size-asian="14pt" style:font-size-complex="14pt"/>
    </style:style>
    <style:style style:name="P305"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06" style:family="paragraph" style:parent-style-name="Table_20_Contents">
      <style:text-properties style:font-name="Courier 10 Pitch" officeooo:rsid="019b515f" officeooo:paragraph-rsid="019b515f"/>
    </style:style>
    <style:style style:name="P307" style:family="paragraph" style:parent-style-name="Table_20_Contents">
      <style:text-properties style:font-name="Courier 10 Pitch" officeooo:rsid="019b515f" officeooo:paragraph-rsid="01bd8470"/>
    </style:style>
    <style:style style:name="P308" style:family="paragraph" style:parent-style-name="Table_20_Contents">
      <style:text-properties style:font-name="Courier 10 Pitch" officeooo:rsid="019f1136" officeooo:paragraph-rsid="019f1136"/>
    </style:style>
    <style:style style:name="P309" style:family="paragraph" style:parent-style-name="Table_20_Contents">
      <style:text-properties style:font-name="Courier 10 Pitch" officeooo:rsid="01a07f7d" officeooo:paragraph-rsid="01a07f7d"/>
    </style:style>
    <style:style style:name="P310" style:family="paragraph" style:parent-style-name="Table_20_Contents">
      <style:text-properties style:font-name="Courier 10 Pitch" officeooo:rsid="01a14040" officeooo:paragraph-rsid="01a14040"/>
    </style:style>
    <style:style style:name="P311" style:family="paragraph" style:parent-style-name="Table_20_Contents">
      <style:text-properties style:font-name="Courier 10 Pitch" officeooo:rsid="02312df3" officeooo:paragraph-rsid="02312df3"/>
    </style:style>
    <style:style style:name="P312"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3"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4"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5"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16"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17"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18"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1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23"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4"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2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28"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2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0"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1"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2"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3"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4"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5"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6"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37"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38"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39"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0"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1"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2"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3"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4"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5"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46"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47"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48"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4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5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2" style:family="paragraph" style:parent-style-name="Table_20_Contents">
      <style:text-properties officeooo:rsid="016b38ee" officeooo:paragraph-rsid="016b38ee"/>
    </style:style>
    <style:style style:name="P373" style:family="paragraph" style:parent-style-name="Table_20_Contents">
      <style:text-properties officeooo:rsid="016b38ee" officeooo:paragraph-rsid="01836f75"/>
    </style:style>
    <style:style style:name="P374"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75"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76"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77"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78"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79" style:family="paragraph" style:parent-style-name="Table_20_Contents">
      <style:paragraph-properties fo:text-align="end" style:justify-single-word="false"/>
      <style:text-properties officeooo:rsid="016cf62a" officeooo:paragraph-rsid="016cf62a"/>
    </style:style>
    <style:style style:name="P380" style:family="paragraph" style:parent-style-name="Table_20_Contents">
      <style:paragraph-properties fo:text-align="end" style:justify-single-word="false"/>
      <style:text-properties officeooo:rsid="016cf62a" officeooo:paragraph-rsid="0174667f"/>
    </style:style>
    <style:style style:name="P381" style:family="paragraph" style:parent-style-name="Table_20_Contents">
      <style:text-properties officeooo:rsid="017586fe" officeooo:paragraph-rsid="017586fe"/>
    </style:style>
    <style:style style:name="P382"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3"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4"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85"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86" style:family="paragraph" style:parent-style-name="Table_20_Contents">
      <style:paragraph-properties fo:text-align="end" style:justify-single-word="false"/>
      <style:text-properties officeooo:rsid="01836f75" officeooo:paragraph-rsid="01836f75"/>
    </style:style>
    <style:style style:name="P387" style:family="paragraph" style:parent-style-name="Table_20_Contents">
      <style:paragraph-properties fo:text-align="start" style:justify-single-word="false"/>
      <style:text-properties officeooo:rsid="0174667f" officeooo:paragraph-rsid="0174667f"/>
    </style:style>
    <style:style style:name="P388"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89" style:family="paragraph" style:parent-style-name="Table_20_Contents">
      <style:paragraph-properties fo:text-align="center" style:justify-single-word="false"/>
    </style:style>
    <style:style style:name="P390" style:family="paragraph" style:parent-style-name="Table_20_Contents">
      <style:text-properties officeooo:rsid="019b515f" officeooo:paragraph-rsid="019b515f"/>
    </style:style>
    <style:style style:name="P391"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2"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3"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4"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395" style:family="paragraph" style:parent-style-name="Table_20_Contents">
      <style:text-properties officeooo:rsid="019bebee" officeooo:paragraph-rsid="019bebee"/>
    </style:style>
    <style:style style:name="P396" style:family="paragraph" style:parent-style-name="Table_20_Contents">
      <style:text-properties officeooo:rsid="019d8125" officeooo:paragraph-rsid="019d8125"/>
    </style:style>
    <style:style style:name="P397" style:family="paragraph" style:parent-style-name="Table_20_Contents">
      <style:text-properties officeooo:rsid="019d8125" officeooo:paragraph-rsid="01a07f7d"/>
    </style:style>
    <style:style style:name="P398" style:family="paragraph" style:parent-style-name="Table_20_Contents">
      <style:text-properties officeooo:rsid="019f1136" officeooo:paragraph-rsid="019f1136"/>
    </style:style>
    <style:style style:name="P399" style:family="paragraph" style:parent-style-name="Table_20_Contents">
      <style:text-properties officeooo:rsid="01a07f7d" officeooo:paragraph-rsid="01a07f7d"/>
    </style:style>
    <style:style style:name="P400" style:family="paragraph" style:parent-style-name="Table_20_Contents">
      <style:text-properties officeooo:rsid="01a14040" officeooo:paragraph-rsid="01a14040"/>
    </style:style>
    <style:style style:name="P401" style:family="paragraph" style:parent-style-name="Table_20_Contents">
      <style:text-properties officeooo:rsid="01bd8470" officeooo:paragraph-rsid="01bd8470"/>
    </style:style>
    <style:style style:name="P402" style:family="paragraph" style:parent-style-name="Table_20_Contents">
      <style:text-properties officeooo:rsid="0200889e" officeooo:paragraph-rsid="0200889e"/>
    </style:style>
    <style:style style:name="P403" style:family="paragraph" style:parent-style-name="Table_20_Contents">
      <style:text-properties officeooo:rsid="0200dec4" officeooo:paragraph-rsid="0200dec4"/>
    </style:style>
    <style:style style:name="P404" style:family="paragraph" style:parent-style-name="Table_20_Contents">
      <style:text-properties officeooo:rsid="0202beee" officeooo:paragraph-rsid="0202beee"/>
    </style:style>
    <style:style style:name="P405" style:family="paragraph" style:parent-style-name="Table_20_Contents">
      <style:text-properties officeooo:rsid="02312df3" officeooo:paragraph-rsid="02312df3"/>
    </style:style>
    <style:style style:name="P406" style:family="paragraph" style:parent-style-name="Footnote">
      <style:paragraph-properties fo:margin-left="0in" fo:margin-right="0in" fo:text-indent="0in" style:auto-text-indent="false"/>
      <style:text-properties officeooo:rsid="010e3f5c" officeooo:paragraph-rsid="010e3f5c"/>
    </style:style>
    <style:style style:name="P407" style:family="paragraph" style:parent-style-name="Summary-point">
      <style:paragraph-properties fo:margin-left="0in" fo:margin-right="0in" fo:text-indent="0in" style:auto-text-indent="false"/>
      <style:text-properties officeooo:rsid="018e7f0b" officeooo:paragraph-rsid="018e7f0b"/>
    </style:style>
    <style:style style:name="P408"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09"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10"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1" style:family="paragraph" style:parent-style-name="Text_20_body">
      <style:text-properties officeooo:rsid="020bbc13" officeooo:paragraph-rsid="020bbc13"/>
    </style:style>
    <style:style style:name="P412" style:family="paragraph" style:parent-style-name="Text_20_body">
      <style:text-properties officeooo:rsid="020bbc13" officeooo:paragraph-rsid="020c841f"/>
    </style:style>
    <style:style style:name="P413" style:family="paragraph" style:parent-style-name="Text_20_body">
      <style:text-properties officeooo:rsid="020c841f" officeooo:paragraph-rsid="020c841f"/>
    </style:style>
    <style:style style:name="P414" style:family="paragraph" style:parent-style-name="Contents_20_1">
      <style:paragraph-properties>
        <style:tab-stops>
          <style:tab-stop style:position="6.2681in" style:type="right" style:leader-style="dotted" style:leader-text="."/>
        </style:tab-stops>
      </style:paragraph-properties>
    </style:style>
    <style:style style:name="P415" style:family="paragraph" style:parent-style-name="Contents_20_2">
      <style:paragraph-properties>
        <style:tab-stops>
          <style:tab-stop style:position="6.2681in" style:type="right" style:leader-style="dotted" style:leader-text="."/>
        </style:tab-stops>
      </style:paragraph-properties>
    </style:style>
    <style:style style:name="P416" style:family="paragraph" style:parent-style-name="Standard" style:list-style-name="L1">
      <style:text-properties officeooo:rsid="000804cc" officeooo:paragraph-rsid="000804cc"/>
    </style:style>
    <style:style style:name="P417" style:family="paragraph" style:parent-style-name="Standard" style:list-style-name="L1">
      <style:text-properties officeooo:rsid="000804cc" officeooo:paragraph-rsid="00f7df8c"/>
    </style:style>
    <style:style style:name="P418" style:family="paragraph" style:parent-style-name="Standard" style:list-style-name="L1">
      <style:text-properties officeooo:rsid="00f65ae4" officeooo:paragraph-rsid="00f65ae4"/>
    </style:style>
    <style:style style:name="P419" style:family="paragraph" style:parent-style-name="Standard" style:list-style-name="L1">
      <style:text-properties officeooo:rsid="00092fd0" officeooo:paragraph-rsid="00092fd0"/>
    </style:style>
    <style:style style:name="P420" style:family="paragraph" style:parent-style-name="Standard" style:list-style-name="L1">
      <style:text-properties officeooo:rsid="000a143d" officeooo:paragraph-rsid="000a143d"/>
    </style:style>
    <style:style style:name="P421" style:family="paragraph" style:parent-style-name="Standard" style:list-style-name="L1">
      <style:text-properties officeooo:rsid="01c3e7b9" officeooo:paragraph-rsid="01c3e7b9"/>
    </style:style>
    <style:style style:name="P422" style:family="paragraph" style:parent-style-name="Standard" style:list-style-name="L2">
      <style:text-properties fo:font-weight="normal" officeooo:rsid="00a670f0" officeooo:paragraph-rsid="00a670f0" style:font-weight-asian="normal" style:font-weight-complex="normal"/>
    </style:style>
    <style:style style:name="P423" style:family="paragraph" style:parent-style-name="Standard" style:list-style-name="L31">
      <style:text-properties fo:font-weight="normal" officeooo:rsid="017a44c6" officeooo:paragraph-rsid="017a44c6" style:font-weight-asian="normal" style:font-weight-complex="normal"/>
    </style:style>
    <style:style style:name="P424" style:family="paragraph" style:parent-style-name="Standard" style:list-style-name="L2">
      <style:text-properties officeooo:rsid="00a670f0" officeooo:paragraph-rsid="00ab7442"/>
    </style:style>
    <style:style style:name="P425" style:family="paragraph" style:parent-style-name="Standard" style:list-style-name="L2">
      <style:text-properties officeooo:rsid="00a670f0" officeooo:paragraph-rsid="01c5592e"/>
    </style:style>
    <style:style style:name="P426" style:family="paragraph" style:parent-style-name="Standard" style:list-style-name="L3">
      <style:text-properties officeooo:rsid="000ec7f0" officeooo:paragraph-rsid="000ec7f0"/>
    </style:style>
    <style:style style:name="P427" style:family="paragraph" style:parent-style-name="Standard" style:list-style-name="L6">
      <style:text-properties officeooo:rsid="000ec7f0" officeooo:paragraph-rsid="000ec7f0"/>
    </style:style>
    <style:style style:name="P428" style:family="paragraph" style:parent-style-name="Standard" style:list-style-name="L4">
      <style:text-properties officeooo:rsid="01c7511f" officeooo:paragraph-rsid="01c7511f"/>
    </style:style>
    <style:style style:name="P429" style:family="paragraph" style:parent-style-name="Standard" style:list-style-name="L5">
      <style:text-properties officeooo:paragraph-rsid="0217ff6e"/>
    </style:style>
    <style:style style:name="P430" style:family="paragraph" style:parent-style-name="Standard" style:list-style-name="L8">
      <style:text-properties fo:font-size="10pt" officeooo:rsid="00b16c60" officeooo:paragraph-rsid="00b16c60" style:font-size-asian="10pt" style:font-size-complex="10pt"/>
    </style:style>
    <style:style style:name="P431" style:family="paragraph" style:parent-style-name="Standard" style:list-style-name="L8">
      <style:text-properties fo:font-size="10pt" officeooo:rsid="00b1c9e6" officeooo:paragraph-rsid="00b1c9e6" style:font-size-asian="10pt" style:font-size-complex="10pt"/>
    </style:style>
    <style:style style:name="P432" style:family="paragraph" style:parent-style-name="Standard" style:list-style-name="L9">
      <style:text-properties officeooo:rsid="01f8bc09" officeooo:paragraph-rsid="01f8bc09"/>
    </style:style>
    <style:style style:name="P433" style:family="paragraph" style:parent-style-name="Standard" style:list-style-name="L10">
      <style:text-properties fo:font-style="normal" officeooo:rsid="01fa6605" officeooo:paragraph-rsid="01fa6605" style:font-style-asian="normal" style:font-style-complex="normal"/>
    </style:style>
    <style:style style:name="P434" style:family="paragraph" style:parent-style-name="Standard" style:list-style-name="L27">
      <style:text-properties fo:font-style="normal" officeooo:rsid="0133f93e" officeooo:paragraph-rsid="0133f93e" style:font-style-asian="normal" style:font-style-complex="normal"/>
    </style:style>
    <style:style style:name="P435" style:family="paragraph" style:parent-style-name="Standard" style:list-style-name="L27">
      <style:text-properties fo:font-style="normal" officeooo:rsid="0133f93e" officeooo:paragraph-rsid="01ec0503" style:font-style-asian="normal" style:font-style-complex="normal"/>
    </style:style>
    <style:style style:name="P436"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37" style:family="paragraph" style:parent-style-name="Standard" style:list-style-name="L10">
      <style:text-properties officeooo:rsid="01fa6605" officeooo:paragraph-rsid="01fa6605"/>
    </style:style>
    <style:style style:name="P438" style:family="paragraph" style:parent-style-name="Standard" style:list-style-name="L11">
      <style:text-properties officeooo:rsid="01fc1be5" officeooo:paragraph-rsid="01fc1be5"/>
    </style:style>
    <style:style style:name="P439" style:family="paragraph" style:parent-style-name="Standard" style:list-style-name="L12">
      <style:text-properties officeooo:rsid="00b743ff" officeooo:paragraph-rsid="00b743ff"/>
    </style:style>
    <style:style style:name="P440" style:family="paragraph" style:parent-style-name="Standard" style:list-style-name="L12">
      <style:text-properties officeooo:rsid="00b88626" officeooo:paragraph-rsid="00b88626"/>
    </style:style>
    <style:style style:name="P441" style:family="paragraph" style:parent-style-name="Standard" style:list-style-name="L13">
      <style:text-properties officeooo:rsid="004399ce" officeooo:paragraph-rsid="004399ce"/>
    </style:style>
    <style:style style:name="P442" style:family="paragraph" style:parent-style-name="Standard" style:list-style-name="L13">
      <style:text-properties officeooo:rsid="004399ce" officeooo:paragraph-rsid="004895b8"/>
    </style:style>
    <style:style style:name="P443" style:family="paragraph" style:parent-style-name="Standard" style:list-style-name="L15">
      <style:text-properties officeooo:rsid="00533069" officeooo:paragraph-rsid="00533069"/>
    </style:style>
    <style:style style:name="P444" style:family="paragraph" style:parent-style-name="Standard" style:list-style-name="L16">
      <style:text-properties officeooo:rsid="0065c7a4" officeooo:paragraph-rsid="0065c7a4" fo:background-color="transparent"/>
    </style:style>
    <style:style style:name="P445" style:family="paragraph" style:parent-style-name="Standard" style:list-style-name="L16">
      <style:text-properties officeooo:rsid="00668b39" officeooo:paragraph-rsid="00668b39" fo:background-color="transparent"/>
    </style:style>
    <style:style style:name="P446" style:family="paragraph" style:parent-style-name="Standard" style:list-style-name="L16">
      <style:text-properties officeooo:rsid="006816d8" officeooo:paragraph-rsid="01daac18" fo:background-color="transparent"/>
    </style:style>
    <style:style style:name="P447" style:family="paragraph" style:parent-style-name="Standard" style:list-style-name="L16">
      <style:text-properties officeooo:rsid="006aed4a" officeooo:paragraph-rsid="006aed4a" fo:background-color="transparent"/>
    </style:style>
    <style:style style:name="P448" style:family="paragraph" style:parent-style-name="Standard" style:list-style-name="L18">
      <style:text-properties officeooo:rsid="009fb32b" officeooo:paragraph-rsid="009fb32b"/>
    </style:style>
    <style:style style:name="P449" style:family="paragraph" style:parent-style-name="Standard" style:list-style-name="L19">
      <style:text-properties officeooo:paragraph-rsid="00c43fc5"/>
    </style:style>
    <style:style style:name="P450" style:family="paragraph" style:parent-style-name="Standard" style:list-style-name="L19">
      <style:text-properties officeooo:rsid="00c31b00" officeooo:paragraph-rsid="00c31b00"/>
    </style:style>
    <style:style style:name="P451" style:family="paragraph" style:parent-style-name="Standard" style:list-style-name="L19">
      <style:text-properties officeooo:rsid="00c31b00" officeooo:paragraph-rsid="021a15b0"/>
    </style:style>
    <style:style style:name="P452" style:family="paragraph" style:parent-style-name="Standard" style:list-style-name="L19">
      <style:text-properties officeooo:rsid="00c43fc5" officeooo:paragraph-rsid="00c43fc5"/>
    </style:style>
    <style:style style:name="P453" style:family="paragraph" style:parent-style-name="Standard" style:list-style-name="L19">
      <style:text-properties officeooo:rsid="00c541b9" officeooo:paragraph-rsid="00c541b9"/>
    </style:style>
    <style:style style:name="P454" style:family="paragraph" style:parent-style-name="Standard" style:list-style-name="L19">
      <style:text-properties officeooo:rsid="00c5d037" officeooo:paragraph-rsid="00c5d037"/>
    </style:style>
    <style:style style:name="P455" style:family="paragraph" style:parent-style-name="Standard" style:list-style-name="L19">
      <style:text-properties officeooo:rsid="00c7a899" officeooo:paragraph-rsid="00c7a899"/>
    </style:style>
    <style:style style:name="P456" style:family="paragraph" style:parent-style-name="Standard" style:list-style-name="L20">
      <style:text-properties officeooo:rsid="00c7a899" officeooo:paragraph-rsid="00c7a899"/>
    </style:style>
    <style:style style:name="P457" style:family="paragraph" style:parent-style-name="Standard" style:list-style-name="L20">
      <style:text-properties officeooo:rsid="00c80ea2" officeooo:paragraph-rsid="00c80ea2"/>
    </style:style>
    <style:style style:name="P458" style:family="paragraph" style:parent-style-name="Standard" style:list-style-name="L21">
      <style:text-properties officeooo:rsid="00c944d7" officeooo:paragraph-rsid="00c944d7"/>
    </style:style>
    <style:style style:name="P459" style:family="paragraph" style:parent-style-name="Standard" style:list-style-name="L26">
      <style:text-properties officeooo:paragraph-rsid="0129b14f"/>
    </style:style>
    <style:style style:name="P460" style:family="paragraph" style:parent-style-name="Standard" style:list-style-name="L26">
      <style:paragraph-properties>
        <style:tab-stops>
          <style:tab-stop style:position="3.7098in"/>
        </style:tab-stops>
      </style:paragraph-properties>
      <style:text-properties officeooo:paragraph-rsid="0129b14f"/>
    </style:style>
    <style:style style:name="P461" style:family="paragraph" style:parent-style-name="Standard" style:list-style-name="L26">
      <style:text-properties officeooo:rsid="012d3946" officeooo:paragraph-rsid="012d3946"/>
    </style:style>
    <style:style style:name="P462" style:family="paragraph" style:parent-style-name="Standard" style:list-style-name="L28">
      <style:text-properties officeooo:paragraph-rsid="0146ef29"/>
    </style:style>
    <style:style style:name="P463" style:family="paragraph" style:parent-style-name="Standard" style:list-style-name="L28">
      <style:text-properties officeooo:rsid="0146ef29" officeooo:paragraph-rsid="0153e5ca"/>
    </style:style>
    <style:style style:name="P464" style:family="paragraph" style:parent-style-name="Standard" style:list-style-name="L28">
      <style:text-properties officeooo:rsid="01773c34" officeooo:paragraph-rsid="01773c34"/>
    </style:style>
    <style:style style:name="P465" style:family="paragraph" style:parent-style-name="Standard" style:list-style-name="L29">
      <style:text-properties officeooo:rsid="0153e5ca" officeooo:paragraph-rsid="0153e5ca"/>
    </style:style>
    <style:style style:name="P466" style:family="paragraph" style:parent-style-name="Standard" style:list-style-name="L29">
      <style:text-properties officeooo:rsid="015590b0" officeooo:paragraph-rsid="015590b0"/>
    </style:style>
    <style:style style:name="P467" style:family="paragraph" style:parent-style-name="Standard" style:list-style-name="L30">
      <style:text-properties officeooo:rsid="017f25db" officeooo:paragraph-rsid="017f25db"/>
    </style:style>
    <style:style style:name="P468" style:family="paragraph" style:parent-style-name="Standard" style:list-style-name="L30">
      <style:text-properties officeooo:rsid="0180a98c" officeooo:paragraph-rsid="0180a98c"/>
    </style:style>
    <style:style style:name="P469" style:family="paragraph" style:parent-style-name="Standard" style:list-style-name="L30">
      <style:text-properties officeooo:rsid="018101b9" officeooo:paragraph-rsid="018101b9"/>
    </style:style>
    <style:style style:name="P470" style:family="paragraph" style:parent-style-name="Standard" style:list-style-name="L31">
      <style:text-properties officeooo:rsid="016419ec" officeooo:paragraph-rsid="016419ec"/>
    </style:style>
    <style:style style:name="P471" style:family="paragraph" style:parent-style-name="Standard" style:list-style-name="L31">
      <style:text-properties officeooo:rsid="01650062" officeooo:paragraph-rsid="01650062"/>
    </style:style>
    <style:style style:name="P472" style:family="paragraph" style:parent-style-name="Standard" style:list-style-name="L31">
      <style:text-properties officeooo:rsid="016645c3" officeooo:paragraph-rsid="0168444e"/>
    </style:style>
    <style:style style:name="P473" style:family="paragraph" style:parent-style-name="Standard" style:list-style-name="L32">
      <style:text-properties officeooo:rsid="0168444e" officeooo:paragraph-rsid="0174667f"/>
    </style:style>
    <style:style style:name="P474" style:family="paragraph" style:parent-style-name="Standard" style:list-style-name="L32">
      <style:text-properties officeooo:rsid="0182b3cd" officeooo:paragraph-rsid="0182b3cd"/>
    </style:style>
    <style:style style:name="P475" style:family="paragraph" style:parent-style-name="Standard" style:list-style-name="L32">
      <style:text-properties officeooo:rsid="016960d0" officeooo:paragraph-rsid="016960d0"/>
    </style:style>
    <style:style style:name="P476" style:family="paragraph" style:parent-style-name="Standard" style:list-style-name="L33">
      <style:text-properties officeooo:paragraph-rsid="0195e7b2"/>
    </style:style>
    <style:style style:name="P477" style:family="paragraph" style:parent-style-name="Standard" style:list-style-name="L33">
      <style:text-properties officeooo:rsid="0195e7b2" officeooo:paragraph-rsid="0195e7b2"/>
    </style:style>
    <style:style style:name="P478" style:family="paragraph" style:parent-style-name="Standard" style:list-style-name="L33">
      <style:text-properties officeooo:rsid="01a07f7d" officeooo:paragraph-rsid="01a07f7d"/>
    </style:style>
    <style:style style:name="P479" style:family="paragraph" style:parent-style-name="Standard" style:list-style-name="L34">
      <style:text-properties officeooo:paragraph-rsid="01a14040"/>
    </style:style>
    <style:style style:name="P480" style:family="paragraph" style:parent-style-name="Standard" style:list-style-name="L34">
      <style:text-properties style:text-underline-style="none" officeooo:rsid="01a14040" officeooo:paragraph-rsid="01a14040"/>
    </style:style>
    <style:style style:name="P481" style:family="paragraph" style:parent-style-name="Standard" style:list-style-name="L35">
      <style:text-properties officeooo:rsid="01a55894" officeooo:paragraph-rsid="01a55894"/>
    </style:style>
    <style:style style:name="P482" style:family="paragraph" style:parent-style-name="Standard" style:list-style-name="L36">
      <style:text-properties officeooo:rsid="01a6ae16" officeooo:paragraph-rsid="01a6ae16"/>
    </style:style>
    <style:style style:name="P483" style:family="paragraph" style:parent-style-name="Standard" style:list-style-name="L37">
      <style:text-properties officeooo:rsid="01a86e15" officeooo:paragraph-rsid="01a86e15"/>
    </style:style>
    <style:style style:name="P484" style:family="paragraph" style:parent-style-name="Standard" style:list-style-name="L37">
      <style:text-properties officeooo:rsid="01a8afa7" officeooo:paragraph-rsid="01a8afa7"/>
    </style:style>
    <style:style style:name="P485" style:family="paragraph" style:parent-style-name="Standard" style:list-style-name="L38">
      <style:text-properties officeooo:rsid="01b7188c" officeooo:paragraph-rsid="01b7188c"/>
    </style:style>
    <style:style style:name="P486" style:family="paragraph" style:parent-style-name="Standard" style:list-style-name="L39">
      <style:text-properties officeooo:rsid="01b950e3" officeooo:paragraph-rsid="01b950e3"/>
    </style:style>
    <style:style style:name="P487" style:family="paragraph" style:parent-style-name="Standard" style:list-style-name="L41">
      <style:text-properties officeooo:paragraph-rsid="01ab4926"/>
    </style:style>
    <style:style style:name="P488" style:family="paragraph" style:parent-style-name="Standard" style:list-style-name="L41">
      <style:text-properties officeooo:rsid="01ab4926" officeooo:paragraph-rsid="01ab4926"/>
    </style:style>
    <style:style style:name="P489" style:family="paragraph" style:parent-style-name="Standard" style:list-style-name="L42">
      <style:text-properties officeooo:rsid="01ab6bbd" officeooo:paragraph-rsid="01ab6bbd"/>
    </style:style>
    <style:style style:name="P490" style:family="paragraph" style:parent-style-name="Standard" style:list-style-name="L43">
      <style:text-properties officeooo:rsid="01c06c3a" officeooo:paragraph-rsid="01c06c3a"/>
    </style:style>
    <style:style style:name="P491" style:family="paragraph" style:parent-style-name="Standard" style:list-style-name="L44">
      <style:text-properties officeooo:rsid="01c06c3a" officeooo:paragraph-rsid="01c06c3a"/>
    </style:style>
    <style:style style:name="P492" style:family="paragraph" style:parent-style-name="Standard" style:list-style-name="L45">
      <style:text-properties officeooo:rsid="022144ad" officeooo:paragraph-rsid="022144ad"/>
    </style:style>
    <style:style style:name="P493" style:family="paragraph" style:parent-style-name="Standard" style:list-style-name="L45">
      <style:text-properties officeooo:rsid="0221679e" officeooo:paragraph-rsid="0221679e"/>
    </style:style>
    <style:style style:name="P494" style:family="paragraph" style:parent-style-name="Standard" style:list-style-name="L45">
      <style:text-properties officeooo:rsid="02217e2b" officeooo:paragraph-rsid="02217e2b"/>
    </style:style>
    <style:style style:name="P495" style:family="paragraph" style:parent-style-name="Standard" style:list-style-name="L46">
      <style:text-properties officeooo:rsid="0225d5ad" officeooo:paragraph-rsid="0225d5ad"/>
    </style:style>
    <style:style style:name="P496" style:family="paragraph" style:parent-style-name="Standard" style:list-style-name="L46">
      <style:text-properties officeooo:rsid="02371fb0" officeooo:paragraph-rsid="02371fb0"/>
    </style:style>
    <style:style style:name="P497" style:family="paragraph" style:parent-style-name="Standard" style:list-style-name="L46">
      <style:text-properties officeooo:rsid="02371fb0" officeooo:paragraph-rsid="023c7733"/>
    </style:style>
    <style:style style:name="P498" style:family="paragraph" style:parent-style-name="Standard" style:list-style-name="L47">
      <style:text-properties officeooo:rsid="022c50b9" officeooo:paragraph-rsid="022c50b9"/>
    </style:style>
    <style:style style:name="P499" style:family="paragraph" style:parent-style-name="Standard" style:list-style-name="L48">
      <style:text-properties officeooo:rsid="02332ec8" officeooo:paragraph-rsid="02332ec8"/>
    </style:style>
    <style:style style:name="P500" style:family="paragraph" style:parent-style-name="Standard" style:list-style-name="L51">
      <style:text-properties officeooo:rsid="018fcb24" officeooo:paragraph-rsid="018fcb24"/>
    </style:style>
    <style:style style:name="P501" style:family="paragraph" style:parent-style-name="Standard" style:list-style-name="L6">
      <style:paragraph-properties fo:margin-top="0in" fo:margin-bottom="0in" loext:contextual-spacing="false"/>
      <style:text-properties officeooo:rsid="000ec7f0" officeooo:paragraph-rsid="000ec7f0"/>
    </style:style>
    <style:style style:name="P502" style:family="paragraph" style:parent-style-name="Standard" style:list-style-name="L6">
      <style:paragraph-properties fo:margin-top="0in" fo:margin-bottom="0in" loext:contextual-spacing="false"/>
      <style:text-properties officeooo:rsid="000fb16f" officeooo:paragraph-rsid="000fb16f"/>
    </style:style>
    <style:style style:name="P503" style:family="paragraph" style:parent-style-name="Standard" style:list-style-name="L6">
      <style:paragraph-properties fo:margin-top="0in" fo:margin-bottom="0in" loext:contextual-spacing="false"/>
      <style:text-properties officeooo:rsid="021f5ddb" officeooo:paragraph-rsid="021f5ddb"/>
    </style:style>
    <style:style style:name="P504"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05"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06" style:family="paragraph" style:parent-style-name="Text_20_body" style:list-style-name="L49">
      <style:paragraph-properties fo:margin-top="0in" fo:margin-bottom="0.1102in" loext:contextual-spacing="false" fo:line-height="108%"/>
    </style:style>
    <style:style style:name="P507" style:family="paragraph" style:parent-style-name="Text_20_body" style:list-style-name="L50">
      <style:paragraph-properties fo:margin-top="0in" fo:margin-bottom="0.1102in" loext:contextual-spacing="false" fo:line-height="108%"/>
      <style:text-properties officeooo:paragraph-rsid="0158bae7"/>
    </style:style>
    <style:style style:name="P508" style:family="paragraph" style:parent-style-name="Text_20_body" style:list-style-name="L50">
      <style:paragraph-properties fo:margin-top="0in" fo:margin-bottom="0.1102in" loext:contextual-spacing="false" fo:line-height="108%"/>
      <style:text-properties officeooo:rsid="018fcb24" officeooo:paragraph-rsid="018fcb24"/>
    </style:style>
    <style:style style:name="P509" style:family="paragraph" style:parent-style-name="Text_20_body" style:list-style-name="L50">
      <style:paragraph-properties fo:margin-top="0in" fo:margin-bottom="0.1102in" loext:contextual-spacing="false" fo:line-height="108%"/>
      <style:text-properties officeooo:rsid="0158bae7" officeooo:paragraph-rsid="0158bae7"/>
    </style:style>
    <style:style style:name="P510" style:family="paragraph" style:parent-style-name="Heading_20_1">
      <style:text-properties officeooo:rsid="00a4fb64" officeooo:paragraph-rsid="00a4fb64"/>
    </style:style>
    <style:style style:name="P511" style:family="paragraph" style:parent-style-name="Heading_20_1">
      <style:text-properties officeooo:rsid="01f8bc09" officeooo:paragraph-rsid="01f8bc09"/>
    </style:style>
    <style:style style:name="P512" style:family="paragraph" style:parent-style-name="Heading_20_1">
      <style:text-properties officeooo:paragraph-rsid="00c31b00"/>
    </style:style>
    <style:style style:name="P513" style:family="paragraph" style:parent-style-name="Heading_20_1">
      <style:text-properties officeooo:rsid="00eea7cf" officeooo:paragraph-rsid="00eea7cf"/>
    </style:style>
    <style:style style:name="P514" style:family="paragraph" style:parent-style-name="Heading_20_1">
      <style:text-properties officeooo:rsid="018fcb24" officeooo:paragraph-rsid="018fcb24"/>
    </style:style>
    <style:style style:name="P515" style:family="paragraph" style:parent-style-name="Heading_20_1">
      <style:text-properties officeooo:rsid="01f228a3" officeooo:paragraph-rsid="01f228a3"/>
    </style:style>
    <style:style style:name="P516" style:family="paragraph" style:parent-style-name="Heading_20_1">
      <style:paragraph-properties fo:break-before="page"/>
    </style:style>
    <style:style style:name="P517" style:family="paragraph" style:parent-style-name="Heading_20_1">
      <style:paragraph-properties fo:break-before="page"/>
      <style:text-properties officeooo:rsid="00581c7b" officeooo:paragraph-rsid="0209d572"/>
    </style:style>
    <style:style style:name="P518" style:family="paragraph" style:parent-style-name="List_20_Paragraph" style:list-style-name="WWNum2">
      <style:paragraph-properties fo:margin-top="0in" fo:margin-bottom="0.9055in" loext:contextual-spacing="false"/>
    </style:style>
    <style:style style:name="P519" style:family="paragraph" style:parent-style-name="List_20_Paragraph" style:list-style-name="WWNum2">
      <style:paragraph-properties fo:margin-top="0in" fo:margin-bottom="0.9055in" loext:contextual-spacing="false"/>
      <style:text-properties officeooo:paragraph-rsid="003f2eb5"/>
    </style:style>
    <style:style style:name="P520" style:family="paragraph" style:parent-style-name="List_20_Paragraph" style:list-style-name="WWNum2">
      <style:paragraph-properties fo:margin-top="0in" fo:margin-bottom="0.9055in" loext:contextual-spacing="false"/>
      <style:text-properties officeooo:paragraph-rsid="0042bd69"/>
    </style:style>
    <style:style style:name="P521"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22" style:family="paragraph" style:parent-style-name="footnote_20_text" style:master-page-name="Converted2">
      <style:paragraph-properties style:page-number="auto"/>
    </style:style>
    <style:style style:name="P523" style:family="paragraph" style:parent-style-name="footnote_20_text" style:master-page-name="Converted4">
      <style:paragraph-properties style:page-number="auto"/>
    </style:style>
    <style:style style:name="P524" style:family="paragraph" style:parent-style-name="footnote_20_text" style:master-page-name="Converted8">
      <style:paragraph-properties style:page-number="auto"/>
      <style:text-properties fo:font-size="8pt" style:font-size-asian="8pt" style:font-size-complex="8pt"/>
    </style:style>
    <style:style style:name="P525"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526"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27"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28"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29"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30"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31" style:family="paragraph" style:parent-style-name="Table_20_Contents" style:list-style-name="L23">
      <style:text-properties officeooo:paragraph-rsid="01e52b18"/>
    </style:style>
    <style:style style:name="P532" style:family="paragraph" style:parent-style-name="Table_20_Contents" style:list-style-name="L24">
      <style:text-properties officeooo:paragraph-rsid="010b4bb4"/>
    </style:style>
    <style:style style:name="P533" style:family="paragraph" style:parent-style-name="Table_20_Contents" style:list-style-name="L24">
      <style:text-properties officeooo:rsid="010b4228" officeooo:paragraph-rsid="010b4228"/>
    </style:style>
    <style:style style:name="P534" style:family="paragraph" style:parent-style-name="Example">
      <style:text-properties officeooo:paragraph-rsid="0217cf70"/>
    </style:style>
    <style:style style:name="P535" style:family="paragraph" style:parent-style-name="Example" style:list-style-name="">
      <style:text-properties officeooo:paragraph-rsid="0217cf70"/>
    </style:style>
    <style:style style:name="P536" style:family="paragraph" style:parent-style-name="Example" style:list-style-name="List_20_5"/>
    <style:style style:name="P537" style:family="paragraph" style:parent-style-name="Example" style:list-style-name="List_20_5">
      <style:text-properties officeooo:paragraph-rsid="013a9f2d"/>
    </style:style>
    <style:style style:name="P538" style:family="paragraph" style:parent-style-name="Example">
      <style:text-properties officeooo:rsid="00b1c9e6" officeooo:paragraph-rsid="00b1c9e6"/>
    </style:style>
    <style:style style:name="P539" style:family="paragraph" style:parent-style-name="Example">
      <style:text-properties officeooo:rsid="01fa6605" officeooo:paragraph-rsid="01fa6605"/>
    </style:style>
    <style:style style:name="P540" style:family="paragraph" style:parent-style-name="Example">
      <style:text-properties officeooo:rsid="0214c80f" officeooo:paragraph-rsid="0214c80f"/>
    </style:style>
    <style:style style:name="P541" style:family="paragraph" style:parent-style-name="Example">
      <style:text-properties fo:font-style="normal" style:font-style-asian="normal" style:font-style-complex="normal"/>
    </style:style>
    <style:style style:name="P542" style:family="paragraph" style:parent-style-name="Example">
      <style:text-properties fo:font-style="normal" officeooo:paragraph-rsid="0097d0ce" style:font-style-asian="normal" style:font-style-complex="normal"/>
    </style:style>
    <style:style style:name="P543" style:family="paragraph" style:parent-style-name="Example">
      <style:text-properties fo:font-style="normal" officeooo:paragraph-rsid="003ec222" style:font-style-asian="normal" style:font-style-complex="normal"/>
    </style:style>
    <style:style style:name="P544" style:family="paragraph" style:parent-style-name="Example">
      <style:text-properties fo:font-style="normal" officeooo:rsid="01483608" officeooo:paragraph-rsid="014e99d6" style:font-style-asian="normal" style:font-style-complex="normal"/>
    </style:style>
    <style:style style:name="P545" style:family="paragraph" style:parent-style-name="Example">
      <style:text-properties fo:font-style="italic" style:font-style-asian="italic" style:font-style-complex="italic"/>
    </style:style>
    <style:style style:name="P546" style:family="paragraph" style:parent-style-name="Example">
      <style:text-properties officeooo:rsid="003a33c3" officeooo:paragraph-rsid="003a33c3"/>
    </style:style>
    <style:style style:name="P547" style:family="paragraph" style:parent-style-name="Example">
      <style:text-properties officeooo:rsid="0121fd8e" officeooo:paragraph-rsid="0121fd8e"/>
    </style:style>
    <style:style style:name="P548" style:family="paragraph" style:parent-style-name="Example">
      <style:text-properties officeooo:rsid="0048bdb5" officeooo:paragraph-rsid="0048bdb5"/>
    </style:style>
    <style:style style:name="P549" style:family="paragraph" style:parent-style-name="Example">
      <style:text-properties officeooo:paragraph-rsid="0050f31d"/>
    </style:style>
    <style:style style:name="P550" style:family="paragraph" style:parent-style-name="Example">
      <style:text-properties officeooo:rsid="01daac18" officeooo:paragraph-rsid="01daac18"/>
    </style:style>
    <style:style style:name="P551" style:family="paragraph" style:parent-style-name="Example">
      <style:text-properties fo:background-color="transparent"/>
    </style:style>
    <style:style style:name="P552" style:family="paragraph" style:parent-style-name="Example">
      <style:text-properties officeooo:rsid="00c1076d" officeooo:paragraph-rsid="00c1076d"/>
    </style:style>
    <style:style style:name="P553" style:family="paragraph" style:parent-style-name="Example">
      <style:text-properties officeooo:rsid="00c1076d" officeooo:paragraph-rsid="00d2bcdf"/>
    </style:style>
    <style:style style:name="P554" style:family="paragraph" style:parent-style-name="Example" style:list-style-name="List_20_5">
      <style:text-properties officeooo:rsid="00de87bb" officeooo:paragraph-rsid="013a9f2d"/>
    </style:style>
    <style:style style:name="P555" style:family="paragraph" style:parent-style-name="Example" style:list-style-name="List_20_5">
      <style:text-properties officeooo:rsid="0176b3f8" officeooo:paragraph-rsid="0176b3f8"/>
    </style:style>
    <style:style style:name="P55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57" style:family="paragraph" style:parent-style-name="Example">
      <style:text-properties officeooo:rsid="0182b3cd" officeooo:paragraph-rsid="0182b3cd"/>
    </style:style>
    <style:style style:name="P558" style:family="paragraph" style:parent-style-name="Example">
      <style:text-properties officeooo:rsid="016f6cab" officeooo:paragraph-rsid="016f6cab"/>
    </style:style>
    <style:style style:name="P559" style:family="paragraph" style:parent-style-name="Example">
      <style:text-properties officeooo:rsid="01f5e39b" officeooo:paragraph-rsid="01f5e39b"/>
    </style:style>
    <style:style style:name="P560" style:family="paragraph" style:parent-style-name="Example">
      <style:text-properties officeooo:rsid="01b13b1e" officeooo:paragraph-rsid="01b13b1e"/>
    </style:style>
    <style:style style:name="P561" style:family="paragraph" style:parent-style-name="Example">
      <style:text-properties officeooo:rsid="01a91de9" officeooo:paragraph-rsid="01a91de9"/>
    </style:style>
    <style:style style:name="P562" style:family="paragraph" style:parent-style-name="Example">
      <style:paragraph-properties fo:text-align="start" style:justify-single-word="false"/>
      <style:text-properties officeooo:rsid="01b817d5" officeooo:paragraph-rsid="01b817d5"/>
    </style:style>
    <style:style style:name="P563" style:family="paragraph" style:parent-style-name="Example">
      <style:text-properties officeooo:rsid="0142c99a" officeooo:paragraph-rsid="0142c99a"/>
    </style:style>
    <style:style style:name="P564" style:family="paragraph" style:parent-style-name="Summary-point" style:list-style-name="L7"/>
    <style:style style:name="P565" style:family="paragraph" style:parent-style-name="Summary-point" style:list-style-name="L7">
      <style:text-properties officeooo:rsid="009435b6" officeooo:paragraph-rsid="009435b6"/>
    </style:style>
    <style:style style:name="P566" style:family="paragraph" style:parent-style-name="Summary-point" style:list-style-name="L7">
      <style:text-properties officeooo:rsid="0095f752" officeooo:paragraph-rsid="0095f752"/>
    </style:style>
    <style:style style:name="P567" style:family="paragraph" style:parent-style-name="Summary-point" style:list-style-name="L7">
      <style:text-properties officeooo:rsid="00b4d816" officeooo:paragraph-rsid="00b4d816"/>
    </style:style>
    <style:style style:name="P568" style:family="paragraph" style:parent-style-name="Summary-point" style:list-style-name="L7">
      <style:text-properties officeooo:rsid="01fd268e" officeooo:paragraph-rsid="01fd268e"/>
    </style:style>
    <style:style style:name="P569" style:family="paragraph" style:parent-style-name="Summary-point" style:list-style-name="L7">
      <style:text-properties officeooo:rsid="0091c44e" officeooo:paragraph-rsid="0091c44e"/>
    </style:style>
    <style:style style:name="P570" style:family="paragraph" style:parent-style-name="Summary-point" style:list-style-name="L7">
      <style:text-properties officeooo:rsid="007ab240" officeooo:paragraph-rsid="007ab240"/>
    </style:style>
    <style:style style:name="P571" style:family="paragraph" style:parent-style-name="Summary-point" style:list-style-name="L7">
      <style:text-properties officeooo:rsid="0090ab91" officeooo:paragraph-rsid="0090ab91"/>
    </style:style>
    <style:style style:name="P572" style:family="paragraph" style:parent-style-name="Summary-point" style:list-style-name="L7">
      <style:text-properties officeooo:rsid="00905b28" officeooo:paragraph-rsid="00905b28"/>
    </style:style>
    <style:style style:name="P573" style:family="paragraph" style:parent-style-name="Summary-point" style:list-style-name="L7">
      <style:text-properties officeooo:rsid="018cbde9" officeooo:paragraph-rsid="018cbde9"/>
    </style:style>
    <style:style style:name="P574" style:family="paragraph" style:parent-style-name="Summary-point" style:list-style-name="L17"/>
    <style:style style:name="P575" style:family="paragraph" style:parent-style-name="Summary-point" style:list-style-name="L17">
      <style:text-properties officeooo:paragraph-rsid="0090ab91"/>
    </style:style>
    <style:style style:name="P576" style:family="paragraph" style:parent-style-name="Summary-point" style:list-style-name="L7">
      <style:text-properties officeooo:rsid="00d4cfb5" officeooo:paragraph-rsid="00d4cfb5"/>
    </style:style>
    <style:style style:name="P577" style:family="paragraph" style:parent-style-name="Summary-point" style:list-style-name="L7">
      <style:text-properties officeooo:rsid="00e01160" officeooo:paragraph-rsid="00e01160"/>
    </style:style>
    <style:style style:name="P578" style:family="paragraph" style:parent-style-name="Summary-point" style:list-style-name="L7">
      <style:text-properties officeooo:rsid="014e99d6" officeooo:paragraph-rsid="014e99d6"/>
    </style:style>
    <style:style style:name="P579" style:family="paragraph" style:parent-style-name="Summary-point" style:list-style-name="L7">
      <style:text-properties officeooo:rsid="014d0ace" officeooo:paragraph-rsid="014d0ace"/>
    </style:style>
    <style:style style:name="P580" style:family="paragraph" style:parent-style-name="Summary-point" style:list-style-name="L7">
      <style:text-properties officeooo:rsid="018e7f0b" officeooo:paragraph-rsid="018e7f0b"/>
    </style:style>
    <style:style style:name="P581" style:family="paragraph" style:parent-style-name="Summary-point" style:list-style-name="L7">
      <style:text-properties officeooo:rsid="018fcb24" officeooo:paragraph-rsid="018fcb24"/>
    </style:style>
    <style:style style:name="P582" style:family="paragraph" style:parent-style-name="Summary-point" style:list-style-name="L7">
      <style:text-properties officeooo:rsid="01ecee5c" officeooo:paragraph-rsid="01ecee5c"/>
    </style:style>
    <style:style style:name="P583" style:family="paragraph" style:parent-style-name="Summary-point" style:list-style-name="L7">
      <style:text-properties officeooo:rsid="01eeb43e" officeooo:paragraph-rsid="01eeb43e"/>
    </style:style>
    <style:style style:name="P584" style:family="paragraph" style:parent-style-name="Summary-point" style:list-style-name="L7">
      <style:text-properties officeooo:rsid="01ef2bbf" officeooo:paragraph-rsid="01ef2bbf"/>
    </style:style>
    <style:style style:name="P585" style:family="paragraph" style:parent-style-name="Summary-point" style:list-style-name="L40">
      <style:text-properties officeooo:rsid="01ef2bbf" officeooo:paragraph-rsid="01ef2bbf"/>
    </style:style>
    <style:style style:name="P586" style:family="paragraph" style:parent-style-name="Summary-point" style:list-style-name="L7">
      <style:text-properties officeooo:rsid="01f0939e" officeooo:paragraph-rsid="01f0939e"/>
    </style:style>
    <style:style style:name="P587"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88"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style:paragraph-properties fo:margin-left="0in" fo:margin-right="0in" fo:margin-top="0in" fo:margin-bottom="0in" fo:line-height="100%" fo:text-indent="0in">
        <style:tab-stops/>
      </style:paragraph-properties>
    </style:style>
    <style:style style:name="P59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92"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style:paragraph-properties fo:margin-left="0in" fo:margin-right="0in" fo:margin-top="0in" fo:margin-bottom="0in" fo:line-height="100%" fo:text-align="start" fo:text-indent="0in">
        <style:tab-stops/>
      </style:paragraph-properties>
    </style:style>
    <style:style style:name="P594"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style:paragraph-properties fo:margin-left="0in" fo:margin-right="0in" fo:margin-top="0in" fo:margin-bottom="0in" fo:line-height="100%" fo:text-align="center" fo:text-indent="0in">
        <style:tab-stops/>
      </style:paragraph-properties>
    </style:style>
    <style:style style:name="P6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18"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2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6"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0"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fo:font-weight="bold" officeooo:rsid="00149b25" style:font-style-asian="italic" style:font-weight-asian="bold" style:font-style-complex="italic"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3f2eb5" style:font-style-asian="italic" style:font-style-complex="italic"/>
    </style:style>
    <style:style style:name="T34" style:family="text">
      <style:text-properties fo:font-style="italic" officeooo:rsid="0040e455" style:font-style-asian="italic" style:font-style-complex="italic"/>
    </style:style>
    <style:style style:name="T35" style:family="text">
      <style:text-properties fo:font-style="italic" officeooo:rsid="00411880" style:font-style-asian="italic" style:font-style-complex="italic"/>
    </style:style>
    <style:style style:name="T36" style:family="text">
      <style:text-properties fo:font-style="italic" officeooo:rsid="0042bd69" style:font-style-asian="italic" style:font-style-complex="italic"/>
    </style:style>
    <style:style style:name="T37" style:family="text">
      <style:text-properties fo:font-style="italic" officeooo:rsid="00434eaa" style:font-style-asian="italic" style:font-style-complex="italic"/>
    </style:style>
    <style:style style:name="T38" style:family="text">
      <style:text-properties fo:font-style="italic" officeooo:rsid="006aed4a" style:font-style-asian="italic" style:font-style-complex="italic"/>
    </style:style>
    <style:style style:name="T39" style:family="text">
      <style:text-properties fo:font-style="italic" officeooo:rsid="006b849d" style:font-style-asian="italic" style:font-style-complex="italic"/>
    </style:style>
    <style:style style:name="T40" style:family="text">
      <style:text-properties fo:font-style="italic" officeooo:rsid="008f493a" style:font-style-asian="italic" style:font-style-complex="italic"/>
    </style:style>
    <style:style style:name="T41" style:family="text">
      <style:text-properties fo:font-style="italic" officeooo:rsid="0095f752" style:font-style-asian="italic" style:font-style-complex="italic"/>
    </style:style>
    <style:style style:name="T42" style:family="text">
      <style:text-properties fo:font-style="italic" officeooo:rsid="00a80a93" style:font-style-asian="italic" style:font-style-complex="italic"/>
    </style:style>
    <style:style style:name="T43" style:family="text">
      <style:text-properties fo:font-style="italic" officeooo:rsid="00b40d6d" style:font-style-asian="italic" style:font-style-complex="italic"/>
    </style:style>
    <style:style style:name="T44" style:family="text">
      <style:text-properties fo:font-style="italic" officeooo:rsid="012f54f7" style:font-style-asian="italic" style:font-style-complex="italic"/>
    </style:style>
    <style:style style:name="T45" style:family="text">
      <style:text-properties fo:font-style="italic" officeooo:rsid="017f117e" style:font-style-asian="italic" style:font-style-complex="italic"/>
    </style:style>
    <style:style style:name="T46" style:family="text">
      <style:text-properties fo:font-style="italic" officeooo:rsid="017f25db" style:font-style-asian="italic" style:font-style-complex="italic"/>
    </style:style>
    <style:style style:name="T47" style:family="text">
      <style:text-properties fo:font-style="italic" officeooo:rsid="01a11570" style:font-style-asian="italic" style:font-style-complex="italic"/>
    </style:style>
    <style:style style:name="T48" style:family="text">
      <style:text-properties fo:font-style="italic" officeooo:rsid="01a14040" style:font-style-asian="italic" style:font-style-complex="italic"/>
    </style:style>
    <style:style style:name="T49" style:family="text">
      <style:text-properties fo:font-style="italic" officeooo:rsid="01c7cf42" style:font-style-asian="italic" style:font-style-complex="italic"/>
    </style:style>
    <style:style style:name="T50" style:family="text">
      <style:text-properties fo:font-style="italic" officeooo:rsid="009ba0b1" style:font-style-asian="italic" style:font-style-complex="italic"/>
    </style:style>
    <style:style style:name="T51" style:family="text">
      <style:text-properties fo:font-style="italic" officeooo:rsid="01d4c36f" style:font-style-asian="italic" style:font-style-complex="italic"/>
    </style:style>
    <style:style style:name="T52" style:family="text">
      <style:text-properties fo:font-style="italic" officeooo:rsid="01d50f09" style:font-style-asian="italic" style:font-style-complex="italic"/>
    </style:style>
    <style:style style:name="T53" style:family="text">
      <style:text-properties fo:font-style="italic" officeooo:rsid="01d6f0fa" style:font-style-asian="italic" style:font-style-complex="italic"/>
    </style:style>
    <style:style style:name="T54" style:family="text">
      <style:text-properties fo:font-style="italic" officeooo:rsid="009fb32b" style:font-style-asian="italic" style:font-style-complex="italic"/>
    </style:style>
    <style:style style:name="T55" style:family="text">
      <style:text-properties fo:font-style="italic" officeooo:rsid="006e7b35" style:font-style-asian="italic" style:font-style-complex="italic"/>
    </style:style>
    <style:style style:name="T56" style:family="text">
      <style:text-properties fo:font-style="italic" officeooo:rsid="01610ea7" style:font-style-asian="italic" style:font-style-complex="italic"/>
    </style:style>
    <style:style style:name="T57" style:family="text">
      <style:text-properties fo:font-style="italic" officeooo:rsid="01fa6605" style:font-style-asian="italic" style:font-style-complex="italic"/>
    </style:style>
    <style:style style:name="T58" style:family="text">
      <style:text-properties fo:font-style="italic" style:text-underline-style="none" officeooo:rsid="012f54f7" style:font-style-asian="italic" style:font-style-complex="italic"/>
    </style:style>
    <style:style style:name="T59" style:family="text">
      <style:text-properties fo:font-style="italic" style:text-underline-style="none" officeooo:rsid="017f117e" style:font-style-asian="italic" style:font-style-complex="italic"/>
    </style:style>
    <style:style style:name="T60" style:family="text">
      <style:text-properties fo:font-style="italic" style:text-underline-style="solid" style:text-underline-width="auto" style:text-underline-color="font-color" officeooo:rsid="017f117e" style:font-style-asian="italic" style:font-style-complex="italic"/>
    </style:style>
    <style:style style:name="T61" style:family="text">
      <style:text-properties fo:font-style="italic" style:text-underline-style="solid" style:text-underline-width="auto" style:text-underline-color="font-color" officeooo:rsid="017f25db"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06e7b35" fo:background-color="transparent" loext:char-shading-value="0" style:font-style-asian="italic" style:font-style-complex="italic"/>
    </style:style>
    <style:style style:name="T64" style:family="text">
      <style:text-properties style:font-name="Wingdings" fo:font-style="italic" style:font-name-asian="Wingdings1" style:font-style-asian="italic" style:font-name-complex="Wingdings1" style:font-style-complex="italic"/>
    </style:style>
    <style:style style:name="T65" style:family="text">
      <style:text-properties style:font-name="Wingdings" fo:font-style="italic" officeooo:rsid="002ef067" style:font-name-asian="Wingdings1" style:font-style-asian="italic" style:font-name-complex="Wingdings1" style:font-style-complex="italic"/>
    </style:style>
    <style:style style:name="T66" style:family="text">
      <style:text-properties style:text-position="super 58%"/>
    </style:style>
    <style:style style:name="T67" style:family="text">
      <style:text-properties style:text-position="super 58%" officeooo:rsid="010310a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style:font-name="Courier 10 Pitch" officeooo:rsid="02112a7c"/>
    </style:style>
    <style:style style:name="T192" style:family="text">
      <style:text-properties style:font-name="Courier 10 Pitch" officeooo:rsid="01c06c3a"/>
    </style:style>
    <style:style style:name="T193" style:family="text">
      <style:text-properties style:font-name="Courier 10 Pitch" fo:font-size="10pt"/>
    </style:style>
    <style:style style:name="T194" style:family="text">
      <style:text-properties style:font-name="Courier 10 Pitch" fo:font-size="10pt" officeooo:rsid="01c06c3a"/>
    </style:style>
    <style:style style:name="T195" style:family="text">
      <style:text-properties style:font-name="Courier 10 Pitch" fo:font-size="10pt" officeooo:rsid="0235e0ce"/>
    </style:style>
    <style:style style:name="T196" style:family="text">
      <style:text-properties style:font-name="Courier 10 Pitch" fo:font-size="10pt" officeooo:rsid="023c7733"/>
    </style:style>
    <style:style style:name="T197" style:family="text">
      <style:text-properties style:font-name="Courier 10 Pitch" fo:font-size="10pt" officeooo:rsid="00b88626"/>
    </style:style>
    <style:style style:name="T198" style:family="text">
      <style:text-properties style:font-name="Courier 10 Pitch" fo:font-size="10pt" fo:font-weight="normal" officeooo:rsid="00b743ff" style:font-weight-asian="normal" style:font-weight-complex="normal"/>
    </style:style>
    <style:style style:name="T199" style:family="text">
      <style:text-properties style:font-name="Courier 10 Pitch" fo:font-size="8pt" officeooo:rsid="01c06c3a" style:font-size-asian="8pt" style:font-size-complex="8pt"/>
    </style:style>
    <style:style style:name="T200" style:family="text">
      <style:text-properties officeooo:rsid="003ec222"/>
    </style:style>
    <style:style style:name="T201" style:family="text">
      <style:text-properties officeooo:rsid="003f2eb5"/>
    </style:style>
    <style:style style:name="T202" style:family="text">
      <style:text-properties officeooo:rsid="0042bd69"/>
    </style:style>
    <style:style style:name="T203" style:family="text">
      <style:text-properties officeooo:rsid="004399ce"/>
    </style:style>
    <style:style style:name="T204" style:family="text">
      <style:text-properties officeooo:rsid="004543d0"/>
    </style:style>
    <style:style style:name="T205" style:family="text">
      <style:text-properties officeooo:rsid="004895b8"/>
    </style:style>
    <style:style style:name="T206" style:family="text">
      <style:text-properties officeooo:rsid="004de8b9"/>
    </style:style>
    <style:style style:name="T207" style:family="text">
      <style:text-properties officeooo:rsid="004f80ad"/>
    </style:style>
    <style:style style:name="T208" style:family="text">
      <style:text-properties officeooo:rsid="00516ab8"/>
    </style:style>
    <style:style style:name="T209" style:family="text">
      <style:text-properties officeooo:rsid="00533069"/>
    </style:style>
    <style:style style:name="T210" style:family="text">
      <style:text-properties officeooo:rsid="00533c50"/>
    </style:style>
    <style:style style:name="T211" style:family="text">
      <style:text-properties officeooo:rsid="00535c38"/>
    </style:style>
    <style:style style:name="T212" style:family="text">
      <style:text-properties officeooo:rsid="005364a4"/>
    </style:style>
    <style:style style:name="T213" style:family="text">
      <style:text-properties officeooo:rsid="000b81b5"/>
    </style:style>
    <style:style style:name="T214" style:family="text">
      <style:text-properties officeooo:rsid="0055bdd4"/>
    </style:style>
    <style:style style:name="T215" style:family="text">
      <style:text-properties officeooo:rsid="005c30a6"/>
    </style:style>
    <style:style style:name="T216" style:family="text">
      <style:text-properties officeooo:rsid="005e998b"/>
    </style:style>
    <style:style style:name="T217" style:family="text">
      <style:text-properties officeooo:rsid="00600247"/>
    </style:style>
    <style:style style:name="T218" style:family="text">
      <style:text-properties officeooo:rsid="00601fd1"/>
    </style:style>
    <style:style style:name="T219" style:family="text">
      <style:text-properties officeooo:rsid="00655324"/>
    </style:style>
    <style:style style:name="T220" style:family="text">
      <style:text-properties fo:font-style="normal" style:font-style-asian="normal" style:font-style-complex="normal"/>
    </style:style>
    <style:style style:name="T221" style:family="text">
      <style:text-properties fo:font-style="normal" officeooo:rsid="0146ede1" style:font-style-asian="normal" style:font-style-complex="normal"/>
    </style:style>
    <style:style style:name="T222" style:family="text">
      <style:text-properties fo:font-style="normal" officeooo:rsid="0146ef29" style:font-style-asian="normal" style:font-style-complex="normal"/>
    </style:style>
    <style:style style:name="T223" style:family="text">
      <style:text-properties fo:font-style="normal" officeooo:rsid="0145e5e6" style:font-style-asian="normal" style:font-style-complex="normal"/>
    </style:style>
    <style:style style:name="T224" style:family="text">
      <style:text-properties fo:font-style="normal" officeooo:rsid="01762526" style:font-style-asian="normal" style:font-style-complex="normal"/>
    </style:style>
    <style:style style:name="T225" style:family="text">
      <style:text-properties fo:font-style="normal" officeooo:rsid="017914ac" style:font-style-asian="normal" style:font-style-complex="normal"/>
    </style:style>
    <style:style style:name="T226" style:family="text">
      <style:text-properties fo:font-style="normal" officeooo:rsid="017f117e" style:font-style-asian="normal" style:font-style-complex="normal"/>
    </style:style>
    <style:style style:name="T227" style:family="text">
      <style:text-properties fo:font-style="normal" officeooo:rsid="017f25db" style:font-style-asian="normal" style:font-style-complex="normal"/>
    </style:style>
    <style:style style:name="T228" style:family="text">
      <style:text-properties fo:font-style="normal" officeooo:rsid="01c7cf42" style:font-style-asian="normal" style:font-style-complex="normal"/>
    </style:style>
    <style:style style:name="T229" style:family="text">
      <style:text-properties fo:font-style="normal" officeooo:rsid="01fa6605"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officeooo:rsid="00668b39"/>
    </style:style>
    <style:style style:name="T233" style:family="text">
      <style:text-properties officeooo:rsid="006816d8"/>
    </style:style>
    <style:style style:name="T234" style:family="text">
      <style:text-properties officeooo:rsid="006aed4a"/>
    </style:style>
    <style:style style:name="T235" style:family="text">
      <style:text-properties officeooo:rsid="006b849d"/>
    </style:style>
    <style:style style:name="T236" style:family="text">
      <style:text-properties officeooo:rsid="006e7b35"/>
    </style:style>
    <style:style style:name="T237" style:family="text">
      <style:text-properties officeooo:rsid="006f6609"/>
    </style:style>
    <style:style style:name="T238" style:family="text">
      <style:text-properties officeooo:rsid="0070c9ac"/>
    </style:style>
    <style:style style:name="T239" style:family="text">
      <style:text-properties officeooo:rsid="0072241a"/>
    </style:style>
    <style:style style:name="T240" style:family="text">
      <style:text-properties officeooo:rsid="00745a6f"/>
    </style:style>
    <style:style style:name="T241" style:family="text">
      <style:text-properties officeooo:rsid="0077fe60"/>
    </style:style>
    <style:style style:name="T242" style:family="text">
      <style:text-properties officeooo:rsid="0079898f"/>
    </style:style>
    <style:style style:name="T243" style:family="text">
      <style:text-properties officeooo:rsid="0079f978"/>
    </style:style>
    <style:style style:name="T244" style:family="text">
      <style:text-properties officeooo:rsid="007d0ffd"/>
    </style:style>
    <style:style style:name="T245" style:family="text">
      <style:text-properties officeooo:rsid="007d3253"/>
    </style:style>
    <style:style style:name="T246" style:family="text">
      <style:text-properties officeooo:rsid="007ef964"/>
    </style:style>
    <style:style style:name="T247" style:family="text">
      <style:text-properties officeooo:rsid="007fe08c"/>
    </style:style>
    <style:style style:name="T248" style:family="text">
      <style:text-properties officeooo:rsid="0081d55b"/>
    </style:style>
    <style:style style:name="T249" style:family="text">
      <style:text-properties officeooo:rsid="0082d956"/>
    </style:style>
    <style:style style:name="T250" style:family="text">
      <style:text-properties officeooo:rsid="00857f08"/>
    </style:style>
    <style:style style:name="T251" style:family="text">
      <style:text-properties officeooo:rsid="0086d67c"/>
    </style:style>
    <style:style style:name="T252" style:family="text">
      <style:text-properties officeooo:rsid="0087ad26"/>
    </style:style>
    <style:style style:name="T253" style:family="text">
      <style:text-properties officeooo:rsid="0089399b"/>
    </style:style>
    <style:style style:name="T254" style:family="text">
      <style:text-properties officeooo:rsid="008a4d2d"/>
    </style:style>
    <style:style style:name="T255" style:family="text">
      <style:text-properties officeooo:rsid="008ada23"/>
    </style:style>
    <style:style style:name="T256" style:family="text">
      <style:text-properties officeooo:rsid="008b8581"/>
    </style:style>
    <style:style style:name="T257" style:family="text">
      <style:text-properties officeooo:rsid="008be645"/>
    </style:style>
    <style:style style:name="T258" style:family="text">
      <style:text-properties officeooo:rsid="008d45f8"/>
    </style:style>
    <style:style style:name="T259" style:family="text">
      <style:text-properties officeooo:rsid="008da407"/>
    </style:style>
    <style:style style:name="T260" style:family="text">
      <style:text-properties officeooo:rsid="008e468f"/>
    </style:style>
    <style:style style:name="T261" style:family="text">
      <style:text-properties officeooo:rsid="008f493a"/>
    </style:style>
    <style:style style:name="T262" style:family="text">
      <style:text-properties officeooo:rsid="00905b28"/>
    </style:style>
    <style:style style:name="T263" style:family="text">
      <style:text-properties officeooo:rsid="0090ab91"/>
    </style:style>
    <style:style style:name="T264" style:family="text">
      <style:text-properties officeooo:rsid="0091c44e"/>
    </style:style>
    <style:style style:name="T265" style:family="text">
      <style:text-properties officeooo:rsid="009435b6"/>
    </style:style>
    <style:style style:name="T266" style:family="text">
      <style:text-properties officeooo:rsid="0095f752"/>
    </style:style>
    <style:style style:name="T267" style:family="text">
      <style:text-properties officeooo:rsid="00975acc"/>
    </style:style>
    <style:style style:name="T268" style:family="text">
      <style:text-properties officeooo:rsid="00996c49"/>
    </style:style>
    <style:style style:name="T269" style:family="text">
      <style:text-properties officeooo:rsid="009b24ab"/>
    </style:style>
    <style:style style:name="T270" style:family="text">
      <style:text-properties officeooo:rsid="009ba0b1"/>
    </style:style>
    <style:style style:name="T271" style:family="text">
      <style:text-properties officeooo:rsid="009d9177"/>
    </style:style>
    <style:style style:name="T272" style:family="text">
      <style:text-properties officeooo:rsid="009e6846"/>
    </style:style>
    <style:style style:name="T273" style:family="text">
      <style:text-properties officeooo:rsid="009fb32b"/>
    </style:style>
    <style:style style:name="T274" style:family="text">
      <style:text-properties officeooo:rsid="00a4fb64"/>
    </style:style>
    <style:style style:name="T275" style:family="text">
      <style:text-properties officeooo:rsid="00a670f0"/>
    </style:style>
    <style:style style:name="T276" style:family="text">
      <style:text-properties officeooo:rsid="00a80a93"/>
    </style:style>
    <style:style style:name="T277" style:family="text">
      <style:text-properties style:text-underline-style="none"/>
    </style:style>
    <style:style style:name="T278" style:family="text">
      <style:text-properties style:text-underline-style="none" officeooo:rsid="00a80a93"/>
    </style:style>
    <style:style style:name="T279" style:family="text">
      <style:text-properties style:text-underline-style="none" officeooo:rsid="01a14040"/>
    </style:style>
    <style:style style:name="T280" style:family="text">
      <style:text-properties style:text-underline-style="none" officeooo:rsid="01c254ee"/>
    </style:style>
    <style:style style:name="T281" style:family="text">
      <style:text-properties style:text-underline-style="none" fo:font-weight="bold" officeooo:rsid="00de87bb" style:font-weight-asian="bold" style:font-weight-complex="bold"/>
    </style:style>
    <style:style style:name="T282" style:family="text">
      <style:text-properties officeooo:rsid="00b16c60"/>
    </style:style>
    <style:style style:name="T283" style:family="text">
      <style:text-properties officeooo:rsid="00b1c9e6"/>
    </style:style>
    <style:style style:name="T284" style:family="text">
      <style:text-properties officeooo:rsid="00b3bc4e"/>
    </style:style>
    <style:style style:name="T285" style:family="text">
      <style:text-properties officeooo:rsid="00b40d6d"/>
    </style:style>
    <style:style style:name="T286" style:family="text">
      <style:text-properties officeooo:rsid="00b4d816"/>
    </style:style>
    <style:style style:name="T287" style:family="text">
      <style:text-properties officeooo:rsid="00b743ff"/>
    </style:style>
    <style:style style:name="T288" style:family="text">
      <style:text-properties style:font-name="Liberation Mono"/>
    </style:style>
    <style:style style:name="T289" style:family="text">
      <style:text-properties officeooo:rsid="00b88626"/>
    </style:style>
    <style:style style:name="T290" style:family="text">
      <style:text-properties officeooo:rsid="00b88d43"/>
    </style:style>
    <style:style style:name="T291" style:family="text">
      <style:text-properties officeooo:rsid="00bd3315"/>
    </style:style>
    <style:style style:name="T292" style:family="text">
      <style:text-properties officeooo:rsid="00bd9ffd"/>
    </style:style>
    <style:style style:name="T293" style:family="text">
      <style:text-properties officeooo:rsid="00bf5370"/>
    </style:style>
    <style:style style:name="T294" style:family="text">
      <style:text-properties officeooo:rsid="00c1076d"/>
    </style:style>
    <style:style style:name="T295" style:family="text">
      <style:text-properties officeooo:rsid="00c43fc5"/>
    </style:style>
    <style:style style:name="T296" style:family="text">
      <style:text-properties officeooo:rsid="00c541b9"/>
    </style:style>
    <style:style style:name="T297" style:family="text">
      <style:text-properties officeooo:rsid="00c5d037"/>
    </style:style>
    <style:style style:name="T298" style:family="text">
      <style:text-properties officeooo:rsid="00c7a899"/>
    </style:style>
    <style:style style:name="T299" style:family="text">
      <style:text-properties officeooo:rsid="00c80ea2"/>
    </style:style>
    <style:style style:name="T300" style:family="text">
      <style:text-properties officeooo:rsid="00c944d7"/>
    </style:style>
    <style:style style:name="T301" style:family="text">
      <style:text-properties officeooo:rsid="00ca8046"/>
    </style:style>
    <style:style style:name="T302" style:family="text">
      <style:text-properties officeooo:rsid="00cdb2f8"/>
    </style:style>
    <style:style style:name="T303" style:family="text">
      <style:text-properties officeooo:rsid="00d0a413"/>
    </style:style>
    <style:style style:name="T304" style:family="text">
      <style:text-properties officeooo:rsid="00d24c6b"/>
    </style:style>
    <style:style style:name="T305" style:family="text">
      <style:text-properties officeooo:rsid="00d2bcdf"/>
    </style:style>
    <style:style style:name="T306" style:family="text">
      <style:text-properties officeooo:rsid="00d2d42b"/>
    </style:style>
    <style:style style:name="T307" style:family="text">
      <style:text-properties officeooo:rsid="00d4cfb5"/>
    </style:style>
    <style:style style:name="T308" style:family="text">
      <style:text-properties officeooo:rsid="00d670d9"/>
    </style:style>
    <style:style style:name="T309" style:family="text">
      <style:text-properties officeooo:rsid="00d846e3"/>
    </style:style>
    <style:style style:name="T310" style:family="text">
      <style:text-properties officeooo:rsid="00db6ca3"/>
    </style:style>
    <style:style style:name="T3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4" style:family="text">
      <style:text-properties officeooo:rsid="00dc5604"/>
    </style:style>
    <style:style style:name="T315" style:family="text">
      <style:text-properties officeooo:rsid="00dd21ea"/>
    </style:style>
    <style:style style:name="T316" style:family="text">
      <style:text-properties officeooo:rsid="00de87bb"/>
    </style:style>
    <style:style style:name="T317" style:family="text">
      <style:text-properties officeooo:rsid="00e1d0bc"/>
    </style:style>
    <style:style style:name="T318" style:family="text">
      <style:text-properties officeooo:rsid="00e33426"/>
    </style:style>
    <style:style style:name="T319" style:family="text">
      <style:text-properties officeooo:rsid="00e4837d"/>
    </style:style>
    <style:style style:name="T320" style:family="text">
      <style:text-properties officeooo:rsid="00e5ce0e"/>
    </style:style>
    <style:style style:name="T321" style:family="text">
      <style:text-properties officeooo:rsid="00e6dac0"/>
    </style:style>
    <style:style style:name="T322" style:family="text">
      <style:text-properties officeooo:rsid="00eec544"/>
    </style:style>
    <style:style style:name="T323" style:family="text">
      <style:text-properties officeooo:rsid="00f0d048"/>
    </style:style>
    <style:style style:name="T324" style:family="text">
      <style:text-properties officeooo:rsid="00f26ee2"/>
    </style:style>
    <style:style style:name="T325" style:family="text">
      <style:text-properties officeooo:rsid="00f3efc2"/>
    </style:style>
    <style:style style:name="T326" style:family="text">
      <style:text-properties officeooo:rsid="00f7df8c"/>
    </style:style>
    <style:style style:name="T327" style:family="text">
      <style:text-properties officeooo:rsid="00fb622c"/>
    </style:style>
    <style:style style:name="T328" style:family="text">
      <style:text-properties officeooo:rsid="00fd1409"/>
    </style:style>
    <style:style style:name="T329" style:family="text">
      <style:text-properties officeooo:rsid="01015ea9"/>
    </style:style>
    <style:style style:name="T330" style:family="text">
      <style:text-properties officeooo:rsid="010310a8"/>
    </style:style>
    <style:style style:name="T331" style:family="text">
      <style:text-properties officeooo:rsid="01036170"/>
    </style:style>
    <style:style style:name="T332" style:family="text">
      <style:text-properties officeooo:rsid="0108f937"/>
    </style:style>
    <style:style style:name="T333" style:family="text">
      <style:text-properties officeooo:rsid="010b4228"/>
    </style:style>
    <style:style style:name="T334" style:family="text">
      <style:text-properties style:font-name="Calibri Light" style:font-name-asian="DejaVu Sans1" style:font-size-asian="12pt" style:font-name-complex="DejaVu Sans1" style:font-size-complex="12pt"/>
    </style:style>
    <style:style style:name="T335" style:family="text">
      <style:text-properties style:font-name="Calibri Light" officeooo:rsid="010b4228" style:font-name-asian="DejaVu Sans1" style:font-size-asian="12pt" style:font-name-complex="DejaVu Sans1" style:font-size-complex="12pt"/>
    </style:style>
    <style:style style:name="T336" style:family="text">
      <style:text-properties style:font-name="Calibri Light" officeooo:rsid="010b4bb4" style:font-name-asian="DejaVu Sans1" style:font-size-asian="12pt" style:font-name-complex="DejaVu Sans1" style:font-size-complex="12pt"/>
    </style:style>
    <style:style style:name="T337" style:family="text">
      <style:text-properties style:font-name="Calibri Light" officeooo:rsid="010b537f" style:font-name-asian="DejaVu Sans1" style:font-size-asian="12pt" style:font-name-complex="DejaVu Sans1" style:font-size-complex="12pt"/>
    </style:style>
    <style:style style:name="T338" style:family="text">
      <style:text-properties style:font-name="Calibri Light" officeooo:rsid="0119b2c7" style:font-name-asian="DejaVu Sans1" style:font-size-asian="12pt" style:font-name-complex="DejaVu Sans1" style:font-size-complex="12pt"/>
    </style:style>
    <style:style style:name="T339" style:family="text">
      <style:text-properties style:font-name="Calibri Light" officeooo:rsid="010677e8" style:font-name-asian="DejaVu Sans1" style:font-size-asian="12pt" style:font-name-complex="DejaVu Sans1" style:font-size-complex="12pt"/>
    </style:style>
    <style:style style:name="T340" style:family="text">
      <style:text-properties style:font-name="Calibri Light" officeooo:rsid="01e33c7f" style:font-name-asian="DejaVu Sans1" style:font-size-asian="12pt" style:font-name-complex="DejaVu Sans1" style:font-size-complex="12pt"/>
    </style:style>
    <style:style style:name="T341" style:family="text">
      <style:text-properties style:font-name="Calibri Light" officeooo:rsid="01e52b18" style:font-name-asian="DejaVu Sans1" style:font-size-asian="12pt" style:font-name-complex="DejaVu Sans1" style:font-size-complex="12pt"/>
    </style:style>
    <style:style style:name="T342" style:family="text">
      <style:text-properties officeooo:rsid="010b4bb4"/>
    </style:style>
    <style:style style:name="T343" style:family="text">
      <style:text-properties officeooo:rsid="010cc868"/>
    </style:style>
    <style:style style:name="T344" style:family="text">
      <style:text-properties officeooo:rsid="010e3f5c"/>
    </style:style>
    <style:style style:name="T345" style:family="text">
      <style:text-properties officeooo:rsid="010f2bc1"/>
    </style:style>
    <style:style style:name="T346" style:family="text">
      <style:text-properties officeooo:rsid="0113be2a"/>
    </style:style>
    <style:style style:name="T347" style:family="text">
      <style:text-properties officeooo:rsid="01140bf5"/>
    </style:style>
    <style:style style:name="T348" style:family="text">
      <style:text-properties officeooo:rsid="0114e5ba"/>
    </style:style>
    <style:style style:name="T349" style:family="text">
      <style:text-properties officeooo:rsid="011500eb"/>
    </style:style>
    <style:style style:name="T350" style:family="text">
      <style:text-properties officeooo:rsid="01166463"/>
    </style:style>
    <style:style style:name="T351" style:family="text">
      <style:text-properties officeooo:rsid="011934c7"/>
    </style:style>
    <style:style style:name="T352" style:family="text">
      <style:text-properties officeooo:rsid="0119b2c7"/>
    </style:style>
    <style:style style:name="T353" style:family="text">
      <style:text-properties officeooo:rsid="011b2d1b"/>
    </style:style>
    <style:style style:name="T354" style:family="text">
      <style:text-properties officeooo:rsid="01200ac0"/>
    </style:style>
    <style:style style:name="T355" style:family="text">
      <style:text-properties officeooo:rsid="01203cd2"/>
    </style:style>
    <style:style style:name="T356" style:family="text">
      <style:text-properties officeooo:rsid="01237fe5"/>
    </style:style>
    <style:style style:name="T357" style:family="text">
      <style:text-properties style:font-name="Courier 10 Pitch1" officeooo:rsid="01237fe5"/>
    </style:style>
    <style:style style:name="T358" style:family="text">
      <style:text-properties style:font-name="Courier 10 Pitch1" officeooo:rsid="02056dc5"/>
    </style:style>
    <style:style style:name="T359" style:family="text">
      <style:text-properties officeooo:rsid="0123c82c"/>
    </style:style>
    <style:style style:name="T360" style:family="text">
      <style:text-properties officeooo:rsid="0124f550"/>
    </style:style>
    <style:style style:name="T361" style:family="text">
      <style:text-properties officeooo:rsid="01289755"/>
    </style:style>
    <style:style style:name="T362" style:family="text">
      <style:text-properties officeooo:rsid="0129b14f"/>
    </style:style>
    <style:style style:name="T363" style:family="text">
      <style:text-properties officeooo:rsid="012ec522"/>
    </style:style>
    <style:style style:name="T364" style:family="text">
      <style:text-properties officeooo:rsid="012f54f7"/>
    </style:style>
    <style:style style:name="T365" style:family="text">
      <style:text-properties officeooo:rsid="0132742b"/>
    </style:style>
    <style:style style:name="T366" style:family="text">
      <style:text-properties officeooo:rsid="0132b86a"/>
    </style:style>
    <style:style style:name="T367" style:family="text">
      <style:text-properties officeooo:rsid="01361e1c"/>
    </style:style>
    <style:style style:name="T368" style:family="text">
      <style:text-properties officeooo:rsid="01366cd6"/>
    </style:style>
    <style:style style:name="T369" style:family="text">
      <style:text-properties officeooo:rsid="013a9f2d"/>
    </style:style>
    <style:style style:name="T370" style:family="text">
      <style:text-properties officeooo:rsid="013f5bb7"/>
    </style:style>
    <style:style style:name="T371" style:family="text">
      <style:text-properties style:font-name="Liberation Sans"/>
    </style:style>
    <style:style style:name="T372" style:family="text">
      <style:text-properties style:font-name="Liberation Sans" officeooo:rsid="013f5bb7"/>
    </style:style>
    <style:style style:name="T373" style:family="text">
      <style:text-properties style:font-name="Liberation Sans" officeooo:rsid="0140f7b2"/>
    </style:style>
    <style:style style:name="T374" style:family="text">
      <style:text-properties style:font-name="Liberation Sans" officeooo:rsid="017ecff8"/>
    </style:style>
    <style:style style:name="T375" style:family="text">
      <style:text-properties style:font-name="Liberation Sans" officeooo:rsid="01751584"/>
    </style:style>
    <style:style style:name="T376" style:family="text">
      <style:text-properties style:font-name="Liberation Sans" fo:background-color="transparent" loext:char-shading-value="0"/>
    </style:style>
    <style:style style:name="T377" style:family="text">
      <style:text-properties style:font-name="Liberation Sans" officeooo:rsid="01c06c3a"/>
    </style:style>
    <style:style style:name="T378" style:family="text">
      <style:text-properties style:font-name="Liberation Sans" fo:font-size="10pt"/>
    </style:style>
    <style:style style:name="T379" style:family="text">
      <style:text-properties style:font-name="Liberation Sans" fo:font-size="10pt" officeooo:rsid="0238f6c9"/>
    </style:style>
    <style:style style:name="T380" style:family="text">
      <style:text-properties style:font-name="Liberation Sans" fo:font-size="10pt" officeooo:rsid="023c7733"/>
    </style:style>
    <style:style style:name="T381" style:family="text">
      <style:text-properties style:font-name="Liberation Sans" officeooo:rsid="023de145"/>
    </style:style>
    <style:style style:name="T382" style:family="text">
      <style:text-properties officeooo:rsid="0142c99a"/>
    </style:style>
    <style:style style:name="T383" style:family="text">
      <style:text-properties officeooo:rsid="0145e5e6"/>
    </style:style>
    <style:style style:name="T384" style:family="text">
      <style:text-properties officeooo:rsid="0146ede1"/>
    </style:style>
    <style:style style:name="T385" style:family="text">
      <style:text-properties officeooo:rsid="0146ef29"/>
    </style:style>
    <style:style style:name="T386" style:family="text">
      <style:text-properties officeooo:rsid="0149bb30"/>
    </style:style>
    <style:style style:name="T387" style:family="text">
      <style:text-properties officeooo:rsid="014b6b00"/>
    </style:style>
    <style:style style:name="T388" style:family="text">
      <style:text-properties officeooo:rsid="014e99d6"/>
    </style:style>
    <style:style style:name="T389" style:family="text">
      <style:text-properties officeooo:rsid="01504b90"/>
    </style:style>
    <style:style style:name="T390" style:family="text">
      <style:text-properties officeooo:rsid="01505f7c"/>
    </style:style>
    <style:style style:name="T391" style:family="text">
      <style:text-properties officeooo:rsid="0150e0a4"/>
    </style:style>
    <style:style style:name="T392" style:family="text">
      <style:text-properties officeooo:rsid="0152f517"/>
    </style:style>
    <style:style style:name="T393" style:family="text">
      <style:text-properties officeooo:rsid="0153e5ca"/>
    </style:style>
    <style:style style:name="T394" style:family="text">
      <style:text-properties officeooo:rsid="015590b0"/>
    </style:style>
    <style:style style:name="T395" style:family="text">
      <style:text-properties officeooo:rsid="01570f94"/>
    </style:style>
    <style:style style:name="T396" style:family="text">
      <style:text-properties officeooo:rsid="0158bae7"/>
    </style:style>
    <style:style style:name="T397" style:family="text">
      <style:text-properties officeooo:rsid="0159dfd5"/>
    </style:style>
    <style:style style:name="T398" style:family="text">
      <style:text-properties officeooo:rsid="015b7146"/>
    </style:style>
    <style:style style:name="T399" style:family="text">
      <style:text-properties officeooo:rsid="01610ea7"/>
    </style:style>
    <style:style style:name="T400" style:family="text">
      <style:text-properties officeooo:rsid="01625e96"/>
    </style:style>
    <style:style style:name="T401" style:family="text">
      <style:text-properties officeooo:rsid="0163cfd3"/>
    </style:style>
    <style:style style:name="T402" style:family="text">
      <style:text-properties officeooo:rsid="016419ec"/>
    </style:style>
    <style:style style:name="T403" style:family="text">
      <style:text-properties officeooo:rsid="01650062"/>
    </style:style>
    <style:style style:name="T404" style:family="text">
      <style:text-properties officeooo:rsid="016960d0"/>
    </style:style>
    <style:style style:name="T405" style:family="text">
      <style:text-properties officeooo:rsid="0169a230"/>
    </style:style>
    <style:style style:name="T406" style:family="text">
      <style:text-properties officeooo:rsid="016b38ee"/>
    </style:style>
    <style:style style:name="T407" style:family="text">
      <style:text-properties officeooo:rsid="016cf62a"/>
    </style:style>
    <style:style style:name="T408" style:family="text">
      <style:text-properties officeooo:rsid="016f6cab"/>
    </style:style>
    <style:style style:name="T409" style:family="text">
      <style:text-properties officeooo:rsid="0171080b"/>
    </style:style>
    <style:style style:name="T410" style:family="text">
      <style:text-properties officeooo:rsid="0174667f"/>
    </style:style>
    <style:style style:name="T411" style:family="text">
      <style:text-properties officeooo:rsid="0168444e"/>
    </style:style>
    <style:style style:name="T412" style:family="text">
      <style:text-properties officeooo:rsid="01751584"/>
    </style:style>
    <style:style style:name="T413" style:family="text">
      <style:text-properties officeooo:rsid="01762526"/>
    </style:style>
    <style:style style:name="T414" style:family="text">
      <style:text-properties officeooo:rsid="017a44c6"/>
    </style:style>
    <style:style style:name="T415" style:family="text">
      <style:text-properties officeooo:rsid="017ecff8"/>
    </style:style>
    <style:style style:name="T416" style:family="text">
      <style:text-properties officeooo:rsid="017f117e"/>
    </style:style>
    <style:style style:name="T417" style:family="text">
      <style:text-properties officeooo:rsid="0180a98c"/>
    </style:style>
    <style:style style:name="T418" style:family="text">
      <style:text-properties officeooo:rsid="0182b3cd"/>
    </style:style>
    <style:style style:name="T419" style:family="text">
      <style:text-properties officeooo:rsid="01836f75"/>
    </style:style>
    <style:style style:name="T420" style:family="text">
      <style:text-properties officeooo:rsid="0183dabb"/>
    </style:style>
    <style:style style:name="T421" style:family="text">
      <style:text-properties officeooo:rsid="01843a64"/>
    </style:style>
    <style:style style:name="T422" style:family="text">
      <style:text-properties officeooo:rsid="01846114"/>
    </style:style>
    <style:style style:name="T423" style:family="text">
      <style:text-properties officeooo:rsid="0187e71b"/>
    </style:style>
    <style:style style:name="T424" style:family="text">
      <style:text-properties officeooo:rsid="0189a3ad"/>
    </style:style>
    <style:style style:name="T425" style:family="text">
      <style:text-properties officeooo:rsid="018ab3ba"/>
    </style:style>
    <style:style style:name="T426" style:family="text">
      <style:text-properties officeooo:rsid="018b67f7"/>
    </style:style>
    <style:style style:name="T427" style:family="text">
      <style:text-properties officeooo:rsid="018c0937"/>
    </style:style>
    <style:style style:name="T428" style:family="text">
      <style:text-properties officeooo:rsid="018e7f0b"/>
    </style:style>
    <style:style style:name="T429" style:family="text">
      <style:text-properties officeooo:rsid="018f81bb"/>
    </style:style>
    <style:style style:name="T430" style:family="text">
      <style:text-properties officeooo:rsid="018fcb24"/>
    </style:style>
    <style:style style:name="T431" style:family="text">
      <style:text-properties officeooo:rsid="0191b483"/>
    </style:style>
    <style:style style:name="T432" style:family="text">
      <style:text-properties officeooo:rsid="019474ac"/>
    </style:style>
    <style:style style:name="T433" style:family="text">
      <style:text-properties officeooo:rsid="0195e7b2"/>
    </style:style>
    <style:style style:name="T434" style:family="text">
      <style:text-properties officeooo:rsid="01975efb"/>
    </style:style>
    <style:style style:name="T435" style:family="text">
      <style:text-properties officeooo:rsid="0199b30c"/>
    </style:style>
    <style:style style:name="T436" style:family="text">
      <style:text-properties officeooo:rsid="019b515f"/>
    </style:style>
    <style:style style:name="T437" style:family="text">
      <style:text-properties officeooo:rsid="019bebee"/>
    </style:style>
    <style:style style:name="T438" style:family="text">
      <style:text-properties officeooo:rsid="019d8125"/>
    </style:style>
    <style:style style:name="T439" style:family="text">
      <style:text-properties officeooo:rsid="019f1136"/>
    </style:style>
    <style:style style:name="T440" style:family="text">
      <style:text-properties officeooo:rsid="01a07f7d"/>
    </style:style>
    <style:style style:name="T441" style:family="text">
      <style:text-properties officeooo:rsid="01a11570"/>
    </style:style>
    <style:style style:name="T442" style:family="text">
      <style:text-properties officeooo:rsid="01a14040"/>
    </style:style>
    <style:style style:name="T443" style:family="text">
      <style:text-properties officeooo:rsid="01a55894"/>
    </style:style>
    <style:style style:name="T444" style:family="text">
      <style:text-properties officeooo:rsid="01a6ae16"/>
    </style:style>
    <style:style style:name="T445" style:family="text">
      <style:text-properties officeooo:rsid="01a86e15"/>
    </style:style>
    <style:style style:name="T446" style:family="text">
      <style:text-properties officeooo:rsid="01a963a8"/>
    </style:style>
    <style:style style:name="T447" style:family="text">
      <style:text-properties officeooo:rsid="01ab4926"/>
    </style:style>
    <style:style style:name="T448" style:family="text">
      <style:text-properties officeooo:rsid="01adf773"/>
    </style:style>
    <style:style style:name="T449" style:family="text">
      <style:text-properties officeooo:rsid="01af849d"/>
    </style:style>
    <style:style style:name="T450" style:family="text">
      <style:text-properties officeooo:rsid="01b13b1e"/>
    </style:style>
    <style:style style:name="T451" style:family="text">
      <style:text-properties officeooo:rsid="01b230c0"/>
    </style:style>
    <style:style style:name="T452" style:family="text">
      <style:text-properties officeooo:rsid="01b38b70"/>
    </style:style>
    <style:style style:name="T453" style:family="text">
      <style:text-properties officeooo:rsid="01b748b6"/>
    </style:style>
    <style:style style:name="T454" style:family="text">
      <style:text-properties officeooo:rsid="01bbfa02"/>
    </style:style>
    <style:style style:name="T455" style:family="text">
      <style:text-properties officeooo:rsid="01bd8470"/>
    </style:style>
    <style:style style:name="T456" style:family="text">
      <style:text-properties officeooo:rsid="01bf36f6"/>
    </style:style>
    <style:style style:name="T457" style:family="text">
      <style:text-properties officeooo:rsid="01c3e7b9"/>
    </style:style>
    <style:style style:name="T458" style:family="text">
      <style:text-properties officeooo:rsid="01c5592e"/>
    </style:style>
    <style:style style:name="T459" style:family="text">
      <style:text-properties officeooo:rsid="01c7511f"/>
    </style:style>
    <style:style style:name="T460" style:family="text">
      <style:text-properties officeooo:rsid="01c7cf42"/>
    </style:style>
    <style:style style:name="T461" style:family="text">
      <style:text-properties officeooo:rsid="01caa2a9"/>
    </style:style>
    <style:style style:name="T462" style:family="text">
      <style:text-properties officeooo:rsid="01cc2308"/>
    </style:style>
    <style:style style:name="T463" style:family="text">
      <style:text-properties officeooo:rsid="01ce138f"/>
    </style:style>
    <style:style style:name="T464" style:family="text">
      <style:text-properties officeooo:rsid="01cea4ba"/>
    </style:style>
    <style:style style:name="T465" style:family="text">
      <style:text-properties fo:background-color="transparent" loext:char-shading-value="0"/>
    </style:style>
    <style:style style:name="T466" style:family="text">
      <style:text-properties officeooo:rsid="00533069" fo:background-color="transparent" loext:char-shading-value="0"/>
    </style:style>
    <style:style style:name="T467" style:family="text">
      <style:text-properties officeooo:rsid="01daac18" fo:background-color="transparent" loext:char-shading-value="0"/>
    </style:style>
    <style:style style:name="T468" style:family="text">
      <style:text-properties officeooo:rsid="006b849d" fo:background-color="transparent" loext:char-shading-value="0"/>
    </style:style>
    <style:style style:name="T469" style:family="text">
      <style:text-properties officeooo:rsid="006e7b35" fo:background-color="transparent" loext:char-shading-value="0"/>
    </style:style>
    <style:style style:name="T470" style:family="text">
      <style:text-properties officeooo:rsid="006eadf1" fo:background-color="transparent" loext:char-shading-value="0"/>
    </style:style>
    <style:style style:name="T471" style:family="text">
      <style:text-properties officeooo:rsid="006dd190" fo:background-color="transparent" loext:char-shading-value="0"/>
    </style:style>
    <style:style style:name="T472" style:family="text">
      <style:text-properties officeooo:rsid="0073d1dc" fo:background-color="transparent" loext:char-shading-value="0"/>
    </style:style>
    <style:style style:name="T473" style:family="text">
      <style:text-properties officeooo:rsid="01dbd4a6" fo:background-color="transparent" loext:char-shading-value="0"/>
    </style:style>
    <style:style style:name="T474" style:family="text">
      <style:text-properties officeooo:rsid="0079898f" fo:background-color="transparent" loext:char-shading-value="0"/>
    </style:style>
    <style:style style:name="T475" style:family="text">
      <style:text-properties officeooo:rsid="006d4016" fo:background-color="transparent" loext:char-shading-value="0"/>
    </style:style>
    <style:style style:name="T476" style:family="text">
      <style:text-properties officeooo:rsid="01cfe1f7"/>
    </style:style>
    <style:style style:name="T477" style:family="text">
      <style:text-properties officeooo:rsid="01d20bd4"/>
    </style:style>
    <style:style style:name="T478" style:family="text">
      <style:text-properties officeooo:rsid="01d37673"/>
    </style:style>
    <style:style style:name="T479" style:family="text">
      <style:text-properties officeooo:rsid="01d4c36f"/>
    </style:style>
    <style:style style:name="T480" style:family="text">
      <style:text-properties officeooo:rsid="01d50f09"/>
    </style:style>
    <style:style style:name="T481" style:family="text">
      <style:text-properties officeooo:rsid="01d5ab68"/>
    </style:style>
    <style:style style:name="T482" style:family="text">
      <style:text-properties officeooo:rsid="01d6f0fa"/>
    </style:style>
    <style:style style:name="T483" style:family="text">
      <style:text-properties officeooo:rsid="01d84cad"/>
    </style:style>
    <style:style style:name="T484" style:family="text">
      <style:text-properties officeooo:rsid="01d9a4fc"/>
    </style:style>
    <style:style style:name="T485" style:family="text">
      <style:text-properties officeooo:rsid="0047d644"/>
    </style:style>
    <style:style style:name="T486" style:family="text">
      <style:text-properties officeooo:rsid="01d9d42c"/>
    </style:style>
    <style:style style:name="T487" style:family="text">
      <style:text-properties officeooo:rsid="01daac18"/>
    </style:style>
    <style:style style:name="T488" style:family="text">
      <style:text-properties officeooo:rsid="01dc93eb"/>
    </style:style>
    <style:style style:name="T489" style:family="text">
      <style:text-properties officeooo:rsid="01dd72fc"/>
    </style:style>
    <style:style style:name="T490" style:family="text">
      <style:text-properties officeooo:rsid="01e03c35"/>
    </style:style>
    <style:style style:name="T491" style:family="text">
      <style:text-properties officeooo:rsid="01e0b2ce"/>
    </style:style>
    <style:style style:name="T492" style:family="text">
      <style:text-properties officeooo:rsid="01e2325b"/>
    </style:style>
    <style:style style:name="T493" style:family="text">
      <style:text-properties officeooo:rsid="01e33c7f"/>
    </style:style>
    <style:style style:name="T494" style:family="text">
      <style:text-properties officeooo:rsid="01e76352"/>
    </style:style>
    <style:style style:name="T495" style:family="text">
      <style:text-properties officeooo:rsid="01ec0503"/>
    </style:style>
    <style:style style:name="T496" style:family="text">
      <style:text-properties officeooo:rsid="01ecee5c"/>
    </style:style>
    <style:style style:name="T497" style:family="text">
      <style:text-properties officeooo:rsid="01ef2bbf"/>
    </style:style>
    <style:style style:name="T498" style:family="text">
      <style:text-properties style:font-name="Ubuntu2"/>
    </style:style>
    <style:style style:name="T499" style:family="text">
      <style:text-properties officeooo:rsid="01f8bc09"/>
    </style:style>
    <style:style style:name="T500" style:family="text">
      <style:text-properties officeooo:rsid="01fa6605"/>
    </style:style>
    <style:style style:name="T501" style:family="text">
      <style:text-properties fo:font-size="18pt" fo:font-style="normal" style:font-size-asian="18pt" style:font-style-asian="normal" style:font-size-complex="18pt" style:font-style-complex="normal"/>
    </style:style>
    <style:style style:name="T502" style:family="text">
      <style:text-properties officeooo:rsid="01fd268e"/>
    </style:style>
    <style:style style:name="T503" style:family="text">
      <style:text-properties officeooo:rsid="01fd4b36"/>
    </style:style>
    <style:style style:name="T504" style:family="text">
      <style:text-properties officeooo:rsid="0200889e"/>
    </style:style>
    <style:style style:name="T505" style:family="text">
      <style:text-properties officeooo:rsid="0200dec4"/>
    </style:style>
    <style:style style:name="T506" style:family="text">
      <style:text-properties officeooo:rsid="0202beee"/>
    </style:style>
    <style:style style:name="T507" style:family="text">
      <style:text-properties officeooo:rsid="02081cc4"/>
    </style:style>
    <style:style style:name="T508" style:family="text">
      <style:text-properties officeooo:rsid="000fb16f"/>
    </style:style>
    <style:style style:name="T509" style:family="text">
      <style:text-properties officeooo:rsid="020c841f"/>
    </style:style>
    <style:style style:name="T510" style:family="text">
      <style:text-properties officeooo:rsid="020e18ba"/>
    </style:style>
    <style:style style:name="T511" style:family="text">
      <style:text-properties officeooo:rsid="02112a7c"/>
    </style:style>
    <style:style style:name="T512" style:family="text">
      <style:text-properties officeooo:rsid="0211bb95"/>
    </style:style>
    <style:style style:name="T513" style:family="text">
      <style:text-properties officeooo:rsid="0217cf70"/>
    </style:style>
    <style:style style:name="T514" style:family="text">
      <style:text-properties text:display="none"/>
    </style:style>
    <style:style style:name="T515" style:family="text">
      <style:text-properties officeooo:rsid="0217ff6e"/>
    </style:style>
    <style:style style:name="T516" style:family="text">
      <style:text-properties officeooo:rsid="021a15b0"/>
    </style:style>
    <style:style style:name="T517" style:family="text">
      <style:text-properties officeooo:rsid="021bea64"/>
    </style:style>
    <style:style style:name="T518" style:family="text">
      <style:text-properties officeooo:rsid="021c3d04"/>
    </style:style>
    <style:style style:name="T519" style:family="text">
      <style:text-properties style:font-name="courrier 10 Pitch"/>
    </style:style>
    <style:style style:name="T520" style:family="text">
      <style:text-properties style:font-name="courrier 10 Pitch" officeooo:rsid="021bea64"/>
    </style:style>
    <style:style style:name="T521" style:family="text">
      <style:text-properties officeooo:rsid="021f7956"/>
    </style:style>
    <style:style style:name="T522" style:family="text">
      <style:text-properties officeooo:rsid="022144ad"/>
    </style:style>
    <style:style style:name="T523" style:family="text">
      <style:text-properties officeooo:rsid="0221679e"/>
    </style:style>
    <style:style style:name="T524" style:family="text">
      <style:text-properties officeooo:rsid="02217e2b"/>
    </style:style>
    <style:style style:name="T525" style:family="text">
      <style:text-properties officeooo:rsid="0221a1fc"/>
    </style:style>
    <style:style style:name="T526" style:family="text">
      <style:text-properties officeooo:rsid="0222148c"/>
    </style:style>
    <style:style style:name="T527" style:family="text">
      <style:text-properties officeooo:rsid="0223660f"/>
    </style:style>
    <style:style style:name="T528" style:family="text">
      <style:text-properties officeooo:rsid="01c06c3a"/>
    </style:style>
    <style:style style:name="T529" style:family="text">
      <style:text-properties officeooo:rsid="02278a8e"/>
    </style:style>
    <style:style style:name="T530" style:family="text">
      <style:text-properties officeooo:rsid="0228ceff"/>
    </style:style>
    <style:style style:name="T531" style:family="text">
      <style:text-properties officeooo:rsid="022aa0c3"/>
    </style:style>
    <style:style style:name="T532" style:family="text">
      <style:text-properties officeooo:rsid="022c50b9"/>
    </style:style>
    <style:style style:name="T533" style:family="text">
      <style:text-properties officeooo:rsid="022e4214"/>
    </style:style>
    <style:style style:name="T534" style:family="text">
      <style:text-properties officeooo:rsid="02312df3"/>
    </style:style>
    <style:style style:name="T535" style:family="text">
      <style:text-properties officeooo:rsid="0233e290"/>
    </style:style>
    <style:style style:name="T536" style:family="text">
      <style:text-properties officeooo:rsid="0235e0ce"/>
    </style:style>
    <style:style style:name="T537" style:family="text">
      <style:text-properties officeooo:rsid="02371fb0"/>
    </style:style>
    <style:style style:name="T538" style:family="text">
      <style:text-properties officeooo:rsid="023dc9d9"/>
    </style:style>
    <style:style style:name="T539" style:family="text">
      <style:text-properties fo:font-size="8pt" officeooo:rsid="023dc9d9" style:font-size-asian="8pt" style:font-size-complex="8pt"/>
    </style:style>
    <style:style style:name="T540" style:family="text">
      <style:text-properties officeooo:rsid="023de145"/>
    </style:style>
    <style:style style:name="T541" style:family="text">
      <style:text-properties style:font-name="Courrier 10 Pitch" fo:font-weight="normal" style:font-weight-asian="normal" style:font-weight-complex="normal"/>
    </style:style>
    <style:style style:name="T542" style:family="text">
      <style:text-properties officeooo:rsid="006d4016"/>
    </style:style>
    <style:style style:name="T543" style:family="text">
      <style:text-properties officeooo:rsid="0244daaf"/>
    </style:style>
    <style:style style:name="T54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4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4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4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5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6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draw:g text:anchor-type="paragraph" draw:z-index="26" draw:name="Shape5" draw:style-name="gr11"><draw:g draw:style-name="gr2"><draw:frame draw:style-name="gr9" draw:text-style-name="P589" svg:width="8.387in" svg:height="11.863in" svg:x="3.1346in" svg:y="0.7874in"><draw:image xlink:href="Pictures/10000201000009B000000DB45996031006FA1B48.png" xlink:type="simple" xlink:show="embed" xlink:actuate="onLoad"><text:p/></draw:image></draw:frame><draw:frame draw:style-name="gr12" draw:text-style-name="P594" svg:width="4.3315in" svg:height="4.0315in" svg:x="6.639in" svg:y="1.6476in"><draw:text-box><text:p text:style-name="P593"><text:span text:style-name="T545">THE CONTEXT MANUAL <text:s/></text:span><text:span text:style-name="T546"><text:s text:c="13"/>V 0.3.2</text:span></text:p></draw:text-box></draw:frame></draw:g><draw:frame draw:style-name="gr13" draw:text-style-name="P595" svg:width="3.1906in" svg:height="3.6539in" svg:x="3.4484in" svg:y="7.2874in"><draw:text-box><text:p text:style-name="P590"><text:span text:style-name="T54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4">Table of Contents</text:p>
          </text:index-title>
          <text:p text:style-name="P414"><text:a xlink:type="simple" xlink:href="#__RefHeading___Toc3253_760083855" text:style-name="Index_20_Link" text:visited-style-name="Index_20_Link">1. INTRODUCTION<text:tab/>5</text:a></text:p>
          <text:p text:style-name="P415"><text:a xlink:type="simple" xlink:href="#__RefHeading___Toc4114_57122431" text:style-name="Index_20_Link" text:visited-style-name="Index_20_Link">WHAT IS CONTEXT?<text:tab/>5</text:a></text:p>
          <text:p text:style-name="P415"><text:a xlink:type="simple" xlink:href="#__RefHeading___Toc4116_57122431" text:style-name="Index_20_Link" text:visited-style-name="Index_20_Link">WHAT IS THE PURPOSE OF CONTEXT?<text:tab/>6</text:a></text:p>
          <text:p text:style-name="P415"><text:a xlink:type="simple" xlink:href="#__RefHeading___Toc3255_760083855" text:style-name="Index_20_Link" text:visited-style-name="Index_20_Link">IS CONTEXT RIGHT FOR YOU?<text:tab/>6</text:a></text:p>
          <text:p text:style-name="P415"><text:a xlink:type="simple" xlink:href="#__RefHeading___Toc3257_760083855" text:style-name="Index_20_Link" text:visited-style-name="Index_20_Link">ABOUT THIS MANUAL<text:tab/>6</text:a></text:p>
          <text:p text:style-name="P414"><text:a xlink:type="simple" xlink:href="#__RefHeading___Toc13399_946536860" text:style-name="Index_20_Link" text:visited-style-name="Index_20_Link">2. INSTALLATION<text:tab/>7</text:a></text:p>
          <text:p text:style-name="P415"><text:a xlink:type="simple" xlink:href="#__RefHeading___Toc9778_1904584262" text:style-name="Index_20_Link" text:visited-style-name="Index_20_Link">FONT SIZES<text:tab/>8</text:a></text:p>
          <text:p text:style-name="P414"><text:a xlink:type="simple" xlink:href="#__RefHeading___Toc9780_1904584262" text:style-name="Index_20_Link" text:visited-style-name="Index_20_Link">3. HOW DOES CONTEXT WORK?<text:tab/>8</text:a></text:p>
          <text:p text:style-name="P415"><text:a xlink:type="simple" xlink:href="#__RefHeading___Toc3263_760083855" text:style-name="Index_20_Link" text:visited-style-name="Index_20_Link">BASIC PROCESS<text:tab/>9</text:a></text:p>
          <text:p text:style-name="P414"><text:a xlink:type="simple" xlink:href="#__RefHeading___Toc7526_1169854844" text:style-name="Index_20_Link" text:visited-style-name="Index_20_Link">4. USING THE GUI<text:tab/>10</text:a></text:p>
          <text:p text:style-name="P415"><text:a xlink:type="simple" xlink:href="#__RefHeading___Toc14880_1085286991" text:style-name="Index_20_Link" text:visited-style-name="Index_20_Link">STARTING AND STOPPING CONTEXT<text:tab/>10</text:a></text:p>
          <text:p text:style-name="P415"><text:a xlink:type="simple" xlink:href="#__RefHeading___Toc7528_1169854844" text:style-name="Index_20_Link" text:visited-style-name="Index_20_Link">RESIZING CONTEXT<text:tab/>11</text:a></text:p>
          <text:p text:style-name="P415"><text:a xlink:type="simple" xlink:href="#__RefHeading___Toc7718_391007669" text:style-name="Index_20_Link" text:visited-style-name="Index_20_Link">ACCESSING THE MENU<text:tab/>11</text:a></text:p>
          <text:p text:style-name="P415"><text:a xlink:type="simple" xlink:href="#__RefHeading___Toc7720_391007669" text:style-name="Index_20_Link" text:visited-style-name="Index_20_Link">OTHER GUI SHORTCUTS<text:tab/>11</text:a></text:p>
          <text:p text:style-name="P414"><text:a xlink:type="simple" xlink:href="#__RefHeading___Toc654_440237394" text:style-name="Index_20_Link" text:visited-style-name="Index_20_Link">5. CONNECTIONS<text:tab/>12</text:a></text:p>
          <text:p text:style-name="P415"><text:a xlink:type="simple" xlink:href="#__RefHeading___Toc2090_1627510547" text:style-name="Index_20_Link" text:visited-style-name="Index_20_Link">CABLE CONNECTIONS<text:tab/>12</text:a></text:p>
          <text:p text:style-name="P415"><text:a xlink:type="simple" xlink:href="#__RefHeading___Toc3269_760083855" text:style-name="Index_20_Link" text:visited-style-name="Index_20_Link">FLOAT CONNECTIONS<text:tab/>13</text:a></text:p>
          <text:p text:style-name="P415"><text:a xlink:type="simple" xlink:href="#__RefHeading___Toc3275_760083855" text:style-name="Index_20_Link" text:visited-style-name="Index_20_Link">DIFFERENCE BETWEEN CABLE AND FLOAT CONNECTION<text:tab/>13</text:a></text:p>
          <text:p text:style-name="P414"><text:a xlink:type="simple" xlink:href="#__RefHeading___Toc674_440237394" text:style-name="Index_20_Link" text:visited-style-name="Index_20_Link">6. PATTERN AND BURST<text:tab/>14</text:a></text:p>
          <text:p text:style-name="P414"><text:a xlink:type="simple" xlink:href="#__RefHeading___Toc819_440237394" text:style-name="Index_20_Link" text:visited-style-name="Index_20_Link">7. ID AND CHANNELS<text:tab/>16</text:a></text:p>
          <text:p text:style-name="P414"><text:a xlink:type="simple" xlink:href="#__RefHeading___Toc3283_760083855" text:style-name="Index_20_Link" text:visited-style-name="Index_20_Link">8. CONTEXT COMMANDS (INPUT LANGUAGE)<text:tab/>17</text:a></text:p>
          <text:p text:style-name="P415"><text:a xlink:type="simple" xlink:href="#__RefHeading___Toc4118_57122431" text:style-name="Index_20_Link" text:visited-style-name="Index_20_Link">WHAT DO ALL THE CONTEXT COMMANDS DO?<text:tab/>19</text:a></text:p>
          <text:p text:style-name="P415"><text:a xlink:type="simple" xlink:href="#__RefHeading___Toc15947_1085286991" text:style-name="Index_20_Link" text:visited-style-name="Index_20_Link">MODIFYING COMMANDS<text:tab/>20</text:a></text:p>
          <text:p text:style-name="P415"><text:a xlink:type="simple" xlink:href="#__RefHeading___Toc6115_1972021576" text:style-name="Index_20_Link" text:visited-style-name="Index_20_Link">QUOTATION MARKS<text:tab/>20</text:a></text:p>
          <text:p text:style-name="P414"><text:a xlink:type="simple" xlink:href="#__RefHeading___Toc821_440237394" text:style-name="Index_20_Link" text:visited-style-name="Index_20_Link">9. MESSAGE DATABASES<text:tab/>20</text:a></text:p>
          <text:p text:style-name="P415"><text:a xlink:type="simple" xlink:href="#__RefHeading___Toc2647_1627510547" text:style-name="Index_20_Link" text:visited-style-name="Index_20_Link">DATABASE LIMITS<text:tab/>21</text:a></text:p>
          <text:p text:style-name="P415"><text:a xlink:type="simple" xlink:href="#__RefHeading___Toc2526_1627510547" text:style-name="Index_20_Link" text:visited-style-name="Index_20_Link">GUI ACCESS TO DATABASE<text:tab/>22</text:a></text:p>
          <text:p text:style-name="P415"><text:a xlink:type="simple" xlink:href="#__RefHeading___Toc8972_19251435" text:style-name="Index_20_Link" text:visited-style-name="Index_20_Link">MESSAGE PREPEND AND APPEND<text:tab/>23</text:a></text:p>
          <text:p text:style-name="P414"><text:a xlink:type="simple" xlink:href="#__RefHeading___Toc676_440237394" text:style-name="Index_20_Link" text:visited-style-name="Index_20_Link">10. TIMING<text:tab/>23</text:a></text:p>
          <text:p text:style-name="P415"><text:a xlink:type="simple" xlink:href="#__RefHeading___Toc3297_760083855" text:style-name="Index_20_Link" text:visited-style-name="Index_20_Link">REVERSE<text:tab/>23</text:a></text:p>
          <text:p text:style-name="P415"><text:a xlink:type="simple" xlink:href="#__RefHeading___Toc3299_760083855" text:style-name="Index_20_Link" text:visited-style-name="Index_20_Link">SAFETY<text:tab/>24</text:a></text:p>
          <text:p text:style-name="P415"><text:a xlink:type="simple" xlink:href="#__RefHeading___Toc3301_760083855" text:style-name="Index_20_Link" text:visited-style-name="Index_20_Link">CALCULATION<text:tab/>24</text:a></text:p>
          <text:p text:style-name="P415"><text:a xlink:type="simple" xlink:href="#__RefHeading___Toc4120_57122431" text:style-name="Index_20_Link" text:visited-style-name="Index_20_Link">TEMPO<text:tab/>25</text:a></text:p>
          <text:p text:style-name="P415"><text:soft-page-break/><text:a xlink:type="simple" xlink:href="#__RefHeading___Toc3303_760083855" text:style-name="Index_20_Link" text:visited-style-name="Index_20_Link">POSITIONAL MODE<text:tab/>25</text:a></text:p>
          <text:p text:style-name="P415"><text:a xlink:type="simple" xlink:href="#__RefHeading___Toc3305_760083855" text:style-name="Index_20_Link" text:visited-style-name="Index_20_Link">RANDOM MODE<text:tab/>26</text:a></text:p>
          <text:p text:style-name="P414"><text:a xlink:type="simple" xlink:href="#__RefHeading___Toc1013_440237394" text:style-name="Index_20_Link" text:visited-style-name="Index_20_Link">11. BURST SETTINGS<text:tab/>27</text:a></text:p>
          <text:p text:style-name="P415"><text:a xlink:type="simple" xlink:href="#__RefHeading___Toc4122_57122431" text:style-name="Index_20_Link" text:visited-style-name="Index_20_Link">ADVANCED SETTINGS<text:tab/>28</text:a></text:p>
          <text:p text:style-name="P415"><text:a xlink:type="simple" xlink:href="#__RefHeading___Toc9782_1904584262" text:style-name="Index_20_Link" text:visited-style-name="Index_20_Link">MANUAL DEFINE (:o)<text:tab/>29</text:a></text:p>
          <text:p text:style-name="P415"><text:a xlink:type="simple" xlink:href="#__RefHeading___Toc4472_1322672788" text:style-name="Index_20_Link" text:visited-style-name="Index_20_Link">RANDOM DEVIATION<text:tab/>30</text:a></text:p>
          <text:p text:style-name="P414"><text:a xlink:type="simple" xlink:href="#__RefHeading___Toc3307_760083855" text:style-name="Index_20_Link" text:visited-style-name="Index_20_Link">12. MESSAGE VARIABLES (OUTPUT LANGUAGE)<text:tab/>30</text:a></text:p>
          <text:p text:style-name="P415"><text:a xlink:type="simple" xlink:href="#__RefHeading___Toc3691_895600362" text:style-name="Index_20_Link" text:visited-style-name="Index_20_Link">VARIABLES WITHOUT ARGUMENTS<text:tab/>32</text:a></text:p>
          <text:p text:style-name="P415"><text:a xlink:type="simple" xlink:href="#__RefHeading___Toc4124_57122431" text:style-name="Index_20_Link" text:visited-style-name="Index_20_Link">VARIABLES WITH ARGUMENTS<text:tab/>33</text:a></text:p>
          <text:p text:style-name="P415"><text:a xlink:type="simple" xlink:href="#__RefHeading___Toc11727_1231104557" text:style-name="Index_20_Link" text:visited-style-name="Index_20_Link">DIRECTION CHARACTERS<text:tab/>36</text:a></text:p>
          <text:p text:style-name="P414"><text:a xlink:type="simple" xlink:href="#__RefHeading___Toc4126_57122431" text:style-name="Index_20_Link" text:visited-style-name="Index_20_Link">13. MEMORY BANK<text:tab/>37</text:a></text:p>
          <text:p text:style-name="P415"><text:a xlink:type="simple" xlink:href="#__RefHeading___Toc6206_649410494" text:style-name="Index_20_Link" text:visited-style-name="Index_20_Link">BANK SETTINGS<text:tab/>38</text:a></text:p>
          <text:p text:style-name="P415"><text:a xlink:type="simple" xlink:href="#__RefHeading___Toc4442_3668593395" text:style-name="Index_20_Link" text:visited-style-name="Index_20_Link">CHOOSING WHICH SETTINGS ARE STORED<text:tab/>39</text:a></text:p>
          <text:p text:style-name="P414"><text:a xlink:type="simple" xlink:href="#__RefHeading___Toc4128_57122431" text:style-name="Index_20_Link" text:visited-style-name="Index_20_Link">14. USING THE OVERLAY<text:tab/>39</text:a></text:p>
          <text:p text:style-name="P415"><text:a xlink:type="simple" xlink:href="#__RefHeading___Toc15949_1085286991" text:style-name="Index_20_Link" text:visited-style-name="Index_20_Link">HACKING<text:tab/>40</text:a></text:p>
          <text:p text:style-name="P415"><text:a xlink:type="simple" xlink:href="#__RefHeading___Toc4633_895600362" text:style-name="Index_20_Link" text:visited-style-name="Index_20_Link">CUSTOM GUI’S<text:tab/>41</text:a></text:p>
          <text:p text:style-name="P415"><text:a xlink:type="simple" xlink:href="#__RefHeading___Toc15951_1085286991" text:style-name="Index_20_Link" text:visited-style-name="Index_20_Link">EMBEDDING OBJECTS<text:tab/>41</text:a></text:p>
          <text:p text:style-name="P415"><text:a xlink:type="simple" xlink:href="#__RefHeading___Toc4969_170382372" text:style-name="Index_20_Link" text:visited-style-name="Index_20_Link">OVERLAY SAVING<text:tab/>42</text:a></text:p>
          <text:p text:style-name="P414"><text:a xlink:type="simple" xlink:href="#__RefHeading___Toc4585_1275536661" text:style-name="Index_20_Link" text:visited-style-name="Index_20_Link">15. RULES<text:tab/>42</text:a></text:p>
          <text:p text:style-name="P415"><text:a xlink:type="simple" xlink:href="#__RefHeading___Toc15953_1085286991" text:style-name="Index_20_Link" text:visited-style-name="Index_20_Link">ACCESSING RULES<text:tab/>43</text:a></text:p>
          <text:p text:style-name="P415"><text:a xlink:type="simple" xlink:href="#__RefHeading___Toc15955_1085286991" text:style-name="Index_20_Link" text:visited-style-name="Index_20_Link">BASIC SYNTAX OF RULES<text:tab/>43</text:a></text:p>
          <text:p text:style-name="P415"><text:a xlink:type="simple" xlink:href="#__RefHeading___Toc8083_649410494" text:style-name="Index_20_Link" text:visited-style-name="Index_20_Link">QUERIES<text:tab/>45</text:a></text:p>
          <text:p text:style-name="P415"><text:a xlink:type="simple" xlink:href="#__RefHeading___Toc5490_1231104557" text:style-name="Index_20_Link" text:visited-style-name="Index_20_Link">INDICATORS<text:tab/>46</text:a></text:p>
          <text:p text:style-name="P414"><text:a xlink:type="simple" xlink:href="#__RefHeading___Toc4130_57122431" text:style-name="Index_20_Link" text:visited-style-name="Index_20_Link">16. HOLDING MESSAGES<text:tab/>46</text:a></text:p>
          <text:p text:style-name="P414"><text:a xlink:type="simple" xlink:href="#__RefHeading___Toc4479_677641376" text:style-name="Index_20_Link" text:visited-style-name="Index_20_Link">17. OTHER OBJECTS<text:tab/>47</text:a></text:p>
          <text:p text:style-name="P415"><text:a xlink:type="simple" xlink:href="#__RefHeading___Toc9331_1720203599" text:style-name="Index_20_Link" text:visited-style-name="Index_20_Link">CONTENT<text:tab/>47</text:a></text:p>
          <text:p text:style-name="P415"><text:a xlink:type="simple" xlink:href="#__RefHeading___Toc6143_1720203599" text:style-name="Index_20_Link" text:visited-style-name="Index_20_Link">MOVER<text:tab/>51</text:a></text:p>
          <text:p text:style-name="P415"><text:a xlink:type="simple" xlink:href="#__RefHeading___Toc18749_19251435" text:style-name="Index_20_Link" text:visited-style-name="Index_20_Link">MARKER<text:tab/>53</text:a></text:p>
          <text:p text:style-name="P415"><text:a xlink:type="simple" xlink:href="#__RefHeading___Toc6477_1720203599" text:style-name="Index_20_Link" text:visited-style-name="Index_20_Link">INLET~ AND OUTLET~<text:tab/>55</text:a></text:p>
          <text:p text:style-name="P415"><text:a xlink:type="simple" xlink:href="#__RefHeading___Toc21112_19251435" text:style-name="Index_20_Link" text:visited-style-name="Index_20_Link">SCALER<text:tab/>55</text:a></text:p>
          <text:p text:style-name="P415"><text:a xlink:type="simple" xlink:href="#__RefHeading___Toc15959_1085286991" text:style-name="Index_20_Link" text:visited-style-name="Index_20_Link">UNDO<text:tab/>56</text:a></text:p>
          <text:p text:style-name="P415"><text:a xlink:type="simple" xlink:href="#__RefHeading___Toc15961_1085286991" text:style-name="Index_20_Link" text:visited-style-name="Index_20_Link">KEYLIST<text:tab/>57</text:a></text:p>
          <text:p text:style-name="P415"><text:a xlink:type="simple" xlink:href="#__RefHeading___Toc9784_1904584262" text:style-name="Index_20_Link" text:visited-style-name="Index_20_Link">GRIDCONTROL<text:tab/>57</text:a></text:p>
          <text:p text:style-name="P414"><text:soft-page-break/><text:a xlink:type="simple" xlink:href="#__RefHeading___Toc15963_1085286991" text:style-name="Index_20_Link" text:visited-style-name="Index_20_Link">18. PRESETS<text:tab/>64</text:a></text:p>
          <text:p text:style-name="P414"><text:a xlink:type="simple" xlink:href="#__RefHeading___Toc8277_1720203599" text:style-name="Index_20_Link" text:visited-style-name="Index_20_Link">19. MISCELLANEOUS<text:tab/>65</text:a></text:p>
          <text:p text:style-name="P414"><text:a xlink:type="simple" xlink:href="#__RefHeading___Toc3430_1724567579" text:style-name="Index_20_Link" text:visited-style-name="Index_20_Link">20. PROBLEMS / LIMITATIONS<text:tab/>65</text:a></text:p>
          <text:p text:style-name="P415"><text:a xlink:type="simple" xlink:href="#__RefHeading___Toc4134_57122431" text:style-name="Index_20_Link" text:visited-style-name="Index_20_Link">LOAD TIME<text:tab/>65</text:a></text:p>
          <text:p text:style-name="P415"><text:a xlink:type="simple" xlink:href="#__RefHeading___Toc4136_57122431" text:style-name="Index_20_Link" text:visited-style-name="Index_20_Link">TEMPO / BPM<text:tab/>66</text:a></text:p>
          <text:p text:style-name="P415"><text:a xlink:type="simple" xlink:href="#__RefHeading___Toc10660_19251435" text:style-name="Index_20_Link" text:visited-style-name="Index_20_Link">DELETING CONTEXTS<text:tab/>66</text:a></text:p>
          <text:p text:style-name="P415"><text:a xlink:type="simple" xlink:href="#__RefHeading___Toc7722_391007669" text:style-name="Index_20_Link" text:visited-style-name="Index_20_Link">ZOOMING AND RESIZING<text:tab/>67</text:a></text:p>
          <text:p text:style-name="P414"><text:a xlink:type="simple" xlink:href="#__RefHeading___Toc7879_1881552390" text:style-name="Index_20_Link" text:visited-style-name="Index_20_Link">21. TROUBLESHOOTING<text:tab/>67</text:a></text:p>
          <text:p text:style-name="P414"><text:a xlink:type="simple" xlink:href="#__RefHeading___Toc1744_1323674811" text:style-name="Index_20_Link" text:visited-style-name="Index_20_Link">22. COMPLETE SCHEMATIC OF CONTEXT PROCESS<text:tab/>68</text:a></text:p>
          <text:p text:style-name="P414"><text:a xlink:type="simple" xlink:href="#__RefHeading___Toc3317_760083855" text:style-name="Index_20_Link" text:visited-style-name="Index_20_Link">23. GLOSSARY OR TERMS<text:tab/>69</text:a></text:p>
          <text:p text:style-name="P414"><text:a xlink:type="simple" xlink:href="#__RefHeading___Toc7724_391007669" text:style-name="Index_20_Link" text:visited-style-name="Index_20_Link">24. LICENSE<text:tab/>71</text:a></text:p>
        </text:index-body>
      </text:table-of-content>
      <text:p text:style-name="P279"/>
      <text:p text:style-name="P262"><text:bookmark text:name="_GoBack"/>THE CONTEXT MANUAL</text:p>
      <text:p text:style-name="P278"><text:span text:style-name="T73">0.</text:span>3.<text:span text:style-name="T507">1</text:span><text:tab/><text:tab/><text:tab/></text:p>
      <text:list xml:id="list4032564021" text:style-name="Numbering_20_1">
        <text:list-item>
          <text:h text:style-name="P510"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74">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0">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0">Context is one tool a single tool ready for man functions. Among its features, Context is</text:span><text:span text:style-name="T277">:</text:span></text:p>
      <text:list xml:id="list3611097537" text:style-name="L1">
        <text:list-item>
          <text:p text:style-name="P416"><text:span text:style-name="T9">A STEP SEQUENCER, A SAMPLE PLAYER, A DATABASE, A LOGIC GATE, AND AN EMBED</text:span><text:span text:style-name="T14">D</text:span><text:span text:style-name="T9">ABLE TIMELINE</text:span>. Don’t be fooled by the minimalist interface—<text:span text:style-name="T210">a</text:span> context <text:span text:style-name="T210">object </text:span>can be any or all of these things at once.</text:p>
        </text:list-item>
        <text:list-item>
          <text:p text:style-name="P416"><text:span text:style-name="T9">POWERFUL AND FEATURE RICH</text:span>. Context has over 100 parameters, making it infinitely adaptable and constantly surprising.</text:p>
        </text:list-item>
        <text:list-item>
          <text:p text:style-name="P417"><text:span text:style-name="T9">EASY TO USE</text:span>. <text:span text:style-name="T211">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1">es</text:span> care of the rest.</text:p>
        </text:list-item>
        <text:list-item>
          <text:p text:style-name="P418"><text:span text:style-name="T9">A LANGUAGE</text:span>. Context has its own dedicated control language, giving the user text-based control over the network, <text:span text:style-name="T326">and its behaviour. The language and the GUI are well integrated, giving you immediate control over any setting.</text:span></text:p>
        </text:list-item>
        <text:list-item>
          <text:p text:style-name="P419"><text:span text:style-name="T9">MODULAR</text:span>. <text:span text:style-name="T457">Context is designed to be replicated and interconnected to form compositional networks. As with modular synthesis, the user has a great deal of control over the nature and behaviour of the environment she builds.</text:span></text:p>
        </text:list-item>
        <text:list-item>
          <text:p text:style-name="P420"><text:span text:style-name="T9">GENERATIVE</text:span>. Context can incorporate random processes at any level of composition, and context networks have the ability to modify themselves.</text:p>
        </text:list-item>
        <text:list-item>
          <text:p text:style-name="P421"><text:span text:style-name="T9">ALGORITHMIC</text:span>. Compositions can proceed according to custom rules and formulas designed by the user.</text:p>
        </text:list-item>
        <text:list-item>
          <text:p text:style-name="P420"><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4">states </text:span>saves <text:span text:style-name="T274">straight into </text:span>the .pd file, without <text:span text:style-name="T274">ever requiring </text:span>any special attention <text:span text:style-name="T27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5" text:outline-level="2"><text:bookmark-start text:name="__RefHeading___Toc4116_57122431"/><text:soft-page-break/>WHAT IS <text:span text:style-name="T275">THE PURPOSE OF </text:span>CONTEXT?<text:bookmark-end text:name="__RefHeading___Toc4116_57122431"/></text:h>
      <text:p text:style-name="P68"><text:span text:style-name="T275">Context is difficult to describe in a succinct way, but u</text:span>nderstanding the aims of the Context sequencer will perhaps help newcomers better understand what it is.</text:p>
      <text:list xml:id="list1574179381" text:style-name="L2">
        <text:list-item>
          <text:p text:style-name="P422"><text:span text:style-name="T9">Context is a single tool built for multiple purposes </text:span><text:span text:style-name="T276">and as such deviates from the normal sotware paradigm, which assigns certain tools to certain tasks. It might be more accurate to say that Context doesn’t have </text:span><text:span text:style-name="T42">any </text:span><text:span text:style-name="T276">purpose; until the user finds one for it.</text:span></text:p>
        </text:list-item>
        <text:list-item>
          <text:p text:style-name="P424"><text:span text:style-name="T9">Context provides an alternative to the traditional Digital Audio Workstation (DAW)</text:span>. Most DAWs are software environments which the user must conform to in order to <text:span text:style-name="T276">compose music. This creates a learning barrier for beginners, and compatability problems for open plattforms such as PD. </text:span><text:span text:style-name="T278">Context is not a software environment; rather, it is tool with which environments can be made.</text:span><text:span text:style-name="T276"> A Context network can hve much of the functionality of a DAW system, but is infinitely more adaptable to the user’s needs.</text:span></text:p>
        </text:list-item>
        <text:list-item>
          <text:p text:style-name="P425"><text:span text:style-name="T9">Context is both linear and non-linear</text:span>. <text:span text:style-name="T458">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1">objects</text:span>, creating complex generative compositions on a whole <text:span text:style-name="T211">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2">or choosing </text:span>instruments <text:span text:style-name="T212">is reserved for </text:span>the user.</text:p>
      <text:p text:style-name="P18"><text:span text:style-name="T212">If</text:span> you want to use Context, it’s best that you already know—or are willing to learn—some <text:span text:style-name="T212">basics </text:span>about PD and sound design. <text:span text:style-name="T21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1992486592" text:style-name="L3">
        <text:list-item>
          <text:p text:style-name="P426"><text:span text:style-name="T459">A</text:span> complete reference for all of context’s functions. For that, <text:span text:style-name="T214">refer</text:span> to the file ‘context_commands_all.pd’;</text:p>
        </text:list-item>
        <text:list-item>
          <text:p text:style-name="P426"><text:span text:style-name="T459">A</text:span> stylistic guide. Knowing how to use the software is one thing; knowing how to make music is another <text:span text:style-name="T214">matter entirely</text:span>. See the video tutorial series (forthcoming) for this;</text:p>
        </text:list-item>
      </text:list>
      <text:p text:style-name="P185">Besides this manual, the other documentation resources currently available are:</text:p>
      <text:list xml:id="list4294775268" text:style-name="L4">
        <text:list-item>
          <text:p text:style-name="P428"><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428"><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28"><text:span text:style-name="T9">Example files</text:span>. These are all stored in the ‘helpfiles’ folder and are refered to throughout this manual. It is recommended to study them as they come up.</text:p>
        </text:list-item>
        <text:list-item>
          <text:p text:style-name="P428"><text:span text:style-name="T9">Video tutorials</text:span>. (forthcoming).</text:p>
        </text:list-item>
      </text:list>
      <text:p text:style-name="P19"><text:span text:style-name="T35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5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2292732275" text:style-name="L5">
        <text:list-item>
          <text:p text:style-name="P429"><text:span text:style-name="T15">[square brackets] </text:span><text:span text:style-name="T282">mean a PD object, ie. </text:span><text:span text:style-name="T15">[float]</text:span><text:span text:style-name="T282">.</text:span></text:p>
        </text:list-item>
      </text:list>
      <text:list xml:id="list182124931170469" text:continue-list="list4032564021"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2762910256" text:style-name="L6">
        <text:list-item>
          <text:p text:style-name="P427"><text:span text:style-name="T9">OS </text:span><text:span text:style-name="T10">compatibility</text:span>: Windows (tested) Linux (tested) or MAC (untested)</text:p>
        </text:list-item>
        <text:list-item>
          <text:p text:style-name="P427"><text:span text:style-name="T9">PD version</text:span>: Vanilla 0.47 or later</text:p>
        </text:list-item>
        <text:list-item>
          <text:p text:style-name="P427"><text:span text:style-name="T9">Externals</text:span>: Context requires the following externals:</text:p>
          <text:list>
            <text:list-item>
              <text:list>
                <text:list-item>
                  <text:p text:style-name="P501">zexy</text:p>
                </text:list-item>
                <text:list-item>
                  <text:p text:style-name="P501">cyclone</text:p>
                </text:list-item>
                <text:list-item>
                  <text:p text:style-name="P501">moocow</text:p>
                </text:list-item>
                <text:list-item>
                  <text:p text:style-name="P501">flatgui</text:p>
                </text:list-item>
                <text:list-item>
                  <text:p text:style-name="P502">list-abs</text:p>
                </text:list-item>
                <text:list-item>
                  <text:p text:style-name="P503">hcs</text:p>
                </text:list-item>
                <text:list-item>
                  <text:p text:style-name="P502">iemguts (<text:span text:style-name="T460">v 0.2.1 or later</text:span>)</text:p>
                </text:list-item>
              </text:list>
            </text:list-item>
          </text:list>
        </text:list-item>
      </text:list>
      <text:p text:style-name="P20"/>
      <text:p text:style-name="P21">PD installation is not covered in this manual; <text:span text:style-name="T460">got to </text:span><text:a xlink:type="simple" xlink:href="http://msp.ucsd.edu/software.html" text:style-name="Internet_20_link" text:visited-style-name="Visited_20_Internet_20_Link"><text:span text:style-name="T460">http://msp.ucsd.edu/software.html</text:span></text:a><text:span text:style-name="T460"> and </text:span><text:a xlink:type="simple" xlink:href="http://puredata.info/" text:style-name="Internet_20_link" text:visited-style-name="Visited_20_Internet_20_Link"><text:span text:style-name="T460">http://puredata.info/</text:span></text:a><text:span text:style-name="T460"> for information on this</text:span>.</text:p>
      <text:p text:style-name="P20">Once you have PD installed, go to <text:span text:style-name="T32">Help → Find Externals</text:span>. Search for and download each of the externals individually, <text:span text:style-name="T460">making sure to get the right one one for your OS architecture</text:span>. </text:p>
      <text:p text:style-name="P20"><text:span text:style-name="T460">Next, you need to declare the path to Context on your hard drive for PD to find it. Go to </text:span><text:span text:style-name="T49">Edit → Preferences → Path. </text:span><text:span text:style-name="T228">Select </text:span><text:span text:style-name="T49">New </text:span><text:span text:style-name="T22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0">Your system should now be ready to load Context. Open a new patch (Ctrl + N) and create a new object called </text:span><text:span text:style-name="T190">[context]</text:span><text:span text:style-name="T508">. If it loads without errors, you’re good to go! If there are errors in the console window, it most likely means that one or more of the external libraries hasn’t been found, so make sure that you are declaring the externals folder properly.</text:span></text:p>
      <text:h text:style-name="P261"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14"><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5">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2977454551" text:style-name="List_20_5">
        <text:list-item>
          <text:p text:style-name="P534">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5">or with font sizes</text:span>.</text:p>
        </text:list-item>
      </text:list>
      <text:p text:style-name="P535"/>
      <text:list xml:id="list182125068468868" text:continue-list="list182124931170469"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0">SUMMARY</text:p><text:list xml:id="list2439342332" text:style-name="L7"><text:list-item><text:p text:style-name="P565">Every Context object receives ‘start’ <text:span text:style-name="T266">triggers and sends sequenced messages (‘hits’)</text:span></text:p></text:list-item><text:list-item><text:p text:style-name="P566">The process of sending sequenced outputs is called the <text:span text:style-name="T32">Context cycle</text:span>.</text:p></text:list-item><text:list-item><text:p text:style-name="P567">One Context can start another, creating feedback loops.</text:p></text:list-item></text:list></draw:text-box></draw:frame></text:p>
      <text:h text:style-name="P243"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12" svg:width="1.5016in" svg:height="1.1807in" svg:x="0.8909in" svg:y="0.9819in"><draw:image xlink:href="Pictures/10000000000000B60000007584721C4CE23B15F5.png" xlink:type="simple" xlink:show="embed" xlink:actuate="onLoad"><text:p text:style-name="P593"><text:span text:style-name="T552"><text:s text:c="2"/></text:span></text:p></draw:image></draw:frame><draw:connector draw:style-name="gr33" draw:text-style-name="P613" draw:line-skew="-0.1531in" svg:x1="0.3339in" svg:y1="1.702in" svg:x2="1.6047in" svg:y2="0.589in" draw:start-shape="id11" draw:start-glue-point="2" draw:end-shape="id12" draw:end-glue-point="0" svg:d="M848 4323v-3718h3228v891" svg:viewBox="0 0 3230 3720"><text:p/></draw:connector><draw:connector draw:style-name="gr34" draw:text-style-name="P611" xml:id="id11" draw:id="id11" svg:x1="0.3339in" svg:y1="1.702in" svg:x2="1.3299in" svg:y2="3.5028in" draw:end-shape="id13" draw:end-glue-point="2" svg:d="M848 4323v5073h2530v-499" svg:viewBox="0 0 2531 5075"><text:p/></draw:connector><draw:frame draw:style-name="gr35" draw:text-style-name="P614" xml:id="id13" draw:id="id13" svg:width="1.024in" svg:height="0.3795in" svg:x="0.8177in" svg:y="3.1236in"><draw:text-box><text:p text:style-name="P590"><text:span text:style-name="T553">‘</text:span><text:span text:style-name="T553">START’</text:span></text:p></draw:text-box></draw:frame><draw:connector draw:style-name="gr36" draw:text-style-name="P615" svg:x1="1.6646in" svg:y1="2.448in" svg:x2="2.55in" svg:y2="3.1236in" draw:start-shape="id14" draw:start-glue-point="2" draw:end-shape="id15" draw:end-glue-point="0" svg:d="M4228 6218v859h2249v857" svg:viewBox="0 0 2251 1718"><text:p/></draw:connector><draw:frame draw:style-name="gr37" draw:text-style-name="P617" xml:id="id15" draw:id="id15" svg:width="1.024in" svg:height="0.4189in" svg:x="2.0382in" svg:y="3.1236in"><draw:text-box><text:p text:style-name="P616"><text:span text:style-name="T554">♪♬♫</text:span></text:p></draw:text-box></draw:frame><draw:connector draw:style-name="gr38" draw:text-style-name="P618" svg:x1="1.6642in" svg:y1="2.448in" svg:x2="1.3295in" svg:y2="3.1236in" draw:start-shape="id14" draw:start-glue-point="2" draw:end-shape="id13" svg:d="M4227 6218v859h-850v857" svg:viewBox="0 0 852 1718"><text:p/></draw:connector><draw:frame draw:style-name="gr39" draw:text-style-name="P619" xml:id="id16" draw:id="id16" svg:width="2.3232in" svg:height="0.4335in" svg:x="1.3949in" svg:y="4.1764in"><draw:text-box><text:p text:style-name="P616"><text:span text:style-name="T555">[ OTHER PD PATCH ]</text:span></text:p></draw:text-box></draw:frame><draw:frame draw:style-name="gr40" draw:text-style-name="P620" xml:id="id12" draw:id="id12" svg:width="0.8661in" svg:height="0.3551in" svg:x="1.172in" svg:y="0.589in"><draw:text-box><text:p text:style-name="P590"><text:span text:style-name="T556">INPUT</text:span></text:p></draw:text-box></draw:frame><draw:frame draw:style-name="gr41" draw:text-style-name="P620" xml:id="id14" draw:id="id14" svg:width="1.063in" svg:height="0.3398in" svg:x="1.1331in" svg:y="2.1083in"><draw:text-box><text:p text:style-name="P590"><text:span text:style-name="T556">OUTPUT</text:span></text:p></draw:text-box></draw:frame><draw:frame draw:style-name="gr42" draw:text-style-name="P621" svg:width="0.9453in" svg:height="0.4512in" svg:x="1.172in" svg:y="1.3819in"><draw:text-box><text:p text:style-name="P590"><text:span text:style-name="T557">CYCLE</text:span></text:p><text:p text:style-name="P590"><text:span text:style-name="T557"/></text:p></draw:text-box></draw:frame><draw:connector draw:style-name="gr43" draw:text-style-name="P622" draw:type="line" svg:x1="2.55in" svg:y1="3.5425in" svg:x2="2.5563in" svg:y2="4.1764in" draw:start-shape="id15" draw:start-glue-point="2" draw:end-shape="id16" draw:end-glue-point="0" svg:d="M6477 8998l16 1610" svg:viewBox="0 0 18 1612"><text:p/></draw:connector><draw:line draw:style-name="gr44" draw:text-style-name="P623" svg:x1="1.2118in" svg:y1="1.65in" svg:x2="1.9205in" svg:y2="1.65in"><text:p/></draw:line></draw:g></draw:g><draw:line draw:style-name="gr45" draw:text-style-name="P624"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6">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45">play</text:span> C# ‘) and <text:span text:style-name="T245">makes these events occur </text:span>in a timed, orderly fashion. The ‘musical events’ that Context stores are <text:span text:style-name="T245">actually</text:span> PD messages, stored in a database. </text:p>
      <text:p text:style-name="P62">The <text:span text:style-name="T245">overall </text:span>process of sending <text:span text:style-name="T245">events </text:span>out at the right time—<text:span text:style-name="T267">that is, the process of sequencing—</text:span>is <text:span text:style-name="T267">referred to as the </text:span><text:span text:style-name="T41">Context cycle</text:span>, with <text:s/>an individual event often being called <text:span text:style-name="T270">a </text:span><text:span text:style-name="T50">hit</text:span>.</text:p>
      <text:p text:style-name="P22"><text:span text:style-name="T78">T</text:span>he messages that context fires <text:span text:style-name="T78">can be directed towards another PD patch, or they can be towards another context (typically to start it). This means that </text:span><text:span text:style-name="T30">context can control another PD patch at the same time as it controls itself</text:span><text:span text:style-name="T78">—a key principle behind the context sequencer.</text:span></text:p>
      <text:p text:style-name="P22"/>
      <text:list xml:id="list182126217785524" text:continue-list="list2977454551" text:style-name="List_20_5">
        <text:list-item>
          <text:p text:style-name="P536">See example file ‘01_basic_process.pd’ for a working d<text:span text:style-name="T246">e</text:span>monstration of this basic process.</text:p>
        </text:list-item>
      </text:list>
      <text:p text:style-name="Standard"/>
      <text:h text:style-name="P268" text:outline-level="3">CYCLE</text:h>
      <text:p text:style-name="P70">The ‘<text:span text:style-name="T285">cycle</text:span>’ mentioned in <text:span text:style-name="T247">Illustration </text:span><text:span text:style-name="T247"><text:sequence-ref text:reference-format="value" text:ref-name="refIllustration4">5</text:sequence-ref></text:span><text:span text:style-name="T247"><text:s/></text:span>is the <text:span text:style-name="T285">process of starting various events as dicated by the toggles, spread out over a certain time, the </text:span><text:span text:style-name="T43">cycle time</text:span><text:span text:style-name="T285">. It is depicted by the cursor (the thin white line on the green background above) moving across the screen, usually from left to right. More information about the cycle can be found in Section </text:span><text:span text:style-name="T285"><text:bookmark-ref text:reference-format="number-all-superior" text:ref-name="__RefHeading___Toc674_440237394">6</text:bookmark-ref></text:span><text:span text:style-name="T285">: </text:span><text:span text:style-name="T285"><text:bookmark-ref text:reference-format="text" text:ref-name="__RefHeading___Toc674_440237394">PATTERN AND BURST</text:bookmark-ref></text:span><text:span text:style-name="T285"><text:s/>and Section </text:span><text:span text:style-name="T285"><text:bookmark-ref text:reference-format="number" text:ref-name="__RefHeading___Toc676_440237394">10</text:bookmark-ref></text:span><text:span text:style-name="T285">: </text:span><text:span text:style-name="T285"><text:bookmark-ref text:reference-format="text" text:ref-name="__RefHeading___Toc676_440237394">TIMING</text:bookmark-ref></text:span><text:span text:style-name="T285">.</text:span></text:p>
      <text:p text:style-name="P76"/>
      <text:h text:style-name="P267"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47">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67"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5">and viewing networks as compositions implies thinking about feedback.</text:span></text:p>
      <text:p text:style-name="P74">There are several types of feedback loops to consider:</text:p>
      <text:list xml:id="list1824382523" text:style-name="L8">
        <text:list-item>
          <text:p text:style-name="P430"><text:span text:style-name="T9">CLOSED LOOPS</text:span> occur when one Context feeds directly back into itself. These can be used to form a regular pattern that will repeat continuously until <text:span text:style-name="T283">the system</text:span> is interrupted. Closed loops are useful for <text:span text:style-name="T283">creating regularity and for “powering” other Contexts, but they can be dangerous if the loop is too small or receives too many hits (see Section </text:span><text:span text:style-name="T283"><text:bookmark-ref text:reference-format="number" text:ref-name="__RefHeading___Toc676_440237394">10</text:bookmark-ref></text:span><text:span text:style-name="T283">: </text:span><text:span text:style-name="T283"><text:bookmark-ref text:reference-format="text" text:ref-name="__RefHeading___Toc3299_760083855">SAFETY</text:bookmark-ref></text:span><text:span text:style-name="T283">).</text:span></text:p>
        </text:list-item>
        <text:list-item>
          <text:p text:style-name="P431"><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1"><text:span text:style-name="T9">EXTENDED LOOPS</text:span> occur when more than one Context is used to form the loop. They can be extended indefinitely.</text:p>
        </text:list-item>
      </text:list>
      <text:list xml:id="list182125244054465" text:continue-list="list182126217785524" text:style-name="List_20_5">
        <text:list-item>
          <text:p text:style-name="P538">See example file ‘02_feedback.pd’ for a working demonstration of different feedback types<text:note text:id="ftn1" text:note-class="footnote"><text:note-citation>1</text:note-citation><text:note-body><text:p text:style-name="Footnote"><text:s/><text:span text:style-name="T284">See also </text:span>‘<text:span text:style-name="T28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82125816342190" text:continue-list="list182125068468868" text:style-name="Numbering_20_1">
        <text:list-item>
          <text:h text:style-name="P511"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0">SUMMARY</text:p><text:list xml:id="list182125166907174" text:continue-list="list2439342332" text:style-name="L7"><text:list-item><text:p text:style-name="P568">To start any Context, double click on it</text:p></text:list-item><text:list-item><text:p text:style-name="P568">To stop, click and hold</text:p></text:list-item><text:list-item><text:p text:style-name="P568">To resize, hold Shift and click and drag outside of the Context boundary</text:p></text:list-item><text:list-item><text:p text:style-name="P568">To open the menu, right click and select <text:span text:style-name="T32">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8">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1">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2">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8"> also Section <text:s/></text:span><text:span text:style-name="T448"><text:bookmark-ref text:reference-format="number" text:ref-name="__RefHeading___Toc4479_677641376">17</text:bookmark-ref></text:span><text:span text:style-name="T448">: </text:span><text:span text:style-name="T448"><text:bookmark-ref text:reference-format="text" text:ref-name="__RefHeading___Toc18749_19251435">MARKER</text:bookmark-ref></text:span><text:span text:style-name="T448">.</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89" svg:width="0.7921in" svg:height="0.6661in" svg:x="0in" svg:y="0in"><draw:image xlink:href="Pictures/100000000000004C0000004079789FB3EDC783BB.png" xlink:type="simple" xlink:show="embed" xlink:actuate="onLoad"><text:p/></draw:image></draw:frame><draw:custom-shape draw:style-name="gr46" draw:text-style-name="P589"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89"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25" svg:width="0.6697in" svg:height="0.2913in" svg:x="0.1181in" svg:y="0.7744in"><draw:text-box><text:p text:style-name="P590"><text:span text:style-name="T558">x-axis</text:span></text:p></draw:text-box></draw:frame><draw:frame draw:style-name="gr48" draw:text-style-name="P625" svg:width="0.6697in" svg:height="0.2913in" svg:x="0.8661in" svg:y="0.1543in"><draw:text-box><text:p text:style-name="P590"><text:span text:style-name="T558">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499">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846365748" text:style-name="L9">
        <text:list-item>
          <text:p text:style-name="P432">Single click and drag to increase / decrease the number of toggles in the array;</text:p>
        </text:list-item>
        <text:list-item>
          <text:p text:style-name="P432">Double click and dray to make Context bigger / smaller without changing the number of toggles;</text:p>
        </text:list-item>
        <text:list-item>
          <text:p text:style-name="P432">Use the Control key instead of the Shift key to change the cycle time along with the size.</text:p>
        </text:list-item>
      </text:list>
      <text:list xml:id="list182126081559849" text:continue-list="list182125244054465" text:style-name="List_20_5">
        <text:list-item>
          <text:p text:style-name="P539">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0">Context has a menu system where you can change its settings quickly using only the mouse. To access the menu, simply right click on a Context and select </text:span><text:span text:style-name="T57">properties. </text:span><text:span text:style-name="T229">The menu will then pop-up, and you can scroll through the various options. Each menu page has a help prompt message at the bottom, where you can find out more about what the settings do.</text:span></text:p>
      <text:list xml:id="list1398082215" text:style-name="L10">
        <text:list-item>
          <text:p text:style-name="P433">Click on the menu items to select or scroll</text:p>
          <text:list>
            <text:list-item>
              <text:p text:style-name="P433">► means a further menu;</text:p>
            </text:list-item>
            <text:list-item>
              <text:p text:style-name="P433">▲ means a command which expects input from the atoms above;</text:p>
            </text:list-item>
            <text:list-item>
              <text:p text:style-name="P437"><text:span text:style-name="T501">▪</text:span><text:span text:style-name="T220"> means a command which does not expect input and will send as soon as you click.</text:span></text:p>
            </text:list-item>
          </text:list>
        </text:list-item>
        <text:list-item>
          <text:p text:style-name="P433">Click on the top-right hand button to return to the previous menu, or double click on it to return to the main Context view.</text:p>
        </text:list-item>
        <text:list-item>
          <text:p text:style-name="P433">If you select a setting which expects a numerical input, the float atom (top left) will be highlighted. Click and scroll or type into the atom to set the setting.</text:p>
        </text:list-item>
        <text:list-item>
          <text:p text:style-name="P433">If you select a setting which expects a text input, the symbol atom (top middle) will be highlighted. Click and type into the atom and press enter to set the setting.</text:p>
        </text:list-item>
      </text:list>
      <text:p text:style-name="P209"><text:span text:style-name="T220">See Section </text:span><text:span text:style-name="T220"><text:bookmark-ref text:reference-format="number" text:ref-name="__RefHeading___Toc3283_760083855">8</text:bookmark-ref></text:span><text:span text:style-name="T220">: </text:span><text:span text:style-name="T220"><text:bookmark-ref text:reference-format="text" text:ref-name="__RefHeading___Toc3283_760083855">CONTEXT COMMANDS (INPUT LANGUAGE)</text:bookmark-ref></text:span><text:span text:style-name="T220"><text:s/>for more information about the menu and commands.</text:span></text:p>
      <text:h text:style-name="P259"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3323222360" text:style-name="L11">
        <text:list-item>
          <text:p text:style-name="P438"><text:span text:style-name="T230">Toggle floats </text:span><text:span text:style-name="T231">see </text:span><text:span text:style-name="T220">Section </text:span><text:span text:style-name="T220"><text:bookmark-ref text:reference-format="number" text:ref-name="__RefHeading___Toc654_440237394">5</text:bookmark-ref></text:span><text:span text:style-name="T220">: </text:span><text:span text:style-name="T220"><text:bookmark-ref text:reference-format="text" text:ref-name="__RefHeading___Toc8618_1169854844">ACCESSING FLOAT CONNECT</text:bookmark-ref></text:span><text:span text:style-name="T220">;</text:span></text:p>
        </text:list-item>
        <text:list-item>
          <text:p text:style-name="P438"><text:span text:style-name="T230">The symbol atom</text:span><text:span text:style-name="T220"> see Section </text:span><text:span text:style-name="T220"><text:bookmark-ref text:reference-format="number" text:ref-name="__RefHeading___Toc821_440237394">9</text:bookmark-ref></text:span><text:span text:style-name="T220">: </text:span><text:span text:style-name="T220"><text:bookmark-ref text:reference-format="text" text:ref-name="__RefHeading___Toc2526_1627510547">GUI ACCESS TO DATABASE</text:bookmark-ref></text:span><text:span text:style-name="T220">;</text:span></text:p>
        </text:list-item>
        <text:list-item>
          <text:p text:style-name="P438"><text:span text:style-name="T230">The axis flip </text:span><text:span text:style-name="T220">see Section </text:span><text:span text:style-name="T220"><text:bookmark-ref text:reference-format="number" text:ref-name="__RefHeading___Toc674_440237394">6</text:bookmark-ref></text:span><text:span text:style-name="T220">: </text:span><text:span text:style-name="T220"><text:bookmark-ref text:reference-format="text" text:ref-name="__RefHeading___Toc8620_1169854844">FLIPPING THE AXES</text:bookmark-ref></text:span><text:span text:style-name="T220">;</text:span></text:p>
        </text:list-item>
        <text:list-item>
          <text:p text:style-name="P438"><text:span text:style-name="T230">The memory bank </text:span><text:span text:style-name="T231">see Section </text:span><text:span text:style-name="T231"><text:bookmark-ref text:reference-format="number" text:ref-name="__RefHeading___Toc4126_57122431">13</text:bookmark-ref></text:span><text:span text:style-name="T231">: </text:span><text:span text:style-name="T231"><text:bookmark-ref text:reference-format="text" text:ref-name="__RefHeading___Toc8624_1169854844">ACCESSING THE BANK</text:bookmark-ref></text:span><text:span text:style-name="T231">;</text:span></text:p>
        </text:list-item>
        <text:list-item>
          <text:p text:style-name="P438"><text:span text:style-name="T230">The overlay </text:span><text:span text:style-name="T220">see Section </text:span><text:span text:style-name="T220"><text:bookmark-ref text:reference-format="number" text:ref-name="__RefHeading___Toc4128_57122431">14</text:bookmark-ref></text:span><text:span text:style-name="T220">: </text:span><text:span text:style-name="T220"><text:bookmark-ref text:reference-format="text" text:ref-name="__RefHeading___Toc8622_1169854844">ACCESSING AND SAVING THE OVERLAY</text:bookmark-ref></text:span><text:span text:style-name="T220">.</text:span></text:p>
        </text:list-item>
      </text:list>
      <text:list xml:id="list182124982769210" text:continue-list="list182126081559849" text:style-name="List_20_5">
        <text:list-item>
          <text:p text:style-name="P540"><text:soft-page-break/>See help file “GUI_manipulation.pd” for a complete list of GUI shortcuts.</text:p>
        </text:list-item>
      </text:list>
      <text:list xml:id="list182126767655024" text:continue-list="list182125816342190"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0">SUMMARY</text:p><text:list xml:id="list182126638526550" text:continue-list="list182125166907174" text:style-name="L7"><text:list-item><text:p text:style-name="P569">Contexts can be connected via cable connections or float connections</text:p></text:list-item><text:list-item><text:p text:style-name="P569">Float connections are accessed by clicking and scrolling on any toggle <text:span text:style-name="T512">while the mouse is held</text:span></text:p></text:list-item><text:list-item><text:p text:style-name="P569">Float connections cancel sequenced messages</text:p></text:list-item></text:list></draw:text-box></draw:frame></text:p>
      <text:p text:style-name="P24">Making music with context typically means connecting many <text:span text:style-name="T248">C</text:span>ontext <text:span text:style-name="T248">objects </text:span>together to form a network. A <text:span text:style-name="T248">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48">s</text:span> itself, in a sequenced manner.</text:p>
      <text:p text:style-name="P24">There are two main types of connection in <text:span text:style-name="T24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49">receives a connection</text:span>.<text:note text:id="ftn3" text:note-class="footnote"><text:note-citation>3</text:note-citation><text:note-body><text:p text:style-name="P522"><text:s/><text:span text:style-name="T462">The reason why </text:span>Context has multiple <text:span text:style-name="T462">at all is largely aesthetic</text:span>: a wide context looks tidier if its connections are spread across the top, rather than <text:span text:style-name="T102">all </text:span>forced into the left hand corner. <text:span text:style-name="T462">However, it is possible to program special functions for different inlets </text:span>using an overlay hack. This is discussed in <text:span text:style-name="T462">Section </text:span><text:span text:style-name="T462"><text:bookmark-ref text:reference-format="number" text:ref-name="__RefHeading___Toc4128_57122431">14</text:bookmark-ref></text:span><text:span text:style-name="T462">: </text:span><text:span text:style-name="T462"><text:bookmark-ref text:reference-format="text" text:ref-name="__RefHeading___Toc15949_1085286991">HACKING</text:bookmark-ref></text:span><text:span text:style-name="T462">.</text:span></text:p><text:p text:style-name="footnote_20_text"/></text:note-body></text:note> Outlets, on the other hand, are distinguished from each other. Each outlet corresponds to one toggle from the x-axis toggle array (by default the <text:span text:style-name="T461">P</text:span>attern array), and is time-synched to <text:span text:style-name="T249">that toggle</text:span>, so that it will send its output at a specific time in the <text:span text:style-name="T461">C</text:span>ontext cycle<text:note text:id="ftn4" text:note-class="footnote"><text:note-citation>4</text:note-citation><text:note-body><text:p text:style-name="P523"><text:s/>Unfortunately, the outlets don’t quite line up with the toggles, so the correspondence isn’t always easy to see. However, an outlet’s corresponding toggle is always directly above it, and you will soon get used to matching them, even <text:span text:style-name="T250">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9">when outlet A fires, context B starts</text:span><text:span text:style-name="T8">. </text:span><text:span text:style-name="T106">This is the main logic that drives context networks.</text:span></text:p>
      <text:p text:style-name="P26"/>
      <text:list xml:id="list182126043694584" text:continue-list="list182124982769210" text:style-name="List_20_5">
        <text:list-item>
          <text:p text:style-name="P542"><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6">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3">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2"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3">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7">are a few other </text:span>difference<text:span text:style-name="T517">s</text:span> between a cable and a float connection. <text:span text:style-name="T517">The most important difference is the triggering of messages. </text:span>When an ordinary toggle (ie. a toggle with no <text:span text:style-name="T517">float connect</text:span>) fires, it sends a ‘<text:span text:style-name="T118">start</text:span>’ command to the outlet <text:span text:style-name="T31">and</text:span> a sequenced message to the send channels. This means that its output is received by any context cable connected to it, <text:span text:style-name="T32">and</text:span> by any external [receive] object which is receiving sequenced messages <text:span text:style-name="T103">and sending them </text:span><text:soft-page-break/><text:span text:style-name="T103">onwards to other patches</text:span>. <text:span text:style-name="T517">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17">There are various other</text:span> difference <text:span text:style-name="T517">between float connections and cable connections, most of which need not concern beginners. </text:span><text:s/><text:span text:style-name="T517">I</text:span>n PD, an object cannot be connected to itself, <text:span text:style-name="T517">but a</text:span> float connection can easily reference its own ID number, allowing <text:span text:style-name="T251">a single C</text:span>ontext to be set into a loop. <text:span text:style-name="T517">Since float connections don’t send messages, they cannot be used to to transmit terms for the </text:span><text:span text:style-name="T520">!</text:span><text:span text:style-name="T517"> message variable (see Section </text:span><text:span text:style-name="T517"><text:bookmark-ref text:reference-format="number" text:ref-name="__RefHeading___Toc3307_760083855">12</text:bookmark-ref></text:span><text:span text:style-name="T517">: </text:span><text:span text:style-name="T517"><text:bookmark-ref text:reference-format="text" text:ref-name="__RefHeading___Toc4124_57122431">VARIABLES WITH ARGUMENTS</text:bookmark-ref></text:span><text:span text:style-name="T517">). And finally, cable connections will not work with the </text:span><text:span text:style-name="T520">push</text:span><text:span text:style-name="T517"> command; to make structure heirarchies using </text:span><text:span text:style-name="T520">push,</text:span><text:span text:style-name="T517">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8">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9">!</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9">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2">a</text:span>rison between cable- and float-connect</text:p>
      <text:list xml:id="list182125588241150" text:continue-list="list182126767655024"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0">SUMMARY</text:p><text:list xml:id="list182126692521781" text:continue-list="list182126638526550" text:style-name="L7"><text:list-item><text:p text:style-name="P569">The x-axis toggles are the Pattern, which fire stepwise during the Context cycle</text:p></text:list-item><text:list-item><text:p text:style-name="P569">The y-axis toggles are the Burst, which fire simultaneously at the end of the cycle</text:p></text:list-item><text:list-item><text:p text:style-name="P569">The Pattern and Burst can be flipped to <text:span text:style-name="T269">assign Context outlets to the Burst</text:span></text:p></text:list-item><text:list-item><text:p text:style-name="P569">The last toggle is a hybrid between the Pattern and the Burst</text:p></text:list-item></text:list></draw:text-box></draw:frame></text:p>
      <text:p text:style-name="Standard">Every <text:span text:style-name="T25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3">(on the x-axis)</text:span> fire all at once at the end of the context cycle. <text:span text:style-name="T252">These are used to take care of the logic of a Context network, </text:span>deciding what happens after the context cycle is finished, <text:span text:style-name="T253">for example</text:span> which <text:span text:style-name="T103">C</text:span>ontext<text:span text:style-name="T103">(s)</text:span> <text:span text:style-name="T253">should start when this one finished</text:span>. The determination of exactly which bursts fire is covered in <text:span text:style-name="T25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3">axis</text:span>), not the side (y-<text:span text:style-name="T253">axis</text:span>). <text:span text:style-name="T103">H</text:span>ow do you access the output from the burst toggles? There are two solutions to this problem. The first is to use float connection<text:span text:style-name="T89">s</text:span> (see <text:span text:style-name="T261">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5"> </text:span><text:span text:style-name="T162">:M</text:span><text:span text:style-name="T465"> </text:span>command which flips the axes. The y-axis now becomes the pattern and the x- the burst, thus assigning the bottom outlets to the burst. ‘<text:span text:style-name="T464">02_feedback_types.pd’ has examples of Context’s with flipped axes.</text:span></text:p>
      <text:p text:style-name="Standard"/>
      <text:list xml:id="list182125766908317" text:continue-list="list182126043694584" text:style-name="List_20_5">
        <text:list-header>
          <text:p text:style-name="P545"><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5">e the </text:span><text:span text:style-name="T162">:M</text:span><text:span text:style-name="T465"> co</text:span>mmand, or hold the Shift key and double click on the float-atom. <text:span text:style-name="T104">T</text:span>he cursor <text:span text:style-name="T104">will </text:span>move as confirmation.</text:p></draw:text-box></draw:frame><text:soft-page-break/></text:p>
        </text:list-header>
        <text:list-item>
          <text:p text:style-name="P541">The distinction between the pattern and the burst is central to context, because it allows each context to behave temporally as well as logically. "Play this pattern, then do something else” <text:span text:style-name="T254">— that is </text:span>basic routine followed each context cycle. <text:span text:style-name="T254">This allows a composer to simmultaneously develp </text:span>a musical phrase and <text:span text:style-name="T254">to </text:span>decide <text:span text:style-name="T254">that phrase’s </text:span>consequences. Deciding <text:span text:style-name="T104">how much weight to put on the pattern or the burst </text:span>is a matter of style. <text:span text:style-name="T254">Different choices </text:span>can lead to very different <text:span text:style-name="T104">types of C</text:span>ontext network.</text:p>
        </text:list-item>
      </text:list>
      <text:p text:style-name="Standard"/>
      <text:h text:style-name="P265" text:outline-level="3"><text:bookmark-start text:name="__RefHeading___Toc3281_760083855"/>THE <text:span text:style-name="T1">LAST</text:span> TOGGLE<text:bookmark-end text:name="__RefHeading___Toc3281_760083855"/></text:h>
      <text:p text:style-name="Standard">Regardless o<text:span text:style-name="T476">f context’s</text:span> orientation <text:span text:style-name="T465">(</text:span><text:span text:style-name="T162">:M</text:span>), the pattern and the burst meet at the bottom right toggle. This is referred to as the ‘last toggle’. <text:span text:style-name="T25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1"><draw:g text:anchor-type="paragraph" draw:z-index="7" draw:style-name="gr1"><draw:g draw:style-name="gr2"><draw:custom-shape draw:style-name="gr3" draw:text-style-name="P588"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1299in" svg:y1="0.6984in" svg:x2="0.1299in" svg:y2="0.828in"><text:p/></draw:line></draw:g><draw:g draw:style-name="gr2"><draw:line draw:style-name="gr5" draw:text-style-name="P589" svg:x1="0.6854in" svg:y1="0.6579in" svg:x2="0.6854in" svg:y2="0.9059in"><text:p/></draw:line><draw:line draw:style-name="gr6" draw:text-style-name="P589" svg:x1="0.6465in" svg:y1="0.6579in" svg:x2="0.6465in" svg:y2="0.9059in"><text:p/></draw:line><draw:custom-shape draw:style-name="gr3" draw:text-style-name="P588"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8"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91" svg:width="0.7988in" svg:height="0.2433in" svg:x="1.0374in" svg:y="0.4098in"><draw:text-box><text:p text:style-name="P590"><text:span text:style-name="T544">last toggle</text:span></text:p></draw:text-box></draw:frame><draw:line draw:style-name="gr8" draw:text-style-name="P589" svg:x1="1.1177in" svg:y1="0.5339in" svg:x2="0.7583in" svg:y2="0.5339in"><text:p/></draw:line><draw:g draw:style-name="gr2"><draw:custom-shape draw:style-name="gr3" draw:text-style-name="P588"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2701in" svg:y1="0.698in" svg:x2="0.2701in" svg:y2="0.8276in"><text:p/></draw:line></draw:g><draw:g draw:style-name="gr2"><draw:custom-shape draw:style-name="gr3" draw:text-style-name="P588"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3917in" svg:y1="0.698in" svg:x2="0.3917in" svg:y2="0.8276in"><text:p/></draw:line></draw:g><draw:g draw:style-name="gr2"><draw:custom-shape draw:style-name="gr3" draw:text-style-name="P588"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9" svg:x1="0.5122in" svg:y1="0.698in" svg:x2="0.5122in" svg:y2="0.8276in"><text:p/></draw:line></draw:g><draw:frame draw:style-name="gr9" draw:text-style-name="P589"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6">T</text:span>he <text:span text:style-name="T92">last </text:span>toggle is <text:span text:style-name="T476">also </text:span>immune to the database limit <text:span text:style-name="T465">(</text:span><text:span text:style-name="T162">:e</text:span><text:span text:style-name="T85"> </text:span><text:span text:style-name="T94">and</text:span><text:span text:style-name="T90"> </text:span><text:span text:style-name="T162">:f</text:span><text:span text:style-name="T465">)</text:span>. If the last toggle is open, it will always read the last term of the burst database, or a ‘bang’ if this is empty. (See <text:span text:style-name="T26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ext:soft-page-break/>
        <table:table-row table:style-name="Table1.1">
          <table:table-cell table:style-name="Table1.B1" office:value-type="string">
            <text:p text:style-name="P7"><text:span text:style-name="T359">primary</text:span> database</text:p>
          </table:table-cell>
          <table:table-cell table:style-name="Table1.B5" office:value-type="string">
            <text:p text:style-name="P4"><text:span text:style-name="T359">x</text:span>-axis <text:span text:style-name="T359">(:a)</text:span></text:p>
          </table:table-cell>
          <table:table-cell table:style-name="Table1.C5" office:value-type="string">
            <text:p text:style-name="P4"><text:span text:style-name="T359">y</text:span>-axis <text:span text:style-name="T359">(:b)</text:span></text:p>
          </table:table-cell>
          <table:table-cell table:style-name="Table1.D5" office:value-type="string">
            <text:p text:style-name="P4">y-axis <text:span text:style-name="T47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6">(last term)</text:span></text:p>
          </table:table-cell>
        </table:table-row>
        <table:table-row table:style-name="Table1.1">
          <table:table-cell table:style-name="Table1.B1" office:value-type="string">
            <text:p text:style-name="P7"><text:span text:style-name="T35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9">f</text:span></text:p>
          </table:table-cell>
          <table:table-cell table:style-name="Table1.C6" office:value-type="string">
            <text:p text:style-name="P4">:<text:span text:style-name="T35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6">r</text:span>ison between pattern, burst and last toggles.</text:p>
      <text:list xml:id="list182126317396187" text:continue-list="list182125588241150"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0">SUMMARY</text:p><text:list xml:id="list182126077829861" text:continue-list="list182126692521781" text:style-name="L7"><text:list-item><text:p text:style-name="P569">Each Context has one unique ID number and any number of ID tags</text:p></text:list-item><text:list-item><text:p text:style-name="P569">Commands can be sent to Context with <text:span text:style-name="T106">[send my-tag]</text:span></text:p></text:list-item><text:list-item><text:p text:style-name="P569">Sequenced messages can be receive<text:span text:style-name="T270">d</text:span> from Context <text:span text:style-name="T265">with</text:span> <text:span text:style-name="T106">[receive my-tag-]</text:span></text:p></text:list-item></text:list></draw:text-box></draw:frame></text:p>
      <text:p text:style-name="Standard">Each <text:span text:style-name="T256">C</text:span>ontext <text:span text:style-name="T256">object </text:span>has one unique ID number and any number of ID tags <text:span text:style-name="T476">(unique or shared)</text:span>. The ID number is assigned automatically on creation and saved with the <text:span text:style-name="T476">parent</text:span> <text:span text:style-name="T476">patch</text:span>. It is generally advisable to let ID numbers take care of themselves, although you can choose them manually using the <text:span text:style-name="T162">:ID</text:span> command, or in the menu (<text:span text:style-name="T32">ID </text:span><text:span text:style-name="T64">→</text:span><text:span text:style-name="T32"> ID number</text:span>). A context has no tag<text:span text:style-name="T105">s</text:span> by default—these need to be assigned by the <text:span text:style-name="T118">:n</text:span> command or using the menu (<text:span text:style-name="T32">ID </text:span><text:span text:style-name="T64">→</text:span><text:span text:style-name="T65"> </text:span><text:span text:style-name="T32">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5"> </text:span><text:span text:style-name="T162">:c</text:span><text:span text:style-name="T465"> </text:span>‘ <text:span text:style-name="T257">would be </text:span>a very bad idea!</text:p></text:note-body></text:note></text:p>
      <text:p text:style-name="P27">Each ID term, <text:span text:style-name="T258">whether it’s a </text:span>number <text:span text:style-name="T258">or a </text:span>tag, create<text:span text:style-name="T258">s</text:span> one dedicated send and one dedicated receive channel for the given context.</text:p>
      <text:p text:style-name="P63"><text:span text:style-name="T260">To send a message to the receive channel, use the object </text:span><text:span text:style-name="T12">[send my-ID]</text:span><text:span text:style-name="T260"> where “my-ID” stands for any ID term. (Note that ID numbers needs a ‘c’ in front of it—for example </text:span><text:span text:style-name="T12">[send c3]</text:span><text:span text:style-name="T260">.</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5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78">C</text:span>ontext can have any number of tags, and the same tag can be shared between any number of contexts. This means that tags can be used to form groups of any kind.</text:p>
      <text:p text:style-name="P32"><text:soft-page-break/>Channels ‘<text:span text:style-name="T347">context</text:span>’ and ‘<text:span text:style-name="T347">context</text:span>-’ are shared by all contexts (‘c’ for ‘Context’). You can communicate with all open contexts this way, ie.<text:span text:style-name="T465"> </text:span><text:span text:style-name="T162">[; c</text:span><text:span text:style-name="T163">ontext</text:span><text:span text:style-name="T162"> stop(</text:span><text:span text:style-name="T465">.</text:span></text:p>
      <text:p text:style-name="P32"/>
      <text:list xml:id="list182125683696124" text:continue-list="list182125766908317" text:style-name="List_20_5">
        <text:list-item>
          <text:p text:style-name="P546">See ‘0<text:span text:style-name="T477">4</text:span>_ID_and_channels.pd’ for working examples of tags.</text:p>
        </text:list-item>
      </text:list>
      <text:list xml:id="list182125588560873" text:continue-list="list182126317396187" text:style-name="Numbering_20_1">
        <text:list-item>
          <text:h text:style-name="Heading_20_1" text:outline-level="1"><text:bookmark-start text:name="__RefHeading___Toc3283_760083855"/>CONTEXT CO<text:span text:style-name="T268">M</text:span>MANDS <text:span text:style-name="T30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0">SUMMARY</text:p><text:list xml:id="list182125336129548" text:continue-list="list182126077829861" text:style-name="L7"><text:list-item><text:p text:style-name="P570">C<text:span text:style-name="T263">ontext commands control Context’s behaviour</text:span></text:p></text:list-item><text:list-item><text:p text:style-name="P571">Commands can be sent via inlets, receive channels <text:span text:style-name="T264">or </text:span>creation arguments</text:p></text:list-item><text:list-item><text:p text:style-name="P569">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8">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182125463320018" text:continue-list="list182125683696124" text:style-name="List_20_5">
        <text:list-item>
          <text:p text:style-name="P543"><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182127003852330" text:continue-numbering="true" text:style-name="List_20_5">
        <text:list-item>
          <text:p text:style-name="P541">This command sets the cycle time to 4</text:p>
        </text:list-item>
      </text:list>
      <text:p text:style-name="P36">(command, argument) </text:p>
      <text:p text:style-name="P36"/>
      <text:list xml:id="list182126110055558"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200">distinguished by a </text:span>colon followed by a letter, or pair of letters, which are caps sensitive<text:note text:id="ftn6" text:note-class="footnote"><text:note-citation>6</text:note-citation><text:note-body><text:p text:style-name="P36"><text:s/><text:span text:style-name="T200">Some commands also have aliases</text:span>—‘<text:span text:style-name="T162">start</text:span><text:span text:style-name="T465">’ would have done the same thing as ‘</text:span><text:span text:style-name="T162">:s</text:span><text:span text:style-name="T465">’</text:span></text:p></text:note-body></text:note>. <text:span text:style-name="T201">Operators and arguments are taken as per the syntax of the particular command. This is detailed in the file ‘context_commands_all.pd’.</text:span></text:p>
      <text:p text:style-name="Standard">Commands work in combination. For instance, <text:span text:style-name="T371">‘ </text:span><text:span text:style-name="T162">:x = 1 3 :d 4 :s</text:span><text:span text:style-name="T376"> </text:span>’ would open x-axis toggles 1 and 3, set the cycle time to 4, and start context, all at the same time. Furthermore, this command would be identical to ‘<text:span text:style-name="T465"> </text:span><text:span text:style-name="T162">:d 4 :s :x 1 3</text:span><text:span text:style-name="T376"> </text:span>’ ; the <text:span text:style-name="T479">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442365412" text:style-name="WWNum2">
        <text:list-item>
          <text:p text:style-name="P519"><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1">. </text:span>Although not often the most efficient, this is the most intuitive way of sending messages to context. It is the easiest method for demonstration, and hence it is the method used throughout this documentation. <text:span text:style-name="T33">(See </text:span><text:span text:style-name="T40">Section</text:span><text:span text:style-name="T33"> </text:span><text:span text:style-name="T33"><text:bookmark-ref text:reference-format="number" text:ref-name="__RefHeading___Toc654_440237394">5</text:bookmark-ref></text:span><text:span text:style-name="T33">: </text:span><text:span text:style-name="T33"><text:bookmark-ref text:reference-format="text" text:ref-name="__RefHeading___Toc2090_1627510547">CABLE CONNECTIONS</text:bookmark-ref></text:span><text:span text:style-name="T33">).</text:span></text:p>
        </text:list-item>
        <text:list-item>
          <text:p text:style-name="P518"><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4">(See </text:span><text:span text:style-name="T40">Section</text:span><text:span text:style-name="T34"> </text:span><text:span text:style-name="T34"><text:bookmark-ref text:reference-format="number" text:ref-name="__RefHeading___Toc819_440237394">7</text:bookmark-ref></text:span><text:span text:style-name="T34">: </text:span><text:span text:style-name="T34"><text:bookmark-ref text:reference-format="text" text:ref-name="__RefHeading___Toc819_440237394">ID AND CHANNELS</text:bookmark-ref></text:span><text:span text:style-name="T35">).</text:span></text:p>
        </text:list-item>
        <text:list-item>
          <text:p text:style-name="P518"><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9">The messages the Context sends can be directed towards another Context</text:span>. This powerful technique allows a context network to modify itself, <text:span text:style-name="T479">called </text:span><text:span text:style-name="T51">dynamic networking</text:span>. <text:span text:style-name="T479">Note that this actually works using receive channels, as above. </text:span><text:span text:style-name="T37">(</text:span><text:span text:style-name="T32">See </text:span><text:span text:style-name="T40">Section</text:span><text:span text:style-name="T32"> </text:span><text:span text:style-name="T32"><text:bookmark-ref text:reference-format="number" text:ref-name="__RefHeading___Toc3307_760083855">12</text:bookmark-ref></text:span><text:span text:style-name="T32">: </text:span><text:span text:style-name="T32"><text:bookmark-ref text:reference-format="text" text:ref-name="__RefHeading___Toc11727_1231104557">DIRECTION CHARACTERS</text:bookmark-ref></text:span><text:span text:style-name="T37">).</text:span></text:p>
        </text:list-item>
        <text:list-item>
          <text:p text:style-name="P518"><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79">syntax</text:span> as <text:span text:style-name="T479">C</text:span>ontext commands. <text:span text:style-name="T202">T</text:span>his <text:span text:style-name="T202">is how C</text:span>ontext <text:span text:style-name="T202">saves its state in the parent patch.</text:span><text:bookmark-end text:name="__RefNumPara__1896_1627510547"/></text:p>
        </text:list-item>
        <text:list-item>
          <text:p text:style-name="P520"><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2">Pressing enter returns to the normal symbol view (</text:span><text:span text:style-name="T36">See </text:span><text:span text:style-name="T40">Section </text:span><text:span text:style-name="T36"><text:bookmark-ref text:reference-format="number" text:ref-name="__RefNumPara__2300_1627510547">9</text:bookmark-ref></text:span><text:span text:style-name="T36">: </text:span><text:span text:style-name="T36"><text:bookmark-ref text:reference-format="text" text:ref-name="__RefHeading___Toc2526_1627510547">GUI ACCESS TO DATABASE</text:bookmark-ref></text:span><text:span text:style-name="T36">).</text:span></text:p>
        </text:list-item>
        <text:list-item>
          <text:p text:style-name="P520"><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0">To access the menu, simply right click on a Context and select </text:span><text:span text:style-name="T52">Properties.</text:span><text:bookmark-end text:name="__RefNumPara__2298_1627510547"/></text:p>
        </text:list-item>
        <text:list-item>
          <text:p text:style-name="P521"><text:bookmark-start text:name="__RefNumPara__8591_1907218982"/>Using the [<text:span text:style-name="T197">click</text:span>] object. <text:span text:style-name="T106">[</text:span><text:span text:style-name="T198">click</text:span><text:span text:style-name="T106">] lets you easily send messages to any Context simply by clicking on it. Simple create a [</text:span><text:span text:style-name="T198">click</text:span><text:span text:style-name="T106">] object and enter any command as its creation arguments, ie. [</text:span><text:span text:style-name="T198">click</text:span><text:span text:style-name="T541"> :x 4</text:span><text:span text:style-name="T106">]. Then hold down the Shift and Control Keys and click on any Context to send that command. </text:span><text:span text:style-name="T115">See </text:span><text:span text:style-name="T198">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82126093560960" text:continue-list="list182126110055558"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0">tantamount</text:span> <text:span text:style-name="T290">to </text:span>asking “what are all of Context’s functions?” hence it is impossible to answer this question in a single section of the manual. <text:s/><text:span text:style-name="T287">However</text:span>, it <text:span text:style-name="T289">may be useful to note some broad, non-exhaustive categories of commands, the same as are partially seen </text:span>in Illustration <text:sequence-ref text:reference-format="value" text:ref-name="refIllustration17">18</text:sequence-ref><text:s/><text:span text:style-name="T287">of the menu:</text:span></text:p>
      <text:list xml:id="list1625584629" text:style-name="L12">
        <text:list-item>
          <text:p text:style-name="P439"><text:span text:style-name="T9">TIMING</text:span>. <text:span text:style-name="T118">:d :k :E</text:span>... define how the cycle time is set and let you control random or positional timings. See Section <text:span text:style-name="T289">(</text:span><text:bookmark-ref text:reference-format="number" text:ref-name="__RefHeading___Toc676_440237394">10</text:bookmark-ref>: <text:bookmark-ref text:reference-format="text" text:ref-name="__RefHeading___Toc676_440237394">TIMING</text:bookmark-ref><text:span text:style-name="T289">)</text:span>.</text:p>
        </text:list-item>
        <text:list-item>
          <text:p text:style-name="P439"><text:span text:style-name="T9">BURST</text:span>: <text:span text:style-name="T118">:h :l :m :o :p</text:span>… define how burst toggles are selected at the end of the cycle. See Section <text:span text:style-name="T289">(</text:span><text:bookmark-ref text:reference-format="number" text:ref-name="__RefHeading___Toc1013_440237394">11</text:bookmark-ref>: <text:bookmark-ref text:reference-format="text" text:ref-name="__RefHeading___Toc1013_440237394">BURST SETTINGS</text:bookmark-ref><text:span text:style-name="T289">)</text:span>.</text:p>
        </text:list-item>
        <text:list-item>
          <text:p text:style-name="P439"><text:span text:style-name="T9">ID:</text:span> <text:span text:style-name="T118">:ID :n :c</text:span>... define a Context’s ID number, tags, colour etc. <text:span text:style-name="T289">(See Section </text:span><text:span text:style-name="T289"><text:bookmark-ref text:reference-format="number" text:ref-name="__RefHeading___Toc819_440237394">7</text:bookmark-ref></text:span><text:span text:style-name="T289">: </text:span><text:span text:style-name="T289"><text:bookmark-ref text:reference-format="text" text:ref-name="__RefHeading___Toc819_440237394">ID AND CHANNELS</text:bookmark-ref></text:span><text:span text:style-name="T289">).</text:span></text:p>
        </text:list-item>
        <text:list-item>
          <text:p text:style-name="P440"><text:span text:style-name="T9">TOGGLES</text:span>: <text:span text:style-name="T118">:x :y :i :j</text:span>… define the toggle and toggle float arrays.</text:p>
        </text:list-item>
        <text:list-item>
          <text:p text:style-name="P440"><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40"><text:span text:style-name="T9">OPERATION</text:span>: <text:span text:style-name="T118">:s stop :r</text:span>… define immediate operations like starting and stopping.</text:p>
        </text:list-item>
      </text:list>
      <text:list xml:id="list182126486564347" text:continue-list="list182126093560960" text:style-name="List_20_5">
        <text:list-item>
          <text:p text:style-name="Example"><text:soft-page-break/>See the file ‘context_commands_brief.pd’ for examples of these commands.</text:p>
        </text:list-item>
        <text:list-item>
          <text:p text:style-name="P547">See the file ‘context_commands_all.pd for a list of all possible commands.</text:p>
        </text:list-item>
      </text:list>
      <text:p text:style-name="P78"><text:span text:style-name="T290">T</text:span>he file ‘context_commands_all.pd’ <text:span text:style-name="T290">lists Context commands exhaustively, together with explanations and examples. ‘context_commands_brief.pd gives an incomplete, less overwhelming overview of the most important commands.</text:span> <text:span text:style-name="T290">I</text:span>t is recommended that you refer to <text:span text:style-name="T290">both of </text:span>th<text:span text:style-name="T290">ese </text:span>resource<text:span text:style-name="T290">s</text:span> regularly <text:span text:style-name="T481">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5">c</text:span>ated with an operator. A simple exa<text:span text:style-name="T365">m</text:span>ple of this is the command ‘ <text:span text:style-name="T118">:d + 2</text:span> ‘, which adds 2 to the cycle time, whatever it may be. <text:span text:style-name="T366">Any command that stores a value can be modified in the same way using arithmetic symbols (</text:span><text:span text:style-name="T175">:d :k :te</text:span><text:span text:style-name="T366">...).</text:span></text:p>
      <text:p text:style-name="P116">Many commands store only a 1 or a 0, indicating wither a particular function is to be turned on or off, <text:span text:style-name="T481">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49"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1">) in the </text:span><text:span text:style-name="T135">:a</text:span><text:span text:style-name="T351"> database. The solution is quotation marks. For instance, if you send Context the message </text:span><text:span text:style-name="T135">:a ‘ :a ‘</text:span><text:span text:style-name="T351"> , it know to treat the text inside the quotation marks as text rather than a command.</text:span><text:span text:style-name="T351"><text:note text:id="ftn7" text:note-class="footnote"><text:note-citation>7</text:note-citation><text:note-body><text:p text:style-name="P240"><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82124975410735" text:continue-numbering="true" text:style-name="List_20_5">
        <text:list-header>
          <text:p text:style-name="Example"/>
        </text:list-header>
      </text:list>
      <text:list xml:id="list182125627603778" text:continue-list="list182125588560873" text:style-name="Numbering_20_1">
        <text:list-item>
          <text:h text:style-name="Heading_20_1" text:outline-level="1"><text:bookmark-start text:name="__RefHeading___Toc821_440237394"/><text:bookmark-start text:name="__RefNumPara__2300_1627510547"/>MESSAGE <text:span text:style-name="T204">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80">SUMMARY</text:p><text:list xml:id="list182126864863126" text:continue-list="list182125336129548" text:style-name="L7"><text:list-item><text:p text:style-name="P572">The <text:span text:style-name="T118">:a</text:span> and <text:span text:style-name="T118">:b</text:span> databases store messages, corresponding to each toggle</text:p></text:list-item><text:list-item><text:p text:style-name="P572"><text:span text:style-name="T118">:e</text:span> and <text:span text:style-name="T118">:f</text:span> limit how far the database is read during playback</text:p></text:list-item><text:list-item><text:p text:style-name="P572">The symbol atom provides a window to view and edit the databases </text:p></text:list-item></text:list></draw:text-box></draw:frame></text:p>
      <text:p text:style-name="Standard"><text:soft-page-break/>Context has two databases, <text:span text:style-name="T118">:</text:span><text:span text:style-name="T176">a</text:span><text:span text:style-name="T203"> and </text:span><text:span text:style-name="T176">:b</text:span><text:span text:style-name="T203">, corresponding to</text:span> the x- and y-axis, which store messages for retrieval during the <text:span text:style-name="T203">C</text:span>ontext cycle. A message can be any text, principally messages that you want to be interpreted by an object outside of context (ie. ‘<text:span text:style-name="T482">play</text:span> <text:s/>C#’). Messages can also include message variables and context commands—<text:span text:style-name="T482">see Section </text:span><text:span text:style-name="T482"><text:bookmark-ref text:reference-format="number" text:ref-name="__RefHeading___Toc3307_760083855">12</text:bookmark-ref></text:span><text:span text:style-name="T482">: </text:span><text:span text:style-name="T48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2">which you can edit.</text:span></text:p></draw:text-box></draw:frame><draw:frame draw:style-name="fr15" draw:name="Frame28" text:anchor-type="paragraph" svg:y="0in" svg:width="2.811in" draw:z-index="47"><draw:text-box fo:min-height="2.2717in"><text:p text:style-name="box_20_heading">TO VIEW THE MESSAGE DATABASES</text:p><text:list xml:id="list2974092084" text:style-name="L13"><text:list-item><text:p text:style-name="P441">To open the x-axis database, send the command ‘ <text:span text:style-name="T118">:a -open</text:span> ’ or use the menu (<text:span text:style-name="T53">m</text:span><text:span text:style-name="T32">essages → x-axis → edit</text:span>).</text:p></text:list-item><text:list-item><text:p text:style-name="P442">To open the x-axis database, send the command ‘<text:span text:style-name="T118">:b -open</text:span>’ or use the menu (<text:span text:style-name="T32">messages → y-axis → edit</text:span>).</text:p></text:list-item></text:list><text:p text:style-name="P50"><text:span text:style-name="T217">If you edit the database, m</text:span>ake sure you save <text:span text:style-name="T217">it </text:span>(Ctrl+s) before you leave.</text:p></draw:text-box></draw:frame></text:p>
      <text:p text:style-name="Standard"/>
      <text:p text:style-name="Standard"/>
      <text:p text:style-name="Standard">The most important thing to <text:span text:style-name="T30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3">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5"> </text:span><text:span text:style-name="T162">:e</text:span><text:span text:style-name="T465"> and </text:span><text:span text:style-name="T162">:f</text:span><text:span text:style-name="T465">. The database limits set a ceiling on how far the database will be read. Ie. ‘</text:span><text:span text:style-name="T162">:e 3</text:span><text:span text:style-name="T465">’ means that the database will be read only until the 3</text:span><text:span text:style-name="T70">rd</text:span><text:span text:style-name="T465"> term, and any subsequent toggles will repeat the third term. If </text:span><text:span text:style-name="T162">:e</text:span><text:span text:style-name="T465"> is equal to or greater than the length of the x-axis then the limit will have no effect, but otherwise it will always mitigate the outgoing messages.</text:span></text:p>
      <text:p text:style-name="P187">Why are there database limits? <text:span text:style-name="T483">Because most uses of Context require for only a single message to be stored and sent</text:span>. <text:span text:style-name="T483">The database limits effectively let choose whether you want Context to store a single list or a multi-term database. The simpler use is the most common</text:span>, and so default setting <text:span text:style-name="T483">for </text:span><text:span text:style-name="T177">:e</text:span><text:span text:style-name="T483"> and </text:span><text:span text:style-name="T177">:f</text:span><text:span text:style-name="T483">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182125778226683" text:continue-list="list182124975410735"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5">d (</text:span><text:span text:style-name="T162">:M 1</text:span><text:span text:style-name="T465">) )</text:span>. <text:span text:style-name="T217">See Section </text:span><text:span text:style-name="T217"><text:bookmark-ref text:reference-format="number" text:ref-name="__RefHeading___Toc674_440237394">6</text:bookmark-ref></text:span><text:span text:style-name="T217">: </text:span><text:span text:style-name="T217"><text:bookmark-ref text:reference-format="text" text:ref-name="__RefHeading___Toc3281_760083855">THE LAST TOGGLE</text:bookmark-ref></text:span><text:span text:style-name="T217">.</text:span></text:p></draw:text-box></draw:frame></text:p>
        </text:list-header>
        <text:list-item>
          <text:p text:style-name="Example"><text:soft-page-break/>See file 0<text:span text:style-name="T483">5</text:span>_database_limits.pd for a working demonstration.</text:p>
        </text:list-item>
      </text:list>
      <text:h text:style-name="Heading_20_2" text:outline-level="2"><text:bookmark-start text:name="__RefHeading___Toc2526_1627510547"/>GUI <text:span text:style-name="T207">ACCESS TO DATABASE</text:span><text:bookmark-end text:name="__RefHeading___Toc2526_1627510547"/></text:h>
      <text:p text:style-name="P40">The message databases are <text:span text:style-name="T484">hidden</text:span> inside the Context patch, but there is a window into <text:span text:style-name="T48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5">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4">If the toggle crosses are already black, then it is highlighted in white.</text:span></text:p></text:note-body></text:note></text:span><text:span text:style-name="T485">.</text:span></text:p>
      <text:p text:style-name="P42">You can switch between different terms as well by hovering the mouse-cursor over the <text:span text:style-name="T386">C</text:span>ontext and using the arrow keys to scroll. <text:span text:style-name="T386">Left and right will scroll through the x-axis database (</text:span><text:span text:style-name="T137">:a</text:span><text:span text:style-name="T386">) while up and down wil scroll through the y-axis (</text:span><text:span text:style-name="T137">:b</text:span><text:span text:style-name="T386">). It is a good idea to always press an arrow key once before editing, just to make sure you confiirm which term is selected</text:span>. <text:span text:style-name="T386">It might take a bit of getting used to, but soon you’ll be able to </text:span>view and edit the entire database <text:span text:style-name="T205">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89" svg:width="2.2823in" svg:height="1.1378in" svg:x="-0.0008in" svg:y="0.0535in"><draw:image xlink:href="Pictures/10000000000000C600000070A3005DE9A6091123.png" xlink:type="simple" xlink:show="embed" xlink:actuate="onLoad"><text:p/></draw:image></draw:frame><draw:line draw:style-name="gr10" draw:text-style-name="P592" svg:x1="0.4079in" svg:y1="1.422in" svg:x2="0.4079in" svg:y2="1.0764in"><text:p/></draw:line><draw:line draw:style-name="gr10" draw:text-style-name="P592" svg:x1="2.1949in" svg:y1="0.6343in" svg:x2="1.672in" svg:y2="0.6343in"><text:p/></draw:line><draw:line draw:style-name="gr10" draw:text-style-name="P592" svg:x1="0.5386in" svg:y1="0.0004in" svg:x2="0.5386in" svg:y2="0.4614in"><text:p/></draw:line></draw:g>Illustration <text:sequence text:ref-name="refIllustration19" text:name="Illustration" text:formula="ooow:Illustration+1" style:num-format="1">20</text:sequence>: the <text:span text:style-name="T291">green toggles indicate the database limits, and the white cross indicated the position of the </text:span>symbol atom <text:span text:style-name="T291">in the database.</text:span></text:p></draw:text-box></draw:frame><draw:frame draw:style-name="fr9" draw:name="Frame32" text:anchor-type="paragraph" svg:x="3.1701in" svg:y="0.2339in" svg:width="3.1154in" draw:z-index="23"><draw:text-box fo:min-height="1.9445in"><text:p text:style-name="box_20_heading">TIP<text:span text:style-name="T292">S</text:span></text:p><text:list xml:id="list1356085369" text:style-name="L14"><text:list-item><text:p text:style-name="P504"><text:span text:style-name="T292">You can only scroll </text:span>with the arrow key <text:span text:style-name="T292">until the end of the database limit. However, holding down the shift key overrides this, allowing to scroll to the end whatever the limit.</text:span></text:p></text:list-item><text:list-item><text:p text:style-name="P505"><text:span text:style-name="T292">While scrolling, y</text:span>ou can also press Tab to toggle the toggles on or off. That way you can edit the pattern and the burst entirely using the keyboard. (Note that the mouse-cursor has to be held over the Context for this to work.<text:span text:style-name="T292">)</text:span></text:p></text:list-item></text:list></draw:text-box></draw:frame></text:p>
      <text:list xml:id="list182126894760291" text:continue-list="list182125778226683" text:style-name="List_20_5">
        <text:list-item text:start-value="1">
          <text:p text:style-name="P548">See file 0<text:span text:style-name="T484">5</text:span>_database_limits.pd (subpatch [using the symbol atom]) for a working demonstration.</text:p>
        </text:list-item>
      </text:list>
      <text:h text:style-name="P273" text:outline-level="3">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4" text:outline-level="2"><text:bookmark-start text:name="__RefHeading___Toc8972_19251435"/><text:soft-page-break/>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89"/>
          </table:table-cell>
          <table:table-cell table:style-name="Table10.B1" office:value-type="string">
            <text:p text:style-name="P388">prepend</text:p>
          </table:table-cell>
          <table:table-cell table:style-name="Table10.C1" office:value-type="string">
            <text:p text:style-name="P388">append</text:p>
          </table:table-cell>
        </table:table-row>
        <table:table-row>
          <table:table-cell table:style-name="Table10.A2" office:value-type="string">
            <text:p text:style-name="P304">:<text:span text:style-name="T427">a</text:span></text:p>
          </table:table-cell>
          <table:table-cell table:style-name="Table10.B2" office:value-type="string">
            <text:p text:style-name="P304">:<text:span text:style-name="T427">S</text:span></text:p>
          </table:table-cell>
          <table:table-cell table:style-name="Table10.C2" office:value-type="string">
            <text:p text:style-name="P304">:<text:span text:style-name="T427">T</text:span></text:p>
          </table:table-cell>
        </table:table-row>
        <table:table-row>
          <table:table-cell table:style-name="Table10.A2" office:value-type="string">
            <text:p text:style-name="P304">:<text:span text:style-name="T427">b</text:span></text:p>
          </table:table-cell>
          <table:table-cell table:style-name="Table10.B3" office:value-type="string">
            <text:p text:style-name="P304">:<text:span text:style-name="T427">U</text:span></text:p>
          </table:table-cell>
          <table:table-cell table:style-name="Table10.C3" office:value-type="string">
            <text:p text:style-name="P305">:V</text:p>
          </table:table-cell>
        </table:table-row>
      </table:table>
      <text:p text:style-name="P282">Table <text:sequence text:ref-name="refTable2" text:name="Table" text:formula="ooow:Table+1" style:num-format="1">3</text:sequence>: distinction between message constants</text:p>
      <text:p text:style-name="P147">These commands can easily be accessed through the menu: go to <text:span text:style-name="T32">properties → messages → x/y-axis → prepend/append</text:span>.</text:p>
      <text:p text:style-name="P199"><text:span text:style-name="T48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86">for Context. Why not?</text:span></text:p>
      <text:list xml:id="list182126226360525" text:continue-list="list182125627603778"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0">SUMMARY</text:p><text:list xml:id="list182126079230502" text:continue-list="list182126864863126" text:style-name="L7"><text:list-item><text:p text:style-name="P571">The float atom defines the Context cycle time</text:p></text:list-item><text:list-item><text:p text:style-name="P571">Negative numbers put the cycle in reverse</text:p></text:list-item><text:list-item><text:p text:style-name="P570"><text:span text:style-name="T118">:</text:span><text:span text:style-name="T178">z</text:span><text:span text:style-name="T263"> prevents stack overflows</text:span></text:p></text:list-item><text:list-item><text:p text:style-name="P573"><text:span text:style-name="T118">:te</text:span> speeds up or slows down the cycle time as a percentage</text:p></text:list-item></text:list></draw:text-box></draw:frame>The cycle time or cycle duration is the amount of time it takes Context to complete its cycle, ie. to play its full <text:span text:style-name="T487">P</text:span>attern and then process the <text:span text:style-name="T48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18">creates </text:span>one special problem <text:span text:style-name="T218">pertaining to float connection. </text:span><text:s/><text:span text:style-name="T218">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5">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82127075552368" text:continue-list="list182126894760291" text:style-name="List_20_5">
        <text:list-item>
          <text:p text:style-name="P549">See ‘context_commands_all.pd’ for a working example of <text:span text:style-name="T465">:</text:span><text:span text:style-name="T162">rd</text:span><text:span text:style-name="T465"> </text:span>and cycle reversal.</text:p>
        </text:list-item>
        <text:list-item>
          <text:p text:style-name="P550">Note that the <text:span text:style-name="T118">:rev</text:span> command will also reverse the cycle, without you having to reset the time.</text:p>
        </text:list-item>
      </text:list>
      <text:h text:style-name="P24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7">(See ‘08_burst_and_structure.pd’</text:span>). But with no duration, <text:span text:style-name="T208">a Context</text:span> can wreck havoc in a network, due to the fact that <text:span text:style-name="T208">there is no delay beween one action and its feedback response (see Section </text:span><text:span text:style-name="T208"><text:bookmark-ref text:reference-format="number" text:ref-name="__RefHeading___Toc3261_760083855">Error: Reference source not found</text:bookmark-ref></text:span><text:span text:style-name="T208">: </text:span><text:span text:style-name="T208"><text:bookmark-ref text:reference-format="chapter" text:ref-name="__RefHeading___Toc23807_914958480"/></text:span><text:span text:style-name="T208"><text:bookmark-ref text:reference-format="text" text:ref-name="__RefHeading___Toc23807_914958480">FEEDBACK</text:bookmark-ref></text:span><text:span text:style-name="T208">). The first toggle presents the same problem, since it always fires at t=0. Consider in diagram </text:span><text:span text:style-name="T208"><text:sequence-ref text:reference-format="value" text:ref-name="refIllustration22">23</text:sequence-ref></text:span><text:span text:style-name="T208">, what would happen if the first toggle (on the right here, since the cycle is reversed) were to fire at the beginning of the cycle? It would call </text:span><text:span text:style-name="T179">c3</text:span><text:span text:style-name="T208"> to start immediately, causing a stack overflow.</text:span></text:p>
      <text:p text:style-name="P47">The Context solution <text:span text:style-name="T209">is the</text:span><text:span text:style-name="T466"> </text:span><text:span text:style-name="T164">:z</text:span><text:span text:style-name="T466"> setting which adds two protection mechanisms into the </text:span><text:span text:style-name="T467">C</text:span><text:span text:style-name="T466">ontext process. With </text:span><text:span text:style-name="T164">:z</text:span><text:span text:style-name="T466"> on,</text:span></text:p>
      <text:list xml:id="list4230161307" text:style-name="L15">
        <text:list-item>
          <text:p text:style-name="P443"><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3"><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1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0">SUMMARY</text:p><text:list xml:id="list182126917283175" text:continue-list="list182126079230502" text:style-name="L7"><text:list-item><text:p text:style-name="P570">Calculation alters the relationship between :d and the cycle time</text:p></text:list-item><text:list-item><text:p text:style-name="P570">:K <text:s/><text:span text:style-name="T262">defines :k as a multiplier, divider, exponent or map to the :d value</text:span></text:p></text:list-item></text:list></draw:text-box></draw:frame></text:p>
      <text:p text:style-name="P51">Calculation changes the relationship between the the cycle time and <text:span text:style-name="T465">the </text:span><text:span text:style-name="T162">:d</text:span><text:span text:style-name="T465"> value (ie. the number in the float atom). Usually there is a simple one-to-one correspondence between the two, with the :d value denoting the cycle time in seconds, but this can be altered using the </text:span><text:span text:style-name="T162">:k</text:span><text:span text:style-name="T465"> and </text:span><text:span text:style-name="T162">:K</text:span><text:span text:style-name="T465"> settings (or the </text:span><text:span text:style-name="T62">timing → calculation</text:span><text:span text:style-name="T465"> menu).</text:span></text:p>
      <text:p text:style-name="P189"><text:soft-page-break/>As a simple example, the context state <text:span text:style-name="T118">:K 1 :k 60</text:span> would determine that the <text:span text:style-name="T118">:d</text:span> value measures minutes instead of seconds, making it easier <text:span text:style-name="T219">to alter the time cycle of longer Contexts. How to interpret this command is explained below.</text:span></text:p>
      <text:p text:style-name="P190"><text:span text:style-name="T118">:K</text:span> selects the calculation mode, of which there are five: 1 <text:span text:style-name="T32">multiplier, </text:span><text:span text:style-name="T220">2 </text:span><text:span text:style-name="T32">divider, </text:span><text:span text:style-name="T220">3 </text:span><text:span text:style-name="T32">exponent, </text:span><text:span text:style-name="T220">4 </text:span><text:span text:style-name="T38">map</text:span><text:span text:style-name="T32">,</text:span> and <text:span text:style-name="T220">0 </text:span><text:span text:style-name="T32">none</text:span> (default). <text:span text:style-name="T118">:k</text:span> selects a value which pertains to the calculation denoted by the <text:span text:style-name="T118">:K</text:span> mode <text:span text:style-name="T233">(default 1)</text:span>, or, in the case of <text:span text:style-name="T118">:K 4</text:span>, a list. <text:span text:style-name="T234">In each case, the </text:span><text:span text:style-name="T170">:K</text:span><text:span text:style-name="T234"> setting indicates that :d value will be modified by </text:span><text:span text:style-name="T170">:k</text:span><text:span text:style-name="T234"> to select a new cycle time in seconds.</text:span></text:p>
      <text:list xml:id="list2253686660" text:style-name="L16">
        <text:list-item>
          <text:p text:style-name="P444"><text:span text:style-name="T9">MULTIPLIER</text:span><text:span text:style-name="T106"> </text:span>turns the <text:span text:style-name="T118">:k</text:span> value into a coefficient, such that<draw:frame draw:style-name="fr31"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2">is is useful for changing the scale of the timing.</text:span></text:p>
        </text:list-item>
        <text:list-item>
          <text:p text:style-name="P445"><text:span text:style-name="T9">DIVIDER</text:span><text:span text:style-name="T106"> turns the </text:span><text:span text:style-name="T120">:d</text:span><text:span text:style-name="T106"> value into the denominator, such that </text:span><text:span text:style-name="T106"><draw:frame draw:style-name="fr31"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46"><text:span text:style-name="T9">EXPONENT</text:span><text:span text:style-name="T106"> turns the </text:span><text:span text:style-name="T120">:d</text:span><text:span text:style-name="T106"> value into an exponent, such that </text:span><text:span text:style-name="T106"><draw:frame draw:style-name="fr31"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47"><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1"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5">a Context cycle is going to be the same whether it is calculated as 6 or 2x3. But the point of calculation is to let you </text:span><text:span text:style-name="T39">change </text:span><text:span text:style-name="T235">the cycle time in scaled or non-linear way. Calculation becomes very useful if you plan to change the cycle time dynamically, and especially in combination with random ti</text:span><text:span text:style-name="T468">ming (</text:span><text:span text:style-name="T165">:E 1</text:span><text:span text:style-name="T468">) (see Section </text:span><text:span text:style-name="T468"><text:bookmark-ref text:reference-format="number" text:ref-name="__RefHeading___Toc676_440237394">10</text:bookmark-ref></text:span><text:span text:style-name="T468"><text:s/></text:span><text:span text:style-name="T468"><text:bookmark-ref text:reference-format="text" text:ref-name="__RefHeading___Toc3305_760083855">RANDOM MODE</text:bookmark-ref></text:span><text:span text:style-name="T468">).</text:span></text:p></draw:text-box></draw:frame></text:p>
      <text:h text:style-name="P248"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27">one </text:span>can still be changed if <text:span text:style-name="T327">the other </text:span>has been set. The <text:span text:style-name="T118">:te</text:span> setting is very useful for <text:span text:style-name="T327">changing the tempo of a network globally (see ‘tempo_change.pd’).</text:span></text:p>
      <text:h text:style-name="P256"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2054271144" text:style-name="L17"><text:list-item><text:p text:style-name="P574">Positional mode relates the cycle time to Context’s canvas position</text:p></text:list-item><text:list-item><text:p text:style-name="P575"><text:span text:style-name="T118">:E 2</text:span> turns positional mode on</text:p></text:list-item><text:list-item><text:p text:style-name="P575"><text:span text:style-name="T118">:C</text:span> controls the scale</text:p></text:list-item><text:list-item><text:p text:style-name="P575"><text:span text:style-name="T118">:B</text:span> controls the resolution</text:p></text:list-item></text:list></draw:text-box></draw:frame><text:soft-page-break/>Besides calculation, there are two special functions that can be selected to help with Context timing, <text:bookmark-ref text:reference-format="text" text:ref-name="__RefHeading___Toc3303_760083855">POSITIONAL MODE</text:bookmark-ref><text:s/><text:span text:style-name="T236">and </text:span><text:bookmark-ref text:reference-format="text" text:ref-name="__RefHeading___Toc3305_760083855">RANDOM MODE</text:bookmark-ref>. <text:span text:style-name="T236">These can be selected using the </text:span><text:span text:style-name="T180">:E</text:span><text:span text:style-name="T236"> command (or </text:span><text:span text:style-name="T55">timing → delay </text:span><text:span text:style-name="T236">mode in the Context menu). Positional mode has further setting</text:span><text:span text:style-name="T469">s </text:span><text:span text:style-name="T166">:B</text:span><text:span text:style-name="T469"> and </text:span><text:span text:style-name="T166">:C</text:span><text:span text:style-name="T469"> pertaining to it, while Random mode has </text:span><text:span text:style-name="T166">:D</text:span><text:span text:style-name="T469"> :</text:span><text:span text:style-name="T166">q</text:span><text:span text:style-name="T469"> and :</text:span><text:span text:style-name="T166">Q</text:span><text:span text:style-name="T469">. (These can be found in the menu under </text:span><text:span text:style-name="T63">timing → position options </text:span><text:span text:style-name="T469">and </text:span><text:span text:style-name="T63">timing → random options</text:span><text:span text:style-name="T469">).</text:span></text:p>
      <text:p text:style-name="P236"><text:span text:style-name="T542">Positional mo</text:span><text:span text:style-name="T475">de </text:span><text:span text:style-name="T470">(</text:span><text:span text:style-name="T167">:E 2</text:span><text:span text:style-name="T470">) </text:span><text:span text:style-name="T475">makes use of </text:span><text:span text:style-name="T471">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37">the </text:span>Context <text:span text:style-name="T237">whose ID number is one less than the Context with positional mode on (or the 0-0 point of the canvas if there is no such Context created).</text:span></text:p>
      <text:list xml:id="list182125613683223" text:continue-list="list182127075552368" text:style-name="List_20_5">
        <text:list-item>
          <text:p text:style-name="P551">Positional mode offers an easy way of altering the cycles of two Contexts at once; see ‘<text:span text:style-name="T238">06_positional_mode.pd’</text:span></text:p>
        </text:list-item>
      </text:list>
      <text:h text:style-name="P274"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1">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2">B </text:span><text:span text:style-name="T118">0.25</text:span>) and <text:span text:style-name="T239">long </text:span>recurring fractions work <text:span text:style-name="T239">well </text:span>for <text:span text:style-name="T239">thirds (ie. </text:span><text:span text:style-name="T172">:B 0.3333333</text:span><text:span text:style-name="T239">).</text:span></text:p>
      <text:p text:style-name="P54"><text:span text:style-name="T465">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0">SUMMARY</text:p><text:list xml:id="list182126588749967" text:continue-list="list182126917283175" text:style-name="L7"><text:list-item><text:p text:style-name="P564">Random mode chooses random times for the Context cycle</text:p></text:list-item><text:list-item><text:p text:style-name="P564"><text:span text:style-name="T118">:</text:span><text:span text:style-name="T181">E 1</text:span><text:span text:style-name="T243"> turns random mode on</text:span></text:p></text:list-item><text:list-item><text:p text:style-name="P564"><text:span text:style-name="T118">:</text:span><text:span text:style-name="T181">d</text:span><text:span text:style-name="T243"> sets the upper limiting</text:span></text:p></text:list-item><text:list-item><text:p text:style-name="P564"><text:span text:style-name="T118">:</text:span><text:span text:style-name="T181">q</text:span><text:span text:style-name="T243"> sets the lower limiting</text:span></text:p></text:list-item><text:list-item><text:p text:style-name="P564"><text:span text:style-name="T118">:</text:span><text:span text:style-name="T181">D</text:span><text:span text:style-name="T243"> sets the resolution</text:span></text:p></text:list-item><text:list-item><text:p text:style-name="P564"><text:span text:style-name="T118">:</text:span><text:span text:style-name="T181">Q</text:span><text:span text:style-name="T243"> turns auto-advance off</text:span></text:p></text:list-item><text:list-item><text:p text:style-name="P564"><text:span text:style-name="T118">bump d</text:span> advances on demand</text:p></text:list-item></text:list></draw:text-box></draw:frame></text:p>
      <text:p text:style-name="P55"><text:soft-page-break/>Random mode<text:span text:style-name="T465"> </text:span><text:span text:style-name="T472">(</text:span><text:span text:style-name="T168">:E 1</text:span><text:span text:style-name="T472">) </text:span><text:span text:style-name="T465">is one of the most useful Context features</text:span><text:span text:style-name="T472">. Its function is simple: </text:span><text:span text:style-name="T473">it </text:span><text:span text:style-name="T472">chooses a random value for the cycle duration at the end of each cycle. This is an </text:span><text:span text:style-name="T465">eas</text:span><text:span text:style-name="T472">y </text:span><text:span text:style-name="T465">way of adding </text:span><text:span text:style-name="T472">uncertainty into a network, and can be used in many ways to make generative rhythms.</text:span></text:p>
      <text:p text:style-name="P194">The random numbers fall within a range. The bottom limit is defined by the :q command (or <text:span text:style-name="T32">timing → random options → minimum </text:span>in the menu), which is default <text:span text:style-name="T240">1. (Note that </text:span><text:span text:style-name="T173">:q 0</text:span><text:span text:style-name="T240"> allows cycle times of zero, but you should read Section </text:span><text:span text:style-name="T240"><text:bookmark-ref text:reference-format="number" text:ref-name="__RefHeading___Toc676_440237394">10</text:bookmark-ref></text:span><text:span text:style-name="T240">: </text:span><text:span text:style-name="T240"><text:bookmark-ref text:reference-format="text" text:ref-name="__RefHeading___Toc3299_760083855">SAFETY</text:bookmark-ref></text:span><text:span text:style-name="T240"><text:s/>before setting this).</text:span></text:p>
      <text:p text:style-name="P56"><text:span text:style-name="T465">The upper limit is defined by the last </text:span><text:span text:style-name="T162">:d</text:span><text:span text:style-name="T465"> value seen before </text:span><text:span text:style-name="T162">:E 1</text:span><text:span text:style-name="T465"> was switched on. You can also select a new upper limit by scrolling the float atom or sending a </text:span><text:span text:style-name="T162">:d</text:span><text:span text:style-name="T465"> command. Note that random mode </text:span><text:span text:style-name="T473">selects a new cycle time but doesn’t actullay effect </text:span><text:span text:style-name="T465">the </text:span><text:span text:style-name="T162">:d</text:span><text:span text:style-name="T465"> value, so the upper limit remains constant until you change it, despite the fact that the float atom chan</text:span>ges.</text:p>
      <text:h text:style-name="Heading_20_3" text:outline-level="3">RESOLUTION AND AUTO-ON</text:h>
      <text:p text:style-name="P57">There are <text:span text:style-name="T241">two</text:span> more commands that relate to random mode: <text:span text:style-name="T118">:D</text:span> <text:span text:style-name="T241">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1">allows 2 4 6… second cycles (until the upper limit), </text:span><text:span text:style-name="T182">:D 0.5</text:span><text:span text:style-name="T241"> allows 0.5, 1, 1.5… etc.</text:span></text:p>
      <text:p text:style-name="P57">:<text:span text:style-name="T242">Q decides whether or not a new random selection is made at the end of every cycle. Leave it on to achieve the maximum variability of timing within a network; turn it off if you want stability. A special comma</text:span><text:span text:style-name="T474">nd </text:span><text:span text:style-name="T169">bump d</text:span><text:span text:style-name="T474"> advances a new random timing when </text:span><text:span text:style-name="T169">:Q</text:span><text:span text:style-name="T474">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4">Using random mode in conjunction with calculation (Section </text:span><text:span text:style-name="T244"><text:bookmark-ref text:reference-format="number" text:ref-name="__RefHeading___Toc676_440237394">10</text:bookmark-ref></text:span><text:span text:style-name="T244">: </text:span><text:span text:style-name="T244"><text:bookmark-ref text:reference-format="text" text:ref-name="__RefHeading___Toc3301_760083855">CALCULATION</text:bookmark-ref></text:span><text:span text:style-name="T244">) greatly expands the possibilities. For instance, using random mode in conjunction with </text:span><text:span text:style-name="T123">:K 3</text:span><text:span text:style-name="T244"> establishes that a random time will be twice, four times or eight times… the length of the original cycle duration. In this way, you can define random series that contain musical significance.</text:span></text:p></draw:text-box></draw:frame></text:p>
      <text:list xml:id="list182125704200668" text:continue-list="list182126226360525"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0">SUMMARY</text:p><text:list xml:id="list182126693369809" text:continue-list="list182126588749967" text:style-name="L7"><text:list-item><text:p text:style-name="P576">The Burst toggles fire at the end of the cycle, but exactly which ones fire can be varied</text:p></text:list-item><text:list-item><text:p text:style-name="P576">The <text:span text:style-name="T118">:L</text:span> command offers three presets, <text:span text:style-name="T118">ALL</text:span><text:span text:style-name="T371">,</text:span><text:span text:style-name="T118"> SEQUENCE</text:span><text:span text:style-name="T371"> and </text:span><text:span text:style-name="T118">RANDOM</text:span></text:p></text:list-item><text:list-item><text:p text:style-name="P576"><text:span text:style-name="T118">:h :p :l</text:span> and <text:span text:style-name="T118">:w</text:span> determine how many toggles are selected</text:p></text:list-item><text:list-item><text:p text:style-name="P576"><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2">simultaneously </text:span>at the end of the cycle. <text:span text:style-name="T27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text:span><text:soft-page-break/><text:span text:style-name="T271">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182126763846623" text:continue-list="list182125613683223" text:style-name="List_20_5">
        <text:list-item>
          <text:p text:style-name="P536">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8">7</text:span>_burst_settings.pd”, and it is recommended that you refer to this file as you read to see the burst settings in action.</text:p>
        </text:list-item>
      </text:list>
      <text:p text:style-name="Standard"/>
      <text:h text:style-name="P266"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4">burst → presets</text:span><text:span text:style-name="T273">). Simple though they are, these three settings account for a great many possible uses.</text:span></text:p>
      <text:list xml:id="list3938485506" text:style-name="L18">
        <text:list-item>
          <text:p text:style-name="P448"><text:span text:style-name="T9">ALL</text:span> <text:span text:style-name="T293">(</text:span><text:span text:style-name="T124">:L 0</text:span><text:span text:style-name="T293">) </text:span>means that all open burst toggles will fire. <text:span text:style-name="T293">This can multiply the messages in a network, hence a Context set to </text:span><text:span text:style-name="T124">:L 0</text:span><text:span text:style-name="T293"> can be used to control the density of activity.</text:span></text:p>
        </text:list-item>
        <text:list-item>
          <text:p text:style-name="P448"><text:span text:style-name="T9">LINEAR</text:span> <text:span text:style-name="T293">(</text:span><text:span text:style-name="T124">:L 1</text:span><text:span text:style-name="T293">) </text:span>means that one toggle will fire each cycle—specifically the next one in line. <text:span text:style-name="T293">This can be used to define structure within a network, by assigning a certain path the first time around, another one the second time around, etc.</text:span></text:p>
        </text:list-item>
        <text:list-item>
          <text:p text:style-name="P448"><text:span text:style-name="T9">RANDOM </text:span><text:span text:style-name="T108">(</text:span><text:span text:style-name="T121">:L 2</text:span><text:span text:style-name="T108">) </text:span>means that one random toggle will fire each cycle. <text:span text:style-name="T294">This can be used to determine random structures, and to set open loops, etc.</text:span></text:p>
        </text:list-item>
      </text:list>
      <text:list xml:id="list182126777110523" text:continue-list="list182126763846623" text:style-name="List_20_5">
        <text:list-item>
          <text:p text:style-name="P552">See file ‘0<text:span text:style-name="T489">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0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96" xml:id="id1" draw:id="id1" svg:width="1.078in" svg:height="0.3579in" svg:x="0.9307in" svg:y="0.8984in"><draw:text-box><text:p text:style-name="P590"><text:span text:style-name="T548">define </text:span><text:span text:style-name="T549">:h</text:span></text:p></draw:text-box></draw:frame><draw:frame draw:style-name="gr15" draw:text-style-name="P597" svg:width="1.4961in" svg:height="0.387in" draw:transform="rotate (1.5707963267949) translate (2.37291666666667in 2.32291666666667in)"><draw:text-box><text:p text:style-name="P590"><text:span text:style-name="T550">QUANTITY</text:span></text:p></draw:text-box></draw:frame><draw:frame draw:style-name="gr16" draw:text-style-name="P596" xml:id="id2" draw:id="id2" svg:width="1.7835in" svg:height="0.3579in" svg:x="0.5819in" svg:y="1.5752in"><draw:text-box><text:p text:style-name="P590"><text:span text:style-name="T548">+ progression </text:span><text:span text:style-name="T549">:p</text:span></text:p></draw:text-box></draw:frame><draw:frame draw:style-name="gr17" draw:text-style-name="P596" xml:id="id3" draw:id="id3" svg:width="2.2953in" svg:height="0.3579in" svg:x="0.3256in" svg:y="2.2835in"><draw:text-box><text:p text:style-name="P590"><text:span text:style-name="T548">+ random deviation </text:span><text:span text:style-name="T549">:l</text:span></text:p></draw:text-box></draw:frame><draw:connector draw:style-name="gr18" draw:text-style-name="P598" draw:type="line" svg:x1="1.4693in" svg:y1="1.2563in" svg:x2="1.4736in" svg:y2="1.5752in" draw:start-shape="id1" draw:start-glue-point="2" draw:end-shape="id2" draw:end-glue-point="0" svg:d="M3732 3191l11 810" svg:viewBox="0 0 12 811"><text:p/></draw:connector><draw:frame draw:style-name="gr14" draw:text-style-name="P596" xml:id="id5" draw:id="id5" svg:width="1.078in" svg:height="0.3579in" svg:x="3.8043in" svg:y="0.8984in"><draw:text-box><text:p text:style-name="P590"><text:span text:style-name="T548">define </text:span><text:span text:style-name="T549">:O</text:span></text:p></draw:text-box></draw:frame><draw:frame draw:style-name="gr15" draw:text-style-name="P597" svg:width="1.6539in" svg:height="0.387in" draw:transform="rotate (1.5707963267949) translate (2.9in 2.40138888888889in)"><draw:text-box><text:p text:style-name="P590"><text:span text:style-name="T550">SELECTION</text:span></text:p></draw:text-box></draw:frame><draw:frame draw:style-name="gr19" draw:text-style-name="P596" svg:width="2.0862in" svg:height="0.4012in" svg:x="3.302in" svg:y="1.5752in"><draw:text-box><text:p text:style-name="P590"><text:span text:style-name="T548">+ progression </text:span><text:span text:style-name="T549">:P</text:span></text:p></draw:text-box></draw:frame><draw:frame draw:style-name="gr17" draw:text-style-name="P596" xml:id="id6" draw:id="id6" svg:width="2.2953in" svg:height="0.3579in" svg:x="3.2in" svg:y="2.2835in"><draw:text-box><text:p text:style-name="P590"><text:span text:style-name="T548">+ random deviation </text:span><text:span text:style-name="T549">:R</text:span></text:p></draw:text-box></draw:frame><draw:connector draw:style-name="gr20" draw:text-style-name="P599" draw:type="line" svg:x1="4.3429in" svg:y1="1.2484in" svg:x2="4.3453in" svg:y2="1.5752in" svg:d="M11031 3171l6 830" svg:viewBox="0 0 7 831"><text:p/></draw:connector><draw:connector draw:style-name="gr21" draw:text-style-name="P600" draw:type="line" svg:x1="4.3453in" svg:y1="1.9756in" svg:x2="4.3472in" svg:y2="2.2835in" svg:d="M11037 5018l5 782" svg:viewBox="0 0 7 783"><text:p/></draw:connector><draw:connector draw:style-name="gr22" draw:text-style-name="P601" svg:x1="1.4736in" svg:y1="1.9327in" svg:x2="1.4728in" svg:y2="2.2835in" draw:start-shape="id2" draw:start-glue-point="2" draw:end-shape="id3" draw:end-glue-point="0" svg:d="M3743 4909v446h-2v445" svg:viewBox="0 0 4 893"><text:p/></draw:connector><draw:connector draw:style-name="gr23" draw:text-style-name="P602" xml:id="id4" draw:id="id4" svg:x1="1.4728in" svg:y1="2.6409in" svg:x2="2.8193in" svg:y2="1.3917in" draw:start-shape="id3" draw:start-glue-point="2" svg:d="M3741 6708v499h3420v-3672" svg:viewBox="0 0 3422 3674"><text:p/></draw:connector><draw:connector draw:style-name="gr24" draw:text-style-name="P603" draw:line-skew="-0.0921in" svg:x1="2.8193in" svg:y1="1.3917in" svg:x2="4.3429in" svg:y2="0.8984in" draw:start-shape="id4" draw:start-glue-point="3" draw:end-shape="id5" draw:end-glue-point="0" svg:d="M7161 3535v-1986h3870v733" svg:viewBox="0 0 3872 1988"><text:p/></draw:connector><draw:connector draw:style-name="gr25" draw:text-style-name="P604" svg:x1="4.3472in" svg:y1="2.6409in" svg:x2="4.3453in" svg:y2="3.189in" draw:start-shape="id6" draw:start-glue-point="2" draw:end-shape="id7" draw:end-glue-point="0" svg:d="M11042 6708v697h-5v695" svg:viewBox="0 0 7 1393"><text:p/></draw:connector><draw:connector draw:style-name="gr26" draw:text-style-name="P605" xml:id="id8" draw:id="id8" svg:x1="1.4728in" svg:y1="2.6409in" svg:x2="0.0591in" svg:y2="1.548in" draw:start-shape="id3" draw:start-glue-point="2" svg:d="M3741 6708v499h-3591v-3275" svg:viewBox="0 0 3593 3277"><text:p/></draw:connector><draw:connector draw:style-name="gr27" draw:text-style-name="P606" draw:line-skew="-0.0622in" svg:x1="0.0591in" svg:y1="1.548in" svg:x2="1.4693in" svg:y2="0.8984in" draw:start-shape="id8" draw:start-glue-point="3" draw:end-shape="id1" draw:end-glue-point="0" svg:d="M150 3932v-2307h3582v657" svg:viewBox="0 0 3584 2309"><text:p/></draw:connector><draw:connector draw:style-name="gr28" draw:text-style-name="P607" xml:id="id9" draw:id="id9" svg:x1="4.3472in" svg:y1="2.6409in" svg:x2="5.7256in" svg:y2="1.5992in" draw:start-shape="id6" draw:start-glue-point="2" svg:d="M11042 6708v499h3501v-3145" svg:viewBox="0 0 3503 3147"><text:p/></draw:connector><draw:connector draw:style-name="gr29" draw:text-style-name="P608" draw:line-skew="-0.0823in" svg:x1="5.7256in" svg:y1="1.5992in" svg:x2="4.3429in" svg:y2="0.8984in" draw:start-shape="id9" draw:start-glue-point="3" draw:end-shape="id5" draw:end-glue-point="0" svg:d="M14543 4062v-2489h-3512v709" svg:viewBox="0 0 3514 2491"><text:p/></draw:connector><draw:frame draw:style-name="gr15" draw:text-style-name="P609" xml:id="id10" draw:id="id10" svg:width="0.4732in" svg:height="0.387in" svg:x="1.2311in" svg:y="0in"><draw:text-box><text:p text:style-name="P590"><text:span text:style-name="T551">IN</text:span></text:p></draw:text-box></draw:frame><draw:connector draw:style-name="gr30" draw:text-style-name="P610" svg:x1="1.4673in" svg:y1="0.3866in" svg:x2="1.4693in" svg:y2="0.8984in" draw:start-shape="id10" draw:start-glue-point="2" draw:end-shape="id1" draw:end-glue-point="0" svg:d="M3727 982v651h5v649" svg:viewBox="0 0 7 1302"><text:p/></draw:connector><draw:frame draw:style-name="gr15" draw:text-style-name="P609" xml:id="id7" draw:id="id7" svg:width="0.748in" svg:height="0.387in" svg:x="3.9717in" svg:y="3.189in"><draw:text-box><text:p text:style-name="P590"><text:span text:style-name="T551">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822007861" text:style-name="L19">
        <text:list-item>
          <text:p text:style-name="P450">First, a starting quantity is set, <text:span text:style-name="T118">:h</text:span>. This can be any number between 1 and the total number of burst toggles. 0 wraps around to the highest number, <text:span text:style-name="T304">so it effectively means </text:span>ALL. <text:span text:style-name="T304">0 is the default setting.</text:span></text:p>
        </text:list-item>
        <text:list-item>
          <text:p text:style-name="P451">Next, a number <text:span text:style-name="T489">constant</text:span> <text:span text:style-name="T118">:p</text:span> is added to <text:span text:style-name="T118">:h</text:span>. <text:span text:style-name="T118">:p</text:span><text:span text:style-name="T516"> can be positive or negative, with 0 meaning “no addition”. Numbers higher or lower than </text:span>the total number of burst toggles <text:span text:style-name="T295">will wrap around.</text:span></text:p>
        </text:list-item>
        <text:list-item>
          <text:p text:style-name="P449"><text:span text:style-name="T295">Then a random number is added to sum. The distribution for the random number has many options (see </text:span><text:span text:style-name="T295"><text:bookmark-ref text:reference-format="text" text:ref-name="__RefHeading___Toc4472_1322672788">RANDOM DEVIATION</text:bookmark-ref></text:span><text:span text:style-name="T295"><text:s/>below).</text:span></text:p>
        </text:list-item>
        <text:list-item>
          <text:p text:style-name="P452">The resulting number is then passed on to <text:span text:style-name="T296">two different places:</text:span></text:p>
          <text:list>
            <text:list-item>
              <text:p text:style-name="P453"><text:span text:style-name="T304">It </text:span>is stored as the new <text:span text:style-name="T118">:h</text:span> value, to be <text:span text:style-name="T297">used as the base for the next progression and random deviation.</text:span></text:p>
            </text:list-item>
            <text:list-item>
              <text:p text:style-name="P454">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55"><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55"><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0" text:outline-level="2"><text:bookmark-start text:name="__RefHeading___Toc9782_1904584262"/>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text:soft-page-break/>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1">(it is best to select the right toggles quickly, since they are recalculated within one second). Note that unlike </text:span><text:span text:style-name="T191">:o</text:span><text:span text:style-name="T511">, this method will not update </text:span><text:span text:style-name="T191">:h</text:span><text:span text:style-name="T511">, and it will not save.</text:span></text:p>
      <text:h text:style-name="Heading_20_2" text:outline-level="2"><text:bookmark-start text:name="__RefHeading___Toc4472_1322672788"/>RANDOM DEVIATION<text:bookmark-end text:name="__RefHeading___Toc4472_1322672788"/></text:h>
      <text:p text:style-name="P80"><text:span text:style-name="T298">There is very fine control over the random deviation (both quantity </text:span><text:span text:style-name="T125">:</text:span><text:span text:style-name="T126">l</text:span><text:span text:style-name="T298"> and selection </text:span><text:span text:style-name="T125">:</text:span><text:span text:style-name="T126">R</text:span><text:span text:style-name="T298">). The settings go from 0 to 101, covering four distinct phases:</text:span></text:p>
      <text:list xml:id="list4280585042" text:style-name="L20">
        <text:list-item>
          <text:p text:style-name="P456">0 means determin<text:span text:style-name="T299">ate; there is no random deviation.</text:span></text:p>
        </text:list-item>
        <text:list-item>
          <text:p text:style-name="P457">&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88">:o</text:span>, meaning that there is equal opportunity for the random deviation to go up or down.</text:p>
        </text:list-item>
        <text:list-item>
          <text:p text:style-name="P457">100 selects even distribution. All numbers are equally likely, and any progression <text:span text:style-name="T288">:p</text:span> or <text:span text:style-name="T118">:P</text:span> is effectively redundant.</text:p>
        </text:list-item>
        <text:list-item>
          <text:p text:style-name="P457">101 se<text:span text:style-name="T300">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3593150340" text:style-name="L21">
        <text:list-item>
          <text:p text:style-name="P458">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58">If the progression (<text:span text:style-name="T118">:p</text:span> or <text:span text:style-name="T118">:P</text:span>) is set to <text:span text:style-name="T516">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182126626552904" text:continue-list="list182126777110523" text:style-name="List_20_5">
        <text:list-item>
          <text:p text:style-name="P553">See file ‘0<text:span text:style-name="T305">8</text:span>_burst_<text:span text:style-name="T305">settings</text:span>.pd’ for <text:span text:style-name="T305">working examples of all the burst settings</text:span>.</text:p>
        </text:list-item>
      </text:list>
      <text:h text:style-name="Heading_20_3" text:outline-level="3"><text:span text:style-name="T301">WHY DOES THE BURST WORK LIKE THIS</text:span>?</text:h>
      <text:p text:style-name="P82">The burst process might seem unduly complicated, and indeed its behaviour may <text:span text:style-name="T305">remain</text:span> mysterious even to experienced users. By way of justification, it will perhaps help to know that the burst process is an attempt to <text:span text:style-name="T305">connect </text:span>the three preset states, ALL, SEQUENCE and RANDOM <text:span text:style-name="T489">in a continuum</text:span>, <text:span text:style-name="T305">with as few variables as possible</text:span>. <text:span text:style-name="T305">Given the array of options, t</text:span>he <text:span text:style-name="T305">preset states </text:span>states are no <text:span text:style-name="T305">longer</text:span> discrete ‘modes’, but <text:span text:style-name="T30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05">they are dynamic enough to be useful in most situations</text:span>.</text:p>
      <text:p text:style-name="P83"/>
      <text:list xml:id="list182126494123866" text:continue-list="list182125704200668" text:style-name="Numbering_20_1">
        <text:list-item>
          <text:h text:style-name="P512" text:outline-level="1"><text:bookmark-start text:name="__RefHeading___Toc3307_760083855"/><text:bookmark-start text:name="__RefNumPara__8429_729809407"/>MESSAGE VARIABLES <text:span text:style-name="T306">(OUTPUT LANGUAGE)</text:span><text:bookmark-end text:name="__RefHeading___Toc3307_760083855"/><text:bookmark-end text:name="__RefNumPara__8429_729809407"/></text:h>
        </text:list-item>
      </text:list>
      <text:p text:style-name="P84"><draw:frame draw:style-name="fr17" draw:name="Frame7" text:anchor-type="paragraph" svg:x="0.0366in" svg:y="0.0382in" svg:width="5.9327in" draw:z-index="51"><draw:text-box fo:min-height="1.5547in"><text:p text:style-name="P280">SUMMARY</text:p><text:list xml:id="list182125759873128" text:continue-list="list182126693369809" text:style-name="L7"><text:list-item><text:p text:style-name="P577">Context messages are interpreted by the Output Language before they are sent</text:p></text:list-item><text:list-item><text:p text:style-name="P577">Arithmetic is evaluated (inside brackets)</text:p></text:list-item><text:list-item><text:p text:style-name="P577">Various other system values are substituted for special characters</text:p></text:list-item><text:list-item><text:p text:style-name="P587">This can be integrated with the Pattern as a useful way of designing melodies and envelopes</text:p></text:list-item></text:list></draw:text-box></draw:frame><text:soft-page-break/></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0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10">:a (5 + 20)</text:p>
      <text:p text:style-name="P89">When a toggle is opened and Context is started, it will send the message ‘25’. This is not very useful, since you could have just typed in the message ‘25’ in the first place. Now, type in the message ‘ (@ + 20) ‘</text:p>
      <text:p text:style-name="P410">: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1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07">Section </text:span><text:span text:style-name="T307"><text:bookmark-ref text:reference-format="number" text:ref-name="__RefHeading___Toc821_440237394">9</text:bookmark-ref></text:span><text:span text:style-name="T307">: </text:span><text:span text:style-name="T307"><text:bookmark-ref text:reference-format="text" text:ref-name="__RefHeading___Toc821_440237394">MESSAGE DATABASES</text:bookmark-ref></text:span><text:span text:style-name="T307"><text:s/></text:span>for more details.</text:p></draw:text-box></draw:frame>Message variables can be combined in almost any way to produce custom patterns and <text:span text:style-name="T32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90">CHARACTERS</text:p>
          </table:table-cell>
          <table:table-cell table:style-name="Table2.C1" office:value-type="string">
            <text:p text:style-name="P290">FUNCTION</text:p>
          </table:table-cell>
        </table:table-row>
        <table:table-row>
          <table:table-cell table:style-name="Table2.A2" office:value-type="string">
            <text:p text:style-name="P290">ARITHMETIC</text:p>
          </table:table-cell>
          <table:table-cell table:style-name="Table2.B2" office:value-type="string">
            <text:p text:style-name="P295">+ - * /</text:p>
          </table:table-cell>
          <table:table-cell table:style-name="Table2.C2" office:value-type="string">
            <text:p text:style-name="P292">perform arithmetic on numbers</text:p>
          </table:table-cell>
        </table:table-row>
        <table:table-row table:style-name="Table2.3">
          <table:table-cell table:style-name="Table2.B2" office:value-type="string">
            <text:p text:style-name="P290">VARIABLE WITHOUT ARGUMENT</text:p>
          </table:table-cell>
          <table:table-cell table:style-name="Table2.B2" office:value-type="string">
            <text:p text:style-name="P296"><text:span text:style-name="T310">_ = </text:span><text:span text:style-name="T311">¬ </text:span><text:span text:style-name="T312">@ </text:span><text:span text:style-name="T313">$</text:span></text:p>
          </table:table-cell>
          <table:table-cell table:style-name="Table2.C2" office:value-type="string">
            <text:p text:style-name="P292">substitute number</text:p>
          </table:table-cell>
        </table:table-row>
        <text:soft-page-break/>
        <table:table-row table:style-name="Table2.4">
          <table:table-cell table:style-name="Table2.B2" office:value-type="string">
            <text:p text:style-name="P290">VARIABLE WITH ARGUMENT</text:p>
          </table:table-cell>
          <table:table-cell table:style-name="Table2.B2" office:value-type="string">
            <text:p text:style-name="P294">^ &gt; ! ` ? # [ ] % <text:span text:style-name="T317">~</text:span></text:p>
          </table:table-cell>
          <table:table-cell table:style-name="Table2.C2" office:value-type="string">
            <text:p text:style-name="P292">substitute number for argument</text:p>
          </table:table-cell>
        </table:table-row>
        <table:table-row>
          <table:table-cell table:style-name="Table2.B2" office:value-type="string">
            <text:p text:style-name="P291">DIRECTOR</text:p>
          </table:table-cell>
          <table:table-cell table:style-name="Table2.B2" office:value-type="string">
            <text:p text:style-name="P294">( ) &lt; &lt;o &amp; .</text:p>
          </table:table-cell>
          <table:table-cell table:style-name="Table2.C2" office:value-type="string">
            <text:p text:style-name="P292">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15">The syntax works just about the same as on a scientific cauculator, so</text:span></text:p>
      <text:p text:style-name="P91"><text:tab/><text:span text:style-name="T118"><text:tab/>4 (5-2) - (5-3)<text:tab/><text:tab/>→<text:tab/><text:tab/>1</text:span><text:span text:style-name="T174">0</text:span></text:p>
      <text:p text:style-name="P91"><text:tab/><text:tab/><text:span text:style-name="T118">3(10(2+3))<text:tab/></text:span><text:span text:style-name="T118"><text:note text:id="ftn9" text:note-class="footnote"><text:note-citation>9</text:note-citation><text:note-body><text:p text:style-name="P239"><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0">the first </text:span>important <text:span text:style-name="T316">rule of Context messages</text:span> is that <text:span text:style-name="T281">only arithmetic expressions surrounded by brackets will be evaluated</text:span><text:span text:style-name="T316">.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4">)</text:span></text:p>
      <text:p text:style-name="P92"><text:tab/><text:tab/><text:span text:style-name="T316">(</text:span><text:span text:style-name="T118">3(10(2+3))</text:span><text:span text:style-name="T127">)</text:span></text:p>
      <text:p text:style-name="P93"><text:span text:style-name="T490">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182126406651477" text:continue-list="list182126626552904" text:style-name="List_20_5">
        <text:list-item>
          <text:p text:style-name="P554">See <text:span text:style-name="T369">files ‘09_message_variable_examples_1.pd’ and ‘10_message_variable_examples_2.pd’ for working examples.</text:span></text:p>
          <text:p text:style-name="P554"/>
        </text:list-item>
      </text:list>
      <table:table table:name="Table4" table:style-name="Table4">
        <table:table-column table:style-name="Table4.A"/>
        <table:table-column table:style-name="Table4.B"/>
        <table:table-row>
          <table:table-cell table:style-name="Table4.A1" table:number-columns-spanned="2" office:value-type="string">
            <text:h text:style-name="P24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5"><text:s/>_</text:p>
          </table:table-cell>
          <table:table-cell table:style-name="Table4.B2" office:value-type="string">
            <text:p text:style-name="P312">Th<text:span text:style-name="T320">e underscore character </text:span>substitutes the toggle number <text:span text:style-name="T318">of whichever toggle triggers the message. For isntance, if the first, third and fifth toggle on the pattern-axis are open, the _ will evaluate to 1, 3 and then 5.</text:span></text:p>
            <text:p text:style-name="P313">_ is useful for <text:span text:style-name="T319">for creating a quick line of numbers if you need to evaluate another expression.</text:span></text:p>
          </table:table-cell>
        </table:table-row>
        <table:table-row>
          <table:table-cell table:style-name="Table4.A3" office:value-type="string">
            <text:p text:style-name="P343"> =</text:p>
          </table:table-cell>
          <table:table-cell table:style-name="Table4.B3" office:value-type="string">
            <text:p text:style-name="P314">This has nothing to do with equals! The = character reads the vale of the toggle float from whichever toggle triggers the message. It will not read float-connects (ie. “c4”)—it will only read the plain toggle floats, obtained by clicking on a toggle and scrolling <text:span text:style-name="T32">down</text:span>. <text:span text:style-name="T321">This turns Context into a simple array storage and playback device.</text:span></text:p>
            <text:p text:style-name="P314"><text:span text:style-name="T321">Since the toggle floats are so easily set, the = character is the best way of storing simple melodies and other patterns in Context. See Section </text:span><text:span text:style-name="T321"><text:bookmark-ref text:reference-format="number" text:ref-name="__RefHeading___Toc654_440237394">5</text:bookmark-ref></text:span><text:span text:style-name="T321">: </text:span><text:span text:style-name="T321"><text:bookmark-ref text:reference-format="text" text:ref-name="__RefHeading___Toc3269_760083855">FLOAT CONNECTIONS</text:bookmark-ref></text:span><text:span text:style-name="T321">) for how to access toggle floats.</text:span></text:p>
          </table:table-cell>
        </table:table-row>
        <text:soft-page-break/>
        <table:table-row>
          <table:table-cell table:style-name="Table4.A3" office:value-type="string">
            <text:p text:style-name="P349">¬</text:p>
          </table:table-cell>
          <table:table-cell table:style-name="Table4.B4" office:value-type="string">
            <text:p text:style-name="P315">The Not sign calculates the distance between the current toggle and the next open toggle. For instance, if the <text:span text:style-name="T491">1</text:span><text:span text:style-name="T71">st,</text:span> <text:span text:style-name="T491">2</text:span><text:span text:style-name="T71">nd</text:span><text:span text:style-name="T491"> </text:span>and <text:span text:style-name="T491">5</text:span><text:span text:style-name="T71">th</text:span>toggles are open on a Context of length 10, ¬ would evaluate to 1, 3, 5 (the last one wraps around to find the first toggle again).</text:p>
            <text:p text:style-name="P315">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8">(¬ * 20 + 30)</text:span> ‘).</text:p>
            <text:p text:style-name="P317">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58">@</text:p>
          </table:table-cell>
          <table:table-cell table:style-name="Table4.B6" office:value-type="string">
            <text:p text:style-name="P316">The at sign substitute<text:span text:style-name="T510">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16">@ brings a physical dimension into the Context network, since a note or other value can be determined by the Context’s relative position.</text:p>
          </table:table-cell>
        </table:table-row>
        <table:table-row>
          <table:table-cell table:style-name="Table4.A3" office:value-type="string">
            <text:p text:style-name="P370">$</text:p>
          </table:table-cell>
          <table:table-cell table:style-name="Table4.B6" office:value-type="string">
            <text:p text:style-name="P339">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46"><text:s/><text:span text:style-name="T322">~</text:span></text:p>
          </table:table-cell>
          <table:table-cell table:style-name="Table5.B2" office:value-type="string">
            <text:p text:style-name="P318">The <text:span text:style-name="T32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1">to learn about Content arrays.</text:span></text:p>
          </table:table-cell>
        </table:table-row>
        <table:table-row>
          <table:table-cell table:style-name="Table5.A3" office:value-type="string">
            <text:p text:style-name="P348"> <text:span text:style-name="T323">arguments</text:span></text:p>
          </table:table-cell>
          <table:table-cell table:style-name="Table5.B3" office:value-type="string">
            <text:p text:style-name="P318">~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50">^</text:p>
          </table:table-cell>
          <table:table-cell table:style-name="Table5.B4" office:value-type="string">
            <text:p text:style-name="P319">The <text:span text:style-name="T325">caret</text:span> character returns a Context ID number <text:span text:style-name="T324">chosen from a given set. The set is defined by</text:span> tag<text:span text:style-name="T355">s</text:span> <text:span text:style-name="T324">(see 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span text:style-name="T324">)</text:span>. This is useful when sending commands <text:span text:style-name="T324">to other Contexts using the &gt; prefix—it means that </text:span>you don’t have to fiddle around to get the right ID number.</text:p>
          </table:table-cell>
        </table:table-row>
        <table:table-row>
          <table:table-cell table:style-name="Table5.A5" office:value-type="string">
            <text:p text:style-name="P360">arguments</text:p>
          </table:table-cell>
          <table:table-cell table:style-name="Table5.B6" office:value-type="string">
            <text:p text:style-name="P319">^ takes one symbol argument, which must correspond to a tag used at least once in the network. A period (.) <text:span text:style-name="T32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65">settings</text:p>
          </table:table-cell>
          <table:table-cell table:style-name="Table5.B6" office:value-type="string">
            <text:p text:style-name="P327"><text:span text:style-name="T492">T</text:span>he ID numbers <text:span text:style-name="T492">^ selects </text:span>can either be chosen in sequence or at random. <text:soft-page-break/>The <text:span text:style-name="T118">:nr</text:span> setting determines this.</text:p>
          </table:table-cell>
        </table:table-row>
        <table:table-row>
          <table:table-cell table:style-name="Table5.A5" office:value-type="string">
            <text:p text:style-name="P351">#</text:p>
          </table:table-cell>
          <table:table-cell table:style-name="Table5.B12" office:value-type="string">
            <text:p text:style-name="P320">The hash character tranposes numbers into frequencies is a scale. It does this with the help of [scaler], and is no use unless this object is created in a patch. For instance, if the patch contains [scaler minor C 5], ‘ <text:span text:style-name="T118">#2</text:span> ‘ would evaluate to 293.663, the 2<text:span text:style-name="T66">nd</text:span> note of the C minor scale in the 5<text:span text:style-name="T66">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1">arguments</text:p>
          </table:table-cell>
          <table:table-cell table:style-name="Table5.B12" office:value-type="string">
            <text:p text:style-name="P320"># takes a single float as an argument. If the float is not a whole number, [scaler] will interpolate it.</text:p>
          </table:table-cell>
        </table:table-row>
        <table:table-row>
          <table:table-cell table:style-name="Table5.A5" office:value-type="string">
            <text:p text:style-name="P352">&gt;</text:p>
          </table:table-cell>
          <table:table-cell table:style-name="Table5.B12" office:value-type="string">
            <text:p text:style-name="P321">Right angle-bracket <text:span text:style-name="T328">returns values based on </text:span>the current Context state. <text:span text:style-name="T328">For instance, ‘ </text:span><text:span text:style-name="T129">&gt; d </text:span><text:span text:style-name="T328">‘ would return ‘ 4 ‘ if the cycle time (</text:span><text:span text:style-name="T129">:d</text:span><text:span text:style-name="T328">) were currently set to 4, and ‘ </text:span><text:span text:style-name="T129">&gt; x</text:span><text:span text:style-name="T328"> ‘ would return ‘ 1 2 3 ‘ if the </text:span><text:span text:style-name="T129">:x</text:span><text:span text:style-name="T328"> toggles 1 2 3 were open. This is useful for creating conditional rules (see Section </text:span><text:span text:style-name="T328"><text:bookmark-ref text:reference-format="number" text:ref-name="__RefHeading___Toc4585_1275536661">15</text:bookmark-ref></text:span><text:span text:style-name="T328">: </text:span><text:span text:style-name="T328"><text:bookmark-ref text:reference-format="text" text:ref-name="__RefHeading___Toc4585_1275536661">RULES</text:bookmark-ref></text:span><text:span text:style-name="T328">).</text:span></text:p>
          </table:table-cell>
        </table:table-row>
        <table:table-row>
          <table:table-cell table:style-name="Table5.A6" office:value-type="string">
            <text:p text:style-name="P362">arguments</text:p>
          </table:table-cell>
          <table:table-cell table:style-name="Table5.B12" office:value-type="string">
            <text:p text:style-name="P322">&gt; takes a maximum of four arguments, but only the second one is required.</text:p>
            <text:list xml:id="list3513766804" text:style-name="L22">
              <text:list-item>
                <text:p text:style-name="P525"><text:span text:style-name="T329">float: </text:span>The first argument is the ID number of the <text:span text:style-name="T329">Context you wish to query, ie. ‘</text:span><text:span text:style-name="T183">c4</text:span><text:span text:style-name="T329">’. If this is blank then Context will query itself.</text:span></text:p>
              </text:list-item>
              <text:list-item>
                <text:p text:style-name="P526">symbol: The second argument is the context command you wish to query, but without the colon. For example, ‘ <text:span text:style-name="T118">&gt; X</text:span> ‘ will query the <text:span text:style-name="T118">:X</text:span> value (length). This argument is mandatory.</text:p>
              </text:list-item>
              <text:list-item>
                <text:p text:style-name="P526">float: The third argument <text:span text:style-name="T330">isolates one of the terms in a list. For instance, if the x-axis has toggle 3 4 5 6 open, ‘</text:span><text:span text:style-name="T130"> &gt; x 3 </text:span><text:span text:style-name="T330">‘ returns 5, the 3</text:span><text:span text:style-name="T67">rd</text:span><text:span text:style-name="T330"> item in the list.</text:span></text:p>
              </text:list-item>
              <text:list-item>
                <text:p text:style-name="P527">float: The fourth argument is only used for querying database message, <text:span text:style-name="T33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31">‘ would return ‘6’, the third term of the fourth line.</text:span></text:p>
              </text:list-item>
            </text:list>
            <text:p text:style-name="P336">&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57">`</text:p>
          </table:table-cell>
          <table:table-cell table:style-name="Table5.B12" office:value-type="string">
            <text:p text:style-name="P324"><text:span text:style-name="T34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3">argument<text:span text:style-name="T342">s</text:span></text:p>
          </table:table-cell>
          <table:table-cell table:style-name="Table5.B12" office:value-type="string">
            <text:p text:style-name="P319"><text:span text:style-name="T493">`</text:span> <text:span text:style-name="T398">surrounds any number or arguments, ie. “ </text:span><text:span text:style-name="T139">` 1 2 3 a b c `</text:span><text:span text:style-name="T398"> “.</text:span></text:p>
          </table:table-cell>
        </table:table-row>
        <table:table-row>
          <table:table-cell table:style-name="Table5.A5" office:value-type="string">
            <text:p text:style-name="P353">[ ]</text:p>
          </table:table-cell>
          <table:table-cell table:style-name="Table5.B13" office:value-type="string">
            <text:p text:style-name="P323">Square brackets let you process a list. <text:span text:style-name="T493">There are three ways of doing this, as indicated by the first argument outside the bracket. </text:span><text:s/><text:span text:style-name="T493">The first option </text:span>one item from the list, <text:span text:style-name="T493">based on its position. The second counts </text:span>the number of items in a list. <text:span text:style-name="T49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3">argument<text:span text:style-name="T342">s</text:span></text:p>
          </table:table-cell>
          <table:table-cell table:style-name="Table5.B14" office:value-type="string">
            <text:p text:style-name="P337">[ and ] take one float argument on the outside and any number of arguments <text:soft-page-break/>between them.</text:p>
            <text:list xml:id="list828764772" text:style-name="L23">
              <text:list-item>
                <text:p text:style-name="P531"><text:span text:style-name="T339">A positive float argument will take the nth term of the list. </text:span><text:span text:style-name="T341">Ie.</text:span><text:span text:style-name="T340">,</text:span><text:span text:style-name="T339"> ‘ 3 [ 4 5 6 7 ] ‘ would return ‘6’, </text:span><text:span text:style-name="T340">the 3</text:span><text:span text:style-name="T72">rd</text:span><text:span text:style-name="T340"> item of the list.</text:span></text:p>
              </text:list-item>
              <text:list-item>
                <text:p text:style-name="P531"><text:span text:style-name="T340">A</text:span><text:span text:style-name="T339"> 0 will count the items in the list. </text:span><text:span text:style-name="T341">Ie. </text:span><text:span text:style-name="T340">’</text:span><text:span text:style-name="T339"> 0 [ 4 5 6 7 ] ‘ would retirn ‘4’, </text:span><text:span text:style-name="T340">since </text:span><text:span text:style-name="T341">the list has </text:span><text:span text:style-name="T340">4 items.</text:span></text:p>
              </text:list-item>
              <text:list-item>
                <text:p text:style-name="P531"><text:span text:style-name="T340">A negative float removes the positive equivalent of that number from the list. <text:s text:c="2"/></text:span><text:span text:style-name="T341">Ie. </text:span><text:span text:style-name="T340">’ -5</text:span><text:span text:style-name="T339"> [ 4 5 6 7 ] ‘ </text:span><text:span text:style-name="T340">would return ‘4 6 7’, since 5 has been removed from the list.</text:span></text:p>
              </text:list-item>
            </text:list>
            <text:p text:style-name="P338">Unfortunately, it is not possible to remove a negative number from a list.</text:p>
          </table:table-cell>
        </table:table-row>
        <table:table-row>
          <table:table-cell table:style-name="Table5.A5" office:value-type="string">
            <text:p text:style-name="P353">?</text:p>
          </table:table-cell>
          <table:table-cell table:style-name="Table5.B17" office:value-type="string">
            <text:p text:style-name="P325">The question-mark is the most commonly used variable. It <text:span text:style-name="T332">produces </text:span>a random number, or random array <text:span text:style-name="T333">(series)</text:span>. <text:span text:style-name="T332">Along with the burst (see Secion </text:span><text:span text:style-name="T332"><text:bookmark-ref text:reference-format="number" text:ref-name="__RefHeading___Toc1013_440237394">11</text:bookmark-ref></text:span><text:span text:style-name="T332">: </text:span><text:span text:style-name="T332"><text:bookmark-ref text:reference-format="text" text:ref-name="__RefHeading___Toc1013_440237394">BURST SETTINGS</text:bookmark-ref></text:span><text:span text:style-name="T33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4">argument<text:span text:style-name="T342">s</text:span></text:p>
          </table:table-cell>
          <table:table-cell table:style-name="Table5.B17" office:value-type="string">
            <text:p text:style-name="P326">? can take one, two or no float argguments.</text:p>
            <text:list xml:id="list1477404810" text:style-name="L24">
              <text:list-item>
                <text:p text:style-name="P532"><text:span text:style-name="T335">One argument (the most common) returns a single random number, with the argument being the maximum. For instance, ‘ </text:span><text:span text:style-name="T132">? 4</text:span><text:span text:style-name="T96"> </text:span><text:span text:style-name="T335">’ returns 0 1 2 or 3. </text:span><text:span text:style-name="T336">Negative arguments will yiled negative results, ie. </text:span><text:span text:style-name="T335">‘ </text:span><text:span text:style-name="T132">? -4</text:span><text:span text:style-name="T96"> </text:span><text:span text:style-name="T335">’ returns 0 -1 -2 or -3.</text:span></text:p>
              </text:list-item>
              <text:list-item>
                <text:p text:style-name="P528">Two arguments returns an array, with the first argument being the maximum and the second the number of terms. For instance, ‘ ? 4 3 ‘ would return ‘ x x x ‘, where x = any number between 0 and 4.</text:p>
              </text:list-item>
              <text:list-item>
                <text:p text:style-name="P533"><text:span text:style-name="T334">No arguments returns the last random number / </text:span><text:span text:style-name="T337">array</text:span><text:span text:style-name="T334">, without choosing a new one.</text:span></text:p>
              </text:list-item>
            </text:list>
          </table:table-cell>
        </table:table-row>
        <table:table-row>
          <table:table-cell table:style-name="Table5.A6" office:value-type="string">
            <text:p text:style-name="P366">settings</text:p>
          </table:table-cell>
          <table:table-cell table:style-name="Table5.B17" office:value-type="string">
            <text:p text:style-name="P328">There <text:span text:style-name="T343">are three settings associated with ?</text:span></text:p>
            <text:list xml:id="list3275607056" text:style-name="L25">
              <text:list-item>
                <text:p text:style-name="P529"><text:span text:style-name="T118">:</text:span><text:span text:style-name="T133">ro</text:span><text:span text:style-name="T343"> gives an offset, adding a given value to the random number or each number in the array. This is useful in weeding out zeros if you want to use ? to send data to toggles, as ‘ </text:span><text:span text:style-name="T133">:x 0</text:span><text:span text:style-name="T343"> ‘ is not often a useful command to accidentally send to a toggle array.</text:span></text:p>
              </text:list-item>
              <text:list-item>
                <text:p text:style-name="P529"><text:span text:style-name="T118">:</text:span><text:span text:style-name="T133">rm</text:span><text:span text:style-name="T343"> determines whether ? selects a new random value every time or not. When It is off (</text:span><text:span text:style-name="T133">:rm 0</text:span><text:span text:style-name="T343">), ? will output the same value(s) until it is told to do otherwise.</text:span></text:p>
              </text:list-item>
              <text:list-item>
                <text:p text:style-name="P530"><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3">!</text:p>
          </table:table-cell>
          <table:table-cell table:style-name="Table5.B21" office:value-type="string">
            <text:p text:style-name="P329">The exclamation mark finds a value from another Context’<text:span text:style-name="T345">s</text:span> message, specifically the Context that started <text:span text:style-name="T344">this one. For instance, if this Context was started by a message ‘ c 4 ‘, then ‘ ! c ‘ would return 4.</text:span><text:span text:style-name="T344"><text:note text:id="ftn10" text:note-class="footnote"><text:note-citation>10</text:note-citation><text:note-body><text:p text:style-name="P406"><text:s/>Every toggle can store a message and can be connected to another Context. “The message that started this Context” means <text:span text:style-name="T32">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44">work with cable connections, not float connections (see Section </text:span><text:span text:style-name="T344"><text:bookmark-ref text:reference-format="number" text:ref-name="__RefHeading___Toc654_440237394">5</text:bookmark-ref></text:span><text:span text:style-name="T344">: </text:span><text:span text:style-name="T344"><text:bookmark-ref text:reference-format="text" text:ref-name="__RefHeading___Toc654_440237394">CONNECTIONS</text:bookmark-ref></text:span><text:span text:style-name="T344">)</text:span></text:p>
          </table:table-cell>
        </table:table-row>
        <table:table-row>
          <table:table-cell table:style-name="Table5.A6" office:value-type="string">
            <text:p text:style-name="P367">arguments</text:p>
          </table:table-cell>
          <table:table-cell table:style-name="Table5.B21" office:value-type="string">
            <text:p text:style-name="P330">! takes one argument, a symbol which will be searched for in the incoming message. <text:span text:style-name="T345">Since ! will remove the symbol once it evaluates, care should be taken to put it back in if you want to pass the value on to another Context.</text:span></text:p>
          </table:table-cell>
        </table:table-row>
        <table:table-row>
          <table:table-cell table:style-name="Table5.A5" office:value-type="string">
            <text:p text:style-name="P354">%</text:p>
          </table:table-cell>
          <table:table-cell table:style-name="Table5.B21" office:value-type="string">
            <text:p text:style-name="P331"><text:span text:style-name="T398">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68">arguments</text:p>
          </table:table-cell>
          <table:table-cell table:style-name="Table5.B21" office:value-type="string">
            <text:p text:style-name="P330"><text:span text:style-name="T118">%</text:span> takes one argument, a symbol which will be searched for in the <text:span text:style-name="T345">last </text:span>message. <text:span text:style-name="T345">Since </text:span><text:span text:style-name="T138">%</text:span><text:span text:style-name="T34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47" text:outline-level="2"><text:bookmark-start text:name="__RefHeading___Toc11727_1231104557"/><text:span text:style-name="T418">DIRECTION</text:span> CHARACTERS<text:bookmark-end text:name="__RefHeading___Toc11727_1231104557"/></text:h>
          </table:table-cell>
          <table:covered-table-cell/>
        </table:table-row>
        <table:table-row>
          <table:table-cell table:style-name="Table6.A2" office:value-type="string">
            <text:p text:style-name="P347"><text:s/><text:span text:style-name="T346">( )</text:span></text:p>
          </table:table-cell>
          <table:table-cell table:style-name="Table6.B2" office:value-type="string">
            <text:p text:style-name="P332">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able:table-row>
          <table:table-cell table:style-name="Table6.A3" office:value-type="string">
            <text:p text:style-name="P344"> <text:span text:style-name="T346">&amp;</text:span></text:p>
          </table:table-cell>
          <table:table-cell table:style-name="Table6.B3" office:value-type="string">
            <text:p text:style-name="P332">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55">&lt;</text:p>
            <text:p text:style-name="P369">(prefix)</text:p>
          </table:table-cell>
          <table:table-cell table:style-name="Table6.B5" office:value-type="string">
            <text:p text:style-name="P332">Left angle-bracket direct the message to some other send channel, <text:span text:style-name="T348">as set by the first argument it encounters.</text:span> <text:span text:style-name="T348">For instance, the message ‘ </text:span><text:span text:style-name="T134">&lt; drums c 1</text:span><text:span text:style-name="T348"> ‘ would send the message ‘</text:span><text:span text:style-name="T134">c 1</text:span><text:span text:style-name="T348">’ to be received by the </text:span><text:span text:style-name="T134">[receive drums]</text:span><text:span text:style-name="T348"> object (see Section </text:span><text:span text:style-name="T348"><text:bookmark-ref text:reference-format="number" text:ref-name="__RefHeading___Toc819_440237394">7</text:bookmark-ref></text:span><text:span text:style-name="T348">: </text:span><text:span text:style-name="T348"><text:bookmark-ref text:reference-format="text" text:ref-name="__RefHeading___Toc819_440237394">ID AND CHANNELS</text:bookmark-ref></text:span><text:span text:style-name="T348">). Note that this will only work if &lt; is the first character in the message. Putting it directly after an &amp; also works.</text:span></text:p>
          </table:table-cell>
        </table:table-row>
        <table:table-row>
          <table:table-cell table:style-name="Table6.A3" office:value-type="string">
            <text:p text:style-name="P356">&lt;&lt;</text:p>
            <text:p text:style-name="P369">(prefix)</text:p>
          </table:table-cell>
          <table:table-cell table:style-name="Table6.B5" office:value-type="string">
            <text:p text:style-name="P333">Two left angle-brackets do the same as one, but bypass the ID channels and ‘<text:span text:style-name="T118">context</text:span>’ (all) channels.</text:p>
          </table:table-cell>
        </table:table-row>
        <text:soft-page-break/>
        <table:table-row>
          <table:table-cell table:style-name="Table6.A3" office:value-type="string">
            <text:p text:style-name="P355">&lt;o</text:p>
            <text:p text:style-name="P369">(prefix)</text:p>
          </table:table-cell>
          <table:table-cell table:style-name="Table6.B10" office:value-type="string">
            <text:p text:style-name="P333">This character directs the message towards the outlets instead of the send channels. This can be useful for sending command messages to other Contexts or controling other PD objects. Like &lt;, it must be at the beginning of a message.<text:note text:id="ftn11" text:note-class="footnote"><text:note-citation>11</text:note-citation><text:note-body><text:p text:style-name="Footnote"><text:s/><text:span text:style-name="T34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59">&lt;i</text:p>
          </table:table-cell>
          <table:table-cell table:style-name="Table6.B10" office:value-type="string">
            <text:p text:style-name="P341">This character lets you send a custom message though float connect. Usually, a float-connected toggle disregards its message and sends a simple ‘start’ command towards its destination, but the <text:span text:style-name="T519">&lt;i</text:span> prefix lets you send whatever message you want. (Note that there is one expection: a <text:span text:style-name="T519">push</text:span> message will get through regardless of whether the <text:span text:style-name="T519">&lt;i</text:span> prefix is included.)</text:p>
          </table:table-cell>
        </table:table-row>
        <table:table-row>
          <table:table-cell table:style-name="Table6.A3" office:value-type="string">
            <text:p text:style-name="P355">.</text:p>
            <text:p text:style-name="P369">(prefix)</text:p>
          </table:table-cell>
          <table:table-cell table:style-name="Table6.B10" office:value-type="string">
            <text:p text:style-name="P334">A period <text:span text:style-name="T350">prefix directs the message towards this own Context’s input. This is useful for making a Context modify itself using the command language (see Section </text:span><text:span text:style-name="T350"><text:bookmark-ref text:reference-format="number" text:ref-name="__RefHeading___Toc3283_760083855">8</text:bookmark-ref></text:span><text:span text:style-name="T350">: </text:span><text:span text:style-name="T350"><text:bookmark-ref text:reference-format="text" text:ref-name="__RefHeading___Toc3283_760083855">CONTEXT COMMANDS (INPUT LANGUAGE)</text:bookmark-ref></text:span><text:span text:style-name="T350">).</text:span></text:p>
            <text:p text:style-name="P335">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8">(</text:span>Note also that if you are sending a command message into the message database, you need to surround it with quotation marks so that it doesn’t get interpreted as input language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6115_1972021576">QUOTATION MARKS</text:bookmark-ref></text:span><text:span text:style-name="T352">)).</text:span><text:span text:style-name="T352"><text:note text:id="ftn12" text:note-class="footnote"><text:note-citation>12</text:note-citation><text:note-body><text:p text:style-name="Footnote"><text:s/><text:span text:style-name="T448">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71">¤</text:p>
          </table:table-cell>
          <table:table-cell table:style-name="Table6.B10" office:value-type="string">
            <text:p text:style-name="P340">The currency symbol is used to escape a special character from being interpreted, similar for backslah (\) in a command prompt. It is used <text:span text:style-name="T32">after</text:span> the character you want to escape, not before. For example, if you wanted to send the message ‘ # 4 ‘, but didn’t want # to be interpreted by the Output language, you would write ‘ #¤ 4 ‘.</text:p>
            <text:p text:style-name="P340">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1">°</text:p>
          </table:table-cell>
          <table:table-cell table:style-name="Table6.B10" office:value-type="string">
            <text:p text:style-name="P342">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182126277465852" text:continue-list="list182126406651477" text:style-name="List_20_5">
        <text:list-item>
          <text:p text:style-name="P555">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37"><text:soft-page-break/>See <text:span text:style-name="T369">files ‘09_message_variable_examples_1.pd’ and ‘10_message_variable_examples_2.pd’ for working examples.</text:span></text:p>
        </text:list-item>
      </text:list>
      <text:p text:style-name="P139"/>
      <text:list xml:id="list182127018831758" text:continue-list="list182126494123866" text:style-name="Numbering_20_1">
        <text:list-item>
          <text:h text:style-name="P513" text:outline-level="1"><text:bookmark-start text:name="__RefHeading___Toc4126_57122431"/><text:span text:style-name="T494">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0">SUMMARY</text:p><text:list xml:id="list182126398377973" text:continue-list="list182125759873128" text:style-name="L7"><text:list-item><text:p text:style-name="P578">The y-axis toggles double as a memory bank</text:p></text:list-item><text:list-item><text:p text:style-name="P578">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3">but the convention has proven to be useful in software sequencers as well (see for example </text:span><text:span text:style-name="T353"><text:bibliography-mark text:identifier="Propellerhead's Rebirth" text:bibliography-type="www" text:publisher="https://www.propellerheads.se/rebirth">[Propellerhead's Rebirth]</text:bibliography-mark></text:span><text:span text:style-name="T353">).</text:span></text:p>
      <text:p text:style-name="P102"><text:span text:style-name="T356">Context has a build in bank for exactly the same purpose. By default, it stores the x-axis toggles and toggle floats (</text:span><text:span text:style-name="T357">:x</text:span><text:span text:style-name="T356"> and </text:span><text:span text:style-name="T357">:</text:span><text:span text:style-name="T358">i</text:span><text:span text:style-name="T356">), but it can be programmed to store any Context setting (see </text:span><text:span text:style-name="T356"><text:bookmark-ref text:reference-format="text" text:ref-name="__RefHeading___Toc4442_3668593395">CHOOSING WHICH SETTINGS ARE STORED</text:bookmark-ref></text:span><text:span text:style-name="T35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U x</text:span>, where <text:span text:style-name="T118">x</text:span> is the term number you wish to jump to. <text:span text:style-name="T361">(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7_760083855">SENDING COMMANDS</text:bookmark-ref></text:span><text:span text:style-name="T36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8">:U 5</text:span>. Notice <text:span text:style-name="T361">however </text:span>that <text:span text:style-name="T361">you cannot skip the line; choosing </text:span><text:span text:style-name="T184">:U 20</text:span><text:span text:style-name="T361"> would fall back to </text:span><text:span text:style-name="T184">:U 5</text:span><text:span text:style-name="T361">.</text:span></text:p>
      <text:p text:style-name="P106">Using the bank doubles down on memory storage, so it is recommended that you don’t use it frequently and on every Context in the network, but only when needed.</text:p>
      <text:h text:style-name="P250" text:outline-level="2"><text:bookmark-start text:name="__RefHeading___Toc6206_649410494"/>BANK SETTINGS<text:bookmark-end text:name="__RefHeading___Toc6206_649410494"/></text:h>
      <text:p text:style-name="P105">There are <text:s/>settings associated with the bank.</text:p>
      <text:list xml:id="list1106186476" text:style-name="L26">
        <text:list-item>
          <text:p text:style-name="P460"><text:span text:style-name="T118">:</text:span><text:span text:style-name="T186">A</text:span> <text:span text:style-name="T362">determines whether the bank accepts changes to its terms or not. If you turn this off, then Context will recall a certain state but not update it. This is useful if you want to return to a fixed state without it changing.</text:span></text:p>
        </text:list-item>
        <text:list-item>
          <text:p text:style-name="P459"><text:span text:style-name="T118">:</text:span><text:span text:style-name="T185">A bang</text:span><text:span text:style-name="T362"> saves the memory bank to the patch. This will not happen automatically.</text:span></text:p>
        </text:list-item>
        <text:list-item>
          <text:p text:style-name="P461"><text:soft-page-break/><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56">By default, the x-axis toggle and toggle float settings (</text:span><text:span text:style-name="T357">:x </text:span><text:span text:style-name="T356">and </text:span><text:span text:style-name="T357">:</text:span><text:span text:style-name="T358">i</text:span><text:span text:style-name="T356">) <text:s/></text:span>are tracked and stored by the bank. <text:span text:style-name="T363">This can be changed using the </text:span><text:span text:style-name="T187">[preset]</text:span><text:span text:style-name="T363"> object. Simply create </text:span><text:span text:style-name="T187">[preset a b c]</text:span><text:span text:style-name="T363"> in the overlay, where a b and c are the command terms you wish to be tracked (without the colon). Note that the default commands will be erased from the tracking list if </text:span><text:span text:style-name="T187">[preset]</text:span><text:span text:style-name="T36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preset a b c]</text:span> in the overlay.”</text:p>
      <text:list xml:id="list182126254765710" text:continue-list="list182127018831758" text:style-name="Numbering_20_1">
        <text:list-item>
          <text:h text:style-name="P513"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0">SUMMARY</text:p><text:list xml:id="list182126218992868" text:continue-list="list182126398377973" text:style-name="L7"><text:list-item><text:p text:style-name="P579">The overlay is an editable part of the Context patch</text:p></text:list-item><text:list-item><text:p text:style-name="P579">To open the overlay, right click on a Context and select <text:span text:style-name="T32">open</text:span></text:p></text:list-item><text:list-item><text:p text:style-name="P579">To save the overlay, menu-save the popup overlay patch and then menu-save the parent patch</text:p></text:list-item><text:list-item><text:p text:style-name="P579">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6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8">The internal workings of a Co</text:span><text:span text:style-name="T44">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5">o</text:span><text:span text:style-name="T32">pen</text:span>. <text:span text:style-name="T1">The patch that opens is not the main Context patch</text:span>, as <text:span text:style-name="T368">it normally the case </text:span>in PD. It is the Overlay, a sub-patch within the main Context patch, <text:span text:style-name="T387">and you can edit it like any other.</text:span></text:p><text:p text:style-name="P111">Saving the Overlay is also very easy—just press Control + s or <text:span text:style-name="T32">file → save</text:span>, as usual. The important thing, however, is that <text:span text:style-name="T1">the parent patch must be saved after the Overlay is saved</text:span>. <text:span text:style-name="T389">This goes for every overlay that you wish to save, and w</text:span>ithout <text:span text:style-name="T389">it</text:span>, changes to the overlay will not persist the next time you open the patch. Double saving is very easy to do, but just as easy to forget. <text:span text:style-name="T391">There is a shortcut to overlay saving with the “save” argument of the [mover] object (see Section </text:span><text:span text:style-name="T391"><text:bookmark-ref text:reference-format="number" text:ref-name="__RefHeading___Toc4479_677641376">17</text:bookmark-ref></text:span><text:span text:style-name="T391">: </text:span><text:span text:style-name="T391"><text:bookmark-ref text:reference-format="text" text:ref-name="__RefHeading___Toc6143_1720203599">MOVER</text:bookmark-ref></text:span><text:span text:style-name="T391">).</text:span> <text:span text:style-name="T391">More information about overlay saving is given in the </text:span><text:span text:style-name="T391"><text:bookmark-ref text:reference-format="text" text:ref-name="__RefHeading___Toc4969_170382372">OVERLAY SAVING</text:bookmark-ref></text:span><text:span text:style-name="T391"><text:s/>section.</text:span></text:p><text:list xml:id="list182126875252943" text:continue-list="list182126277465852" text:style-name="List_20_5"><text:list-item><text:p text:style-name="P544">WARNING: Do not use <text:span text:style-name="T393">sub-patches </text:span>in the overlay, <text:span text:style-name="T393">and do not use objects with commas (including messages and comments)</text:span>. <text:span text:style-name="T393">Do not re-size objects or comment boxes</text:span>. <text:span text:style-name="T393">Any of this will break the overlay saving mechanism and / or crash PD.</text:span></text:p></text:list-item></text:list></draw:text-box></draw:frame></text:p>
      <text:p text:style-name="P109">There are three main things that the overlay is used for:</text:p>
      <text:list xml:id="list3149622791" text:style-name="L27">
        <text:list-item>
          <text:p text:style-name="P434"><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35"><text:span text:style-name="T9">Custom GUI elements</text:span> can be added to the overlay GOP. For instance, if you plan to use the <text:span text:style-name="T118">:</text:span><text:span text:style-name="T188">O</text:span> setting a lot, you could place a float atom on the overlay GOP for swift editing of this command. <text:span text:style-name="T367">This is covered in </text:span><text:span text:style-name="T367"><text:bookmark-ref text:reference-format="text" text:ref-name="__RefHeading___Toc4633_895600362">CUSTOM GUI’S</text:bookmark-ref></text:span><text:span text:style-name="T367">;</text:span></text:p>
        </text:list-item>
        <text:list-item>
          <text:p text:style-name="P434"><text:span text:style-name="T9">Embedding objects</text:span>, most importantly, Content. <text:span text:style-name="T367">Embedding objects means placing them on the timeline, so that they will be played back as a part of the Context cycle.</text:span></text:p>
        </text:list-item>
      </text:list>
      <text:list xml:id="list182125929704524" text:continue-list="list182126875252943" text:style-name="List_20_5">
        <text:list-item>
          <text:p text:style-name="P556">See ‘<text:span text:style-name="T495">12_</text:span>overlay_examples.pd’ for examples of these techniques.</text:p>
        </text:list-item>
      </text:list>
      <text:h text:style-name="P251" text:outline-level="2"><text:bookmark-start text:name="__RefHeading___Toc15949_1085286991"/><text:soft-page-break/>HACKING<text:bookmark-end text:name="__RefHeading___Toc15949_1085286991"/></text:h>
      <text:p text:style-name="P122"><text:span text:style-name="T383">At the top of the Overlay (sometimes off the screen) you will see two objects connected to each other in 7 different places. </text:span>Most of Context’s internal commands are routed through <text:span text:style-name="T383">here</text:span>, <text:span text:style-name="T383">and </text:span>can be intercepted and modified <text:span text:style-name="T383">in the overlay. The object names and arguments are there to indicate what each channel holds, as seen in Illustration </text:span><text:span text:style-name="T383"><text:sequence-ref text:reference-format="value" text:ref-name="refIllustration24">25</text:sequence-ref></text:span><text:span text:style-name="T383">.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3"><text:bookmark-ref text:reference-format="number" text:ref-name="__RefHeading___Toc3307_760083855">12</text:bookmark-ref></text:span><text:span text:style-name="T383">: </text:span><text:span text:style-name="T383"><text:bookmark-ref text:reference-format="text" text:ref-name="__RefHeading___Toc4124_57122431">VARIABLES WITH ARGUMENTS</text:bookmark-ref></text:span><text:span text:style-name="T383">).</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4">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85">Two things</text:span>, however, <text:span text:style-name="T385">are worthy of note:</text:span></text:p>
      <text:list xml:id="list1883424453" text:style-name="L28">
        <text:list-item>
          <text:p text:style-name="P462"><text:span text:style-name="T222">A</text:span><text:span text:style-name="T221">ny PD object can be hosted in the overlay, including Context itself. This way, you can use Context to hack itself.</text:span></text:p>
        </text:list-item>
        <text:list-item>
          <text:p text:style-name="P463"><text:span text:style-name="T221">T</text:span><text:span text:style-name="T220">he ‘inlet’ channel gives the inlet number, followed by whatever message the inlet has received. The inlet number is split off, rendering all inlets identical (see </text:span><text:span text:style-name="T223">Illustration </text:span><text:span text:style-name="T223"><text:sequence-ref text:reference-format="value" text:ref-name="refIllustration24">25</text:sequence-ref></text:span><text:span text:style-name="T220">). However, this befaviour can easily be changed by hacking the overlay, letting the user customize different Context inlets for different functions.</text:span></text:p>
        </text:list-item>
        <text:list-item>
          <text:p text:style-name="P464"><text:span text:style-name="T225">T</text:span><text:span text:style-name="T220">he overlay has all DSP functions switched off using [switch~] </text:span><text:span text:style-name="T225">while Context is idle. They are switched on only when the cycle starts. For this reason, you shouldn’t host DSP objects inside the overlay unless you are OK with them only functioning while Context is on.</text:span></text:p>
        </text:list-item>
      </text:list>
      <text:h text:style-name="P253"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88">overlay contain a Graph On Parent (GOP) area which is visible from the main Context GUI. </text:span>For instance, if you plan to change the Burst settings a lot on a particular Context, you can add sliders to the GOP area which control the relevant settings. <text:span text:style-name="T389">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0">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2" text:outline-level="2"><text:bookmark-start text:name="__RefHeading___Toc15951_1085286991"/>EMBEDDING <text:span text:style-name="T367">OBJECTS</text:span><text:bookmark-end text:name="__RefHeading___Toc15951_1085286991"/></text:h>
      <text:p text:style-name="P126">The main <text:span text:style-name="T393">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3"><text:bibliography-mark text:identifier="Goodacre" text:bibliography-type="conference" text:author="Goodacre, Liam" text:month="November" text:publisher="PDCon16~" text:title="The Context Modular Sequencer" text:year="2016">[Goodacre]</text:bibliography-mark></text:span><text:span text:style-name="T393">).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soft-page-break/></text:p>
      <text:p text:style-name="P129">There are three objects which can be embedded on the timeline:</text:p>
      <text:list xml:id="list2769680739" text:style-name="L29">
        <text:list-item>
          <text:p text:style-name="P465"><text:span text:style-name="T9">[content]</text:span>, a glorified version of PD’s native array object, which can be edited and re-sized <text:span text:style-name="T394">for convenient sample playback.</text:span></text:p>
        </text:list-item>
        <text:list-item>
          <text:p text:style-name="P466"><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66"><text:span text:style-name="T9">[context]</text:span> itself. When <text:span text:style-name="T495">a</text:span> Context is embedded, it is connected to the timeline, such that it automatically start<text:span text:style-name="T395">s </text:span>and stop<text:span text:style-name="T395">s</text:span> when the cursor crosses its boundary, and loops continuously while the cursor is over it. <text:span text:style-name="T395">This simulates the behaviour of a DAW tracker. (Note: this behaviour will only work if DSP is switched on!)</text:span></text:p>
        </text:list-item>
      </text:list>
      <text:p text:style-name="P131">In addition to these three objects, there is a handy <text:span text:style-name="T9">[mover]</text:span> object which is used to move and resize objects embedded on the Context canvas.</text:p>
      <text:list xml:id="list182127189093875" text:continue-list="list182125929704524"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5">13_</text:span>embedding.pd’ <text:span text:style-name="T397">(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5">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2">This helps Context dynamically create the inlet~ and outlet~ objects on loading, and again does not require (or tolerate) any input from the user.</text:span></text:p>
      <text:p text:style-name="P128"><text:span text:style-name="T393">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3">Finally, the above warning should be repeated: </text:span><text:span text:style-name="T27">do not use sub-patches [pd …] or commas in the overlay</text:span><text:span text:style-name="T393">. In addition to this, it is important not to edit or even move the two hacking objects (inlet- and inlet_) in the overlay. They can, however, be reconnected.</text:span></text:p>
      <text:list xml:id="list182127216322410" text:continue-list="list182126254765710" text:style-name="Numbering_20_1">
        <text:list-item>
          <text:h text:style-name="Heading_20_1" text:outline-level="1"><text:bookmark-start text:name="__RefHeading___Toc4585_1275536661"/><text:soft-page-break/>RULES<text:bookmark-end text:name="__RefHeading___Toc4585_1275536661"/></text:h>
        </text:list-item>
      </text:list>
      <text:p text:style-name="P140"><draw:frame draw:style-name="fr5" draw:name="Frame58" text:anchor-type="paragraph" svg:y="0.0945in" svg:width="5.9327in" draw:z-index="61"><draw:text-box fo:min-height="1.5547in"><text:p text:style-name="P280">SUMMARY</text:p><text:list xml:id="list182125940777263" text:continue-list="list182126218992868" text:style-name="L7"><text:list-item><text:p text:style-name="P580">Rules govern Context behaviour logically, defining <text:span text:style-name="T32">if-then</text:span> clauses</text:p></text:list-item><text:list-item><text:p text:style-name="P580">Rules can be triggered by incoming messages (commands) or outgoing messages (from the database)</text:p></text:list-item><text:list-item><text:p text:style-name="P580">Rules are stored in a special text-edit box (and ultimately the <text:span text:style-name="T118">:ex</text:span> command)</text:p></text:list-item><text:list-item><text:p text:style-name="P580">Each rule has two parts: a condition and a consequence, which must be written according to a special syntax</text:p></text:list-item></text:list><text:p text:style-name="P407"/></draw:text-box></draw:frame></text:p>
      <text:p text:style-name="P140"><text:span text:style-name="T416">Context deals with messages. It receives messages in the command language </text:span>command language, <text:span text:style-name="T416">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6">It sends messages from the message database (see Section </text:span><text:span text:style-name="T416"><text:bookmark-ref text:reference-format="number" text:ref-name="__RefHeading___Toc821_440237394">9</text:bookmark-ref></text:span><text:span text:style-name="T416">: </text:span><text:span text:style-name="T416"><text:bookmark-ref text:reference-format="text" text:ref-name="__RefHeading___Toc821_440237394">MESSAGE DATABASES</text:bookmark-ref></text:span><text:span text:style-name="T416">), which can either be directed inwards towards the network itself or outwards to other PD instruments. All of this activity takes place </text:span><text:span text:style-name="T45">sequentially</text:span><text:span text:style-name="T416">, according to the Pattern and Timing, and </text:span><text:span text:style-name="T59">randomly</text:span><text:span text:style-name="T416">, according to the Burst.</text:span></text:p>
      <text:p text:style-name="P140"><text:span text:style-name="T416">Rules govern Context’s activity </text:span><text:span text:style-name="T45">logically</text:span><text:span text:style-name="T416">. They are a way of determining outcomes based on the messages that context sends or receives, apart from the meaning that those messages have. The easiest way to understand rules is to think of them as </text:span><text:span text:style-name="T45">if-then</text:span><text:span text:style-name="T416"> clauses. </text:span><text:span text:style-name="T60">If</text:span><text:span text:style-name="T45"> the cycle time is greater than 4, </text:span><text:span text:style-name="T60">then</text:span><text:span text:style-name="T45"> open the second toggle</text:span><text:span text:style-name="T226">, </text:span><text:span text:style-name="T227">or </text:span><text:span text:style-name="T61">i</text:span><text:span text:style-name="T60">f</text:span><text:span text:style-name="T45"> </text:span><text:span text:style-name="T46">Context sends the message “’c#’</text:span><text:span text:style-name="T45">, </text:span><text:span text:style-name="T60">then</text:span><text:span text:style-name="T45"> </text:span><text:span text:style-name="T46">send the message ‘e’ </text:span><text:span text:style-name="T227">are both valid examples of rules.</text:span></text:p>
      <text:p text:style-name="P141"><text:span text:style-name="T429">There are two types of rules: those which are triggered by incoming messages commands (see Section </text:span><text:span text:style-name="T429"><text:bookmark-ref text:reference-format="number" text:ref-name="__RefHeading___Toc3283_760083855">8</text:bookmark-ref></text:span><text:span text:style-name="T429">) and those that are triggered by outgoing database messages (see Section </text:span><text:span text:style-name="T429"><text:bookmark-ref text:reference-format="number" text:ref-name="__RefHeading___Toc3307_760083855">12</text:bookmark-ref></text:span><text:span text:style-name="T429">). R</text:span>ules <text:span text:style-name="T428">can be very powerful in a Context network</text:span>:</text:p>
      <text:list xml:id="list2784911875" text:style-name="L30">
        <text:list-item>
          <text:p text:style-name="P467">They allow for complex relationships between <text:span text:style-name="T417">Context objects. For instance the toggles of one can be tied to another;</text:span></text:p>
        </text:list-item>
        <text:list-item>
          <text:p text:style-name="P468">They are defined textually, allowing for a great deal of versatility and power;</text:p>
        </text:list-item>
        <text:list-item>
          <text:p text:style-name="P469">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8">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99">b</text:span>ank list <text:span text:style-name="T399">in that it can be opened and saved through the menu (</text:span><text:span text:style-name="T56">other → rules</text:span><text:span text:style-name="T399">) or by dedicated commands, </text:span><text:span text:style-name="T140">:I -open</text:span><text:span text:style-name="T399"> and </text:span><text:span text:style-name="T140">:I -save</text:span><text:span text:style-name="T399">. Unlike the bank, there is no GUI shortcut; rules must be edited in the text editor. In addition, rules can be turned on or off with </text:span><text:span text:style-name="T140">:I 1</text:span><text:span text:style-name="T399"> and </text:span><text:span text:style-name="T140">:I 0</text:span><text:span text:style-name="T399">. </text:span><text:span text:style-name="T140">:I 0</text:span><text:span text:style-name="T399"> means that all rules will be disregaraded. Rules are off by default and should be kept that way unless they are needed, since they cost the CPU.</text:span></text:p>
      <text:p text:style-name="P134">Unlike the bank, rules must be saved manually. Go to <text:span text:style-name="T32">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9">One Context can any number of rules. If there are two commands pertaining to the same command, they must be numbered in order (see </text:span><text:span text:style-name="T409"><text:bookmark-ref text:reference-format="text" text:ref-name="__RefHeading___Toc10231_19251435">CONDITION TERMS</text:bookmark-ref></text:span><text:span text:style-name="T409">).</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83">SYNTAX</text:p>
          </table:table-cell>
          <table:table-cell table:style-name="Table7.B1" office:value-type="string">
            <text:p text:style-name="P383">EXAMPLE <text:span text:style-name="T401">1</text:span></text:p>
          </table:table-cell>
          <table:table-cell table:style-name="Table7.D1" office:value-type="string">
            <text:p text:style-name="P385">EXAMPLE 2</text:p>
          </table:table-cell>
        </table:table-row>
        <table:table-row>
          <table:table-cell table:style-name="Table7.B1" office:value-type="string">
            <text:p text:style-name="P383">CONDITION</text:p>
          </table:table-cell>
          <table:table-cell table:style-name="Table7.B2" office:value-type="string">
            <text:p text:style-name="P302"><text:span text:style-name="T414">NUMBER, TERM</text:span>,<text:span text:style-name="T371"> {</text:span><text:span text:style-name="T401">]</text:span><text:span text:style-name="T371">}</text:span>, QUERY,<text:span text:style-name="T371"> {</text:span><text:span text:style-name="T406">VALUES</text:span><text:span text:style-name="T371">} </text:span>;</text:p>
          </table:table-cell>
          <table:table-cell table:style-name="Table7.C2" office:value-type="string">
            <text:p text:style-name="P300"><text:span text:style-name="T422">0 </text:span>:<text:span text:style-name="T401">d ;</text:span></text:p>
          </table:table-cell>
          <table:table-cell table:style-name="Table7.D2" office:value-type="string">
            <text:p text:style-name="P300"><text:span text:style-name="T422">0 </text:span>:<text:span text:style-name="T400">x ] q&gt; 3 ;</text:span></text:p>
          </table:table-cell>
        </table:table-row>
        <table:table-row>
          <table:table-cell table:style-name="Table7.A3" office:value-type="string">
            <text:p text:style-name="P383">CONSEQUENCE</text:p>
          </table:table-cell>
          <table:table-cell table:style-name="Table7.B4" office:value-type="string">
            <text:p text:style-name="P301">INDICATOR,<text:span text:style-name="T371"> </text:span><text:span text:style-name="T374">{</text:span><text:span text:style-name="T146">DIRECTOR</text:span><text:span text:style-name="T374">}</text:span><text:span text:style-name="T146">,</text:span><text:span text:style-name="T374"> </text:span><text:span text:style-name="T371">{</text:span>COMMAND<text:span text:style-name="T371">}</text:span>,<text:span text:style-name="T371"> {</text:span>ARGUMENTS<text:span text:style-name="T371">} </text:span>;</text:p>
          </table:table-cell>
          <table:table-cell table:style-name="Table7.C4" office:value-type="string">
            <text:p text:style-name="P300"><text:span text:style-name="T415">c</text:span>- . :<text:span text:style-name="T402">d 4 ;</text:span></text:p>
          </table:table-cell>
          <table:table-cell table:style-name="Table7.D4" office:value-type="string">
            <text:p text:style-name="P300"><text:span text:style-name="T415">1 c</text:span>* . :<text:span text:style-name="T403">y def &gt; x ;</text:span></text:p>
          </table:table-cell>
        </table:table-row>
        <table:table-row>
          <table:table-cell table:style-name="Table7.A3" office:value-type="string">
            <text:p text:style-name="P384">DESCRIPTION</text:p>
          </table:table-cell>
          <table:table-cell table:style-name="Table7.B4" office:value-type="string">
            <text:p text:style-name="P297"/>
          </table:table-cell>
          <table:table-cell table:style-name="Table7.C4" office:value-type="string">
            <text:p text:style-name="P382">The :d value (cycle time) is always 4.</text:p>
          </table:table-cell>
          <table:table-cell table:style-name="Table7.D4" office:value-type="string">
            <text:p text:style-name="P382">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0">C</text:span>urly brackets} indicate optional terms; <text:span text:style-name="T402">commas are not required.</text:span></text:p>
      <text:p text:style-name="P135"/>
      <text:h text:style-name="Heading_20_3" text:outline-level="3"><text:bookmark-start text:name="__RefHeading___Toc10231_19251435"/>CONDITION TERMS<text:bookmark-end text:name="__RefHeading___Toc10231_19251435"/></text:h>
      <text:list xml:id="list2596855956" text:style-name="L31">
        <text:list-item>
          <text:p text:style-name="P423"><text:span text:style-name="T9">NUMBER</text:span>: Each rule must <text:span text:style-name="T415">have </text:span>a number <text:span text:style-name="T415">as its first term. Usually this is 0 for an incoming rule and 1 for an outgoing rule. The numbers serve two purposes.</text:span></text:p>
          <text:list>
            <text:list-item>
              <text:p text:style-name="P436"><text:span text:style-name="T1">It determines whether the rule applies to incoming or outgoing messages</text:span>. Positive numbers indicate incoming while negative indicate outgoing.</text:p>
            </text:list-item>
            <text:list-item>
              <text:p text:style-name="P436"><text:span text:style-name="T1">It determines the order that rules will be searched for</text:span>. If a single message triggers multiple rules, it will trigger them in the order that they are numbered. <text:span text:style-name="T420">Note that you only need to order the numbers if you have more than one rule pertaining to the same command. Otherwise, they should all be 0 (outgoing) or -1 (incoming).</text:span></text:p>
            </text:list-item>
          </text:list>
        </text:list-item>
        <text:list-item>
          <text:p text:style-name="P470"><text:span text:style-name="T19">TERM</text:span>: This <text:span text:style-name="T41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4">For outgoing rules, it can be anything.</text:span></text:p>
        </text:list-item>
        <text:list-item>
          <text:p text:style-name="P471"><text:span text:style-name="T9">QUERY</text:span>: The query determines what type of condition is to be met in the arguments of the command. For instance, it could ask if the arguments are <text:span text:style-name="T32">greater than</text:span> a certain value, or whether they <text:span text:style-name="T32">contain</text:span> a certain term. There are seven possible queries, listed below (see <text:bookmark-ref text:reference-format="text" text:ref-name="__RefHeading___Toc8083_649410494">QUERIES</text:bookmark-ref>).</text:p>
        </text:list-item>
        <text:list-item>
          <text:p text:style-name="P470"><text:span text:style-name="T9">] </text:span>: The square bracket <text:span text:style-name="T403">indicates how you want the arguments </text:span>of the <text:span text:style-name="T403">previously metioned </text:span>command <text:span text:style-name="T403">are to be queried. Without the character, the arguments will be taken as they are; with the character, the arguments will be counted. For instance, </text:span><text:span text:style-name="T141">:x contains 3</text:span><text:span text:style-name="T403"> asks whether the 3</text:span><text:span text:style-name="T68">rd</text:span><text:span text:style-name="T403"> toggle on the x-axis is open, whereas </text:span><text:span text:style-name="T141">:x ] greaterthan 3</text:span><text:span text:style-name="T403"> asks whether there are more than 3 toggles open.</text:span></text:p>
        </text:list-item>
        <text:list-item>
          <text:p text:style-name="P472"><text:span text:style-name="T18">VALUES</text:span>: These offer the value(s) that must be met by the query of the command terms. Usually there is just one argument <text:span text:style-name="T403">(see </text:span><text:span text:style-name="T403"><text:bookmark-ref text:reference-format="text" text:ref-name="__RefHeading___Toc8083_649410494">QUERIES</text:bookmark-ref></text:span><text:span text:style-name="T403"><text:s/>below).</text:span></text:p>
        </text:list-item>
      </text:list>
      <text:p text:style-name="P136"/>
      <text:h text:style-name="Heading_20_3" text:outline-level="3"><text:soft-page-break/>CONSEQUENCE TERMS</text:h>
      <text:list xml:id="list2931426351" text:style-name="L32">
        <text:list-item>
          <text:p text:style-name="P473"><text:span text:style-name="T9">INDICATOR</text:span>: The indicator <text:span text:style-name="T404">indicates what should happen if a matching condition is found. There are four indicators:</text:span> <text:span text:style-name="T143">c</text:span><text:span text:style-name="T118">*</text:span>, <text:span text:style-name="T143">c</text:span><text:span text:style-name="T144">+</text:span><text:span text:style-name="T410">, </text:span><text:span text:style-name="T144">c</text:span><text:span text:style-name="T118">-</text:span><text:span text:style-name="T371"> </text:span><text:span text:style-name="T375">and </text:span><text:span text:style-name="T143">c/</text:span><text:span text:style-name="T375">.</text:span> <text:span text:style-name="T412">See </text:span><text:span text:style-name="T412"><text:bookmark-ref text:reference-format="text" text:ref-name="__RefHeading___Toc5490_1231104557">INDICATORS</text:bookmark-ref></text:span><text:span text:style-name="T412"><text:s/>below for a descriptionof their function (they have nothing to do with arithmetic). </text:span><text:s/><text:span text:style-name="T404">If the indicator is missing then the rule will be ignored and the incoming command will pass as usual.</text:span></text:p>
        </text:list-item>
        <text:list-item>
          <text:p text:style-name="P474"><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1">If no director is specified then the message will proceed to the send channels (see Section </text:span><text:span text:style-name="T421"><text:bookmark-ref text:reference-format="number" text:ref-name="__RefHeading___Toc819_440237394">7</text:bookmark-ref></text:span><text:span text:style-name="T421">: </text:span><text:span text:style-name="T421"><text:bookmark-ref text:reference-format="text" text:ref-name="__RefHeading___Toc819_440237394">ID AND CHANNELS</text:bookmark-ref></text:span><text:span text:style-name="T421">).</text:span></text:p>
        </text:list-item>
        <text:list-item>
          <text:p text:style-name="P475"><text:span text:style-name="T9">COMMAND, ARGUMENTS</text:span>: These form the new, outgoing command that should be sent if a match on in incoming command is met. They must adhere to the normal Command language (see <text:span text:style-name="T402">Section </text:span><text:span text:style-name="T402"><text:bookmark-ref text:reference-format="number" text:ref-name="__RefHeading___Toc3283_760083855">8</text:bookmark-ref></text:span><text:span text:style-name="T402">: </text:span><text:span text:style-name="T402"><text:bookmark-ref text:reference-format="text" text:ref-name="__RefHeading___Toc3283_760083855">CONTEXT COMMANDS (INPUT LANGUAGE)</text:bookmark-ref></text:span>). The Command and argument are optional because the consequence of a matching condition could be “no acation”. <text:span text:style-name="T405">Ie. if the consequence term is simply the indicator ‘ </text:span><text:span text:style-name="T142">-</text:span><text:span text:style-name="T405"> ‘, then the incoming command will be ‘swallowed’.</text:span></text:p>
        </text:list-item>
      </text:list>
      <text:h text:style-name="Heading_20_2" text:outline-level="2"><text:bookmark-start text:name="__RefHeading___Toc8083_649410494"/>QUERIES<text:bookmark-end text:name="__RefHeading___Toc8083_649410494"/></text:h>
      <text:p text:style-name="P237">All queries are written as a ‘q’ plus logic symbol, altough each one has aliases. Each query returns <text:span text:style-name="T407">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4">QUERY</text:p>
          </table:table-cell>
          <table:table-cell table:style-name="Table8.A1" office:value-type="string">
            <text:p text:style-name="P374">ALIAS</text:p>
          </table:table-cell>
          <table:table-cell table:style-name="Table8.A1" office:value-type="string">
            <text:p text:style-name="P374">DESCRIPTION</text:p>
          </table:table-cell>
          <table:table-cell table:style-name="Table8.D1" office:value-type="string">
            <text:p text:style-name="P376">NOTE</text:p>
          </table:table-cell>
        </table:table-row>
        <table:table-row>
          <table:table-cell table:style-name="Table8.A2" office:value-type="string">
            <text:p text:style-name="P298">q&lt;</text:p>
          </table:table-cell>
          <table:table-cell table:style-name="Table8.B2" office:value-type="string">
            <text:p text:style-name="P298">less, lessthan, less-than</text:p>
          </table:table-cell>
          <table:table-cell table:style-name="Table8.C2" office:value-type="string">
            <text:p text:style-name="P372">Checks whether the incoming command’s argument is less than the given value.</text:p>
          </table:table-cell>
          <table:table-cell table:style-name="Table8.D2" office:value-type="string">
            <text:p text:style-name="P379">1</text:p>
          </table:table-cell>
        </table:table-row>
        <table:table-row>
          <table:table-cell table:style-name="Table8.A8" office:value-type="string">
            <text:p text:style-name="P298">q&gt;</text:p>
          </table:table-cell>
          <table:table-cell table:style-name="Table8.B3" office:value-type="string">
            <text:p text:style-name="P298">greater, greaterthan, greater-than</text:p>
          </table:table-cell>
          <table:table-cell table:style-name="Table8.C3" office:value-type="string">
            <text:p text:style-name="P372">Checks whether the incoming command’s argument is greater than the given value.</text:p>
          </table:table-cell>
          <table:table-cell table:style-name="Table8.D3" office:value-type="string">
            <text:p text:style-name="P379">1</text:p>
          </table:table-cell>
        </table:table-row>
        <table:table-row>
          <table:table-cell table:style-name="Table8.A8" office:value-type="string">
            <text:p text:style-name="P298">q&lt;=</text:p>
          </table:table-cell>
          <table:table-cell table:style-name="Table8.B4" office:value-type="string">
            <text:p text:style-name="P298">lessor, less-or</text:p>
          </table:table-cell>
          <table:table-cell table:style-name="Table8.C4" office:value-type="string">
            <text:p text:style-name="P372">Checks whether the incoming command’s argument is less than or equal to the given value.</text:p>
          </table:table-cell>
          <table:table-cell table:style-name="Table8.D4" office:value-type="string">
            <text:p text:style-name="P379">1</text:p>
          </table:table-cell>
        </table:table-row>
        <table:table-row>
          <table:table-cell table:style-name="Table8.A8" office:value-type="string">
            <text:p text:style-name="P298">q&gt;=</text:p>
          </table:table-cell>
          <table:table-cell table:style-name="Table8.B5" office:value-type="string">
            <text:p text:style-name="P298">greateror, greater-or</text:p>
          </table:table-cell>
          <table:table-cell table:style-name="Table8.C5" office:value-type="string">
            <text:p text:style-name="P372">Checks whether the incoming command’s argument is greater than or equal to the given value.</text:p>
          </table:table-cell>
          <table:table-cell table:style-name="Table8.D5" office:value-type="string">
            <text:p text:style-name="P379">1</text:p>
          </table:table-cell>
        </table:table-row>
        <table:table-row>
          <table:table-cell table:style-name="Table8.A8" office:value-type="string">
            <text:p text:style-name="P298">q==</text:p>
          </table:table-cell>
          <table:table-cell table:style-name="Table8.B7" office:value-type="string">
            <text:p text:style-name="P298">equals</text:p>
          </table:table-cell>
          <table:table-cell table:style-name="Table8.C7" office:value-type="string">
            <text:p text:style-name="P372">Checks whether the incoming command’s argument is <text:span text:style-name="T419">equal to </text:span>the given value.</text:p>
          </table:table-cell>
          <table:table-cell table:style-name="Table8.D7" office:value-type="string">
            <text:p text:style-name="P379">1</text:p>
          </table:table-cell>
        </table:table-row>
        <table:table-row>
          <table:table-cell table:style-name="Table8.A8" office:value-type="string">
            <text:p text:style-name="P303">qn==</text:p>
          </table:table-cell>
          <table:table-cell table:style-name="Table8.B7" office:value-type="string">
            <text:p text:style-name="P303">equalsnot, equals-not</text:p>
          </table:table-cell>
          <table:table-cell table:style-name="Table8.C7" office:value-type="string">
            <text:p text:style-name="P373">Checks whether the incoming command’s argument is <text:span text:style-name="T419">not equal to </text:span>the given value.</text:p>
          </table:table-cell>
          <table:table-cell table:style-name="Table8.D7" office:value-type="string">
            <text:p text:style-name="P386">1</text:p>
          </table:table-cell>
        </table:table-row>
        <table:table-row>
          <table:table-cell table:style-name="Table8.A8" office:value-type="string">
            <text:p text:style-name="P298">qn=</text:p>
          </table:table-cell>
          <table:table-cell table:style-name="Table8.B8" office:value-type="string">
            <text:p text:style-name="P298">containsnot, contains-not</text:p>
          </table:table-cell>
          <table:table-cell table:style-name="Table8.C8" office:value-type="string">
            <text:p text:style-name="P372">Checks whether the incoming command’s argument does not contain the given <text:span text:style-name="T407">term</text:span>(s).</text:p>
          </table:table-cell>
          <table:table-cell table:style-name="Table8.D8" office:value-type="string">
            <text:p text:style-name="P379">2</text:p>
          </table:table-cell>
        </table:table-row>
        <table:table-row>
          <table:table-cell table:style-name="Table8.A9" office:value-type="string">
            <text:p text:style-name="P298">q=</text:p>
          </table:table-cell>
          <table:table-cell table:style-name="Table8.B9" office:value-type="string">
            <text:p text:style-name="P298">contains</text:p>
          </table:table-cell>
          <table:table-cell table:style-name="Table8.C9" office:value-type="string">
            <text:p text:style-name="P372">Checks whether the incoming command’s argument contains the given <text:span text:style-name="T407">term</text:span>(s).</text:p>
          </table:table-cell>
          <table:table-cell table:style-name="Table8.D9" office:value-type="string">
            <text:p text:style-name="P380">2</text:p>
            <text:p text:style-name="P387">If the query term is left blank, q= will be selected <text:soft-page-break/>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2">are there more than three toggles open?</text:span></text:p>
      <text:p text:style-name="P112">2: These queries compare a list to another list, <text:span text:style-name="T408">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77">INDICATOR</text:p>
          </table:table-cell>
          <table:table-cell table:style-name="Table9.A1" office:value-type="string">
            <text:p text:style-name="P375">ALIAS</text:p>
          </table:table-cell>
          <table:table-cell table:style-name="Table9.A1" office:value-type="string">
            <text:p text:style-name="P375">DESCRIPTION</text:p>
          </table:table-cell>
        </table:table-row>
        <table:table-row>
          <table:table-cell table:style-name="Table9.A2" office:value-type="string">
            <text:p text:style-name="P299">c-</text:p>
          </table:table-cell>
          <table:table-cell table:style-name="Table9.B2" office:value-type="string">
            <text:p text:style-name="P299">replace</text:p>
          </table:table-cell>
          <table:table-cell table:style-name="Table9.C2" office:value-type="string">
            <text:p text:style-name="P381">This <text:span text:style-name="T411">indicates that the incoming condition-matching command should be replaced by the consequence</text:span></text:p>
          </table:table-cell>
        </table:table-row>
        <table:table-row>
          <table:table-cell table:style-name="Table9.A5" office:value-type="string">
            <text:p text:style-name="P299">c*</text:p>
          </table:table-cell>
          <table:table-cell table:style-name="Table9.B3" office:value-type="string">
            <text:p text:style-name="P299">after</text:p>
          </table:table-cell>
          <table:table-cell table:style-name="Table9.C3" office:value-type="string">
            <text:p text:style-name="P381">This <text:span text:style-name="T411">indicates that the incoming condition-matching command should be executed after the consequence</text:span></text:p>
          </table:table-cell>
        </table:table-row>
        <table:table-row>
          <table:table-cell table:style-name="Table9.A5" office:value-type="string">
            <text:p text:style-name="P299">c+</text:p>
          </table:table-cell>
          <table:table-cell table:style-name="Table9.B4" office:value-type="string">
            <text:p text:style-name="P299">before</text:p>
          </table:table-cell>
          <table:table-cell table:style-name="Table9.C4" office:value-type="string">
            <text:p text:style-name="P381">This indicates that the incoming condition-matching command should be executed before the consequence.</text:p>
          </table:table-cell>
        </table:table-row>
        <table:table-row>
          <table:table-cell table:style-name="Table9.A5" office:value-type="string">
            <text:p text:style-name="P299">c/</text:p>
          </table:table-cell>
          <table:table-cell table:style-name="Table9.B5" office:value-type="string">
            <text:p text:style-name="P299">goto</text:p>
          </table:table-cell>
          <table:table-cell table:style-name="Table9.C5" office:value-type="string">
            <text:p text:style-name="P381">This <text:span text:style-name="T413">indicator </text:span><text:span text:style-name="T224">refers to another consequence in the same rule list. It takes a single float argument, which is the line number, starting from 0. Ie. ‘ </text:span><text:span text:style-name="T145">c/ 5</text:span><text:span text:style-name="T224"> ’ refers to the 6</text:span><text:span text:style-name="T69">th</text:span><text:span text:style-name="T224"> line. If there is no consequence on the given line, the rule will fail.</text:span></text:p>
          </table:table-cell>
        </table:table-row>
      </table:table>
      <text:p text:style-name="P138"/>
      <text:list xml:id="list182125329550736" text:continue-list="list182127189093875" text:style-name="List_20_5">
        <text:list-item>
          <text:p text:style-name="P557">Rules are non-interactive with each other, ie. the consequence of one rule cannot trigger the condition of another.</text:p>
        </text:list-item>
        <text:list-item>
          <text:p text:style-name="P558">Besides the terms described here, a rule can contain any variable from the output language in its arguments. See <text:span text:style-name="T496">14_rules.pd</text:span> for examples.</text:p>
        </text:list-item>
      </text:list>
      <text:list xml:id="list182125268694717" text:continue-list="list182127216322410"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0">SUMMARY</text:p><text:list xml:id="list182125998005457" text:continue-list="list182125940777263" text:style-name="L7"><text:list-item><text:p text:style-name="P581">The <text:span text:style-name="T118">:N</text:span> command puts the next Context input in a queue</text:p></text:list-item><text:list-item><text:p text:style-name="P581">The first argument specifies the length of the queue while the second specifies the trigger</text:p></text:list-item><text:list-item><text:p text:style-name="P581"><text:span text:style-name="T118">:N</text:span> wi<text:span text:style-name="T496">ll</text:span> hold the next command, even if it is received through the GUI.</text:p></text:list-item></text:list><text:p text:style-name="P407"/></draw:text-box></draw:frame></text:p>
      <text:p text:style-name="P142">The <text:span text:style-name="T118">:N</text:span> command has a special function of <text:span text:style-name="T425">queuing</text:span> other incoming messages. It is like a traffic warden that signals out particular messages and <text:span text:style-name="T425">holds them </text:span>for a specified period. The period is not defined in time, but in input messages. For instance, the the <text:span text:style-name="T118">:N</text:span> command could hold a <text:span text:style-name="T147">start</text:span><text:span text:style-name="T423"> message until it the next time it </text:span><text:soft-page-break/><text:span text:style-name="T423">receives input starting with </text:span><text:span text:style-name="T147">:x</text:span><text:span text:style-name="T423">. Or it could make an </text:span><text:span text:style-name="T147">:x</text:span><text:span text:style-name="T423"> command wait until Context cycles another 3 times. As with rules (section </text:span><text:span text:style-name="T423"><text:bookmark-ref text:reference-format="number" text:ref-name="__RefHeading___Toc4585_1275536661">15</text:bookmark-ref></text:span><text:span text:style-name="T423">), this is another way of controling Context logically.</text:span></text:p>
      <text:p text:style-name="P142"><text:span text:style-name="T424">Holding messages is easier than using rules, since it is carried out entirely in input commands (see Section </text:span><text:span text:style-name="T424"><text:bookmark-ref text:reference-format="number" text:ref-name="__RefHeading___Toc3283_760083855">8</text:bookmark-ref></text:span><text:span text:style-name="T424">: </text:span><text:span text:style-name="T424"><text:bookmark-ref text:reference-format="text" text:ref-name="__RefHeading___Toc3283_760083855">CONTEXT COMMANDS (INPUT LANGUAGE)</text:bookmark-ref></text:span><text:span text:style-name="T42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24">’ for ‘</text:span><text:span text:style-name="T148">:x</text:span><text:span text:style-name="T424">’, ‘</text:span><text:span text:style-name="T148">s</text:span><text:span text:style-name="T424">’ for ‘</text:span><text:span text:style-name="T148">start</text:span><text:span text:style-name="T424">’, etc.). If this argument is blank, then any input will trigger the message to be advanced.</text:span></text:p>
      <text:p text:style-name="P143"><text:span text:style-name="T277">The </text:span><text:span text:style-name="T149">:N</text:span><text:span text:style-name="T277"> command </text:span><text:span text:style-name="T1">always puts the next </text:span><text:span text:style-name="T3">single </text:span><text:span text:style-name="T1">received command in the queue</text:span>. <text:span text:style-name="T425">Usually this next message is contained in the same message as </text:span><text:span text:style-name="T150">:N</text:span><text:span text:style-name="T425">. Ie. the message:</text:span></text:p>
      <text:p text:style-name="P99"><text:tab/>:<text:span text:style-name="T425">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6">th</text:span> <text:span text:style-name="T118">:y</text:span> command received <text:span text:style-name="T426">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182126612099248" text:continue-list="list182125329550736" text:style-name="List_20_5">
        <text:list-item>
          <text:p text:style-name="Example">See ‘context_commands_all.pd’ for <text:span text:style-name="T426">working </text:span>examples <text:span text:style-name="T426">of message queues.</text:span></text:p>
        </text:list-item>
      </text:list>
      <text:list xml:id="list182127076865164" text:continue-list="list182125268694717"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2">,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0">SUMMARY</text:p><text:list xml:id="list182127112684871" text:continue-list="list182125998005457" text:style-name="L7"><text:list-item><text:p text:style-name="P582">[content] stores arrays and plays them back in time with the cycle</text:p></text:list-item><text:list-item><text:p text:style-name="P582">Arrays can either be loaded from an external file (<text:span text:style-name="T118">:lo</text:span>) or drawn in the canvas</text:p></text:list-item><text:list-item><text:p text:style-name="P582">Content has a hidden audio outlet~ at the bottom left</text:p></text:list-item><text:list-item><text:p text:style-name="P582">Content has its own menu and command system</text:p></text:list-item><text:list-item><text:p text:style-name="P582">Small arrays can be saved to the patch</text:p></text:list-item></text:list><text:p text:style-name="P407"/></draw:text-box></draw:frame><text:soft-page-break/></text:p>
      <text:p text:style-name="P152">[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36">(see </text:span><text:span text:style-name="T436"><text:bookmark-ref text:reference-format="text" text:ref-name="__RefHeading___Toc13717_19251435">CONTENT SETTINGS</text:bookmark-ref></text:span><text:span text:style-name="T436"><text:s/>below)</text:span>. <text:span text:style-name="T436">This works in much the same way as Context’s and is </text:span>not <text:span text:style-name="T436">very </text:span>complicated, <text:span text:style-name="T436">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89" svg:width="1.3886in" svg:height="0.6268in" svg:x="0.1165in" svg:y="0.2366in"><draw:image xlink:href="Pictures/10000000000000ED0000006BB2E7FE779AA46142.png" xlink:type="simple" xlink:show="embed" xlink:actuate="onLoad"><text:p/></draw:image></draw:frame><draw:frame draw:style-name="gr9" draw:text-style-name="P589" svg:width="2.9157in" svg:height="1.9441in" svg:x="1.4882in" svg:y="0in"><draw:image xlink:href="Pictures/10000000000001F20000014CEF1ABE8205333EDA.png" xlink:type="simple" xlink:show="embed" xlink:actuate="onLoad"><text:p/></draw:image></draw:frame><draw:frame draw:style-name="gr9" draw:text-style-name="P589"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4">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3">have its values set / drawn by the user.</text:span></text:p><text:list xml:id="list2316131560" text:style-name="L33"><text:list-item><text:p text:style-name="P476"><text:span text:style-name="T433">To load an array, send Content the following command </text:span><text:span text:style-name="T153">:lo path/name.wav</text:span><text:span text:style-name="T433"> .</text:span></text:p></text:list-item><text:list-item><text:p text:style-name="P477">Alternatively, right click on Content and select ‘open’ to get the ‘open file’ panel and select from there.</text:p></text:list-item><text:list-item><text:p text:style-name="P476"><text:span text:style-name="T433">The </text:span><text:span text:style-name="T153">:lo</text:span><text:span text:style-name="T433"> command without any argument will also open this panel, so creating [content :lo] might be a faster way of loading a file.</text:span></text:p></text:list-item><text:list-item><text:p text:style-name="P478">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77">To draw an array, simply draw using the mouse, or <text:span text:style-name="T434">use the </text:span><text:span text:style-name="T154">set</text:span><text:span text:style-name="T434"> command (see </text:span><text:span text:style-name="T434"><text:bookmark-ref text:reference-format="text" text:ref-name="__RefHeading___Toc13717_19251435">CONTENT SETTINGS</text:bookmark-ref></text:span><text:span text:style-name="T434"><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5">a message </text:span>variable. <text:span text:style-name="T435">The procedure for this is very easy—simply type tilde (~) into any Context message and it will automatically read the array in place of the character. </text:span>This <text:span text:style-name="T435">will give a snapshot of the array at a particular point, as defined by the pattern toggles, and </text:span>is extremely useful for <text:span text:style-name="T435">setting envelopes and modulation parameters. See <text:s/>Section </text:span><text:span text:style-name="T435"><text:bookmark-ref text:reference-format="number" text:ref-name="__RefHeading___Toc3307_760083855">12</text:bookmark-ref></text:span><text:span text:style-name="T435">: </text:span><text:span text:style-name="T435"><text:bookmark-ref text:reference-format="text" text:ref-name="__RefHeading___Toc4124_57122431">VARIABLES WITH ARGUMENTS</text:bookmark-ref></text:span><text:span text:style-name="T435"><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0"><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0"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36">Here you will see the familiar PD array settings, plus a few extras.</text:span></text:p>
      <text:p text:style-name="P157"><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1">SETTING</text:p>
          </table:table-cell>
          <table:table-cell table:style-name="Table11.A1" office:value-type="string">
            <text:p text:style-name="P391">COMMAND</text:p>
          </table:table-cell>
          <table:table-cell table:style-name="Table11.A1" office:value-type="string">
            <text:p text:style-name="P393">DEFAULT</text:p>
          </table:table-cell>
          <table:table-cell table:style-name="Table11.D1" office:value-type="string">
            <text:p text:style-name="P391">DESCRIPTION</text:p>
          </table:table-cell>
        </table:table-row>
        <table:table-row>
          <table:table-cell table:style-name="Table11.A15" office:value-type="string">
            <text:p text:style-name="P399">load</text:p>
          </table:table-cell>
          <table:table-cell table:style-name="Table11.B3" office:value-type="string">
            <text:p text:style-name="P306">:<text:span text:style-name="T440">lo</text:span></text:p>
          </table:table-cell>
          <table:table-cell table:style-name="Table11.C3" office:value-type="string">
            <text:p text:style-name="P399">blank</text:p>
          </table:table-cell>
          <table:table-cell table:style-name="Table11.D3" office:value-type="string">
            <text:p text:style-name="P399">This loads a file into the Content array. It should take a file path, absolute or relative. <text:span text:style-name="T441">Alternatively, it can take the name of a local array, ie ‘ </text:span><text:span text:style-name="T155">:lo array 1 </text:span><text:span text:style-name="T441">‘. Sending </text:span><text:span text:style-name="T155">:lo</text:span><text:span text:style-name="T441"> on its own summons the </text:span><text:span text:style-name="T47">open-file</text:span><text:span text:style-name="T441"> panel.</text:span></text:p>
          </table:table-cell>
        </table:table-row>
        <table:table-row>
          <table:table-cell table:style-name="Table11.A15" office:value-type="string">
            <text:p text:style-name="P390">size</text:p>
          </table:table-cell>
          <table:table-cell table:style-name="Table11.B3" office:value-type="string">
            <text:p text:style-name="P306">n/a</text:p>
          </table:table-cell>
          <table:table-cell table:style-name="Table11.C3" office:value-type="string">
            <text:p text:style-name="P396">100</text:p>
          </table:table-cell>
          <table:table-cell table:style-name="Table11.D3" office:value-type="string">
            <text:p text:style-name="P396">This is the size of the array in samples (not its physical dimenstions).</text:p>
          </table:table-cell>
        </table:table-row>
        <table:table-row>
          <table:table-cell table:style-name="Table11.A15" office:value-type="string">
            <text:p text:style-name="P390">normalize</text:p>
          </table:table-cell>
          <table:table-cell table:style-name="Table11.B4" office:value-type="string">
            <text:p text:style-name="P293">:<text:span text:style-name="T436">nm</text:span></text:p>
          </table:table-cell>
          <table:table-cell table:style-name="Table11.C4" office:value-type="string">
            <text:p text:style-name="P396">1</text:p>
          </table:table-cell>
          <table:table-cell table:style-name="Table11.D4" office:value-type="string">
            <text:p text:style-name="P396">Normalizes the whole array to a given value around 1.</text:p>
          </table:table-cell>
        </table:table-row>
        <table:table-row>
          <table:table-cell table:style-name="Table11.A15" office:value-type="string">
            <text:p text:style-name="P390">bitrate</text:p>
          </table:table-cell>
          <table:table-cell table:style-name="Table11.B5" office:value-type="string">
            <text:p text:style-name="P293">:<text:span text:style-name="T436">br</text:span></text:p>
          </table:table-cell>
          <table:table-cell table:style-name="Table11.C5" office:value-type="string">
            <text:p text:style-name="P396">44100</text:p>
          </table:table-cell>
          <table:table-cell table:style-name="Table11.D5" office:value-type="string">
            <text:p text:style-name="P396">If the bitrate of the audio file differs from 44100 samples per second, you should type it in here.</text:p>
          </table:table-cell>
        </table:table-row>
        <table:table-row>
          <table:table-cell table:style-name="Table11.A7" office:value-type="string">
            <text:p text:style-name="P390">array type</text:p>
          </table:table-cell>
          <table:table-cell table:style-name="Table11.B6" office:value-type="string">
            <text:p text:style-name="P293">:<text:span text:style-name="T436">li</text:span></text:p>
          </table:table-cell>
          <table:table-cell table:style-name="Table11.C6" office:value-type="string">
            <text:p text:style-name="P395">0 (po<text:span text:style-name="T438">lygon</text:span>)</text:p>
          </table:table-cell>
          <table:table-cell table:style-name="Table11.D6" office:value-type="string">
            <text:p text:style-name="P396">This is the way the array is displayed on the canvas: as a polygon (0), points (1) or a curve (2).</text:p>
          </table:table-cell>
        </table:table-row>
        <table:table-row>
          <table:table-cell table:style-name="Table11.A7" office:value-type="string">
            <text:p text:style-name="P390">editable</text:p>
          </table:table-cell>
          <table:table-cell table:style-name="Table11.B7" office:value-type="string">
            <text:p text:style-name="P293">:<text:span text:style-name="T437">ed</text:span></text:p>
          </table:table-cell>
          <table:table-cell table:style-name="Table11.C7" office:value-type="string">
            <text:p text:style-name="P396">0 if file loaded, else 1</text:p>
          </table:table-cell>
          <table:table-cell table:style-name="Table11.D7" office:value-type="string">
            <text:p text:style-name="P396">This is a useful feature that turns off the mouse editing of the array. <text:span text:style-name="T439">Set this if you have loaded a sample and don’t want to accidentally redraw it in the parent patch while using Context.</text:span></text:p>
          </table:table-cell>
        </table:table-row>
        <table:table-row>
          <table:table-cell table:style-name="Table11.A8" office:value-type="string">
            <text:p text:style-name="P390">colour</text:p>
          </table:table-cell>
          <table:table-cell table:style-name="Table11.B8" office:value-type="string">
            <text:p text:style-name="P293">:<text:span text:style-name="T436">c</text:span></text:p>
          </table:table-cell>
          <table:table-cell table:style-name="Table11.C8" office:value-type="string">
            <text:p text:style-name="P398">17</text:p>
          </table:table-cell>
          <table:table-cell table:style-name="Table11.D8" office:value-type="string">
            <text:p text:style-name="P398">These are the same colours as Context.</text:p>
          </table:table-cell>
        </table:table-row>
        <table:table-row>
          <table:table-cell table:style-name="Table11.A15" office:value-type="string">
            <text:p text:style-name="P390">y-bottom</text:p>
          </table:table-cell>
          <table:table-cell table:style-name="Table11.B9" office:value-type="string">
            <text:p text:style-name="P293">:<text:span text:style-name="T437">s1</text:span></text:p>
          </table:table-cell>
          <table:table-cell table:style-name="Table11.C9" office:value-type="string">
            <text:p text:style-name="Table_20_Contents">-<text:span text:style-name="T439">1</text:span></text:p>
          </table:table-cell>
          <table:table-cell table:style-name="Table11.D9" office:value-type="string">
            <text:p text:style-name="P398">This is the value of the bottom bar of the graph. It can set the scale of the graph, together with <text:span text:style-name="T118">:s2</text:span>.</text:p>
          </table:table-cell>
        </table:table-row>
        <table:table-row>
          <table:table-cell table:style-name="Table11.A10" office:value-type="string">
            <text:p text:style-name="P390">y-top</text:p>
          </table:table-cell>
          <table:table-cell table:style-name="Table11.B10" office:value-type="string">
            <text:p text:style-name="P293">:<text:span text:style-name="T437">s2</text:span></text:p>
          </table:table-cell>
          <table:table-cell table:style-name="Table11.C10" office:value-type="string">
            <text:p text:style-name="P399">1</text:p>
          </table:table-cell>
          <table:table-cell table:style-name="Table11.D10" office:value-type="string">
            <text:p text:style-name="P398">This is the value of the top bar of the graph. It can set the scale of the graph, together with <text:span text:style-name="T118">:s1</text:span>.</text:p>
          </table:table-cell>
        </table:table-row>
        <table:table-row>
          <table:table-cell table:style-name="Table11.A11" office:value-type="string">
            <text:p text:style-name="P390">save now</text:p>
          </table:table-cell>
          <table:table-cell table:style-name="Table11.B11" office:value-type="string">
            <text:p text:style-name="P308">save</text:p>
          </table:table-cell>
          <table:table-cell table:style-name="Table11.C11" office:value-type="string">
            <text:p text:style-name="P398">n/a</text:p>
          </table:table-cell>
          <table:table-cell table:style-name="Table11.D11" office:value-type="string">
            <text:p text:style-name="P398">This saves the Content array to the creation argument. This is only advisable with smaller arrays <text:span text:style-name="T440">(~128 samples)</text:span>, ie. not with samples.</text:p>
          </table:table-cell>
        </table:table-row>
        <table:table-row>
          <table:table-cell table:style-name="Table11.A15" office:value-type="string">
            <text:p text:style-name="P390">auto save</text:p>
          </table:table-cell>
          <table:table-cell table:style-name="Table11.B12" office:value-type="string">
            <text:p text:style-name="P293">:<text:span text:style-name="T440">as</text:span></text:p>
          </table:table-cell>
          <table:table-cell table:style-name="Table11.C12" office:value-type="string">
            <text:p text:style-name="P397">0</text:p>
          </table:table-cell>
          <table:table-cell table:style-name="Table11.D12" office:value-type="string">
            <text:p text:style-name="P399">If this is on then the Contents of the array will automatically save to the creation argument. <text:span text:style-name="T439">This is only advisable with smaller arrays </text:span>(~128 samples)<text:span text:style-name="T439">, ie. not with samples.</text:span></text:p>
          </table:table-cell>
        </table:table-row>
        <table:table-row>
          <table:table-cell table:style-name="Table11.A15" office:value-type="string">
            <text:p text:style-name="P390">clear</text:p>
          </table:table-cell>
          <table:table-cell table:style-name="Table11.B16" office:value-type="string">
            <text:p text:style-name="P309">clear</text:p>
          </table:table-cell>
          <table:table-cell table:style-name="Table11.C16" office:value-type="string">
            <text:p text:style-name="P399">n/a</text:p>
          </table:table-cell>
          <table:table-cell table:style-name="Table11.D16" office:value-type="string">
            <text:p text:style-name="P399">This clears the array to a constant 0.</text:p>
          </table:table-cell>
        </table:table-row>
        <table:table-row>
          <table:table-cell table:style-name="Table11.A15" office:value-type="string">
            <text:p text:style-name="P402">print state</text:p>
          </table:table-cell>
          <table:table-cell table:style-name="Table11.B16" office:value-type="string">
            <text:p text:style-name="P310">print</text:p>
          </table:table-cell>
          <table:table-cell table:style-name="Table11.C16" office:value-type="string">
            <text:p text:style-name="P400">n/a</text:p>
          </table:table-cell>
          <table:table-cell table:style-name="Table11.D16" office:value-type="string">
            <text:p text:style-name="P400">Print the current Content state.</text:p>
          </table:table-cell>
        </table:table-row>
        <table:table-row>
          <table:table-cell table:style-name="Table11.A15" office:value-type="string">
            <text:p text:style-name="P402">set array</text:p>
          </table:table-cell>
          <table:table-cell table:style-name="Table11.B16" office:value-type="string">
            <text:p text:style-name="P310">set</text:p>
          </table:table-cell>
          <table:table-cell table:style-name="Table11.C16" office:value-type="string">
            <text:p text:style-name="P400">n/a</text:p>
          </table:table-cell>
          <table:table-cell table:style-name="Table11.D16" office:value-type="string">
            <text:p text:style-name="P400">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02"><text:span text:style-name="T505">set </text:span>position <text:span text:style-name="T506">(absolute)</text:span></text:p>
          </table:table-cell>
          <table:table-cell table:style-name="Table11.B16" office:value-type="string">
            <text:p text:style-name="P310">:<text:span text:style-name="T504">x1 :x2 :y1 :y2</text:span></text:p>
          </table:table-cell>
          <table:table-cell table:style-name="Table11.C16" office:value-type="string">
            <text:p text:style-name="P402">0</text:p>
          </table:table-cell>
          <table:table-cell table:style-name="Table11.D16" office:value-type="string">
            <text:p text:style-name="P403">Set the <text:span text:style-name="T506">position of Content manually. </text:span><text:span text:style-name="T189">:x1</text:span><text:span text:style-name="T506"> is the left boundary, </text:span><text:span text:style-name="T189">:x2</text:span><text:span text:style-name="T506"> the right boundary, </text:span><text:span text:style-name="T189">:y1</text:span><text:span text:style-name="T506"> the top and </text:span><text:span text:style-name="T189">:y2</text:span><text:span text:style-name="T506"> the bottom. The values are in seconds, relative to the cycle time of the host Context.</text:span></text:p>
          </table:table-cell>
        </table:table-row>
        <table:table-row>
          <table:table-cell table:style-name="Table11.A17" office:value-type="string">
            <text:p text:style-name="P404">set position (relative)</text:p>
          </table:table-cell>
          <table:table-cell table:style-name="Table11.B17" office:value-type="string">
            <text:p text:style-name="P310">:<text:span text:style-name="T506">x1 +</text:span></text:p>
          </table:table-cell>
          <table:table-cell table:style-name="Table11.C17" office:value-type="string">
            <text:p text:style-name="P403">0</text:p>
          </table:table-cell>
          <table:table-cell table:style-name="Table11.D17" office:value-type="string">
            <text:p text:style-name="P404">You can nudge the position of Content using the + command, ie. ‘ <text:span text:style-name="T118">:x1 + .5</text:span> ‘ would move the sample ½ a second to the <text:soft-page-break/>right. This works for all of the positioning commands.</text:p>
          </table:table-cell>
        </table:table-row>
      </table:table>
      <text:p text:style-name="P157"/>
      <text:p text:style-name="P158"/>
      <text:h text:style-name="Heading_20_3" text:outline-level="3">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622548819" text:style-name="L34">
        <text:list-item>
          <text:p text:style-name="P479"><text:span text:style-name="T442">Use the </text:span><text:span text:style-name="T156">save</text:span><text:span text:style-name="T442"> command, or go to <text:s/></text:span><text:span text:style-name="T48">properties → save.</text:span></text:p>
        </text:list-item>
        <text:list-item>
          <text:p text:style-name="P479"><text:span text:style-name="T442"><text:s/>Save the Overlay patch. (This just means Ctr+S in the Overlay patch—</text:span><text:span text:style-name="T279">see Section </text:span><text:span text:style-name="T279"><text:bookmark-ref text:reference-format="number" text:ref-name="__RefHeading___Toc4128_57122431">14</text:bookmark-ref></text:span><text:span text:style-name="T279">: </text:span><text:span text:style-name="T279"><text:bookmark-ref text:reference-format="text" text:ref-name="__RefHeading___Toc4969_170382372">OVERLAY SAVING</text:bookmark-ref></text:span><text:span text:style-name="T279">).</text:span></text:p>
        </text:list-item>
        <text:list-item>
          <text:p text:style-name="P480">Save the parent patch.</text:p>
        </text:list-item>
      </text:list>
      <text:p text:style-name="P158"><text:span text:style-name="T277">Step 1 can be bypassed if you have turned on auto-save, </text:span><text:span text:style-name="T149">:as 1</text:span><text:span text:style-name="T277">.</text:span></text:p>
      <text:list xml:id="list182127233289054" text:continue-list="list182126612099248" text:style-name="List_20_5">
        <text:list-item>
          <text:p text:style-name="P559">WARNING: Saving arrays is a perilous business in Context, and it is not uncommon to open a patch and find that an embedded array has loaded all wrong. Hopefully this will improve <text:span text:style-name="T521">in future releases</text:span>, but for now <text:span text:style-name="T521">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0">SUMMARY</text:p><text:list xml:id="list182125951332008" text:continue-list="list182127112684871" text:style-name="L7"><text:list-item><text:p text:style-name="P583">[mover] is used to move embedded [content], [context] and [marker] objects</text:p></text:list-item><text:list-item><text:p text:style-name="P583">Mover must be created in the Overlay but works in the parent patch</text:p></text:list-item><text:list-item><text:p text:style-name="P583">Holding the Shift key turns marker on</text:p></text:list-item><text:list-item><text:p text:style-name="P583">Double pressing and holding it flips the rotation</text:p></text:list-item><text:list-item><text:p text:style-name="P583">Move objects by dragging the left / top edges</text:p></text:list-item><text:list-item><text:p text:style-name="P583">Resize objects by dragging the rigth / bottom edges</text:p></text:list-item><text:list-item><text:p text:style-name="P583">Mover can move objects normaly, fast or slow by clicking, double clicking or tripple clicking</text:p></text:list-item><text:list-item><text:p text:style-name="P583">Mover can take an optional argument to auto-save the Overlay</text:p></text:list-item></text:list><text:p text:style-name="P407"/></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3">as described below.</text:span></text:p>
      <text:p text:style-name="P160"><text:soft-page-break/>Only one [mover] object needs to be created per Context; it is placed in the overlay <text:span text:style-name="T443">(i</text:span>t’s initial position is incidental<text:span text:style-name="T443">)</text:span>. <text:span text:style-name="T443">However, Mover will only function from the parent patch; you won’t be able to use it while the Overlay patch is active.</text:span></text:p>
      <text:list xml:id="list182126503680083" text:continue-list="list182127233289054" text:style-name="List_20_5">
        <text:list-item>
          <text:p text:style-name="P560"><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3797976607" text:style-name="L35"><text:list-item><text:p text:style-name="P481">Make sure that (only) one object [mover] is created in the Overlay;</text:p></text:list-item><text:list-item><text:p text:style-name="P481">Close the overlay and hold the mouse over the Context in the main patch;</text:p></text:list-item><text:list-item><text:p text:style-name="P481">Press and hold the Shift key. Now you will see Mover showing up in the Context canvas. It tracks the mouse position as you move it;</text:p></text:list-item><text:list-item><text:p text:style-name="P481">Bring it to the left-hand edge of a movable object and wait for the line to go black;</text:p></text:list-item><text:list-item><text:p text:style-name="P481">Click and drag the object horizontally;</text:p></text:list-item><text:list-item><text:p text:style-name="P481">Now, bring Mover to the right hand edge of a movable object;</text:p></text:list-item><text:list-item><text:p text:style-name="P481">Click and drag to re-size it;</text:p></text:list-item><text:list-item><text:p text:style-name="P481">Lift the Shift key once you have finished. Voila!</text:p></text:list-item><text:list-item><text:p text:style-name="P481">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51">on the canvas </text:span>every time it is moved (which is <text:span text:style-name="T451">happening 5 times per second when Mover is active. Because of this, moving arrays is best kept for designing networks, not for performance.</text:span></text:p>
        </text:list-item>
        <text:list-item>
          <text:p text:style-name="P561">See Example 3 in the file ‘<text:span text:style-name="T497">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2788559087" text:style-name="L36">
        <text:list-item>
          <text:p text:style-name="P482"><text:span text:style-name="T9">NORMAL</text:span>: One pixel at a time;<text:note text:id="ftn13" text:note-class="footnote"><text:note-citation>13</text:note-citation><text:note-body><text:p text:style-name="P241"><text:s/><text:span text:style-name="T444">The time equivalent of one pixel can vary depending on the size of the Context host and its cycle time (</text:span><text:span text:style-name="T157">:d</text:span><text:span text:style-name="T444">); with more extreme settings, one pixel could become a noticeable amount of time.</text:span></text:p></text:note-body></text:note></text:p>
        </text:list-item>
        <text:list-item>
          <text:p text:style-name="P482"><text:span text:style-name="T9">FAST</text:span>: One toggle box at a time;</text:p>
        </text:list-item>
        <text:list-item>
          <text:p text:style-name="P482"><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41"><text:s/><text:span text:style-name="T44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text:soft-page-break/></text:p>
      <text:h text:style-name="Heading_20_3" text:outline-level="3"><text:bookmark-start text:name="__RefHeading___Toc19692_19251435"/>CREATION ARGUMENTS<text:bookmark-end text:name="__RefHeading___Toc19692_19251435"/></text:h>
      <text:p text:style-name="P169">[mover] has two possible creation arguments:</text:p>
      <text:list xml:id="list769510193" text:style-name="L37">
        <text:list-item>
          <text:p text:style-name="P483">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4">A float argument which overrides the 10ms resolution and replaces it with another value for slow moving, in miliseconds. <text:s/><text:span text:style-name="T504">The argument is given in seconds, not miliseconds.</text:span></text:p>
        </text:list-item>
      </text:list>
      <text:h text:style-name="P257"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0">SUMMARY</text:p><text:list xml:id="list182127027384181" text:continue-list="list182125951332008" text:style-name="L7"><text:list-item><text:p text:style-name="P584">[marker] marks a point for Context to start or stop during playback</text:p></text:list-item><text:list-item><text:p text:style-name="P584">Markers must be created in the overlay</text:p></text:list-item><text:list-item><text:p text:style-name="P584">Markers number themselves</text:p></text:list-item><text:list-item><text:p text:style-name="P584">Markers can store Context messages and send them during playback</text:p></text:list-item></text:list><text:p text:style-name="P407"/></draw:text-box></draw:frame></text:p>
      <text:p text:style-name="P165">Marker’s job is to guide start and stop commands in an embedded Context <text:span text:style-name="T448">to a specific place.</text:span> <text:span text:style-name="T452">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9">create this object too, as well a Content sample. Markers commonly come in pairs; create as many as you want.</text:span></text:p>
      <text:p text:style-name="P173">Each Marker has a unique ID number. Unlike Context ID numbers, these <text:span text:style-name="T450">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50"> commands (see </text:span><text:span text:style-name="T450"><text:bookmark-ref text:reference-format="text" text:ref-name="__RefHeading___Toc9230_1085286991">START AND STOP</text:bookmark-ref></text:span><text:span text:style-name="T450"><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89" svg:width="2.3752in" svg:height="1.7921in" svg:x="0in" svg:y="0in"><draw:image xlink:href="Pictures/10000000000000E4000000AC3B0FB872A6CDBDCA.png" xlink:type="simple" xlink:show="embed" xlink:actuate="onLoad"><text:p/></draw:image></draw:frame><draw:line draw:style-name="gr31" draw:text-style-name="P611"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1">the trick is to aim for the area just </text:span><text:span text:style-name="T5">below</text:span><text:span text:style-name="T451"> the number label (see Illustration </text:span><text:span text:style-name="T451"><text:sequence-ref text:reference-format="value" text:ref-name="refIllustration28">29</text:sequence-ref></text:span><text:span text:style-name="T451">). The label itself can be moved up or down the marker using the y-shift mode over Mover (double press and hold shift; see Section </text:span><text:span text:style-name="T451"><text:bookmark-ref text:reference-format="number" text:ref-name="__RefHeading___Toc4479_677641376">17</text:bookmark-ref></text:span><text:span text:style-name="T451">: </text:span><text:span text:style-name="T451"><text:bookmark-ref text:reference-format="text" text:ref-name="__RefHeading___Toc6143_1720203599">MOVER</text:bookmark-ref></text:span><text:span text:style-name="T451">). This, however, has to be done from slightly </text:span><text:span text:style-name="T5">above</text:span><text:span text:style-name="T451">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182126882155284" text:continue-list="list182126503680083"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1">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63637992" text:style-name="L38">
        <text:list-item>
          <text:p text:style-name="P485">The <text:span text:style-name="T118">@</text:span> symbol gives the Marker ID number instead of the Context position;</text:p>
        </text:list-item>
        <text:list-item>
          <text:p text:style-name="P485">The <text:span text:style-name="T160">@@</text:span> symbol gives <text:span text:style-name="T453">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182126730340430" text:continue-list="list182126882155284" text:style-name="List_20_5">
        <text:list-item>
          <text:p text:style-name="P562">See ‘marker-help.pd’ for a working demonstration of Marker messaging.</text:p>
        </text:list-item>
      </text:list>
      <text:h text:style-name="P271" text:outline-level="3">COMMANDS</text:h>
      <text:p text:style-name="P179">Marker has a small number of commands and a saving system built in. Unlike Context and Content, it doesn’t have a menu-system—commands must be sent to it by text. There are two options for doing this:</text:p>
      <text:list xml:id="list3765083010" text:style-name="L39">
        <text:list-item>
          <text:p text:style-name="P486">Via the inlet on the top (this can only be accessed from the Overlay;</text:p>
        </text:list-item>
        <text:list-item>
          <text:p text:style-name="P486">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text:soft-page-break/>Note the important quotation marks around the Marker command—this is there to distinguish it from Context’s own <text:span text:style-name="T118">:a</text:span> command. For more information, see <text:span text:style-name="T338">Section </text:span><text:span text:style-name="T338"><text:bookmark-ref text:reference-format="number" text:ref-name="__RefHeading___Toc3283_760083855">8</text:bookmark-ref></text:span><text:span text:style-name="T338">: </text:span><text:span text:style-name="T338"><text:bookmark-ref text:reference-format="text" text:ref-name="__RefHeading___Toc6115_1972021576">QUOTATION MARKS</text:bookmark-ref></text:span><text:span text:style-name="T338">)).</text:span></text:p>
      <text:p text:style-name="P181"><text:span text:style-name="T338">T</text:span><text:span text:style-name="T334">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92">SETTING</text:p>
          </table:table-cell>
          <table:table-cell table:style-name="Table12.A1" office:value-type="string">
            <text:p text:style-name="P392">COMMAND</text:p>
          </table:table-cell>
          <table:table-cell table:style-name="Table12.C1" office:value-type="string">
            <text:p text:style-name="P392">DESCRIPTION</text:p>
          </table:table-cell>
        </table:table-row>
        <table:table-row>
          <table:table-cell table:style-name="Table12.A4" office:value-type="string">
            <text:p text:style-name="P401">x-position</text:p>
          </table:table-cell>
          <table:table-cell table:style-name="Table12.B2" office:value-type="string">
            <text:p text:style-name="P307">:<text:span text:style-name="T455">x1</text:span></text:p>
          </table:table-cell>
          <table:table-cell table:style-name="Table12.C2" office:value-type="string">
            <text:p text:style-name="P401">This specifies the Marker’s position along the x-axis, in seconds.</text:p>
          </table:table-cell>
        </table:table-row>
        <table:table-row>
          <table:table-cell table:style-name="Table12.A4" office:value-type="string">
            <text:p text:style-name="P401">label position</text:p>
          </table:table-cell>
          <table:table-cell table:style-name="Table12.B3" office:value-type="string">
            <text:p text:style-name="P307">:<text:span text:style-name="T455">y1</text:span></text:p>
          </table:table-cell>
          <table:table-cell table:style-name="Table12.C3" office:value-type="string">
            <text:p text:style-name="P401">This specifies the vertical position of the label on the marker, also, strangely, in seconds.</text:p>
          </table:table-cell>
        </table:table-row>
        <table:table-row>
          <table:table-cell table:style-name="Table12.A4" office:value-type="string">
            <text:p text:style-name="P401">message</text:p>
          </table:table-cell>
          <table:table-cell table:style-name="Table12.B4" office:value-type="string">
            <text:p text:style-name="P307">:<text:span text:style-name="T455">a</text:span></text:p>
          </table:table-cell>
          <table:table-cell table:style-name="Table12.C4" office:value-type="string">
            <text:p text:style-name="P401">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0">SUMMARY</text:p><text:list xml:id="list182127055496598" text:continue-list="list182127027384181" text:style-name="L7"><text:list-item><text:p text:style-name="P584"><text:span text:style-name="T498">[ctx inlet~] and [ctx outlet~] cr</text:span>eate inlets~ and outlets~ on the Context GUI leading to the Overlay</text:p></text:list-item></text:list><text:p text:style-name="P407"/></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0">SUMMARY</text:p><text:list xml:id="list1218952246" text:style-name="L40"><text:list-item><text:p text:style-name="P585">[scaler] turns numbers into notes on a scale</text:p></text:list-item><text:list-item><text:p text:style-name="P585">It lieases with the # message variable</text:p></text:list-item></text:list><text:p text:style-name="P407"/></draw:text-box></draw:frame></text:p>
      <text:p text:style-name="P165">[scaler] is used to turn numbers into notes on a scale. It makes most sense when seen with its cretion arguments. Ie. the object <text:span text:style-name="T118">[scaler minor Ab 3]</text:span> turns the number 2 into 116.5, which is the 2<text:span text:style-name="T66">nd</text:span> note of the 3<text:span text:style-name="T66">rd</text:span> octave of the Ab minor scale (<text:span text:style-name="T446">Bb). Scaler communicates internally with Context—it needn’t be connected to anything. The </text:span><text:span text:style-name="T158">#</text:span><text:span text:style-name="T446"> message variable will automatically take a value from any [scaler] object open in the patch (see Section</text:span><text:span text:style-name="T446"><text:bookmark-ref text:reference-format="number" text:ref-name="__RefHeading___Toc3307_760083855">12</text:bookmark-ref></text:span><text:span text:style-name="T446">: </text:span><text:span text:style-name="T446"><text:bookmark-ref text:reference-format="text" text:ref-name="__RefHeading___Toc4124_57122431">VARIABLES WITH ARGUMENTS</text:bookmark-ref></text:span><text:span text:style-name="T446">). Scaler may be placed in the Overlay, or in the parent patch. In the Overlay, it will be attached to only that one </text:span><text:soft-page-break/><text:span text:style-name="T446">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1074176583" text:style-name="L41">
        <text:list-item>
          <text:p text:style-name="P487"><text:span text:style-name="T22">Eligible mode arguments</text:span><text:span text:style-name="T44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88"><text:span text:style-name="T9">Eligible key arguments</text:span>: a, a#, ab, b, b#, bb… gb.</text:p>
        </text:list-item>
        <text:list-item>
          <text:p text:style-name="P488"><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0">SUMMARY</text:p><text:list xml:id="list182127228320323" text:continue-list="list182127055496598" text:style-name="L7"><text:list-item><text:p text:style-name="P584">[undo] is used for tracking changes to Context and undoing them from the GUI</text:p></text:list-item></text:list><text:p text:style-name="P407"/></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3721895518" text:style-name="L42"><text:list-item><text:p text:style-name="P489">Open the Overlay</text:p></text:list-item><text:list-item><text:p text:style-name="P489">Create the object [undo]. It will align itself horizontally to the GOP area automatically; you need to align it vertically to where you want it. <text:span text:style-name="T454">(If the Undo box is too short then resize the Context x-axis and it should reset itself).</text:span></text:p></text:list-item><text:list-item><text:p text:style-name="P489">Create as many other [undo] objects beneath it. as you want. Make sure to stack them in the same order as they are created.</text:p></text:list-item><text:list-item><text:p text:style-name="P489">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text:soft-page-break/>Undo stacks are particularly useful for Contexts which are receiveing random or dynamic commands, in case something goes wrong and you want to quickly revert back. However, the do take up extra memory, so don’t use them unless you need them.</text:p>
      <text:h text:style-name="P255"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0">SUMMARY</text:p><text:list xml:id="list182126186305891" text:continue-list="list182127228320323" text:style-name="L7"><text:list-item><text:p text:style-name="P584">[keylist] binds keyboard keys to specific Context commands</text:p></text:list-item><text:list-item><text:p text:style-name="P586">It must be created in the Overlay</text:p></text:list-item><text:list-item><text:p text:style-name="P586">It can take numerical keyboard input or input through its inlet</text:p></text:list-item></text:list><text:p text:style-name="P407"/></draw:text-box></draw:frame></text:p>
      <text:p text:style-name="P181">The [keylist] object is used to send specific commands to Context at the press of a single key. <text:span text:style-name="T456">It is a bit like a shortcut bank for rapid sending of a pre-designed message. For instance, it can enable keyboard triggering of starting the Context cycle at a mid-point (see Section </text:span><text:span text:style-name="T456"><text:bookmark-ref text:reference-format="number" text:ref-name="__RefHeading___Toc3261_760083855">Error: Reference source not found</text:bookmark-ref></text:span><text:span text:style-name="T456">: </text:span><text:span text:style-name="T456"><text:bookmark-ref text:reference-format="text" text:ref-name="__RefHeading___Toc14880_1085286991">STARTING AND STOPPING CONTEXT</text:bookmark-ref></text:span><text:span text:style-name="T456">) or to send a hold command (see Section </text:span><text:span text:style-name="T456"><text:bookmark-ref text:reference-format="number" text:ref-name="__RefHeading___Toc4130_57122431">16</text:bookmark-ref></text:span><text:span text:style-name="T456">: </text:span><text:span text:style-name="T456"><text:bookmark-ref text:reference-format="text" text:ref-name="__RefHeading___Toc4130_57122431">HOLDING MESSAGES</text:bookmark-ref></text:span><text:span text:style-name="T456">). Note that the message is sent when the key is </text:span><text:span text:style-name="T6">lifted</text:span><text:span text:style-name="T456">,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5044680" text:style-name="L43">
        <text:list-item>
          <text:p text:style-name="P490">The first term is a keyname, typically a character key, ie. ‘e’ (<text:span text:style-name="T503">number keys and modifier keys like </text:span>Shift Control don’t work well);</text:p>
        </text:list-item>
        <text:list-item>
          <text:p text:style-name="P490">An optional flag <text:span text:style-name="T118">**</text:span> (described below);</text:p>
        </text:list-item>
        <text:list-item>
          <text:p text:style-name="P490">Any command of any length (ie ‘ <text:span text:style-name="T118">:x 3 5 6</text:span> ‘).</text:p>
        </text:list-item>
      </text:list>
      <text:p text:style-name="P182">In addition to this, there are two variables that may be included anywhere in the command list:</text:p>
      <text:list xml:id="list3862921868" text:style-name="L44">
        <text:list-item>
          <text:p text:style-name="P491">The <text:span text:style-name="T118">$</text:span> sign takes a value from Keylist’s inlet. A number atom can be placed on the overlay for this purpose if you wish;</text:p>
        </text:list-item>
        <text:list-item>
          <text:p text:style-name="P491">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6">th</text:span> toggle.</text:p>
        </text:list-item>
      </text:list>
      <text:p text:style-name="P222"><text:span text:style-name="T528">Usually, Keylist will only be active while the mouse cursor hovers over Context, to avoid cross-channel communication. This requirement can be overriden with the ** flag, Ie. </text:span><text:span text:style-name="T192">[keylist c ** :x %]</text:span><text:span text:style-name="T377">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0">SUMMARY</text:p><text:list xml:id="list182125239433981" text:continue-list="list182126186305891" text:style-name="L7"><text:list-item><text:p text:style-name="P584">[<text:span text:style-name="T194">gridcontrol</text:span><text:span text:style-name="T522">] is an interface for Novation Launchpad Mk2</text:span></text:p></text:list-item><text:list-item><text:p text:style-name="P584">“<text:span text:style-name="T522">Session” mode lets you start any Context in the patch</text:span></text:p></text:list-item><text:list-item><text:p text:style-name="P584">“<text:span text:style-name="T522">User 1” mode lets you open and close toggles on selected Contexts</text:span></text:p></text:list-item><text:list-item><text:p text:style-name="P584">“<text:span text:style-name="T522">User 2” mode lets you alter toggle floats on one Context</text:span></text:p></text:list-item><text:list-item><text:p text:style-name="P584">“<text:span text:style-name="T522">Mixer” mode lets you control custom mixers</text:span></text:p></text:list-item></text:list><text:p text:style-name="P407"/></draw:text-box></draw:frame><text:soft-page-break/></text:p>
      <text:p text:style-name="P216">[<text:span text:style-name="T194">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4">gridcontrol</text:span>] <text:span text:style-name="T536">in the click of a few buttons:</text:span></text:p>
      <text:list xml:id="list3706407962" text:style-name="L45">
        <text:list-item>
          <text:p text:style-name="P492">Starting and stopping any Context open in the patch</text:p>
        </text:list-item>
        <text:list-item>
          <text:p text:style-name="P492">Recording a pattern into a Context</text:p>
        </text:list-item>
        <text:list-item>
          <text:p text:style-name="P492">Opening and closing toggles</text:p>
        </text:list-item>
        <text:list-item>
          <text:p text:style-name="P493">Editing toggle floats <text:span text:style-name="T524">(see Section on ‘=’ variable under <text:s/></text:span><text:span text:style-name="T524"><text:bookmark-ref text:reference-format="number" text:ref-name="__RefHeading___Toc3307_760083855">12</text:bookmark-ref></text:span><text:span text:style-name="T524">: </text:span><text:span text:style-name="T524"><text:bookmark-ref text:reference-format="text" text:ref-name="__RefHeading___Toc3691_895600362">VARIABLES WITHOUT ARGUMENTS</text:bookmark-ref></text:span><text:span text:style-name="T524">)</text:span></text:p>
        </text:list-item>
        <text:list-item>
          <text:p text:style-name="P494">Moving custom sliders (not within Context)</text:p>
        </text:list-item>
        <text:list-item>
          <text:p text:style-name="P494">Sending other custom messages</text:p>
        </text:list-item>
      </text:list>
      <text:p text:style-name="P219">The three main modes in [<text:span text:style-name="T194">gridcontrol</text:span>] offer three different perspectives on a Context network: a macro view (<text:bookmark-ref text:reference-format="text" text:ref-name="__RefHeading___Toc10940_946536860">MODE 0 / “SESSION”</text:bookmark-ref><text:span text:style-name="T527">) where you can access any Context in the patch</text:span>, <text:span text:style-name="T527">a medium view (</text:span><text:bookmark-ref text:reference-format="text" text:ref-name="__RefHeading___Toc10942_946536860">MODE 1 / “USER 1”</text:bookmark-ref><text:span text:style-name="T527">) where you can edit a select few Contexts, and a micro view (</text:span><text:bookmark-ref text:reference-format="text" text:ref-name="__RefHeading___Toc10944_946536860">MODE 2 / “USER 2”</text:bookmark-ref><text:span text:style-name="T527">) where you can extensively edit one Context</text:span>.</text:p>
      <text:h text:style-name="Heading_20_3" text:outline-level="3"/>
      <text:h text:style-name="Heading_20_3" text:outline-level="3">HARDWARE <text:span text:style-name="T524">&amp; CONFIGURATION</text:span></text:h>
      <text:p text:style-name="P224"><text:span text:style-name="T195">[g</text:span><text:span text:style-name="T194">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17">To make the most of [<text:span text:style-name="T194">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17">[<text:span text:style-name="T194">gridcontrol</text:span>] is designed to work with the <text:span text:style-name="T537">default</text:span> Launchpad settings, so no installation should be necessary. <text:span text:style-name="T525">P</text:span>lug the USB cable in before starting PD, then go to Media → MIDI settings and select the correct MIDI device as input and output. If you have <text:span text:style-name="T525">altered any of the MIDI channel settings in the Launchpad bootloader then [gridcontrol] probably won’t work and you’ll need to reset them (see the Launchpad Mk2 Programmers’ Reference Guide).</text:span></text:p>
      <text:p text:style-name="P218">Once your MIDI is set up correctly, simply create a [<text:span text:style-name="T194">gridcontrol</text:span>] object in the same patch as your Context network. Two control lights should light up, confirming that [<text:span text:style-name="T194">gridcontol]</text:span> is communicating with the hardware correctly.</text:p>
      <text:p text:style-name="P218"><draw:frame draw:style-name="fr10" draw:name="Frame76" text:anchor-type="paragraph" svg:x="0.8346in" svg:y="0.5516in" svg:width="4.9409in" draw:z-index="99"><draw:text-box fo:min-height="4.1465in"><text:p text:style-name="P284"><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6">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4">gridcontrol</text:span>] to work with other Launchpad series or with other hardware, but you would have to reconfigure the patch on your own.</text:p>
      <text:h text:style-name="P275" text:outline-level="3"/>
      <text:h text:style-name="P275" text:outline-level="3"><text:bookmark-start text:name="__RefHeading___Toc10940_946536860"/>MODE 0 / “SESSION”<text:bookmark-end text:name="__RefHeading___Toc10940_946536860"/></text:h>
      <text:p text:style-name="P219">Mode 0 is the <text:span text:style-name="T527">default mode, offering a bird’s-eye view of the Context network. In Mode 0, each Context in the network corresponds to one cell, which is lit accordingly. Clicking on a lit cell sends a message the corresponding Context—by default, “</text:span><text:span text:style-name="T194">start</text:span><text:span text:style-name="T527">”. Other messages can be selected using the Function Selector. If a Context is currently playing its cycle, its cell will pulse.</text:span></text:p>
      <text:p text:style-name="P219"><draw:frame draw:style-name="fr10" draw:name="Frame77" text:anchor-type="paragraph" svg:x="-0.2583in" svg:y="0.1244in" svg:width="6.5228in" draw:z-index="100"><draw:text-box fo:min-height="2.311in"><text:p text:style-name="Illustration"><draw:frame draw:style-name="fr29"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soft-page-break/></text:p>
      <text:p text:style-name="P221">The functions that the Function Selector chooses from are identified on the right-hand side of the [<text:span text:style-name="T194">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9">If you can’t see the screen, double click on the Function Selector button and the command will scroll across the grid. </text:span>The default functions are:</text:p>
      <text:list xml:id="list538448203" text:style-name="L46">
        <text:list-item>
          <text:p text:style-name="P495"><text:span text:style-name="T194">:s </text:span>start a Context</text:p>
        </text:list-item>
        <text:list-item>
          <text:p text:style-name="P495"><text:span text:style-name="T194">:ss</text:span> start a Context if it is stopped and stop it if it is started</text:p>
        </text:list-item>
        <text:list-item>
          <text:p text:style-name="P495"><text:span text:style-name="T194">-send 1</text:span><text:note text:id="ftn15" text:note-class="footnote"><text:note-citation>15</text:note-citation><text:note-body><text:p text:style-name="Footnote"><text:s/><text:span text:style-name="T529">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495"><text:span text:style-name="T194">-send 2</text:span> select a Context for <text:bookmark-ref text:reference-format="text" text:ref-name="__RefHeading___Toc10944_946536860">MODE 2 / “USER 2”</text:bookmark-ref></text:p>
        </text:list-item>
        <text:list-item>
          <text:p text:style-name="P495"><text:span text:style-name="T194">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495"><text:span text:style-name="T194">find</text:span> wiggle a Context in the patch to help locate it</text:p>
        </text:list-item>
        <text:list-item>
          <text:p text:style-name="P496"><text:span text:style-name="T194">:</text:span><text:span text:style-name="T193">r 1 c </text:span><text:span text:style-name="T196">0 1</text:span><text:span text:style-name="T193"> </text:span><text:span text:style-name="T378">record into a Context </text:span><text:span text:style-name="T379">by tapping </text:span><text:span text:style-name="T380">(output on)</text:span></text:p>
        </text:list-item>
        <text:list-item>
          <text:p text:style-name="P497"><text:span text:style-name="T194">:</text:span><text:span text:style-name="T193">r 1 c </text:span><text:span text:style-name="T196">0 2</text:span><text:span text:style-name="T193"> </text:span><text:span text:style-name="T378">record into a Context </text:span><text:span text:style-name="T379">by tapping </text:span><text:span text:style-name="T380">(output off)</text:span></text:p>
        </text:list-item>
      </text:list>
      <text:p text:style-name="P220">Note that when you first open [<text:span text:style-name="T194">gridcontrol</text:span>], you have to press the “Session” button once to initialize it. <text:span text:style-name="T529">If some Contexts in the patch don’t fit on the grid then you can use the Position Control buttons to view them. There are some limitations regarding the layout and colouring: see </text:span><text:span text:style-name="T529"><text:bookmark-ref text:reference-format="text" text:ref-name="__RefHeading___Toc12777_946536860">PROBLEMS</text:bookmark-ref></text:span><text:span text:style-name="T529"><text:s/>at the end of this section.</text:span></text:p>
      <text:h text:style-name="P276" text:outline-level="3"><text:bookmark-start text:name="__RefHeading___Toc10942_946536860"/>MODE 1 / “USER 1”<text:bookmark-end text:name="__RefHeading___Toc10942_946536860"/></text:h>
      <text:p text:style-name="P223">In Mode 0, you can select individual Contexts to be sent to Mode 1, which is used for editing toggles. Any number of Contexts can be stored in Mode 1, but if it is more than 8, you will have to use the up and down Position Control buttons to view them. If you use the “<text:span text:style-name="T194">-send 1</text:span>” message on a Context that is already selected, it will be deselected.</text:p>
      <text:p text:style-name="P223"><text:span text:style-name="T530">In Mode 1, each horizontal row corresponds to a selected Context. The selection within each row corresponds to a given Context’s toggles</text:span>. By default, <text:span text:style-name="T530">Mode 1 presents the x-axis toggles, but you can switch to y-axis view by double clicking on the “</text:span><text:span text:style-name="T194">User 1</text:span><text:span text:style-name="T530">”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soft-page-break/></text:p>
      <text:p text:style-name="P224">Clicking on a given cell opens or closes the corresponding toggle. <text:span text:style-name="T543">If you click on two cells and hold the buttons down, it performs the “</text:span><text:span text:style-name="T194">swap</text:span><text:span text:style-name="T543">” function (ie. it swaps the toggles floats of the corresponding toggles). </text:span>If a Context is playing, a white marker will scroll across the screen on the corresponding row.</text:p>
      <text:p text:style-name="P225">In Mode 1, each button from the Function Selector corresponds the its row and sends a given message to that Context. By default, the message is “<text:span text:style-name="T194">start</text:span>”, but this can be changed by moving the selector in the [<text:span text:style-name="T194">gridcontrol</text:span>] patch (this is the only time when the [<text:span text:style-name="T194">gridcontrol</text:span>] patch differs from the Launchpad surface). For instance, you could move the selector to “<text:span text:style-name="T194">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6">Mode 2 lets you edit the toggles and toggle floats of a single Context. To select a Context, go to Mode 0, select “<text:span text:style-name="T194">-send 2</text:span><text:span text:style-name="T535">”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6">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1">a new value. If you click on a lit cell, you will turn that toggle off. As with Mode 1, you can access off-limit toggles by using the Position Control buttons to scroll right; you can also scroll up or down to access high and low toggle floats.</text:span></text:p>
      <text:p text:style-name="P227"><draw:frame draw:style-name="fr10" draw:name="Frame79" text:anchor-type="paragraph" svg:x="0.7189in" svg:y="0.1244in" svg:width="4.8602in" draw:z-index="102"><draw:text-box fo:min-height="2.1846in"><text:p text:style-name="Illustration"><draw:frame draw:style-name="fr30"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soft-page-break/></text:p>
      <text:p text:style-name="P227">In Mode 2, the Function Selector buttons do the same actions as in <text:span text:style-name="T532">Mode 0, so you can start the selected Context by hitting the top button, stop a started Context by hitting the second one, etc.</text:span></text:p>
      <text:p text:style-name="P227"/>
      <text:h text:style-name="Heading_20_3" text:outline-level="3"><text:bookmark-start text:name="__RefHeading___Toc12157_946536860"/>MODE 3 “MIXER”<text:bookmark-end text:name="__RefHeading___Toc12157_946536860"/></text:h>
      <text:p text:style-name="P228">Mode 3 allows you to control a set of [<text:span text:style-name="T194">slide</text:span>] or [<text:span text:style-name="T194">slide2</text:span>]<text:note text:id="ftn16" text:note-class="footnote"><text:note-citation>16</text:note-citation><text:note-body><text:p text:style-name="P242"><text:s/>Hereafter collectively refered to as “ [slide(2)] ”.</text:p></text:note-body></text:note> sliders defined by a <text:span text:style-name="T533">state-saving </text:span>[<text:span text:style-name="T194">psave</text:span>] abstraction. <text:span text:style-name="T533">This doesn’t have much to do with Context, and will function even if there are no Contexts open in the patch. </text:span>The function of [<text:span text:style-name="T194">slide</text:span>] and [<text:span text:style-name="T194">psave</text:span>] is not covered in this manual, but you can find out more about them in their help<text:span text:style-name="T535">-</text:span>f<text:span text:style-name="T535">i</text:span>les, or by reading helpfiles/state_saving_abstractions.pd.</text:p>
      <text:p text:style-name="P228">Mixer mode assumes the following:</text:p>
      <text:list xml:id="list3986496073" text:style-name="L47">
        <text:list-item>
          <text:p text:style-name="P498">You have a set of [<text:span text:style-name="T194">slide</text:span>] and/or [<text:span text:style-name="T194">slide2</text:span>] objects saved in a GOP abstraction</text:p>
        </text:list-item>
        <text:list-item>
          <text:p text:style-name="P498">There is one [<text:span text:style-name="T194">pgrid</text:span>] object in the same abstraction</text:p>
        </text:list-item>
        <text:list-item>
          <text:p text:style-name="P498">(Optionally) there are multiple <text:span text:style-name="T533">of such </text:span>abstractions open <text:span text:style-name="T533">in the same patch.</text:span></text:p>
        </text:list-item>
      </text:list>
      <text:p text:style-name="P228">[<text:span text:style-name="T194">pgrid</text:span>] is used to interface between [<text:span text:style-name="T194">gridcontrol</text:span>] and [<text:span text:style-name="T194">slide</text:span>(2)], so if any of these links are missing, Mode 3 will not function. Luckily, <text:span text:style-name="T533">[</text:span><text:span text:style-name="T194">pgrid</text:span><text:span text:style-name="T533">] doesn’t take any arguments and its work is largely automated.</text:span></text:p>
      <text:p text:style-name="P230">Each [<text:span text:style-name="T194">pgrid</text:span>] object will be given a unique ID number, visible as its label. This ID number is used to identify a particular abstraction for the mixer to map onto. To switch between different [<text:span text:style-name="T194">pgrid</text:span>] abstractions, double click on the “Mixer” button. Alternatively, you can click the [<text:span text:style-name="T194">pgrid</text:span>] “bang” to jump to that abstraction.</text:p>
      <text:p text:style-name="P231">Note that the sliders in the Launchpad surface will appear left-to-right according to the creation order of the [<text:span text:style-name="T194">slide</text:span>] and [<text:span text:style-name="T194">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4">slide</text:span>(2)] object, starting from the left and working right.</text:p>
      <text:p text:style-name="P231"/>
      <text:p text:style-name="P231"/>
      <text:p text:style-name="P231"/>
      <text:p text:style-name="P231"/>
      <text:p text:style-name="P231"/>
      <text:p text:style-name="P231"/>
      <text:p text:style-name="P230"><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394">BUTTON</text:p>
          </table:table-cell>
          <table:table-cell table:style-name="Table14.A1" office:value-type="string">
            <text:p text:style-name="P394">DURATION (ms)</text:p>
          </table:table-cell>
        </table:table-row>
        <table:table-row table:style-name="Table14.2">
          <table:table-cell table:style-name="Table14.A5" office:value-type="string">
            <text:p text:style-name="P405">8</text:p>
          </table:table-cell>
          <table:table-cell table:style-name="Table14.B3" office:value-type="string">
            <text:p text:style-name="P311">32768</text:p>
          </table:table-cell>
        </table:table-row>
        <table:table-row table:style-name="Table14.2">
          <table:table-cell table:style-name="Table14.A5" office:value-type="string">
            <text:p text:style-name="P405">7</text:p>
          </table:table-cell>
          <table:table-cell table:style-name="Table14.B3" office:value-type="string">
            <text:p text:style-name="P311">16807</text:p>
          </table:table-cell>
        </table:table-row>
        <table:table-row table:style-name="Table14.2">
          <table:table-cell table:style-name="Table14.A5" office:value-type="string">
            <text:p text:style-name="P405">6</text:p>
          </table:table-cell>
          <table:table-cell table:style-name="Table14.B4" office:value-type="string">
            <text:p text:style-name="P311">7776</text:p>
          </table:table-cell>
        </table:table-row>
        <table:table-row table:style-name="Table14.2">
          <table:table-cell table:style-name="Table14.A5" office:value-type="string">
            <text:p text:style-name="P405">5</text:p>
          </table:table-cell>
          <table:table-cell table:style-name="Table14.B5" office:value-type="string">
            <text:p text:style-name="P311">3125</text:p>
          </table:table-cell>
        </table:table-row>
        <table:table-row table:style-name="Table14.2">
          <table:table-cell table:style-name="Table14.A9" office:value-type="string">
            <text:p text:style-name="P405">4</text:p>
          </table:table-cell>
          <table:table-cell table:style-name="Table14.B9" office:value-type="string">
            <text:p text:style-name="P311">1024</text:p>
          </table:table-cell>
        </table:table-row>
        <table:table-row table:style-name="Table14.2">
          <table:table-cell table:style-name="Table14.A9" office:value-type="string">
            <text:p text:style-name="P405">3</text:p>
          </table:table-cell>
          <table:table-cell table:style-name="Table14.B9" office:value-type="string">
            <text:p text:style-name="P311">243</text:p>
          </table:table-cell>
        </table:table-row>
        <table:table-row table:style-name="Table14.2">
          <table:table-cell table:style-name="Table14.A9" office:value-type="string">
            <text:p text:style-name="P405">2</text:p>
          </table:table-cell>
          <table:table-cell table:style-name="Table14.B9" office:value-type="string">
            <text:p text:style-name="P311">32</text:p>
          </table:table-cell>
        </table:table-row>
        <table:table-row table:style-name="Table14.2">
          <table:table-cell table:style-name="Table14.A9" office:value-type="string">
            <text:p text:style-name="P405">1</text:p>
          </table:table-cell>
          <table:table-cell table:style-name="Table14.B9" office:value-type="string">
            <text:p text:style-name="P311">1</text:p>
          </table:table-cell>
        </table:table-row>
      </table:table>
      <text:p text:style-name="P283">Table <text:sequence text:ref-name="refTable5" text:name="Table" text:formula="ooow:Table+1" style:num-format="1">6</text:sequence>: Time duration per Function Selection in Mixer mode.</text:p>
      <text:p text:style-name="P232"/>
      <text:p text:style-name="P232">In Mixer mode, clicking on a cell will move the slider and corresponding [<text:span text:style-name="T194">slide</text:span>(2)] to a new position. However, the movement will not be instantaneous. The time it will take for the slider to reach the new position is determined by the Function Selector buttons. <text:span text:style-name="T534">The duration increases exponentially with each button, so the top button is over 30 seconds (see table </text:span><text:span text:style-name="T534"><text:sequence-ref text:reference-format="value" text:ref-name="refTable5">6</text:sequence-ref></text:span><text:span text:style-name="T534">).</text:span></text:p>
      <text:p text:style-name="P233">While a slider is moving to its new location, you can hit the top lit Function Selector button to halt it. This trick allows you to set sliders in between the narrow 8-block resolution otherwise imposed by the grid. </text:p>
      <text:h text:style-name="Heading_20_3" text:outline-level="3">QUANTIZATION</text:h>
      <text:p text:style-name="P229"><text:span text:style-name="T538">One of the most useful things in </text:span>[<text:span text:style-name="T194">gridcontrol</text:span><text:span text:style-name="T371">]</text:span> <text:span text:style-name="T538">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8"><text:note text:id="ftn17" text:note-class="footnote"><text:note-citation>17</text:note-citation><text:note-body><text:p text:style-name="Footnote"><text:s/><text:span text:style-name="T539">Note that the delay is achieved using the “ </text:span><text:span text:style-name="T199">:s d </text:span><text:span text:style-name="T539">“ command, and starting mid-cycle with “ </text:span><text:span text:style-name="T199">:s s </text:span><text:span text:style-name="T539">“. See the files “</text:span><text:span text:style-name="T199">context_commands_all.pd</text:span><text:span text:style-name="T539">”.</text:span></text:p></text:note-body></text:note></text:span><text:span text:style-name="T538">. In order to quantize, </text:span>[<text:span text:style-name="T194">gridcontrol</text:span><text:span text:style-name="T371">]</text:span> <text:span text:style-name="T540">needs to know the tempo. This is received through </text:span>[<text:span text:style-name="T194">gridcontrol</text:span><text:span text:style-name="T371">]’</text:span><text:span text:style-name="T381">s inlet in the top left corner. It can be set by metro, or by another Context receive channel.</text:span></text:p>
      <text:h text:style-name="P277" text:outline-level="3">MULTIPLE INSTANCES</text:h>
      <text:p text:style-name="P234"><text:span text:style-name="T532">[</text:span><text:span text:style-name="T194">gridcontrol</text:span><text:span text:style-name="T532">] recognizes all Contexts open in a local patch. This means that you can have multiple instances of [</text:span><text:span text:style-name="T194">gridcontrol</text:span><text:span text:style-name="T532">] controling different networks, or different parts of a single network split up over multiple patches. Only one instance of [</text:span><text:span text:style-name="T194">gridcontrol</text:span><text:span text:style-name="T532">] can be active at any time, as set by the toggle box on the top right. You can also switch between multiple [</text:span><text:span text:style-name="T194">gridcontrol</text:span><text:span text:style-name="T532">] patches by pressing the up and down Position Control buttons together (or the left and right). Using multiple instances of [</text:span><text:span text:style-name="T194">gridcontrol</text:span><text:span text:style-name="T532">] can help you rationalize larger networks so that they are more easily accessible to the Launchpad.</text:span></text:p>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4289742055" text:style-name="L48">
        <text:list-item>
          <text:p text:style-name="P499"><text:soft-page-break/>Positive Context colours (ie. “ <text:span text:style-name="T194">:c 13</text:span> ”) are correlated against Launchpad’s own preset colours by eye and correspond quite closely. If negative RGB colours (ie. “ <text:span text:style-name="T194">:c -535775</text:span> <text:span text:style-name="T535">”</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499">In Mode 0, [<text:span text:style-name="T194">gridcontrol</text:span>] uses a searching algorithm <text:span text:style-name="T5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5">. Having a group of Contexts all bunched up in a corner and then another one far away is exactly the sort of thing that will confuse [</text:span><text:span text:style-name="T194">gridcontrol</text:span><text:span text:style-name="T535">].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82126891234640" text:continue-list="list182127076865164"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80">SUMMARY</text:p><text:list xml:id="list182125349813336" text:continue-list="list182125239433981" text:style-name="L7"><text:list-item><text:p text:style-name="P584">Preset commands are shortcuts to speed up writing complex Context states</text:p></text:list-item><text:list-item><text:p text:style-name="P584">Presets are summoned using a <text:span text:style-name="T118">::</text:span> symbol</text:p></text:list-item><text:list-item><text:p text:style-name="P584">Presets are user defined and can be edited in the ‘<text:span text:style-name="T118">load-presets.txt</text:span>’ file.</text:p></text:list-item></text:list></draw:text-box></draw:frame></text:p>
      <text:p text:style-name="P119">The Context abstraction can be <text:span text:style-name="T37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 optionally followed by an overlay state save (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 Commands can achieve any particular state, but typing them out can be just as time consuming as manipulating it by hand using the menu. </text:span><text:span text:style-name="T17">Presets</text:span><text:span text:style-name="T370"> are functions used to speed this up and give the user easier access to commonly used Context states. For example, if you want </text:span><text:span text:style-name="T372">to access a Context with a loaded Content sample, </text:span><text:span text:style-name="T373">you can </text:span><text:span text:style-name="T372">typ</text:span><text:span text:style-name="T373">e the command:</text:span></text:p>
      <text:p text:style-name="P408">context :: sample</text:p>
      <text:p text:style-name="P120">This is much easier than typing the full Context state:</text:p>
      <text:p text:style-name="P409">:H 12 :X 9 :Y 6 :d 1 :Z 13 :ol 1 13 obj 0 24 content :x2 1 :y1 0.4 :y2 1 :li 1 :lo</text:p>
      <text:p text:style-name="P120">A preset is indicated by a double colon <text:span text:style-name="T382">( </text:span><text:span text:style-name="T136">::</text:span><text:span text:style-name="T382"> )</text:span>, followed by a single <text:span text:style-name="T382">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82126339209929" text:continue-list="list182126730340430" text:style-name="List_20_5">
        <text:list-item>
          <text:p text:style-name="P563">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82125511976473" text:continue-list="list182126891234640" text:style-name="Numbering_20_1">
        <text:list-item>
          <text:h text:style-name="P514" text:outline-level="1"><text:bookmark-start text:name="__RefHeading___Toc8277_1720203599"/><text:soft-page-break/>MISCELLANEOUS<text:bookmark-end text:name="__RefHeading___Toc8277_1720203599"/></text:h>
        </text:list-item>
      </text:list>
      <text:h text:style-name="P269"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2">J</text:span><text:span text:style-name="T430"> </text:span>setting. With this on (it is on by default), a toggle float will only send to a context of the same ID number in the same patch, ignoring those in any other patch.<text:note text:id="ftn18" text:note-class="footnote"><text:note-citation>18</text:note-citation><text:note-body><text:p text:style-name="P524"><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2">J</text:span> off to allow contexts to communicate with each other.</text:p>
      <text:h text:style-name="P269"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82126879134867"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5">Context is a large program. It has been built with efficiency in mind, and every care has been taken to ensure that a large number of Contexts can function together without taxing the memory of CPU<text:note text:id="ftn19" text:note-class="footnote"><text:note-citation>19</text:note-citation><text:note-body><text:p text:style-name="P238"><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2">PATCHES</text:span></text:h>
      <text:p text:style-name="P285">Larger patches can take a very long time to open. ‘A long time’ means as much as 5 minutes, and presumably more for even larger patches. <text:span text:style-name="T302">The biggest load hogs </text:span>are custom overlay saves—especially embedded Content objects with saved arrays (see <text:span text:style-name="T506">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88"><text:soft-page-break/><text:span text:style-name="T506">A partial solution to the problem of load times is </text:span><text:span text:style-name="T7">to turn DSP off while loading heavy patches</text:span><text:span text:style-name="T506">. This seems to cut the load time in half. A</text:span> lon<text:span text:style-name="T506">g</text:span> load time is much more acceptable than having a long save time, and hence <text:span text:style-name="T302">it </text:span>is <text:span text:style-name="T302">considered to be </text:span>an operational cost rather than a bug. Nevertheless, it is hoped that <text:span text:style-name="T302">the load time</text:span> can be optimized in the future, simply to make Context more convenient.</text:p>
      <text:h text:style-name="Heading_20_3" text:outline-level="3">CREATING NEW CONTEXTS</text:h>
      <text:p text:style-name="P285">A similar and more immediately frustrating problem is that creating new Contexts in a patch will lead to audio drop-outs. This effectively rules out the possibility of “live coding” a Context network during a performance, which seems like a very high cost.</text:p>
      <text:p text:style-name="P285">There are two immediate solutions to this problem:</text:p>
      <text:list xml:id="list3767017570" text:style-name="L49">
        <text:list-item>
          <text:p text:style-name="P506">You can create a large stack of unused Contexts and then drag them on screen instead of creating new instances. This is crude, but effective.</text:p>
        </text:list-item>
        <text:list-item>
          <text:p text:style-name="P506">You can run the Context network on one CPU core and the audio on another. The [pd~] object is built for this, although I still experienced drop-outs <text:span text:style-name="T302">when I tried it</text:span>. What does work is running two instances of PD and then using [netsend] and [netreceive] to communicate. <text:span text:style-name="T30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5">Despite the workability of these solutions, finding a way to load Context that doesn’t lead to audio drop-outs is a top priority <text:span text:style-name="T302">for the future development of Context</text:span>. </text:p>
      <text:h text:style-name="Heading_20_3" text:outline-level="3">NOTE ON AUDIO DROP-OUTS</text:h>
      <text:p text:style-name="P287">Besides creation, there are a few other processes that create audio drop-outs:</text:p>
      <text:list xml:id="list323038132" text:style-name="L50">
        <text:list-item>
          <text:p text:style-name="P508">Deleteing Contexts (see <text:bookmark-ref text:reference-format="text" text:ref-name="__RefHeading___Toc10660_19251435">DELETING CONTEXTS</text:bookmark-ref><text:s/>below);</text:p>
        </text:list-item>
        <text:list-item>
          <text:p text:style-name="P507"><text:span text:style-name="T396">R</text:span>e-sizing Context (ie. creating or destroying new toggles), which is a <text:span text:style-name="T302">real </text:span>pain, since this seems like a desirable thing to do during a performance;</text:p>
        </text:list-item>
        <text:list-item>
          <text:p text:style-name="P507"><text:span text:style-name="T396">A</text:span>dding and removing tags, since this triggers changes in the send and receive channels (see <text:span text:style-name="T302">Section </text:span><text:span text:style-name="T302"><text:bookmark-ref text:reference-format="number" text:ref-name="__RefHeading___Toc819_440237394">7</text:bookmark-ref></text:span><text:span text:style-name="T302">: </text:span><text:span text:style-name="T302"><text:bookmark-ref text:reference-format="text" text:ref-name="__RefHeading___Toc819_440237394">ID AND CHANNELS</text:bookmark-ref></text:span>);</text:p>
        </text:list-item>
        <text:list-item>
          <text:p text:style-name="P509">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09">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89">Until solutions are found, these actions should be considered as part of the setup and design of a network, <text:span text:style-name="T302">and </text:span>not <text:span text:style-name="T302">a good </text:span>option for performance<text:span text:style-name="T302">s.</text:span></text:p>
      <text:h text:style-name="Heading_20_2" text:outline-level="2"><text:bookmark-start text:name="__RefHeading___Toc4136_57122431"/><text:span text:style-name="T303">TEMPO / </text:span>BPM<text:bookmark-end text:name="__RefHeading___Toc4136_57122431"/></text:h>
      <text:p text:style-name="P286"><text:span text:style-name="T521">Context </text:span>is a highly decentralized system, with no <text:span text:style-name="T521">unit in a network holding </text:span>absolute authority. This <text:span text:style-name="T30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1">:te</text:span><text:span text:style-name="T302"> command. </text:span><text:span text:style-name="T151">:te</text:span><text:span text:style-name="T30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2"><text:bookmark-ref text:reference-format="number" text:ref-name="__RefHeading___Toc676_440237394">10</text:bookmark-ref></text:span><text:span text:style-name="T302">: </text:span><text:span text:style-name="T302"><text:bookmark-ref text:reference-format="text" text:ref-name="__RefHeading___Toc3301_760083855">CALCULATION</text:bookmark-ref></text:span><text:span text:style-name="T302"><text:s/>and Section </text:span><text:span text:style-name="T302"><text:bookmark-ref text:reference-format="number" text:ref-name="__RefHeading___Toc4585_1275536661">15</text:bookmark-ref></text:span><text:span text:style-name="T302">: </text:span><text:span text:style-name="T302"><text:bookmark-ref text:reference-format="text" text:ref-name="__RefHeading___Toc4585_1275536661">RULES</text:bookmark-ref></text:span><text:span text:style-name="T302">).</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3670651386" text:style-name="L51">
        <text:list-item>
          <text:p text:style-name="P500">It leaves a hold in the network which might not be automatically filled</text:p>
        </text:list-item>
        <text:list-item>
          <text:p text:style-name="P500"><text:soft-page-break/>It tends to create audio drop-outs</text:p>
        </text:list-item>
        <text:list-item>
          <text:p text:style-name="P500"><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58"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499">See Section </text:span><text:span text:style-name="T499"><text:bookmark-ref text:reference-format="number" text:ref-name="__RefHeading___Toc7526_1169854844">4</text:bookmark-ref></text:span><text:span text:style-name="T499">: </text:span><text:span text:style-name="T499"><text:bookmark-ref text:reference-format="text" text:ref-name="__RefHeading___Toc7528_1169854844">RESIZING CONTEXT</text:bookmark-ref></text:span>.</text:p>
      <text:p text:style-name="P204"/>
      <text:p text:style-name="P204"/>
      <text:list xml:id="list182125772130776" text:continue-list="list182126879134867"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78">PROBLEM</text:p>
          </table:table-cell>
          <table:table-cell table:style-name="Table13.A1" office:value-type="string">
            <text:p text:style-name="P378">SOLUTION</text:p>
          </table:table-cell>
        </table:table-row>
        <table:table-row>
          <table:table-cell table:style-name="Table13.A2" office:value-type="string">
            <text:p text:style-name="P411">There are “… can’t create” messages all over the console when Context loads.</text:p>
          </table:table-cell>
          <table:table-cell table:style-name="Table13.B2" office:value-type="string">
            <text:p text:style-name="P411">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1">2. Do the unreated objects look like custom Context abstractions? (ie. ‘am.pd’, ‘pf0.pd’…). If so, then make sure that the main Context folder is declared.</text:p>
          </table:table-cell>
        </table:table-row>
        <table:table-row>
          <table:table-cell table:style-name="Table13.A5" office:value-type="string">
            <text:p text:style-name="P411">The symbol atom at the top disappears when I enter the properties menu.</text:p>
          </table:table-cell>
          <table:table-cell table:style-name="Table13.B3" office:value-type="string">
            <text:p text:style-name="P412">This happens because the text is too bold. <text:span text:style-name="T513">Edit the config.pd file and change the setting from “thin” to “bold”. Alternatively, you can try changing the font size in PD. </text:span>Open PD with a special flag “-font-size normal”, or add the same text to the <text:span text:style-name="T509">startup flags (Edit → preferences → <text:s/>Startup → Startput Path).</text:span></text:p>
          </table:table-cell>
        </table:table-row>
        <table:table-row>
          <table:table-cell table:style-name="Table13.A5" office:value-type="string">
            <text:p text:style-name="P413">I can’t get the toggle floats to scroll with the mouse.</text:p>
          </table:table-cell>
          <table:table-cell table:style-name="Table13.B5" office:value-type="string">
            <text:p text:style-name="P413">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3">I found another problem which I think might be a bug…</text:p>
          </table:table-cell>
          <table:table-cell table:style-name="Table13.B5" office:value-type="string">
            <text:p text:style-name="P413">Email <text:a xlink:type="simple" xlink:href="mailto:liam.goodacre@gmail.com" text:style-name="Internet_20_link" text:visited-style-name="Visited_20_Internet_20_Link">liam.goodacre@gmail.com</text:a> <text:span text:style-name="T513">with a sample patch and detailed instructions on how to replicate the problem.</text:span></text:p>
          </table:table-cell>
        </table:table-row>
      </table:table>
      <text:list xml:id="list182126637265535" text:continue-numbering="true" text:style-name="Numbering_20_1">
        <text:list-item>
          <text:h text:style-name="P517"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26" svg:width="7.4803in" svg:height="4.7598in" svg:x="0.0008in" svg:y="0in"><text:p/><draw:enhanced-geometry svg:viewBox="0 0 21600 21600" draw:type="rectangle" draw:enhanced-path="M 0 0 L 21600 0 21600 21600 0 21600 0 0 Z N"/></draw:custom-shape><draw:custom-shape draw:style-name="gr50" draw:text-style-name="P611" svg:width="7.4803in" svg:height="4.7642in" svg:x="0.0008in" svg:y="4.7634in"><text:p/><draw:enhanced-geometry svg:viewBox="0 0 21600 21600" draw:type="rectangle" draw:enhanced-path="M 0 0 L 21600 0 21600 21600 0 21600 0 0 Z N"/></draw:custom-shape><draw:connector draw:style-name="gr51" draw:text-style-name="P627" xml:id="id18" draw:id="id18" draw:line-skew="-0.165in" svg:x1="0.5465in" svg:y1="3.0925in" svg:x2="1.3783in" svg:y2="1.2598in" draw:end-shape="id17" draw:end-glue-point="0" svg:d="M1388 7855v-5574h2113v919" svg:viewBox="0 0 2115 5576"><text:p/></draw:connector><draw:connector draw:style-name="gr52" draw:text-style-name="P611" draw:line-skew="0.0693in" svg:x1="0.5465in" svg:y1="3.0925in" svg:x2="1.2402in" svg:y2="6.8992in" draw:start-shape="id18" draw:start-glue-point="2" draw:end-shape="id19" draw:end-glue-point="2" svg:d="M1388 7855v10345h1762v-676" svg:viewBox="0 0 1764 10347"><text:p/></draw:connector><draw:frame draw:style-name="gr53" draw:text-style-name="P628" xml:id="id19" draw:id="id19" svg:width="0.9843in" svg:height="0.2949in" svg:x="0.7488in" svg:y="6.6047in"><draw:text-box><text:p text:style-name="P590"><text:span text:style-name="T559">OUTLETS</text:span></text:p></draw:text-box></draw:frame><draw:frame draw:style-name="gr35" draw:text-style-name="P629" xml:id="id24" draw:id="id24" svg:width="2.3232in" svg:height="0.3795in" svg:x="2.8154in" svg:y="9.0307in"><draw:text-box><text:p text:style-name="P616"><text:span text:style-name="T560">[ OTHER PD PATCH ]</text:span></text:p></draw:text-box></draw:frame><draw:frame draw:style-name="gr54" draw:text-style-name="P628" xml:id="id22" draw:id="id22" svg:width="1.7614in" svg:height="0.324in" svg:x="3.0953in" svg:y="7.1957in"><draw:text-box><text:p text:style-name="P590"><text:span text:style-name="T559">SEND CHANNEL</text:span></text:p></draw:text-box></draw:frame><draw:connector draw:style-name="gr55" draw:text-style-name="P630" svg:x1="1.7724in" svg:y1="4.9008in" svg:x2="1.2406in" svg:y2="6.6047in" draw:start-shape="id20" draw:start-glue-point="2" draw:end-shape="id19" draw:end-glue-point="0" svg:d="M4502 12448v2166h-1351v2162" svg:viewBox="0 0 1353 4330"><text:p/></draw:connector><draw:connector draw:style-name="gr56" draw:text-style-name="P631" svg:x1="3.9776in" svg:y1="6.5752in" svg:x2="3.976in" svg:y2="7.1957in" draw:start-shape="id21" draw:start-glue-point="2" draw:end-shape="id22" draw:end-glue-point="0" svg:d="M10103 16701v788h-4v788" svg:viewBox="0 0 5 1579"><text:p/></draw:connector><draw:frame draw:style-name="gr57" draw:text-style-name="P632" xml:id="id23" draw:id="id23" svg:width="1.2598in" svg:height="0.4831in" svg:x="2.087in" svg:y="7.9283in"><draw:text-box><text:p text:style-name="P616"><text:span text:style-name="T561">CONTEXT COMMAND</text:span></text:p></draw:text-box></draw:frame><draw:connector draw:style-name="gr58" draw:text-style-name="P633" draw:line-skew="-0.0406in" svg:x1="3.976in" svg:y1="7.5193in" svg:x2="2.7169in" svg:y2="7.9283in" draw:start-shape="id22" draw:start-glue-point="2" draw:end-shape="id23" draw:end-glue-point="0" svg:d="M10099 19099v417h-3198v622" svg:viewBox="0 0 3200 1041"><text:p/></draw:connector><draw:connector draw:style-name="gr59" draw:text-style-name="P634" svg:x1="3.976in" svg:y1="7.5193in" svg:x2="3.9768in" svg:y2="9.0307in" draw:start-shape="id22" draw:start-glue-point="2" draw:end-shape="id24" draw:end-glue-point="0" svg:d="M10099 19099v1920h2v1919" svg:viewBox="0 0 4 3840"><text:p/></draw:connector><draw:frame draw:style-name="gr60" draw:text-style-name="P628" xml:id="id17" draw:id="id17" svg:width="0.7878in" svg:height="0.3276in" svg:x="0.9846in" svg:y="1.2598in"><draw:text-box><text:p text:style-name="P590"><text:span text:style-name="T559">INLETS</text:span></text:p></draw:text-box></draw:frame><draw:frame draw:style-name="gr53" draw:text-style-name="P628" xml:id="id26" draw:id="id26" svg:width="1.7906in" svg:height="0.2949in" svg:x="1.911in" svg:y="1.2516in"><draw:text-box><text:p text:style-name="P590"><text:span text:style-name="T559">RECEIVE CHANNEL</text:span></text:p></draw:text-box></draw:frame><draw:connector draw:style-name="gr61" draw:text-style-name="P635" draw:line-skew="-0.6886in" svg:x1="1.3787in" svg:y1="1.5866in" svg:x2="1.7724in" svg:y2="3.7398in" draw:start-shape="id17" draw:start-glue-point="2" draw:end-shape="id25" draw:end-glue-point="0" svg:d="M3502 4030v985h1000v4484" svg:viewBox="0 0 1002 5470"><text:p/></draw:connector><draw:connector draw:style-name="gr62" draw:text-style-name="P636" draw:line-skew="-0.6669in" svg:x1="2.8067in" svg:y1="1.5457in" svg:x2="1.7724in" svg:y2="3.7398in" draw:start-shape="id26" draw:start-glue-point="2" draw:end-shape="id25" draw:end-glue-point="0" svg:d="M7129 3926v1092h-2627v4481" svg:viewBox="0 0 2628 5574"><text:p/></draw:connector><draw:connector draw:style-name="gr52" draw:text-style-name="P611" xml:id="id27" draw:id="id27" svg:x1="2.7165in" svg:y1="8.411in" svg:x2="0.2898in" svg:y2="4.2807in" draw:start-shape="id23" draw:start-glue-point="2" svg:d="M6900 21364v499h-6164v-10990" svg:viewBox="0 0 6167 10993"><text:p/></draw:connector><draw:connector draw:style-name="gr63" draw:text-style-name="P637" draw:line-skew="-0.4969in" svg:x1="0.2898in" svg:y1="4.2807in" svg:x2="2.8063in" svg:y2="1.2516in" draw:start-shape="id27" draw:start-glue-point="3" draw:end-shape="id26" draw:end-glue-point="0" svg:d="M736 10873v-9457h6392v1763" svg:viewBox="0 0 6394 9458"><text:p/></draw:connector><draw:frame draw:style-name="gr64" draw:text-style-name="P638" xml:id="id28" draw:id="id28" svg:width="1.4669in" svg:height="0.4898in" svg:x="3.7307in" svg:y="1.0626in"><draw:text-box><text:p text:style-name="P616"><text:span text:style-name="T559">GUI MANIPULATION</text:span></text:p></draw:text-box></draw:frame><draw:frame draw:style-name="gr60" draw:text-style-name="P628" xml:id="id29" draw:id="id29" svg:width="0.7303in" svg:height="0.3276in" svg:x="5.1579in" svg:y="1.2508in"><draw:text-box><text:p text:style-name="P590"><text:span text:style-name="T559">MENU</text:span></text:p></draw:text-box></draw:frame><draw:connector draw:style-name="gr65" draw:text-style-name="P639" draw:line-skew="-0.6705in" svg:x1="4.4642in" svg:y1="1.552in" svg:x2="1.7724in" svg:y2="3.7398in" draw:start-shape="id28" draw:start-glue-point="2" draw:end-shape="id25" draw:end-glue-point="0" svg:d="M11339 3942v1075h-6837v4482" svg:viewBox="0 0 6839 5558"><text:p/></draw:connector><draw:connector draw:style-name="gr66" draw:text-style-name="P640" draw:line-skew="-0.6835in" svg:x1="5.5224in" svg:y1="1.578in" svg:x2="1.7724in" svg:y2="3.7398in" draw:start-shape="id29" draw:start-glue-point="2" draw:end-shape="id25" draw:end-glue-point="0" svg:d="M14027 4008v1009h-9525v4482" svg:viewBox="0 0 9527 5493"><text:p/></draw:connector><draw:frame draw:style-name="gr53" draw:text-style-name="P638" xml:id="id30" draw:id="id30" svg:width="1.615in" svg:height="0.2949in" svg:x="1.9098in" svg:y="6.6055in"><draw:text-box><text:p text:style-name="P616"><text:span text:style-name="T559">FLOAT CONNECT</text:span></text:p></draw:text-box></draw:frame><draw:connector draw:style-name="gr67" draw:text-style-name="P641" svg:x1="1.7724in" svg:y1="4.9008in" svg:x2="2.7169in" svg:y2="6.6055in" draw:start-shape="id20" draw:start-glue-point="2" draw:end-shape="id30" draw:end-glue-point="0" svg:d="M4502 12448v2166h2399v2164" svg:viewBox="0 0 2401 4332"><text:p/></draw:connector><draw:connector draw:style-name="gr68" draw:text-style-name="P642" svg:x1="2.7169in" svg:y1="6.9in" svg:x2="2.7169in" svg:y2="7.9283in" draw:start-shape="id30" draw:start-glue-point="2" draw:end-shape="id23" svg:d="M6901 17526v2612" svg:viewBox="0 0 2 2614"><text:p/></draw:connector><draw:frame draw:style-name="gr64" draw:text-style-name="P638" xml:id="id25" draw:id="id25" svg:width="1.8114in" svg:height="0.4898in" svg:x="0.8669in" svg:y="3.7398in"><draw:text-box><text:p text:style-name="P616"><text:span text:style-name="T559">INTERPRET</text:span></text:p><text:p text:style-name="P616"><text:span text:style-name="T559">(INPUT LANGUAGE)</text:span></text:p></draw:text-box></draw:frame><draw:frame draw:style-name="gr69" draw:text-style-name="P638" xml:id="id32" draw:id="id32" svg:width="1.8114in" svg:height="0.5516in" svg:x="4.4492in" svg:y="3.8189in"><draw:text-box><text:p text:style-name="P616"><text:span text:style-name="T559">INCOMING RULES</text:span></text:p><text:p text:style-name="P616"><text:span text:style-name="T559">(RULE LANGUAGE)</text:span></text:p></draw:text-box></draw:frame><draw:frame draw:style-name="gr70" draw:text-style-name="P643" xml:id="id20" draw:id="id20" svg:width="1.1421in" svg:height="0.2949in" svg:x="1.2016in" svg:y="4.6063in"><draw:text-box><text:p text:style-name="P616"><text:span text:style-name="T559">SEQUENCE</text:span></text:p></draw:text-box></draw:frame><draw:frame draw:style-name="gr53" draw:text-style-name="P638" xml:id="id31" draw:id="id31" svg:width="1.1815in" svg:height="0.2949in" svg:x="3.3862in" svg:y="5.4535in"><draw:text-box><text:p text:style-name="P616"><text:span text:style-name="T559">DATABASES</text:span></text:p></draw:text-box></draw:frame><draw:connector draw:style-name="gr71" draw:text-style-name="P644" svg:x1="1.7724in" svg:y1="4.2291in" svg:x2="1.7724in" svg:y2="4.6063in" draw:start-shape="id25" draw:start-glue-point="2" draw:end-shape="id20" draw:end-glue-point="0" svg:d="M4502 10742v958" svg:viewBox="0 0 2 960"><text:p/></draw:connector><draw:connector draw:style-name="gr72" draw:text-style-name="P645" svg:x1="1.7724in" svg:y1="4.9008in" svg:x2="3.9768in" svg:y2="5.4535in" draw:start-shape="id20" draw:start-glue-point="2" draw:end-shape="id31" draw:end-glue-point="0" svg:d="M4502 12448v704h5599v700" svg:viewBox="0 0 5600 1406"><text:p/></draw:connector><draw:frame draw:style-name="gr64" draw:text-style-name="P638" xml:id="id21" draw:id="id21" svg:width="1.1421in" svg:height="0.4898in" svg:x="3.4063in" svg:y="6.0854in"><draw:text-box><text:p text:style-name="P616"><text:span text:style-name="T559">OUTPUT LANGUAGE</text:span></text:p></draw:text-box></draw:frame><draw:connector draw:style-name="gr73" draw:text-style-name="P589" svg:x1="4.5673in" svg:y1="5.6008in" svg:x2="4.5673in" svg:y2="5.6008in" draw:start-shape="id31" draw:end-shape="id31" svg:d="M11601 14226z" svg:viewBox="0 0 2 2"><text:p/></draw:connector><draw:connector draw:style-name="gr74" draw:text-style-name="P646" svg:x1="1.7642in" svg:y1="2.8366in" svg:x2="5.3551in" svg:y2="3.8189in" draw:end-shape="id32" draw:end-glue-point="0" svg:d="M4481 7205v999h9121v1496" svg:viewBox="0 0 9123 2496"><text:p/></draw:connector><draw:connector draw:style-name="gr75" draw:text-style-name="P647" svg:x1="5.3547in" svg:y1="4.3701in" svg:x2="4.548in" svg:y2="6.3299in" draw:start-shape="id32" draw:start-glue-point="2" draw:end-shape="id21" draw:end-glue-point="1" svg:d="M13601 11100v4978h-2049" svg:viewBox="0 0 2051 4979"><text:p/></draw:connector><draw:frame draw:style-name="gr64" draw:text-style-name="P638" xml:id="id33" draw:id="id33" svg:width="1.1815in" svg:height="0.4898in" svg:x="5.9846in" svg:y="1.0543in"><draw:text-box><text:p text:style-name="P616"><text:span text:style-name="T559">CREATION ARGUMENT</text:span></text:p></draw:text-box></draw:frame><draw:connector draw:style-name="gr76" draw:text-style-name="P648" draw:line-skew="-0.6657in" svg:x1="6.5756in" svg:y1="1.5437in" svg:x2="1.7724in" svg:y2="3.7398in" draw:start-shape="id33" draw:start-glue-point="2" draw:end-shape="id25" draw:end-glue-point="0" svg:d="M16702 3921v1097h-12200v4481" svg:viewBox="0 0 12201 5579"><text:p/></draw:connector><draw:connector draw:style-name="gr77" draw:text-style-name="P611" svg:x1="4.4898in" svg:y1="2.2646in" svg:x2="1.778in" svg:y2="2.2646in" draw:start-shape="id34" draw:start-glue-point="3" svg:d="M11404 5752h-6888" svg:viewBox="0 0 6890 2"><text:p/></draw:connector><draw:connector draw:style-name="gr78" draw:text-style-name="P611" draw:line-skew="1.6138in -0.1024in" svg:x1="5.3551in" svg:y1="2.2646in" svg:x2="6.5756in" svg:y2="1.0543in" draw:start-shape="id34" draw:start-glue-point="1" draw:end-shape="id33" draw:end-glue-point="0" svg:d="M13602 5752h4900v-3835h-1800v761" svg:viewBox="0 0 4902 3836"><text:p/></draw:connector><draw:frame draw:style-name="gr53" draw:text-style-name="P649" svg:width="1.1024in" svg:height="0.2949in" svg:x="2.5201in" svg:y="5.1882in"><draw:text-box><text:p text:style-name="P590"><text:span text:style-name="T562">messages</text:span></text:p></draw:text-box></draw:frame><draw:frame draw:style-name="gr64" draw:text-style-name="P649" svg:width="1.2197in" svg:height="0.4898in" svg:x="1.3791in" svg:y="5.7791in"><draw:text-box><text:p text:style-name="P590"><text:span text:style-name="T562">connections</text:span></text:p></draw:text-box></draw:frame><draw:connector draw:style-name="gr79" draw:text-style-name="P650" draw:line-skew="0.0783in" svg:x1="3.9772in" svg:y1="6.5752in" svg:x2="6.5362in" svg:y2="5.9445in" draw:start-shape="id21" draw:start-glue-point="2" draw:end-shape="id35" draw:end-glue-point="2" svg:d="M10102 16701v698h6500v-2300" svg:viewBox="0 0 6502 2302"><text:p/></draw:connector><draw:frame draw:style-name="gr69" draw:text-style-name="P638" xml:id="id35" draw:id="id35" svg:width="1.8114in" svg:height="0.5516in" svg:x="5.6307in" svg:y="5.3929in"><draw:text-box><text:p text:style-name="P616"><text:span text:style-name="T559">OUTGOING RULES</text:span></text:p><text:p text:style-name="P616"><text:span text:style-name="T559">(RULE LANGUAGE)</text:span></text:p></draw:text-box></draw:frame><draw:connector draw:style-name="gr80" draw:text-style-name="P651" svg:x1="6.5362in" svg:y1="5.3929in" svg:x2="5.3626in" svg:y2="5.2016in" draw:start-shape="id35" draw:start-glue-point="0" svg:d="M16602 13698v-499h-2981v13" svg:viewBox="0 0 2983 501"><text:p/></draw:connector><draw:frame draw:style-name="gr53" draw:text-style-name="P628" xml:id="id34" draw:id="id34" svg:width="0.8657in" svg:height="0.2949in" svg:x="4.4898in" svg:y="2.1173in"><draw:text-box><text:p text:style-name="P590"><text:span text:style-name="T559">SAVING</text:span></text:p></draw:text-box></draw:frame><draw:frame draw:style-name="gr53" draw:text-style-name="P649" svg:width="0.7079in" svg:height="0.2949in" draw:transform="rotate (1.5707963267949) translate (2.41319444444444in 7.61805555555555in)"><draw:text-box><text:p text:style-name="P590"><text:span text:style-name="T562">‘</text:span><text:span text:style-name="T562">start’</text:span></text:p></draw:text-box></draw:frame><draw:frame draw:style-name="gr81" draw:text-style-name="P652" svg:width="2.3717in" svg:height="0.5858in" svg:x="3.7315in" svg:y="0.2756in"><draw:text-box><text:p text:style-name="P616"><text:span text:style-name="T563">INPUT (INSTANTANEOUS)</text:span></text:p></draw:text-box></draw:frame><draw:frame draw:style-name="gr81" draw:text-style-name="P652" svg:width="1.1913in" svg:height="0.5858in" svg:x="5.4634in" svg:y="7.7563in"><draw:text-box><text:p text:style-name="P616"><text:span text:style-name="T563">OUTPUT (TIMED)</text:span></text:p></draw:text-box></draw:frame><draw:frame draw:style-name="gr53" draw:text-style-name="P649" svg:width="0.3142in" svg:height="0.2949in" svg:x="3.1906in" svg:y="7.6689in"><draw:text-box><text:p text:style-name="P590"><text:span text:style-name="T562">&lt;</text:span></text:p></draw:text-box></draw:frame><draw:connector draw:style-name="gr72" draw:text-style-name="P645"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182126975360372" text:continue-numbering="true" text:style-name="Numbering_20_1">
        <text:list-item>
          <text:h text:style-name="P516"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5"><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1">n OUTPUT </text:span>MESSAGE that is interpreted by context in a particular way. Message variables form a rudimentary language, as detailed in <text:span text:style-name="T431">Section </text:span><text:span text:style-name="T431"><text:bookmark-ref text:reference-format="number" text:ref-name="__RefHeading___Toc3307_760083855">12</text:bookmark-ref></text:span><text:span text:style-name="T431">: </text:span><text:span text:style-name="T431"><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182126925715488" text:continue-numbering="true" text:style-name="Numbering_20_1">
        <text:list-item>
          <text:h text:style-name="P515"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3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82</meta:editing-cycles>
    <meta:creation-date>2017-02-25T11:40:00</meta:creation-date>
    <dc:date>2018-01-22T18:21:24.482862940</dc:date>
    <meta:editing-duration>P3DT10H6M42S</meta:editing-duration>
    <meta:generator>LibreOffice/5.4.2.2$Linux_X86_64 LibreOffice_project/40m0$Build-2</meta:generator>
    <meta:document-statistic meta:table-count="14" meta:image-count="29" meta:object-count="4" meta:page-count="71" meta:paragraph-count="1288" meta:word-count="28009" meta:character-count="157969" meta:non-whitespace-character-count="1315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